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Oswald" svg:font-family="Oswald"/>
    <style:font-face style:name="Cambria" svg:font-family="Cambria"/>
    <style:font-face style:name="Liberation Sans" svg:font-family="&quot;Liberation Sans&quot;"/>
    <style:font-face style:name="Roboto" svg:font-family="Roboto"/>
  </office:font-face-decls>
  <office:automatic-styles>
    <style:style style:name="ce1" style:family="table-cell" style:parent-style-name="Default" style:data-style-name="N0"/>
    <style:style style:name="ce2" style:family="table-cell" style:parent-style-name="Default" style:data-style-name="N0">
      <style:table-cell-properties style:vertical-align="automatic"/>
      <style:text-properties style:font-name="Oswald" style:font-name-asian="Oswald" style:font-name-complex="Oswald" fo:font-size="24pt" style:font-size-asian="24pt" style:font-size-complex="24pt"/>
    </style:style>
    <style:style style:name="ce3" style:family="table-cell" style:parent-style-name="Default" style:data-style-name="N0">
      <style:table-cell-properties style:vertical-align="automatic"/>
    </style:style>
    <style:style style:name="ce4" style:family="table-cell" style:parent-style-name="Default" style:data-style-name="N0">
      <style:text-properties fo:font-size="14pt" style:font-size-asian="14pt" style:font-size-complex="14pt" fo:font-weight="bold" style:font-weight-asian="bold" style:font-weight-complex="bold"/>
    </style:style>
    <style:style style:name="ce5" style:family="table-cell" style:parent-style-name="Hyperlink" style:data-style-name="N0">
      <style:table-cell-properties style:vertical-align="automatic" fo:background-color="transparent"/>
      <style:text-properties fo:color="#0000EE" fo:font-size="10pt" style:font-size-asian="10pt" style:font-size-complex="10pt" style:text-underline-style="solid" style:text-underline-type="single"/>
    </style:style>
    <style:style style:name="ce6" style:family="table-cell" style:parent-style-name="Default" style:data-style-name="N0">
      <style:table-cell-properties style:vertical-align="automatic"/>
      <style:text-properties fo:font-weight="bold" style:font-weight-asian="bold" style:font-weight-complex="bold"/>
    </style:style>
    <style:style style:name="ce7" style:family="table-cell" style:parent-style-name="Default" style:data-style-name="N0">
      <style:text-properties fo:font-weight="bold" style:font-weight-asian="bold" style:font-weight-complex="bold"/>
    </style:style>
    <style:style style:name="ce8" style:family="table-cell" style:parent-style-name="Default" style:data-style-name="N0">
      <style:table-cell-properties style:vertical-align="automatic" fo:background-color="#EFEFEF"/>
    </style:style>
    <style:style style:name="ce9" style:family="table-cell" style:parent-style-name="Default" style:data-style-name="N0">
      <style:table-cell-properties style:vertical-align="automatic"/>
      <style:text-properties fo:color="#1155CC" style:text-underline-style="solid" style:text-underline-type="single"/>
    </style:style>
    <style:style style:name="ce10" style:family="table-cell" style:parent-style-name="Default" style:data-style-name="N0">
      <style:table-cell-properties style:vertical-align="automatic"/>
      <style:text-properties fo:color="#0000FF" style:font-name="Cambria" style:font-name-asian="Cambria" style:font-name-complex="Cambria" style:text-underline-style="solid" style:text-underline-type="single" style:font-family-generic="roman"/>
    </style:style>
    <style:style style:name="ce11" style:family="table-cell" style:parent-style-name="Default" style:data-style-name="N0">
      <style:table-cell-properties style:vertical-align="top"/>
    </style:style>
    <style:style style:name="ce12" style:family="table-cell" style:parent-style-name="Default" style:data-style-name="N0">
      <style:table-cell-properties style:vertical-align="automatic"/>
      <style:text-properties style:font-name="Liberation Sans" style:font-name-asian="Liberation Sans" style:font-name-complex="Liberation Sans" fo:font-size="10pt" style:font-size-asian="10pt" style:font-size-complex="10pt"/>
    </style:style>
    <style:style style:name="ce13" style:family="table-cell" style:parent-style-name="Default" style:data-style-name="N0">
      <style:table-cell-properties style:vertical-align="automatic"/>
      <style:text-properties fo:color="#1155CC" style:font-name="Cambria" style:font-name-asian="Cambria" style:font-name-complex="Cambria" style:text-underline-style="solid" style:text-underline-type="single" style:font-family-generic="roman"/>
    </style:style>
    <style:style style:name="ce14" style:family="table-cell" style:parent-style-name="Default" style:data-style-name="N0">
      <style:table-cell-properties style:vertical-align="automatic"/>
      <style:text-properties style:font-name="Cambria" style:font-name-asian="Cambria" style:font-name-complex="Cambria" style:font-family-generic="roman"/>
    </style:style>
    <style:style style:name="ce15" style:family="table-cell" style:parent-style-name="Default" style:data-style-name="N0">
      <style:text-properties fo:color="#0000FF" style:font-name="Cambria" style:font-name-asian="Cambria" style:font-name-complex="Cambria" style:text-underline-style="solid" style:text-underline-type="single" style:font-family-generic="roman"/>
    </style:style>
    <style:style style:name="ce16" style:family="table-cell" style:parent-style-name="Default" style:data-style-name="N0">
      <style:table-cell-properties style:vertical-align="top" fo:background-color="#FFFFFF"/>
      <style:text-properties style:font-name="Roboto" style:font-name-asian="Roboto" style:font-name-complex="Roboto"/>
    </style:style>
    <style:style style:name="co1" style:family="table-column">
      <style:table-column-properties fo:break-before="auto" style:column-width="4.94770833333333cm"/>
    </style:style>
    <style:style style:name="co2" style:family="table-column">
      <style:table-column-properties fo:break-before="auto" style:column-width="16.6422916666667cm"/>
    </style:style>
    <style:style style:name="co3" style:family="table-column">
      <style:table-column-properties fo:break-before="auto" style:column-width="2.83104166666667cm"/>
    </style:style>
    <style:style style:name="co4" style:family="table-column">
      <style:table-column-properties fo:break-before="auto" style:column-width="12.0385416666667cm"/>
    </style:style>
    <style:style style:name="co5" style:family="table-column">
      <style:table-column-properties fo:break-before="auto" style:column-width="1.905cm"/>
    </style:style>
    <style:style style:name="co6" style:family="table-column">
      <style:table-column-properties fo:break-before="auto" style:column-width="6.85270833333333cm"/>
    </style:style>
    <style:style style:name="co7" style:family="table-column">
      <style:table-column-properties fo:break-before="auto" style:column-width="6.69395833333333cm"/>
    </style:style>
    <style:style style:name="co8" style:family="table-column">
      <style:table-column-properties fo:break-before="auto" style:column-width="7.223125cm"/>
    </style:style>
    <style:style style:name="co9" style:family="table-column">
      <style:table-column-properties fo:break-before="auto" style:column-width="5.97958333333333cm"/>
    </style:style>
    <style:style style:name="co10" style:family="table-column">
      <style:table-column-properties fo:break-before="auto" style:column-width="4.048125cm"/>
    </style:style>
    <style:style style:name="co11" style:family="table-column">
      <style:table-column-properties fo:break-before="auto" style:column-width="7.19666666666667cm"/>
    </style:style>
    <style:style style:name="co12" style:family="table-column">
      <style:table-column-properties fo:break-before="auto" style:column-width="18.1504166666667cm"/>
    </style:style>
    <style:style style:name="co13" style:family="table-column">
      <style:table-column-properties fo:break-before="auto" style:column-width="9.78958333333333cm"/>
    </style:style>
    <style:style style:name="co14" style:family="table-column">
      <style:table-column-properties fo:break-before="auto" style:column-width="6.111875cm" style:use-optimal-column-width="true"/>
    </style:style>
    <style:style style:name="co15" style:family="table-column">
      <style:table-column-properties fo:break-before="auto" style:column-width="0.635cm"/>
    </style:style>
    <style:style style:name="co16" style:family="table-column">
      <style:table-column-properties fo:break-before="auto" style:column-width="9.07520833333333cm"/>
    </style:style>
    <style:style style:name="co17" style:family="table-column">
      <style:table-column-properties fo:break-before="auto" style:column-width="2.460625cm"/>
    </style:style>
    <style:style style:name="co18" style:family="table-column">
      <style:table-column-properties fo:break-before="auto" style:column-width="5.000625cm"/>
    </style:style>
    <style:style style:name="co19" style:family="table-column">
      <style:table-column-properties fo:break-before="auto" style:column-width="2.96333333333333cm"/>
    </style:style>
    <style:style style:name="co20" style:family="table-column">
      <style:table-column-properties fo:break-before="auto" style:column-width="4.78895833333333cm"/>
    </style:style>
    <style:style style:name="co21" style:family="table-column">
      <style:table-column-properties fo:break-before="auto" style:column-width="4.841875cm"/>
    </style:style>
    <style:style style:name="co22" style:family="table-column">
      <style:table-column-properties fo:break-before="auto" style:column-width="5.68854166666667cm"/>
    </style:style>
    <style:style style:name="co23" style:family="table-column">
      <style:table-column-properties fo:break-before="auto" style:column-width="5.794375cm"/>
    </style:style>
    <style:style style:name="co24" style:family="table-column">
      <style:table-column-properties fo:break-before="auto" style:column-width="2.38125cm"/>
    </style:style>
    <style:style style:name="co25" style:family="table-column">
      <style:table-column-properties fo:break-before="auto" style:column-width="2.8575cm"/>
    </style:style>
    <style:style style:name="co26" style:family="table-column">
      <style:table-column-properties fo:break-before="auto" style:column-width="2.80458333333333cm"/>
    </style:style>
    <style:style style:name="co27" style:family="table-column">
      <style:table-column-properties fo:break-before="auto" style:column-width="2.88395833333333cm"/>
    </style:style>
    <style:style style:name="co28" style:family="table-column">
      <style:table-column-properties fo:break-before="auto" style:column-width="2.98979166666667cm"/>
    </style:style>
    <style:style style:name="co29" style:family="table-column">
      <style:table-column-properties fo:break-before="auto" style:column-width="4.81541666666667cm"/>
    </style:style>
    <style:style style:name="co30" style:family="table-column">
      <style:table-column-properties fo:break-before="auto" style:column-width="3.20145833333333cm"/>
    </style:style>
    <style:style style:name="co31" style:family="table-column">
      <style:table-column-properties fo:break-before="auto" style:column-width="4.15395833333333cm"/>
    </style:style>
    <style:style style:name="co32" style:family="table-column">
      <style:table-column-properties fo:break-before="auto" style:column-width="4.47145833333333cm"/>
    </style:style>
    <style:style style:name="co33" style:family="table-column">
      <style:table-column-properties fo:break-before="auto" style:column-width="6.19125cm"/>
    </style:style>
    <style:style style:name="co34" style:family="table-column">
      <style:table-column-properties fo:break-before="auto" style:column-width="6.40291666666667cm"/>
    </style:style>
    <style:style style:name="co35" style:family="table-column">
      <style:table-column-properties fo:break-before="auto" style:column-width="13.49375cm"/>
    </style:style>
    <style:style style:name="co36" style:family="table-column">
      <style:table-column-properties fo:break-before="auto" style:column-width="7.59354166666667cm"/>
    </style:style>
    <style:style style:name="co37" style:family="table-column">
      <style:table-column-properties fo:break-before="auto" style:column-width="7.88458333333333cm"/>
    </style:style>
    <style:style style:name="co38" style:family="table-column">
      <style:table-column-properties fo:break-before="auto" style:column-width="16.4041666666667cm"/>
    </style:style>
    <style:style style:name="co39" style:family="table-column">
      <style:table-column-properties fo:break-before="auto" style:column-width="5.84729166666667cm"/>
    </style:style>
    <style:style style:name="co40" style:family="table-column">
      <style:table-column-properties fo:break-before="auto" style:column-width="8.67833333333333cm"/>
    </style:style>
    <style:style style:name="co41" style:family="table-column">
      <style:table-column-properties fo:break-before="auto" style:column-width="7.99041666666667cm"/>
    </style:style>
    <style:style style:name="co42" style:family="table-column">
      <style:table-column-properties fo:break-before="auto" style:column-width="6.61458333333333cm"/>
    </style:style>
    <style:style style:name="co43" style:family="table-column">
      <style:table-column-properties fo:break-before="auto" style:column-width="5.21229166666667cm"/>
    </style:style>
    <style:style style:name="co44" style:family="table-column">
      <style:table-column-properties fo:break-before="auto" style:column-width="14.6314583333333cm"/>
    </style:style>
    <style:style style:name="co45" style:family="table-column">
      <style:table-column-properties fo:break-before="auto" style:column-width="3.91583333333333cm"/>
    </style:style>
    <style:style style:name="co46" style:family="table-column">
      <style:table-column-properties fo:break-before="auto" style:column-width="6.905625cm"/>
    </style:style>
    <style:style style:name="co47" style:family="table-column">
      <style:table-column-properties fo:break-before="auto" style:column-width="9.445625cm"/>
    </style:style>
    <style:style style:name="co48" style:family="table-column">
      <style:table-column-properties fo:break-before="auto" style:column-width="13.731875cm"/>
    </style:style>
    <style:style style:name="co49" style:family="table-column">
      <style:table-column-properties fo:break-before="auto" style:column-width="11.4035416666667cm"/>
    </style:style>
    <style:style style:name="co50" style:family="table-column">
      <style:table-column-properties fo:break-before="auto" style:column-width="7.01145833333333cm"/>
    </style:style>
    <style:style style:name="co51" style:family="table-column">
      <style:table-column-properties fo:break-before="auto" style:column-width="4.86833333333333cm"/>
    </style:style>
    <style:style style:name="co52" style:family="table-column">
      <style:table-column-properties fo:break-before="auto" style:column-width="2.06375cm"/>
    </style:style>
    <style:style style:name="co53" style:family="table-column">
      <style:table-column-properties fo:break-before="auto" style:column-width="1.93145833333333cm"/>
    </style:style>
    <style:style style:name="co54" style:family="table-column">
      <style:table-column-properties fo:break-before="auto" style:column-width="8.334375cm"/>
    </style:style>
    <style:style style:name="co55" style:family="table-column">
      <style:table-column-properties fo:break-before="auto" style:column-width="6.50875cm"/>
    </style:style>
    <style:style style:name="co56" style:family="table-column">
      <style:table-column-properties fo:break-before="auto" style:column-width="14.6579166666667cm"/>
    </style:style>
    <style:style style:name="co57" style:family="table-column">
      <style:table-column-properties fo:break-before="auto" style:column-width="2.75166666666667cm"/>
    </style:style>
    <style:style style:name="ro1" style:family="table-row">
      <style:table-row-properties style:row-height="15.75pt" style:use-optimal-row-height="false" fo:break-before="auto"/>
    </style:style>
    <style:style style:name="ro2" style:family="table-row">
      <style:table-row-properties style:row-height="30pt" style:use-optimal-row-height="true" fo:break-before="auto"/>
    </style:style>
    <style:style style:name="ro3" style:family="table-row">
      <style:table-row-properties style:row-height="14.25pt" style:use-optimal-row-height="true" fo:break-before="auto"/>
    </style:style>
    <style:style style:name="ro4" style:family="table-row">
      <style:table-row-properties style:row-height="15pt" style:use-optimal-row-height="true" fo:break-before="auto"/>
    </style:style>
    <style:style style:name="ro5" style:family="table-row">
      <style:table-row-properties style:row-height="12.75pt" style:use-optimal-row-height="false" fo:break-before="auto"/>
    </style:style>
    <style:style style:name="ro6" style:family="table-row">
      <style:table-row-properties style:row-height="13.9pt" style:use-optimal-row-height="true" fo:break-before="auto"/>
    </style:style>
    <style:style style:name="ro7" style:family="table-row">
      <style:table-row-properties style:row-height="16.5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style:style style:name="ta4" style:family="table" style:master-page-name="mp3">
      <style:table-properties table:display="false" style:writing-mode="lr-tb"/>
    </style:style>
  </office:automatic-styles>
  <office:body>
    <office:spreadsheet>
      <table:calculation-settings table:case-sensitive="false" table:search-criteria-must-apply-to-whole-cell="true" table:use-wildcards="true" table:use-regular-expressions="false" table:automatic-find-labels="false"/>
      <table:content-validations>
        <table:content-validation table:name="val1" table:condition="of:cell-content-is-in-list($$CHALLENGES)" table:base-cell-address="Opportunities.D2">
          <table:help-message/>
          <table:error-message table:display="true"/>
        </table:content-validation>
        <table:content-validation table:name="val2" table:condition="of:cell-content-is-in-list($$OPPORTUNITIES)" table:base-cell-address="ActorGroups.C2">
          <table:help-message table:display="true"/>
          <table:error-message table:display="true"/>
        </table:content-validation>
        <table:content-validation table:name="val3" table:condition="of:cell-content-is-in-list($$OPPORTUNITIES)" table:base-cell-address="Actors.C2">
          <table:help-message table:display="true"/>
          <table:error-message table:display="true"/>
        </table:content-validation>
        <table:content-validation table:name="val4" table:condition="of:cell-content-is-in-list($$ActorGroups)" table:base-cell-address="Actors.D2">
          <table:help-message table:display="true"/>
          <table:error-message table:display="true"/>
        </table:content-validation>
        <table:content-validation table:name="val5" table:condition="of:cell-content-is-in-list($$RelationTypes)" table:base-cell-address="Relations.A2">
          <table:help-message table:display="true"/>
          <table:error-message table:display="true"/>
        </table:content-validation>
        <table:content-validation table:name="val6" table:condition="of:cell-content-is-in-list($$OPPORTUNITIES)" table:base-cell-address="Relations.F2">
          <table:help-message table:display="true"/>
          <table:error-message table:display="true"/>
        </table:content-validation>
        <table:content-validation table:name="val7" table:condition="of:cell-content-is-in-list($$OPPORTUNITIES)" table:base-cell-address="Aspects.D2">
          <table:help-message table:display="true"/>
          <table:error-message table:display="true"/>
        </table:content-validation>
        <table:content-validation table:name="val8" table:condition="of:cell-content-is-in-list($$CHALLENGES)" table:base-cell-address="Users.D2">
          <table:help-message table:display="true"/>
          <table:error-message table:display="true"/>
        </table:content-validation>
        <table:content-validation table:name="val9" table:condition="of:cell-content-is-in-list($$GROUPS)" table:base-cell-address="Users.F2">
          <table:help-message/>
          <table:error-message table:display="true"/>
        </table:content-validation>
        <table:content-validation table:name="val10" table:condition="of:cell-content-is-in-list([Groups.$A$2:.$A$4])" table:base-cell-address="Users.F400">
          <table:help-message/>
          <table:error-message table:display="true"/>
        </table:content-validation>
        <table:content-validation table:name="val11" table:condition="of:cell-content-is-in-list([Challenges.$A$2:.$A$20])" table:base-cell-address="Users.R2">
          <table:help-message/>
          <table:error-message/>
        </table:content-validation>
      </table:content-validations>
      <table:table table:name="Information"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3" table:number-columns-repeated="60" table:default-cell-style-name="ce1"/>
        <table:table-column table:style-name="co5" table:number-columns-repeated="16320" table:default-cell-style-name="ce1"/>
        <table:table-row table:style-name="ro1">
          <table:table-cell table:number-columns-repeated="16384"/>
        </table:table-row>
        <table:table-row table:style-name="ro2">
          <table:table-cell office:value-type="string" table:style-name="ce2">
            <text:p>Sheets and explanations</text:p>
          </table:table-cell>
          <table:table-cell table:number-columns-repeated="16383" table:style-name="ce1"/>
        </table:table-row>
        <table:table-row table:style-name="ro1">
          <table:table-cell table:number-columns-repeated="16384"/>
        </table:table-row>
        <table:table-row table:style-name="ro3">
          <table:table-cell office:value-type="string" table:style-name="ce3">
            <text:p>Ecoverse</text:p>
          </table:table-cell>
          <table:table-cell office:value-type="string" table:style-name="ce3">
            <text:p>Information about the Ecoverse</text:p>
          </table:table-cell>
          <table:table-cell table:number-columns-repeated="16382" table:style-name="ce1"/>
        </table:table-row>
        <table:table-row table:style-name="ro3">
          <table:table-cell office:value-type="string" table:style-name="ce3">
            <text:p>Groups</text:p>
          </table:table-cell>
          <table:table-cell office:value-type="string" table:style-name="ce3">
            <text:p>The list of user groups at the ecoverse level</text:p>
          </table:table-cell>
          <table:table-cell table:number-columns-repeated="16382" table:style-name="ce1"/>
        </table:table-row>
        <table:table-row table:style-name="ro3">
          <table:table-cell office:value-type="string" table:style-name="ce3">
            <text:p>Challenges</text:p>
          </table:table-cell>
          <table:table-cell office:value-type="string" table:style-name="ce3">
            <text:p>List of challenges</text:p>
          </table:table-cell>
          <table:table-cell table:number-columns-repeated="16382" table:style-name="ce1"/>
        </table:table-row>
        <table:table-row table:style-name="ro3">
          <table:table-cell office:value-type="string" table:style-name="ce3">
            <text:p>Opportunities</text:p>
          </table:table-cell>
          <table:table-cell office:value-type="string" table:style-name="ce3">
            <text:p>List of opportunities, plus which challenge each belongs to</text:p>
          </table:table-cell>
          <table:table-cell table:number-columns-repeated="16382" table:style-name="ce1"/>
        </table:table-row>
        <table:table-row table:style-name="ro1">
          <table:table-cell office:value-type="string" table:style-name="ce3">
            <text:p>Organisations</text:p>
          </table:table-cell>
          <table:table-cell office:value-type="string" table:style-name="ce3">
            <text:p>The list of organisations for the ecoverse. First entry is the Ecoverse Host.</text:p>
          </table:table-cell>
          <table:table-cell table:number-columns-repeated="16382" table:style-name="ce1"/>
        </table:table-row>
        <table:table-row table:style-name="ro3">
          <table:table-cell office:value-type="string" table:style-name="ce3">
            <text:p>Users</text:p>
          </table:table-cell>
          <table:table-cell office:value-type="string" table:style-name="ce3">
            <text:p>List of users plus any groups / challenges they belong to</text:p>
          </table:table-cell>
          <table:table-cell office:value-type="string" table:style-name="ce1">
            <text:p>Note: for now organisations are stored as a simple string, not tied to defined orgs</text:p>
          </table:table-cell>
          <table:table-cell table:number-columns-repeated="16381"/>
        </table:table-row>
        <table:table-row table:number-rows-repeated="2" table:style-name="ro1">
          <table:table-cell table:number-columns-repeated="16384"/>
        </table:table-row>
        <table:table-row table:style-name="ro1">
          <table:table-cell office:value-type="string" table:style-name="ce4">
            <text:p>Parameters</text:p>
          </table:table-cell>
          <table:table-cell table:number-columns-repeated="16383" table:style-name="ce1"/>
        </table:table-row>
        <table:table-row table:style-name="ro1">
          <table:table-cell office:value-type="string" table:style-name="ce1">
            <text:p>Content base URL</text:p>
          </table:table-cell>
          <table:table-cell office:value-type="string" table:style-name="ce5">
            <text:p><text:a xlink:href="https://prod-v3.odyssey.ninja/backend/storage/">https://prod-v3.odyssey.ninja/backend/storage/</text:a></text:p>
          </table:table-cell>
          <table:table-cell table:number-columns-repeated="16382" table:style-name="ce1"/>
        </table:table-row>
        <table:table-row table:number-rows-repeated="1048563" table:style-name="ro1">
          <table:table-cell table:number-columns-repeated="16384"/>
        </table:table-row>
      </table:table>
      <table:table table:name="Ecoverse" table:style-name="ta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3" table:number-columns-repeated="2" table:default-cell-style-name="ce1"/>
        <table:table-column table:style-name="co11" table:default-cell-style-name="ce1"/>
        <table:table-column table:style-name="co12" table:number-columns-repeated="2" table:default-cell-style-name="ce1"/>
        <table:table-column table:style-name="co3" table:number-columns-repeated="54" table:default-cell-style-name="ce1"/>
        <table:table-column table:style-name="co5" table:number-columns-repeated="16320" table:default-cell-style-name="ce1"/>
        <table:table-row table:style-name="ro4">
          <table:table-cell office:value-type="string" table:style-name="ce6">
            <text:p>NAME</text:p>
          </table:table-cell>
          <table:table-cell office:value-type="string" table:style-name="ce6">
            <text:p>TEXT_ID</text:p>
          </table:table-cell>
          <table:table-cell office:value-type="string" table:style-name="ce6">
            <text:p>TAGLINE</text:p>
          </table:table-cell>
          <table:table-cell office:value-type="string" table:style-name="ce6">
            <text:p>BACKGROUND</text:p>
          </table:table-cell>
          <table:table-cell office:value-type="string" table:style-name="ce6">
            <text:p>VISION</text:p>
          </table:table-cell>
          <table:table-cell office:value-type="string" table:style-name="ce6">
            <text:p>IMPACT</text:p>
          </table:table-cell>
          <table:table-cell office:value-type="string" table:style-name="ce6">
            <text:p>WHO</text:p>
          </table:table-cell>
          <table:table-cell office:value-type="string" table:style-name="ce6">
            <text:p>REF_WEBSITE</text:p>
          </table:table-cell>
          <table:table-cell office:value-type="string" table:style-name="ce6">
            <text:p>REF_LOGO</text:p>
          </table:table-cell>
          <table:table-cell office:value-type="string" table:style-name="ce6">
            <text:p>REF_REPO</text:p>
          </table:table-cell>
          <table:table-cell table:number-columns-repeated="15" table:style-name="ce7"/>
          <table:table-cell table:number-columns-repeated="16359"/>
        </table:table-row>
        <table:table-row table:style-name="ro3">
          <table:table-cell office:value-type="string" table:style-name="ce8">
            <text:p>Cherrytwist Dogfood 2</text:p>
          </table:table-cell>
          <table:table-cell office:value-type="string" table:style-name="ce3">
            <text:p>cherrytwist</text:p>
          </table:table-cell>
          <table:table-cell office:value-type="string" table:style-name="ce3">
            <text:p>Open source Challenge Management Platform</text:p>
          </table:table-cell>
          <table:table-cell office:value-type="string" table:style-name="ce3">
            <text:p>The challenges facing our society are ever more complex, interdependent and multilateral.</text:p>
          </table:table-cell>
          <table:table-cell office:value-type="string" table:style-name="ce3">
            <text:p>The Cherrytwist Foundation is a non-profit, open source platform and community focussed on providing a digital public infrastructure to enable society to come together and proactively co-create outcomes.</text:p>
          </table:table-cell>
          <table:table-cell office:value-type="string" table:style-name="ce3">
            <text:p>A step change in how complex challenges are managed and our ability as society to collaborate in creating solutions to our problems</text:p>
          </table:table-cell>
          <table:table-cell office:value-type="string" table:style-name="ce3">
            <text:p>Everyone</text:p>
          </table:table-cell>
          <table:table-cell office:value-type="string" table:style-name="ce5">
            <text:p><text:a xlink:href="http://cherrytwist.org/">http://cherrytwist.org</text:a></text:p>
          </table:table-cell>
          <table:table-cell office:value-type="string" office:string-value="https://prod-v3.odyssey.ninja/backend/storage/organisation_logos/cherrytwist.png" table:formula="of:=$$CONTENT_BASE_URL&amp;&quot;organisation_logos/cherrytwist.png&quot;" table:style-name="ce9">
            <text:p>https://prod-v3.odyssey.ninja/backend/storage/organisation_logos/cherrytwist.png</text:p>
          </table:table-cell>
          <table:table-cell office:value-type="string" table:style-name="ce10">
            <text:p>http://github.com/cherrytwist</text:p>
          </table:table-cell>
          <table:table-cell table:number-columns-repeated="16374" table:style-name="ce1"/>
        </table:table-row>
        <table:table-row table:number-rows-repeated="14" table:style-name="ro3">
          <table:table-cell table:number-columns-repeated="16384" table:style-name="ce1"/>
        </table:table-row>
        <table:table-row table:number-rows-repeated="964" table:style-name="ro3">
          <table:table-cell table:number-columns-repeated="16384"/>
        </table:table-row>
        <table:table-row table:number-rows-repeated="1047596" table:style-name="ro1">
          <table:table-cell table:number-columns-repeated="16384"/>
        </table:table-row>
      </table:table>
      <table:table table:name="Challenges" table:style-name="ta1">
        <table:table-column table:style-name="co13" table:default-cell-style-name="ce1"/>
        <table:table-column table:style-name="co7" table:default-cell-style-name="ce1"/>
        <table:table-column table:style-name="co8" table:number-columns-repeated="2" table:default-cell-style-name="ce1"/>
        <table:table-column table:style-name="co9" table:default-cell-style-name="ce1"/>
        <table:table-column table:style-name="co10" table:default-cell-style-name="ce1"/>
        <table:table-column table:style-name="co3" table:number-columns-repeated="2" table:default-cell-style-name="ce1"/>
        <table:table-column table:style-name="co14" table:default-cell-style-name="ce1"/>
        <table:table-column table:style-name="co12" table:number-columns-repeated="3" table:default-cell-style-name="ce1"/>
        <table:table-column table:style-name="co3" table:number-columns-repeated="53" table:default-cell-style-name="ce1"/>
        <table:table-column table:style-name="co5" table:number-columns-repeated="16319" table:default-cell-style-name="ce1"/>
        <table:table-row table:style-name="ro4">
          <table:table-cell office:value-type="string" table:style-name="ce6">
            <text:p>NAME</text:p>
          </table:table-cell>
          <table:table-cell office:value-type="string" table:style-name="ce6">
            <text:p>TEXT_ID</text:p>
          </table:table-cell>
          <table:table-cell office:value-type="string" table:style-name="ce6">
            <text:p>LEAD_ORGS</text:p>
          </table:table-cell>
          <table:table-cell office:value-type="string" table:style-name="ce6">
            <text:p>TAGLINE</text:p>
          </table:table-cell>
          <table:table-cell office:value-type="string" table:style-name="ce6">
            <text:p>BACKGROUND</text:p>
          </table:table-cell>
          <table:table-cell office:value-type="string" table:style-name="ce6">
            <text:p>VISION</text:p>
          </table:table-cell>
          <table:table-cell office:value-type="string" table:style-name="ce6">
            <text:p>IMPACT</text:p>
          </table:table-cell>
          <table:table-cell office:value-type="string" table:style-name="ce6">
            <text:p>WHO</text:p>
          </table:table-cell>
          <table:table-cell office:value-type="string" table:style-name="ce6">
            <text:p>VIDEO</text:p>
          </table:table-cell>
          <table:table-cell office:value-type="string" table:style-name="ce6">
            <text:p>IMAGE_FILE</text:p>
          </table:table-cell>
          <table:table-cell office:value-type="string" table:style-name="ce6">
            <text:p>IMAGE</text:p>
          </table:table-cell>
          <table:table-cell office:value-type="string" table:style-name="ce6">
            <text:p>VISUAL</text:p>
          </table:table-cell>
          <table:table-cell table:number-columns-repeated="15" table:style-name="ce7"/>
          <table:table-cell table:number-columns-repeated="16357"/>
        </table:table-row>
        <table:table-row table:style-name="ro3">
          <table:table-cell office:value-type="string" table:style-name="ce8">
            <text:p>Balance the grid</text:p>
          </table:table-cell>
          <table:table-cell office:value-type="string" table:style-name="ce3">
            <text:p>balance-grid</text:p>
          </table:table-cell>
          <table:table-cell office:value-type="string" table:style-name="ce3">
            <text:p>Vattenfall</text:p>
          </table:table-cell>
          <table:table-cell office:value-type="string" table:style-name="ce3">
            <text:p>How might we incentivize consumers to communicate energy demand and production to allow all stakeholders to balance the grid?</text:p>
          </table:table-cell>
          <table:table-cell office:value-type="string" table:style-name="ce3">
            <text:p>Our power system is becoming increasingly more decentralized and complex. By using solar PV, consumers have become electricity producers as well, and the number of these ‘prosumers’ is increasing. All the while, the electricity demand is rising due to the electrification of transport and industry. Cities around the world are electrifying their public transport systems, but if all busses would be charged around the time people are in the kitchen preparing dinner, the current grid would not be able to cope. \\n The energy sector is striving to make the best of these developments, but so far the sector remains fragmented with a large number of initiatives and pilots spread over start-ups, scale-ups, countries, DSOs, TSOs, utilities, and regulators. \\n Balancing the power grid is and will be more and more difficult and expensive. While technological advances have already disrupted many areas of the power system and, for example, empowered consumers to become producers and traders of their own electricity, the balancing markets still resemble an exclusive club of the big industry players. How can we enable also small consumers and prosumers to contribute to balancing?</text:p>
          </table:table-cell>
          <table:table-cell office:value-type="string" table:style-name="ce3">
            <text:p>The challenge for the teams and everyone helping them: Enable the entire energy sector to transition from an ego-system to an eco-system, where everyone and anything is incentivized to share demand AND production of green power. You will co-create the fast and energy efficient digital power market commons by developing a protocol communication layer to power an awesome fossil-free future within one generation.</text:p>
          </table:table-cell>
          <table:table-cell office:value-type="string" table:style-name="ce3">
            <text:p>The power grid is one of the most sophisticated infrastructures ever built. By building the energy flexibility ecosystem on a digital protocol layer, the network will become fit for a fossil-free future and will prevent major and costly physical grid investments that will impact the grid and its customers. It will make the power system more robust and transparent, enabling anyone to build an infinite amount of business cases on top of your solution.</text:p>
          </table:table-cell>
          <table:table-cell office:value-type="string" table:style-name="ce3">
            <text:p>Vattenfall is inviting energy specialists throughout the entire sector, from DSOs and TSOs to solar power solution providers,&lt;/span&gt; to work with the teams, be the first to test and give feedback to the solutions, and then help launch the best solutions.</text:p>
          </table:table-cell>
          <table:table-cell office:value-type="string" table:style-name="ce10">
            <text:p><text:a xlink:href="https://youtu.be/-wGlzcjs9CI">https://youtu.be/-wGlzcjs9CI</text:a></text:p>
          </table:table-cell>
          <table:table-cell office:value-type="string" table:style-name="ce3">
            <text:p>balance-the-grid.jpeg</text:p>
          </table:table-cell>
          <table:table-cell office:value-type="string" office:string-value="https://prod-v3.odyssey.ninja/backend/storage/challenges/balance-the-grid.jpeg" table:formula="of:=$$CONTENT_BASE_URL&amp;&quot;challenges/&quot;&amp;[.J2]" table:style-name="ce9">
            <text:p>https://prod-v3.odyssey.ninja/backend/storage/challenges/balance-the-grid.jpeg</text:p>
          </table:table-cell>
          <table:table-cell office:value-type="string" table:style-name="ce10">
            <text:p><text:a xlink:href="https://www.odyssey.org/wp-content/uploads/2020/08/1.-Fossil-Fuel-Free-Future-Vattenfall1-72-scaled.jpg">https://www.odyssey.org/wp-content/uploads/2020/08/1.-Fossil-Fuel-Free-Future-Vattenfall1-72-scaled.jpg</text:a></text:p>
          </table:table-cell>
          <table:table-cell table:number-columns-repeated="16372" table:style-name="ce1"/>
        </table:table-row>
        <table:table-row table:style-name="ro3">
          <table:table-cell office:value-type="string" table:style-name="ce8">
            <text:p>Building critical infrastructures</text:p>
          </table:table-cell>
          <table:table-cell office:value-type="string" table:style-name="ce3">
            <text:p>nature-2</text:p>
          </table:table-cell>
          <table:table-cell office:value-type="string" table:style-name="ce11">
            <text:p>Enexis</text:p>
          </table:table-cell>
          <table:table-cell office:value-type="string" table:style-name="ce3">
            <text:p>How might we realize your purpose-driven dream in a radical new way?</text:p>
          </table:table-cell>
          <table:table-cell office:value-type="string" table:style-name="ce3">
            <text:p>We live in a world where we treat every entity as-if it is a business. It is a way of looking and thinking in which we are trained and get acknowledged and reaffirmed every day. It is the narrative we know and speak. A narrative that we never question. But what are we missing out on if we follow this narrative? In this challenge we are going to explore alternative narratives and find out what they could bring. \\n What if we take the starting point of nature: critical needs like food, water, movement, energy are the results of emergent ecosystems- provided by informal vital infrastructures. What should be the nature of a beneficial critical infrastructure? What should be its purpose and what their core values? In our challenge we are going to play around with all the different forms it could have inspired by different narratives, forms of symbioses (co-creation). \\n Can you imagine an incorruptible resilient well engineered delivering of critical goods and services beneficial for the wellbeing of all our worlds inhabitants? In our challenge workshop we start with your purpose driven dream. Together we co-create on unimaginable ways to make it happen. What if we start to look for the elements we deem normal in our current narrative, but which are actually crazy? It is a first step to identify room for change. Join us on our quest where we hunt for new narratives and paradigm shifts! \\n What if we take a starting point inspired by Nature?</text:p>
          </table:table-cell>
          <table:table-cell office:value-type="string" table:style-name="ce3">
            <text:p>The challenge for the teams and everyone helping them: Each day of your life you eat, you drink, you move, you breathe and live as part of an ecosystem, the earth, our planet. The only one we have. All species need food, water, places to move and live. They make it work (in an emergent way). Today man, lives and does business. What could happen if you’d create critical infrastructures purely purpose driven? If you could just make it work without it having to be a business. What would a beneficial critical infrastructure look like?</text:p>
          </table:table-cell>
          <table:table-cell office:value-type="string" table:style-name="ce3">
            <text:p>We are looking for the new critical infrastructures (composed by emergent ecosystems) operating beneficial for all. What if your solutions and ecosystems are part of that? \\n In the past 2 years we discovered that these ecosystems beneficial for society could function in radical different ways. For example, they operate as commons or as an ecosystem towards abundance. We also found out that independent of what your purpose-driven dream is, they all could have very similar building blocks so collaboration comes naturally. \\n In our current world our (Critical) infrastructures are not in competition. What if we could find ways to reinforce them and build on one another? The result of your endeavor will most probably be a new kind of distributed organization to fulfill your purpose-driven dream. What if it could also be the missing link to a new co-creation partner for today’s critical infrastructures? Imagine solutions that function in a robust and resilient way, benefitting all. What if these could help realize your purpose-driven dream or vision? Do you foresee co-creation with the current critical infrastructures?</text:p>
          </table:table-cell>
          <table:table-cell office:value-type="string" table:style-name="ce3">
            <text:p>Nature 2.0 is inviting everybody that connects to the mission of Nature 2.0 to work with the teams, be the first to test and give feedback to the solutions, and then help launch the best solutions after the event.</text:p>
          </table:table-cell>
          <table:table-cell office:value-type="string" table:style-name="ce10">
            <text:p><text:a xlink:href="https://youtu.be/2ubFP0rReBc">https://youtu.be/2ubFP0rReBc</text:a></text:p>
          </table:table-cell>
          <table:table-cell office:value-type="string" table:style-name="ce3">
            <text:p>nature-20.jpeg</text:p>
          </table:table-cell>
          <table:table-cell office:value-type="string" office:string-value="https://prod-v3.odyssey.ninja/backend/storage/challenges/nature-20.jpeg" table:formula="of:=$$CONTENT_BASE_URL&amp;&quot;challenges/&quot;&amp;[.J3]" table:style-name="ce9">
            <text:p>https://prod-v3.odyssey.ninja/backend/storage/challenges/nature-20.jpeg</text:p>
          </table:table-cell>
          <table:table-cell office:value-type="string" table:style-name="ce10">
            <text:p><text:a xlink:href="https://www.odyssey.org/wp-content/uploads/2019/11/Nature2bg.jpeg">https://www.odyssey.org/wp-content/uploads/2019/11/Nature2bg.jpeg</text:a></text:p>
          </table:table-cell>
          <table:table-cell table:number-columns-repeated="16372" table:style-name="ce1"/>
        </table:table-row>
        <table:table-row table:style-name="ro3">
          <table:table-cell office:value-type="string" table:style-name="ce8">
            <text:p>Circular economy for freight packaging</text:p>
          </table:table-cell>
          <table:table-cell office:value-type="string" table:style-name="ce3">
            <text:p>circular</text:p>
          </table:table-cell>
          <table:table-cell office:value-type="string" table:style-name="ce3">
            <text:p>TVM</text:p>
          </table:table-cell>
          <table:table-cell office:value-type="string" table:style-name="ce3">
            <text:p>How might we ensure better reuse of freight packaging in a world without incentives and without transparency?</text:p>
          </table:table-cell>
          <table:table-cell office:value-type="string" table:style-name="ce3">
            <text:p>Freight packaging is lost, stolen, or simply not reused. This costs transporters €150,000 to €3,000,000 a year, in addition to the environmental impact of replacing trolleys, pallets, and crates. Reuse or repair often costs more than buying new. \n Freight packaging may look simple, but involves many factors. It may cost more or less than the actual product, belonging to the transporter, producer or marketplace. One solution won’t fit all, and supply chain stakeholder interests do not align. Who wants to transfer packaging ownership with every delivery? \n Though the technology exists (IoT, transactions), it is proprietary and different systems and incentives cannot collaborate on an application level. Stakeholders are unwilling to align on one protocol. Everyone must benefit.</text:p>
          </table:table-cell>
          <table:table-cell office:value-type="string" table:style-name="ce3">
            <text:p>The challenge for the teams and everyone helping them: Create a transparent logistics protocol so anyone can localize, identify, certify, return, reuse, and repair freight packaging by incentivizing contributions by all supply chain stakeholders. Consider accountability and compliance.</text:p>
          </table:table-cell>
          <table:table-cell office:value-type="string" table:style-name="ce3">
            <text:p>If the supply chain aligns on one transparency and accountability protocol for freight packaging attributes (localize, identify, certify, return, reuse), this unlocks a whole new efficient packaging market with business opportunities throughout the chain.</text:p>
          </table:table-cell>
          <table:table-cell office:value-type="string" table:style-name="ce3">
            <text:p>TVM is inviting all players in the supply chain, from truck drivers to planners and CTOs to CEOs, to work with the teams, be the first to test and give feedback to the solutions, and then help launch the best solutions.</text:p>
          </table:table-cell>
          <table:table-cell office:value-type="string" table:style-name="ce10">
            <text:p><text:a xlink:href="https://youtu.be/0Ap20Vu_IJ8">https://youtu.be/0Ap20Vu_IJ8</text:a></text:p>
          </table:table-cell>
          <table:table-cell office:value-type="string" table:style-name="ce3">
            <text:p>circular-economy-for-freight-packaging.jpeg</text:p>
          </table:table-cell>
          <table:table-cell office:value-type="string" office:string-value="https://prod-v3.odyssey.ninja/backend/storage/challenges/circular-economy-for-freight-packaging.jpeg" table:formula="of:=$$CONTENT_BASE_URL&amp;&quot;challenges/&quot;&amp;[.J4]" table:style-name="ce9">
            <text:p>https://prod-v3.odyssey.ninja/backend/storage/challenges/circular-economy-for-freight-packaging.jpeg</text:p>
          </table:table-cell>
          <table:table-cell office:value-type="string" table:style-name="ce10">
            <text:p><text:a xlink:href="https://www.odyssey.org/wp-content/uploads/2020/08/7.-Circular-Economy-for-Freight-Packaging-scaled.jpg">https://www.odyssey.org/wp-content/uploads/2020/08/7.-Circular-Economy-for-Freight-Packaging-scaled.jpg</text:a></text:p>
          </table:table-cell>
          <table:table-cell table:number-columns-repeated="16372" table:style-name="ce1"/>
        </table:table-row>
        <table:table-row table:style-name="ro3">
          <table:table-cell office:value-type="string" table:style-name="ce8">
            <text:p>Compliant air cargo flow</text:p>
          </table:table-cell>
          <table:table-cell office:value-type="string" table:style-name="ce3">
            <text:p>air-cargo</text:p>
          </table:table-cell>
          <table:table-cell office:value-type="string" table:style-name="ce12">
            <text:p>KLM Cargo</text:p>
          </table:table-cell>
          <table:table-cell office:value-type="string" table:style-name="ce3">
            <text:p>How might we provide transparency on shipping characteristics from and for collaborating supply chain parties in order to ensure a compliant air cargo flow?</text:p>
          </table:table-cell>
          <table:table-cell office:value-type="string" table:style-name="ce3">
            <text:p>Fake and counterfeit medications kill tens of thousands of people around the world each year, with profits funding other criminal activities. \n While this has always been a hot topic, the COVID-19 vaccine has really put it in the spotlight: imagine the first batches of vaccines arriving after being compromised, tampered with or not kept cool throughout their journey. How would that affect global trust in a COVID-19 vaccine? \n COVID-19 has revealed the crucial role of the supply-chain within the global economy. In addition to security, speed and flexibility are now more critical than ever. \n Within the context of COVID-19, effective data sharing and transparency are the way forward to improve collaboration within the supply chain. If you want to be fast while mitigating risks, you need to be a team-player. You cannot afford to wait a week to release your data, even towards a competitor. \n Currently, every supply chain stakeholder maintains their own data silo and there is no transparent, trusted and secure way to share data. This creates a lack of consistent data (timely, complete and accurate) and actors are unable to recognize or stop transportation of counterfeit, dangerous goods on their own. The result is delay and uncertainty. \n The various parties understand that more regulations, compliance and data hoarding won’t work. What is needed is transparent collaboration and validation through solutions such as a virtual twin protocol or decentralized identifiers for products and parts. These solutions cannot add to the costs, as COVID-19 vaccine production and distribution have very low margins throughout the chain.</text:p>
          </table:table-cell>
          <table:table-cell office:value-type="string" table:style-name="ce3">
            <text:p>The challenge for the teams and everyone helping them: The supply chain industry will have to become more agile rapidly. To that end, we aim to co-create a protocol and application for authentication throughout the supply chain. Such a trusted ecosystem agent will bridge the gap in trust within the air cargo market, enabling all parties in the supply chain to give and receive relevant and compliant data (almost) in real time.</text:p>
          </table:table-cell>
          <table:table-cell office:value-type="string" table:style-name="ce3">
            <text:p>COVID-19 surprised us all. We cannot allow ourselves to be surprised by the distribution of 4 billion doses of COVID vaccines in the near future. They will be produced by multiple competing pharma companies and have to remain cool all the way from the factory to the patient. \n The reputations of all parties involved are at stake,while supply chain visibility is higher than ever. The failure rate must be zero, with all vaccines delivered on time and free of tampering. \n Now imagine the medication and supply chain industries looking beyond their own commercial interests and delivering vaccines as effectively as possible. How would this affect our global recovery from the pandemic, and what new opportunities could arise for the entire supply chain industry if we embraced this collaborative approach? \n Interaction with government and enforcement agencies is vital in facilitating market and patient access. (Pre-arrival) customs clearance, which can currently take between several days and weeks, could become a critical factor.</text:p>
          </table:table-cell>
          <table:table-cell office:value-type="string" table:style-name="ce3">
            <text:p>KLM Cargo is inviting COVID vaccine developers, logistics operators, healthcare professionals, customs, and many other stakeholders to work with the teams, be the first to test and give feedback to the solutions, and then help launch the best solutions.</text:p>
          </table:table-cell>
          <table:table-cell office:value-type="string" table:style-name="ce10">
            <text:p><text:a xlink:href="https://youtu.be/CYni7dErB5E">https://youtu.be/CYni7dErB5E</text:a></text:p>
          </table:table-cell>
          <table:table-cell office:value-type="string" table:style-name="ce3">
            <text:p>compliant-air-cargo-flow.jpg</text:p>
          </table:table-cell>
          <table:table-cell office:value-type="string" office:string-value="https://prod-v3.odyssey.ninja/backend/storage/challenges/compliant-air-cargo-flow.jpg" table:formula="of:=$$CONTENT_BASE_URL&amp;&quot;challenges/&quot;&amp;[.J5]" table:style-name="ce9">
            <text:p>https://prod-v3.odyssey.ninja/backend/storage/challenges/compliant-air-cargo-flow.jpg</text:p>
          </table:table-cell>
          <table:table-cell office:value-type="string" table:style-name="ce10">
            <text:p><text:a xlink:href="https://www.odyssey.org/wp-content/uploads/2020/02/P.-7.-Compliant-Air-Cargo-Flow-KLM-Cargo-scaled.jpg">https://www.odyssey.org/wp-content/uploads/2020/02/P.-7.-Compliant-Air-Cargo-Flow-KLM-Cargo-scaled.jpg</text:a></text:p>
          </table:table-cell>
          <table:table-cell table:number-columns-repeated="16372" table:style-name="ce1"/>
        </table:table-row>
        <table:table-row table:style-name="ro3">
          <table:table-cell office:value-type="string" table:style-name="ce8">
            <text:p>Consumer- and organization driven decarbonization</text:p>
          </table:table-cell>
          <table:table-cell office:value-type="string" table:style-name="ce3">
            <text:p>decarbonization</text:p>
          </table:table-cell>
          <table:table-cell office:value-type="string" table:style-name="ce3">
            <text:p>DAML Digital Asset, Dell Boomi, Vmware</text:p>
          </table:table-cell>
          <table:table-cell office:value-type="string" table:style-name="ce3">
            <text:p>How might we incentivize consumers and organizations to accelerate decarbonization by creating a CO2 footprint measurement, accountability and investment tool?</text:p>
          </table:table-cell>
          <table:table-cell office:value-type="string" table:style-name="ce3">
            <text:p>The cost to consumers and companies currently ignores the societal and environmental impact of CO2 emissions caused by production and transportation. For example, consumers in Europe pay no more for berries from Peru than sprouts from Brussels, despite vastly higher CO2 cost. \n While there is an EU emissions trading system (EU ETS) system which created a carbon market, it only works for major energy-consuming industries and does not connect directly to smaller organizations and consumers. \n Additionally, there is no universal accounting protocol to communicate carbon usage and savings data for both consumers and organizations, which exist for processes like financial transactions or email.</text:p>
          </table:table-cell>
          <table:table-cell office:value-type="string" table:style-name="ce3">
            <text:p>The challenge for the teams and everyone helping them: Co-create an inclusive global CO2 accounting framework and infrastructure to accelerate the consumer-driven decarbonization of our global economy. Incentivize participants – consumers, corporations, energy providers, accounting firms – to use a detailed, direct and transparent CO2 offsetting tool to enable stakeholder communication.</text:p>
          </table:table-cell>
          <table:table-cell office:value-type="string" table:style-name="ce3">
            <text:p>By creating a tool to track decarbonization efforts, this new public digital infrastructure would hold everyone accountable for their (green) choices, while incentivizing and empowering consumers and companies to invest in decarbonization. The protocol would unlock an entirely new market and makes CO2 saving and accountability ‘just part of the deal’.</text:p>
          </table:table-cell>
          <table:table-cell office:value-type="string" table:style-name="ce3">
            <text:p>VMware, DAML and Dell Boomi are inviting SMEs and large corporates who want to prove they are transitioning to green operations, game theory experts, policymakers, regulators, and many other stakeholders to work with the teams, be the first to test and give feedback to the solutions, and then help launch the best solutions</text:p>
          </table:table-cell>
          <table:table-cell office:value-type="string" table:style-name="ce10">
            <text:p><text:a xlink:href="https://youtu.be/AgfrufQS4II">https://youtu.be/AgfrufQS4II</text:a></text:p>
          </table:table-cell>
          <table:table-cell office:value-type="string" table:style-name="ce3">
            <text:p>consumer-and-organization-driven-decarbonization.jpeg</text:p>
          </table:table-cell>
          <table:table-cell office:value-type="string" office:string-value="https://prod-v3.odyssey.ninja/backend/storage/challenges/consumer-and-organization-driven-decarbonization.jpeg" table:formula="of:=$$CONTENT_BASE_URL&amp;&quot;challenges/&quot;&amp;[.J6]" table:style-name="ce9">
            <text:p>https://prod-v3.odyssey.ninja/backend/storage/challenges/consumer-and-organization-driven-decarbonization.jpeg</text:p>
          </table:table-cell>
          <table:table-cell office:value-type="string" table:style-name="ce10">
            <text:p><text:a xlink:href="https://www.odyssey.org/wp-content/uploads/2020/02/P.-15.-outcompete-disruptive-systems-Begone-excess-Co2-scaled.jpg">https://www.odyssey.org/wp-content/uploads/2020/02/P.-15.-outcompete-disruptive-systems-Begone-excess-Co2-scaled.jpg</text:a></text:p>
          </table:table-cell>
          <table:table-cell table:number-columns-repeated="16372" table:style-name="ce1"/>
        </table:table-row>
        <table:table-row table:style-name="ro3">
          <table:table-cell office:value-type="string" table:style-name="ce8">
            <text:p>Digital architecture for peace</text:p>
          </table:table-cell>
          <table:table-cell office:value-type="string" table:style-name="ce3">
            <text:p>conflict-prev</text:p>
          </table:table-cell>
          <table:table-cell office:value-type="string" table:style-name="ce3">
            <text:p>Powering Innovation, Dutch Ministry of Defense</text:p>
          </table:table-cell>
          <table:table-cell office:value-type="string" table:style-name="ce3">
            <text:p>How might we prevent human suffering and shifting humanity's habit away from violent conflict towards the prevention of conflict?</text:p>
          </table:table-cell>
          <table:table-cell office:value-type="string" table:style-name="ce3">
            <text:p>It's better to prevent conflict than try to cure it. Yet our personal and institutional focus is on crisis response, rather than conflict prevention. Violent escalation is a preferred option for many parties. This loop is hard to break. Violence is still a business model. \\n Personal loop to break \\n The causes of violent behaviour run deep, rooted in our own personal approach to life: for each situation we have triggers and options to prevent or escalate. People are currently lacking abilities and skills, and effective methodologies to learn are not yet widespread. \\n Institutional loop to break \\n In the past years, international organizations, governments and NGOs have begun prioritizing conflict prevention instead of responding to crises. \\n Early signal, early warning and early action systems – these are both IT-systems and observation methodologies and indicators in society used by civilians, diplomats, NGOs and the military that conflicts could escalate – are suboptimal, as they can be exclusive, top-down, fragmented and used in a biased way, being vulnerable to manipulation. Sometimes the user cannot act based on the signal, as the action to take is unclear, too complicated, too high risk, or even too late. There is a big gap between the current systems and concrete action. \\n We need to approach this more holistically, including all the stakeholders involved in this challenge.</text:p>
          </table:table-cell>
          <table:table-cell office:value-type="string" table:style-name="ce3">
            <text:p>The challenge for the teams and everyone helping them: Use existing methodologies and tools to move away from violent approaches to conflict by co-creating an inclusive protocol empowering anyone to connect, contribute, act and learn the skills to prevent violence. Let's create a groundswell of people from all walks of life who can take early action to prevent violent conflict!</text:p>
          </table:table-cell>
          <table:table-cell office:value-type="string" table:style-name="ce3">
            <text:p>Generate a groundswell of people from all walks of life who believe that a world without war is possible and necessary. A community that is actively engaged in accelerating the change by understanding and acting to prevent violent conflict. \\n Each of us should be aware of early warning signs, feel responsible for the de-escalation of conflict, and be able to contribute to the resolution of violent conflict. There needs to be a shift in global culture away from the habit of violent conflict towards the prevention of human suffering.</text:p>
          </table:table-cell>
          <table:table-cell office:value-type="string" table:style-name="ce3">
            <text:p>Business Plan for Peace and the Dutch Ministry of Defence are inviting policy makers, NGOs working on peace, army personnel, people living in 'conflict areas', and many other stakeholders to work with the teams, be the first to test and give feedback to the solutions, and then help launch the best solutions after the event.</text:p>
          </table:table-cell>
          <table:table-cell office:value-type="string" table:style-name="ce10">
            <text:p><text:a xlink:href="https://youtu.be/UHILCXdzIDE">https://youtu.be/UHILCXdzIDE</text:a></text:p>
          </table:table-cell>
          <table:table-cell office:value-type="string" table:style-name="ce3">
            <text:p>conflict-prevention.jpeg</text:p>
          </table:table-cell>
          <table:table-cell office:value-type="string" office:string-value="https://prod-v3.odyssey.ninja/backend/storage/challenges/conflict-prevention.jpeg" table:formula="of:=$$CONTENT_BASE_URL&amp;&quot;challenges/&quot;&amp;[.J7]" table:style-name="ce9">
            <text:p>https://prod-v3.odyssey.ninja/backend/storage/challenges/conflict-prevention.jpeg</text:p>
          </table:table-cell>
          <table:table-cell office:value-type="string" table:style-name="ce10">
            <text:p><text:a xlink:href="https://www.odyssey.org/wp-content/uploads/2020/02/P.-13.-conflict-prevention-scaled.jpg">https://www.odyssey.org/wp-content/uploads/2020/02/P.-13.-conflict-prevention-scaled.jpg</text:a></text:p>
          </table:table-cell>
          <table:table-cell table:number-columns-repeated="16372" table:style-name="ce1"/>
        </table:table-row>
        <table:table-row table:style-name="ro3">
          <table:table-cell office:value-type="string" table:style-name="ce8">
            <text:p>Driving the adoption of living labs</text:p>
          </table:table-cell>
          <table:table-cell office:value-type="string" table:style-name="ce3">
            <text:p>living-labs-1</text:p>
          </table:table-cell>
          <table:table-cell office:value-type="string" table:style-name="ce3">
            <text:p>Gemeente Den Haag</text:p>
          </table:table-cell>
          <table:table-cell office:value-type="string" table:style-name="ce3">
            <text:p>How might we give all citizens and companies a reason to interact with the public digital ecosystem of the city in order to improve livability, democratic representation and societal engagement?</text:p>
          </table:table-cell>
          <table:table-cell office:value-type="string" table:style-name="ce3">
            <text:p>Just as physical space itself, we want The Hague digital space to be inclusive, to invite engagement and to add positive value to peoples’ lives. \n Currently, the city’s digital layer is fragmented, not just between our municipal departments, but also between different societal actors in general. Misunderstanding and misrepresentation between people, communities, government or any other entity is a big risk to social stability, so a common accountable data layer is desired. \n Our Living Lab in Scheveningen is the first attempt at a fully connected digital layer, aspiring to make the city more aware of the needs and the activities of its inhabitants by providing a platform for co-creation processes around digital innovations. The physical infrastructure of the living lab has been realized. Now we need the digital layer on top that would allow a vibrant digital ecosystem to emerge. We have already defined a set of roles and functionalities open to discussion and are looking for teams to help us fill this in with concrete tools. \n We assist teams by providing a 3D virtual twin of our city and online participation methods as building blocks, as well as direct links with experts on self-sovereign identity and decentralized data exchanges.</text:p>
          </table:table-cell>
          <table:table-cell office:value-type="string" table:style-name="ce3">
            <text:p>The challenge for the teams and everyone helping them: Create a data commons and marketplace mechanism, where different types of actors are incentivized and naturally start interacting with each other in the Living Lab, and where specifically civilians are empowered to own, share and earn from their data.</text:p>
          </table:table-cell>
          <table:table-cell office:value-type="string" table:style-name="ce3">
            <text:p>Providing the tools for everyone to engage and contribute to a better, livable city with decisions based on fully transparent information, aiming to improve livability, protect nature, accelerate business and strengthen our democracy.</text:p>
          </table:table-cell>
          <table:table-cell office:value-type="string" table:style-name="ce3">
            <text:p>The City of The Hague is inviting everyone: citizens, tourists, emergency workers, shop owners, policymakers, and many other stakeholders to work with the teams, be the first to test and give feedback to the solutions, and then help launch the best solutions.</text:p>
          </table:table-cell>
          <table:table-cell office:value-type="string" table:style-name="ce10">
            <text:p><text:a xlink:href="https://youtu.be/_aU31KUYGCQ">https://youtu.be/_aU31KUYGCQ</text:a></text:p>
          </table:table-cell>
          <table:table-cell office:value-type="string" table:style-name="ce3">
            <text:p>driving-adoption-of-living-labs.jpeg</text:p>
          </table:table-cell>
          <table:table-cell office:value-type="string" office:string-value="https://prod-v3.odyssey.ninja/backend/storage/challenges/driving-adoption-of-living-labs.jpeg" table:formula="of:=$$CONTENT_BASE_URL&amp;&quot;challenges/&quot;&amp;[.J8]" table:style-name="ce9">
            <text:p>https://prod-v3.odyssey.ninja/backend/storage/challenges/driving-adoption-of-living-labs.jpeg</text:p>
          </table:table-cell>
          <table:table-cell office:value-type="string" table:style-name="ce10">
            <text:p><text:a xlink:href="https://www.odyssey.org/wp-content/uploads/2020/08/3-4.-The-Hague-One-Image-for-both-Challenges-scaled.jpg">https://www.odyssey.org/wp-content/uploads/2020/08/3-4.-The-Hague-One-Image-for-both-Challenges-scaled.jpg</text:a></text:p>
          </table:table-cell>
          <table:table-cell table:number-columns-repeated="16372" table:style-name="ce1"/>
        </table:table-row>
        <table:table-row table:style-name="ro3">
          <table:table-cell office:value-type="string" table:style-name="ce8">
            <text:p>Future of acute healthcare</text:p>
          </table:table-cell>
          <table:table-cell office:value-type="string" table:style-name="ce3">
            <text:p>healthcare</text:p>
          </table:table-cell>
          <table:table-cell office:value-type="string" table:style-name="ce12">
            <text:p>Gemeente Groningen, RUG, UMCG, Odyssey</text:p>
          </table:table-cell>
          <table:table-cell office:value-type="string" table:style-name="ce3">
            <text:p>The future of acute healthcare</text:p>
          </table:table-cell>
          <table:table-cell office:value-type="string" table:style-name="ce3">
            <text:p>The pressure on the acute healthcare network has been mounting. During the 2017-2018 flu epidemic, emergency departments were overcrowded. Multidisciplinary triage teams need support to decide where patients will go. All actors want to share their care capacity (available beds, operating rooms, staff) and demands (patient that needs X care). Our region needs a way to anticipate and plan for our future acute healthcare.</text:p>
          </table:table-cell>
          <table:table-cell office:value-type="string" table:style-name="ce3">
            <text:p>The challenge for the teams and everyone helping them: Create an infrastructure for capacity coordination with the ability of predictive scenario planning for the acute care system to enable every patient to receive the best acute care path at the right time and in the right place from the right caregiver given the available resources.</text:p>
          </table:table-cell>
          <table:table-cell office:value-type="string" table:style-name="ce3">
            <text:p>Great (predictive) capacity coordination, results in better acute care for patients and more efficient use of the available resources (personnel and available beds) in a region in a sustainable way. Long term: availability of scenario’s predicting care demand, resulting in better planning of entire new healthcare systems.</text:p>
          </table:table-cell>
          <table:table-cell office:value-type="string" table:style-name="ce3">
            <text:p>UMCG, City of Groningen, Hanze UAS, University of Groningen, Province of Groningen and Odyssey are inviting hospitals, (data) scientists, emergency room staff, policymakers, ambulance drivers, and many other stakeholders to work with the teams, be the first to test and give feedback to the solutions, and then help launch the best solutions after the event.</text:p>
          </table:table-cell>
          <table:table-cell office:value-type="string" table:style-name="ce13">
            <text:p><text:a xlink:href="https://youtu.be/6EfGENPTMAk">https://youtu.be/6EfGENPTMAk</text:a></text:p>
          </table:table-cell>
          <table:table-cell office:value-type="string" table:style-name="ce3">
            <text:p>healthcare.jpeg</text:p>
          </table:table-cell>
          <table:table-cell office:value-type="string" office:string-value="https://prod-v3.odyssey.ninja/backend/storage/challenges/healthcare.jpeg" table:formula="of:=$$CONTENT_BASE_URL&amp;&quot;challenges/&quot;&amp;[.J9]" table:style-name="ce9">
            <text:p>https://prod-v3.odyssey.ninja/backend/storage/challenges/healthcare.jpeg</text:p>
          </table:table-cell>
          <table:table-cell office:value-type="string" table:style-name="ce10">
            <text:p><text:a xlink:href="https://www.odyssey.org/wp-content/uploads/2019/11/3.-Healthcare-UMCG-Prov-groningen-city-of-groningen-Hanze-en-Rug-72-scaled.jpg">https://www.odyssey.org/wp-content/uploads/2019/11/3.-Healthcare-UMCG-Prov-groningen-city-of-groningen-Hanze-en-Rug-72-scaled.jpg</text:a></text:p>
          </table:table-cell>
          <table:table-cell table:number-columns-repeated="16372" table:style-name="ce1"/>
        </table:table-row>
        <table:table-row table:style-name="ro3">
          <table:table-cell office:value-type="string" table:style-name="ce8">
            <text:p>Generation Now</text:p>
          </table:table-cell>
          <table:table-cell office:value-type="string" table:style-name="ce3">
            <text:p>generation-now</text:p>
          </table:table-cell>
          <table:table-cell office:value-type="string" table:style-name="ce3">
            <text:p>Odyssey</text:p>
          </table:table-cell>
          <table:table-cell office:value-type="string" table:style-name="ce3">
            <text:p>Generation Now is the track for 10-18 year-olds with bold ideas who want to go beyond school and beyond protest.</text:p>
          </table:table-cell>
          <table:table-cell office:value-type="string" table:style-name="ce3">
            <text:p>The ideas and legal principles of ownership are rooted in the 20th century: protect your idea, monopolize it, earn money and don’t get kicked-out of the market by someone who registers your invention before you do. \\n In order to solve the most pressing 21st-century problems, from plastic in the oceans to global warming, we need mass collaboration through new forms of cooperation. People, companies and governments struggle to establish this collaboration within the current ‘ownership’ protection of ideas paradigm: old habits die hard. \\n You are 10 to 18 years old and are literally not rooted in the 20th century. You can go beyond protesting against the 20th century to build on new forms of collaboration and ownership.</text:p>
          </table:table-cell>
          <table:table-cell office:value-type="string" table:style-name="ce3">
            <text:p>How might we discover new types of ownership, collaboration and problem-solving, by remixing solutions from the other teams in your favourite track (listed below), in order to create the highest possible impact for as many people as possible?</text:p>
          </table:table-cell>
          <table:table-cell office:value-type="string" table:style-name="ce3">
            <text:p>The redefinition of IP – intellectual property – everything created by the minds of humans – and the development of new types of collaboration of and for Generation Now will be tools for boosting creativity, entrepreneurship and collaboration, greatly accelerating mankind’s capability for solving complex 21st-century problems.</text:p>
          </table:table-cell>
          <table:table-cell office:value-type="string" table:style-name="ce3">
            <text:p>Odyssey is inviting youngsters, parents, teachers, policymakers, education researchers, specialists, and many other stakeholders to work with the teams, be the first to test and give feedback to the solutions, and then help launch the best solutions after the event.</text:p>
          </table:table-cell>
          <table:table-cell office:value-type="string" table:style-name="ce10">
            <text:p><text:a xlink:href="https://youtu.be/n3W-dCeN-ZQ">https://youtu.be/n3W-dCeN-ZQ</text:a></text:p>
          </table:table-cell>
          <table:table-cell office:value-type="string" table:style-name="ce3">
            <text:p>generation-now.jpg</text:p>
          </table:table-cell>
          <table:table-cell office:value-type="string" office:string-value="https://prod-v3.odyssey.ninja/backend/storage/challenges/generation-now.jpg" table:formula="of:=$$CONTENT_BASE_URL&amp;&quot;challenges/&quot;&amp;[.J10]" table:style-name="ce9">
            <text:p>https://prod-v3.odyssey.ninja/backend/storage/challenges/generation-now.jpg</text:p>
          </table:table-cell>
          <table:table-cell office:value-type="string" table:style-name="ce10">
            <text:p><text:a xlink:href="https://www.odyssey.org/wp-content/uploads/2019/12/Future-Children-scaled.jpg">https://www.odyssey.org/wp-content/uploads/2019/12/Future-Children-scaled.jpg</text:a></text:p>
          </table:table-cell>
          <table:table-cell table:number-columns-repeated="16372" table:style-name="ce1"/>
        </table:table-row>
        <table:table-row table:style-name="ro3">
          <table:table-cell office:value-type="string" table:style-name="ce8">
            <text:p>Inclusive safety communities</text:p>
          </table:table-cell>
          <table:table-cell office:value-type="string" table:style-name="ce3">
            <text:p>safety</text:p>
          </table:table-cell>
          <table:table-cell office:value-type="string" table:style-name="ce11">
            <text:p>Dutch Police, IFV</text:p>
          </table:table-cell>
          <table:table-cell office:value-type="string" table:style-name="ce3">
            <text:p>How might we match the right citizen to the right situation emergency in order to help professionals and create a community that contributes to safety?</text:p>
          </table:table-cell>
          <table:table-cell office:value-type="string" table:style-name="ce3">
            <text:p>It is unacceptable that in these days of connectivity, relevant information about specific needs and available expertise is not available in emergency situations. From a painter with a long ladder just two blocks away from a fire in a tall building to a hobby drone flyer who happens to be in the park nearby who can give the firefighters a crucial overview in seconds. In order to realize an optimal approach in and towards an emergency situation, data has to be shared. Data of potential victims and of willing and able volunteers (stakeholders) that can be of help in that specific emergency situation. \n The centralized incident response system, where the government is the ‘supplier’ and the civilian the ‘client’, is the worldwide standard and the concept to disrupt in this challenge. By allowing everyone with relevant knowledge, skills, and means to participate, from truck drivers with a hinge in their truck to someone who has experience in re-directing traffic, the emergency response system becomes much more effective and powerful.</text:p>
          </table:table-cell>
          <table:table-cell office:value-type="string" table:style-name="ce3">
            <text:p>The challenge for the teams and everyone helping them: Create privacy by design data-sharing infrastructure, enabling anyone and anything to share relevant (personal) data during specific incidents and crises. Therefore, allowing both citizens and professionals to help resolve emergency situations based on their skills, expertise, and means.</text:p>
          </table:table-cell>
          <table:table-cell office:value-type="string" table:style-name="ce3">
            <text:p>We can create a society where we are all safety contributors, not safety consumers, by changing the dispatch center’s role, automating demand and supply, and using valuable civilian contributions to extend emergency service capacities, redefining civilian collaboration.</text:p>
          </table:table-cell>
          <table:table-cell office:value-type="string" table:style-name="ce3">
            <text:p>The Dutch Police and the Dutch Public Safety Alliance are inviting all organizations that feel responsible for public safety, their safety specialists, firemen and women, dispatch center IT architects, and many other stakeholders to work with the teams, be the first to test and give feedback to the solutions, and then help launch the best solutions after the event.</text:p>
          </table:table-cell>
          <table:table-cell office:value-type="string" table:style-name="ce10">
            <text:p><text:a xlink:href="https://youtu.be/bYUhAXmZMZM">https://youtu.be/bYUhAXmZMZM</text:a></text:p>
          </table:table-cell>
          <table:table-cell office:value-type="string" table:style-name="ce3">
            <text:p>inclusive-safety-communities.jpeg</text:p>
          </table:table-cell>
          <table:table-cell office:value-type="string" office:string-value="https://prod-v3.odyssey.ninja/backend/storage/challenges/inclusive-safety-communities.jpeg" table:formula="of:=$$CONTENT_BASE_URL&amp;&quot;challenges/&quot;&amp;[.J11]" table:style-name="ce9">
            <text:p>https://prod-v3.odyssey.ninja/backend/storage/challenges/inclusive-safety-communities.jpeg</text:p>
          </table:table-cell>
          <table:table-cell office:value-type="string" table:style-name="ce10">
            <text:p><text:a xlink:href="https://www.odyssey.org/wp-content/uploads/2020/02/P.-5b.-Public-Safety-and-Security-Inclusive-Safety-Communities-Province-of-Groningen-Police-and-the-Dutch-Public-Safety-Alliance-scaled.jpg">https://www.odyssey.org/wp-content/uploads/2020/02/P.-5b.-Public-Safety-and-Security-Inclusive-Safety-Communities-Province-of-Groningen-Police-and-the-Dutch-Public-Safety-Alliance-scaled.jpg</text:a></text:p>
          </table:table-cell>
          <table:table-cell table:number-columns-repeated="16372" table:style-name="ce1"/>
        </table:table-row>
        <table:table-row table:style-name="ro3">
          <table:table-cell office:value-type="string" table:style-name="ce8">
            <text:p>Interact with digital twins</text:p>
          </table:table-cell>
          <table:table-cell office:value-type="string" table:style-name="ce3">
            <text:p>digital-twins</text:p>
          </table:table-cell>
          <table:table-cell office:value-type="string" table:style-name="ce3">
            <text:p>Grid Singularity , Engie</text:p>
          </table:table-cell>
          <table:table-cell office:value-type="string" table:style-name="ce3">
            <text:p>How might we integrate an inclusive market design utilizing D3A,enabling every producing consumer to become an ‘energy company’?</text:p>
          </table:table-cell>
          <table:table-cell office:value-type="string" table:style-name="ce3">
            <text:p>The energy market is transforming at an ever-increasing speed. It is decentralizing because the market is at the parity point, where generation behind the consumer’s meter is competitive to the legacy system. \\n The current energy grid was not designed for the energy going two ways. It’is monopolistic, top-down and the final consumers are not considered as active market players. \\n Regulators are drafting new opportunities that will enable prosumers to actively participate in the market. This transformation creates very large technical, regulatory and business challenges for all stakeholders in the market: energy companies, DSOs, TSOs, final consumers and regulators. \\n In this track, all stakeholders come to the table to experiment and immediately validate new ideas and solutions.</text:p>
          </table:table-cell>
          <table:table-cell office:value-type="string" table:style-name="ce3">
            <text:p>The challenge for the teams and everyone helping them: Challenge 1 \n Build an application using www.D3A.io to simulate the bottom-up energy market of the future. Enable consumers to become active market prosumers, and find the new technical, regulatory and business roles of energy companies, DSOs, TSOs and regulators. \n Challenge 2 \n Unlock all new degrees of freedom and interaction for the final consumer/prosumer. Think about energy as the underlying essence that connects all businesses in society, but which has not yet been harnessed like a social network. \\n Check out the special deck for this track\n Find out what each team is building and which part of the problem they are tackling, and how you can contribute.</text:p>
          </table:table-cell>
          <table:table-cell office:value-type="string" table:style-name="ce3">
            <text:p>Future energy markets are driven bottom-up, with advantages such as security, economics and scalability over top-down markets. Selling your energy to your neighbor means less loss of energy and costs due to transportation: selling to your neighbor = more revenue for your energy. For the consumer there is a plethora of new degrees of freedom and interaction like this one, as energy is one of the underlying essences that connects all businesses within society.</text:p>
          </table:table-cell>
          <table:table-cell office:value-type="string" table:style-name="ce3">
            <text:p>Grid Singularity and Engie are inviting specialists and policymakers from throughout the entire energy sector, farmers with solar panels, energy communities, regulators, EU and national policymakers, and many other stakeholders to work with the teams, be the first to test and give feedback to the solutions, and then help launch the best solutions.</text:p>
          </table:table-cell>
          <table:table-cell office:value-type="string" table:style-name="ce10">
            <text:p><text:a xlink:href="https://youtu.be/Ub77xVwmSig">https://youtu.be/Ub77xVwmSig</text:a></text:p>
          </table:table-cell>
          <table:table-cell office:value-type="string" table:style-name="ce3">
            <text:p>energy-singularity.jpeg</text:p>
          </table:table-cell>
          <table:table-cell office:value-type="string" office:string-value="https://prod-v3.odyssey.ninja/backend/storage/challenges/energy-singularity.jpeg" table:formula="of:=$$CONTENT_BASE_URL&amp;&quot;challenges/&quot;&amp;[.J12]" table:style-name="ce9">
            <text:p>https://prod-v3.odyssey.ninja/backend/storage/challenges/energy-singularity.jpeg</text:p>
          </table:table-cell>
          <table:table-cell office:value-type="string" table:style-name="ce10">
            <text:p><text:a xlink:href="https://www.odyssey.org/wp-content/uploads/2019/12/P.-11.-Grid-Singularity-energy-2-scaled.jpg">https://www.odyssey.org/wp-content/uploads/2019/12/P.-11.-Grid-Singularity-energy-2-scaled.jpg</text:a></text:p>
          </table:table-cell>
          <table:table-cell table:number-columns-repeated="16372" table:style-name="ce1"/>
        </table:table-row>
        <table:table-row table:style-name="ro3">
          <table:table-cell office:value-type="string" table:style-name="ce8">
            <text:p>Open-source 911 for digital space</text:p>
          </table:table-cell>
          <table:table-cell office:value-type="string" table:style-name="ce3">
            <text:p>open-source-911</text:p>
          </table:table-cell>
          <table:table-cell office:value-type="string" table:style-name="ce11">
            <text:p>Cybersecurity North-Netherlands, Province of Groningen</text:p>
          </table:table-cell>
          <table:table-cell office:value-type="string" table:style-name="ce3">
            <text:p>How might we create an open-source automated dispatch center in the digital space, allowing any organization to improve its reporting, warning, and response mechanisms?</text:p>
          </table:table-cell>
          <table:table-cell office:value-type="string" table:style-name="ce3">
            <text:p>Digital crime is rising and seriously disrupting society, from cancelled medical operations to SMEs paying ransomware. Ransomware alone is predicted to hit USD 20 billion in damages in 2021, and cyber crime is more profitable than the illegal drug trade. \n Law enforcement is often too late as they cannot act until a crime is reported, and cannot anticipate and prevent digital crime. This is increasingly important given its global nature. Crime isn’t reported to prevent reputational damage and because it ‘won’t be solved anyway’, if there is even a clear way to report. \n There is no true security community or ecosystem that allows everyone to contribute, warn and act. \n Law enforcement and cyber security firms cannot analyze transregional data to enable better and faster action, as current systems are fragmented, centralized and government owned.</text:p>
          </table:table-cell>
          <table:table-cell office:value-type="string" table:style-name="ce3">
            <text:p>The challenge for the teams and everyone helping them: Create a new type of automated dispatch center for digital crime, incentivizing everyone to share and exchange relevant incidents, data and solutions to fight digital crime and increase resilience by improving security, incident response, crisis management and public safety.</text:p>
          </table:table-cell>
          <table:table-cell office:value-type="string" table:style-name="ce3">
            <text:p>Public-private collaboration is a game changer in combating cyber crime, from isolated SMEs to large coordinated attacks on national infrastructure, and allows everyone to contribute to security and safety.</text:p>
          </table:table-cell>
          <table:table-cell office:value-type="string" table:style-name="ce3">
            <text:p>The Province of Groningen and Cybersecurity Noord-Nederland are inviting SMEs, security specialists, behavioral scientists, all organizations feeling responsible for public safety, and many other stakeholders to work with the teams, be the first to test and give feedback to the solutions, and then help launch the best solutions after the event.</text:p>
          </table:table-cell>
          <table:table-cell office:value-type="string" table:style-name="ce10">
            <text:p><text:a xlink:href="https://youtu.be/yJlRD4H5iGc">https://youtu.be/yJlRD4H5iGc</text:a></text:p>
          </table:table-cell>
          <table:table-cell office:value-type="string" table:style-name="ce3">
            <text:p>open-source-911-for-digital-space.jpeg</text:p>
          </table:table-cell>
          <table:table-cell office:value-type="string" office:string-value="https://prod-v3.odyssey.ninja/backend/storage/challenges/open-source-911-for-digital-space.jpeg" table:formula="of:=$$CONTENT_BASE_URL&amp;&quot;challenges/&quot;&amp;[.J13]" table:style-name="ce9">
            <text:p>https://prod-v3.odyssey.ninja/backend/storage/challenges/open-source-911-for-digital-space.jpeg</text:p>
          </table:table-cell>
          <table:table-cell office:value-type="string" table:style-name="ce13">
            <text:p><text:a xlink:href="https://www.odyssey.org/wp-content/uploads/2020/02/P.-5a.-Public-Safety-and-Security-OPEN-SOURCE-911-FOR-DIGITAL-SPACE1-scaled.jpg">https://www.odyssey.org/wp-content/uploads/2020/02/P.-5a.-Public-Safety-and-Security-OPEN-SOURCE-911-FOR-DIGITAL-SPACE1-scaled.jpg</text:a></text:p>
          </table:table-cell>
          <table:table-cell table:number-columns-repeated="16372" table:style-name="ce1"/>
        </table:table-row>
        <table:table-row table:style-name="ro3">
          <table:table-cell office:value-type="string" table:style-name="ce8">
            <text:p>Opening up Real Estate</text:p>
          </table:table-cell>
          <table:table-cell office:value-type="string" table:style-name="ce3">
            <text:p>real-estate</text:p>
          </table:table-cell>
          <table:table-cell office:value-type="string" table:style-name="ce3">
            <text:p>Dutch Blockchain Coalition, Fibree, Kadaster</text:p>
          </table:table-cell>
          <table:table-cell office:value-type="string" table:style-name="ce3">
            <text:p>How we can aggregate and bundle a real-estate objects distributed data through a Unique Object Identifier for all relevant stakeholders, demonstrating the benefits of real-estate developers, home-owners and regulatory bodies?</text:p>
          </table:table-cell>
          <table:table-cell office:value-type="string" table:style-name="ce3">
            <text:p>The data landscape of the building industry and its public and private stakeholders is fragmented, siloed and ineffective.</text:p>
          </table:table-cell>
          <table:table-cell office:value-type="string" table:style-name="ce3">
            <text:p>Create a new application for dynamic data on buildings and their environment on top of an interoperable, accessible, and ownerless connector. The app should allow for extensive bottom-up adoption of the Unique Object Identifier by all relevant stakeholders.</text:p>
          </table:table-cell>
          <table:table-cell office:value-type="string" table:style-name="ce3">
            <text:p>Breaking this loop allows everyone’s data to contribute to circularity, safety and air quality while expanding their data sovereignty. Real-time, trusted clear information will lead to less resistance to complying with rules and regulations not owned by any government.</text:p>
          </table:table-cell>
          <table:table-cell office:value-type="string" table:style-name="ce3">
            <text:p>Kadaster, Fibree and the Dutch Ministry of the Interior and Kingdom Relations invite you to help in the challenge of aggregating and bundling a real-estate object’s distributed data through a Unique Object Identifier for all relevant stakeholders, demonstrating the benefits to real-estate developers, home-owners and regulatory bodies.</text:p>
          </table:table-cell>
          <table:table-cell office:value-type="string" table:style-name="ce14">
            <text:p><text:a xlink:href="https://youtu.be/TCdYcM3j_gw">https://youtu.be/TCdYcM3j_gw</text:a></text:p>
          </table:table-cell>
          <table:table-cell office:value-type="string" table:style-name="ce3">
            <text:p>opening-up-real-estate.jpeg</text:p>
          </table:table-cell>
          <table:table-cell office:value-type="string" office:string-value="https://prod-v3.odyssey.ninja/backend/storage/challenges/opening-up-real-estate.jpeg" table:formula="of:=$$CONTENT_BASE_URL&amp;&quot;challenges/&quot;&amp;[.J14]" table:style-name="ce9">
            <text:p>https://prod-v3.odyssey.ninja/backend/storage/challenges/opening-up-real-estate.jpeg</text:p>
          </table:table-cell>
          <table:table-cell office:value-type="string" table:style-name="ce10">
            <text:p><text:a xlink:href="https://www.odyssey.org/wp-content/uploads/2019/12/P.-6.-Opening-up-real-estate-Kadaster-scaled.jpg">https://www.odyssey.org/wp-content/uploads/2019/12/P.-6.-Opening-up-real-estate-Kadaster-scaled.jpg</text:a></text:p>
          </table:table-cell>
          <table:table-cell table:number-columns-repeated="16372" table:style-name="ce1"/>
        </table:table-row>
        <table:table-row table:style-name="ro3">
          <table:table-cell office:value-type="string" table:style-name="ce8">
            <text:p>Plastic pollution to upcycling economy</text:p>
          </table:table-cell>
          <table:table-cell office:value-type="string" table:style-name="ce3">
            <text:p>upcycling</text:p>
          </table:table-cell>
          <table:table-cell office:value-type="string" table:style-name="ce11">
            <text:p>DAML Digital Asset, Vmware, Dell Boomi</text:p>
          </table:table-cell>
          <table:table-cell office:value-type="string" table:style-name="ce3">
            <text:p>How might we enable more corporations to utilize the global supply chain by ensuring social benefits for communities renewable plastics sourcing plastic from the ocean and beaches?</text:p>
          </table:table-cell>
          <table:table-cell office:value-type="string" table:style-name="ce3">
            <text:p>Our oceans contain an estimated 86 million metric tons of plastic comprised of five trillion individual items. The tracking and re-use of this plastic for upcycled packaging is growing, with initiatives including Dell’s Next Wave,VMware’s blockchain and DAML to track plastics origins. \n Communities and individuals risk injury when sourcing the plastic, and corporations fear being held accountable for investing in child labour, as the communities cannot prove who sourced the plastic. Social aspects are the key challenge to the current process. \n Currently, the vast majority of plastic is not recycled, especially in developing countries. There are no open, fully inclusive and accessible upcycling marketplaces or incentives. To achieve a global, commercially viable ocean plastics supply chain, capturing the initial source of the recycled plastic is crucial.</text:p>
          </table:table-cell>
          <table:table-cell office:value-type="string" table:style-name="ce3">
            <text:p>The challenge for the teams and everyone helping them: Build a solution that incentivizes corporations to source used plastic from communities in developing countries in order to create a socially inclusive and beneficial plastic sourcing process, encouraging corporations to invest and contribute to the upcycling economy and meet their corporate responsibility standards.</text:p>
          </table:table-cell>
          <table:table-cell office:value-type="string" table:style-name="ce3">
            <text:p>At current rates, by 2050 the seas will contain more plastic than fish. Creating and being able to prove a healthy work environment will unlock corporate utilization of and investment in recycled plastics, while also generating more jobs in developing countries.</text:p>
          </table:table-cell>
          <table:table-cell office:value-type="string" table:style-name="ce3">
            <text:p>VMware, DAML and Dell Boomi are inviting multinationals with corporate responsibility challenges, ocean plastic cleaning initiatives, manufacturers that want to use plastics sourced from the ocean, and many other stakeholders to work with the teams, be the first to test and give feedback to the solutions, and then help launch the best solutions after the event.</text:p>
          </table:table-cell>
          <table:table-cell office:value-type="string" table:style-name="ce10">
            <text:p><text:a xlink:href="https://youtu.be/HLCQem6NWXM">https://youtu.be/HLCQem6NWXM</text:a></text:p>
          </table:table-cell>
          <table:table-cell office:value-type="string" table:style-name="ce3">
            <text:p>from-plastic-pollution-to-upcycling-economy.jpeg</text:p>
          </table:table-cell>
          <table:table-cell office:value-type="string" office:string-value="https://prod-v3.odyssey.ninja/backend/storage/challenges/from-plastic-pollution-to-upcycling-economy.jpeg" table:formula="of:=$$CONTENT_BASE_URL&amp;&quot;challenges/&quot;&amp;[.J15]" table:style-name="ce9">
            <text:p>https://prod-v3.odyssey.ninja/backend/storage/challenges/from-plastic-pollution-to-upcycling-economy.jpeg</text:p>
          </table:table-cell>
          <table:table-cell office:value-type="string" table:style-name="ce10">
            <text:p><text:a xlink:href="https://www.odyssey.org/wp-content/uploads/2020/02/P.-14.-Outcompete-disruptive-systems-VMWare-plastic-recycle-scaled.jpg">https://www.odyssey.org/wp-content/uploads/2020/02/P.-14.-Outcompete-disruptive-systems-VMWare-plastic-recycle-scaled.jpg</text:a></text:p>
          </table:table-cell>
          <table:table-cell table:number-columns-repeated="16372" table:style-name="ce1"/>
        </table:table-row>
        <table:table-row table:style-name="ro3">
          <table:table-cell office:value-type="string" table:style-name="ce8">
            <text:p>Protecting marine biodiversity</text:p>
          </table:table-cell>
          <table:table-cell office:value-type="string" table:style-name="ce3">
            <text:p>marine-life</text:p>
          </table:table-cell>
          <table:table-cell office:value-type="string" table:style-name="ce3">
            <text:p>Sargasso Sea Commission, Odyssey</text:p>
          </table:table-cell>
          <table:table-cell office:value-type="string" table:style-name="ce3">
            <text:p>How might we enable anyone to act on behalf of nature through stories backed up by data, in a world where data access is limited, especially for low income communities?</text:p>
          </table:table-cell>
          <table:table-cell office:value-type="string" table:style-name="ce3">
            <text:p>The High Seas feature biodiversity outside national boundaries. Despite all efforts, the High Seas are currently virtually unprotected and rapidly degrading. The largest ecosystem of our Earth needs better governance. For example, over 30% of the world’s oxygen is now at risk, as this comes from the phytoplankton in the High Seas. \\n Organizations working to conserve the High Seas cannot pool data, as all research is siloed. Stakeholders and issues differ per region. Rich countries, with the most economic incentive, monopolize research and data outcomes due to the high cost of doing research on the sea. \\n Sovereign Nature Impact \\n Implementation of the new UN treaty on the High Seas, to be concluded April 2020, offers a chance to pool data resources of over 10,000 organizations world-wide that are researching and protecting the High Seas. This could create a holistic data system, providing access to data and research for everyone, and provide a common ground for policies and regulations, enabling politicians to support proposals with a wider scientific consensus. \\n The Sargasso Sea is an area of the High-Seas. It is located within the North Atlantic subtropical gyre, surrounding the island of Bermuda. More on the specific context of the Sargasso Sea: http://www.sargassoseacommission.org</text:p>
          </table:table-cell>
          <table:table-cell office:value-type="string" table:style-name="ce3">
            <text:p>The challenge for the teams and everyone helping them: Build a decentralized sovereign nature-data exchange infrastructure for anyone and anything to contribute and use its data on the High Seas, creating data and information commons for everyone, preserving and strengthening the data sovereignty of scientists, traditional knowledge holders and organizations. Enabling nature’s data to speak for itself and therefore enabling everyone to act on behalf of nature. In this challenge, the Sargasso Sea will be the specific use-case.</text:p>
          </table:table-cell>
          <table:table-cell office:value-type="string" table:style-name="ce3">
            <text:p>An open, inclusive, data commons enabling representatives of local communities and NGOs to impact policy and regulation leads to empowered communities, organizations and individuals protecting ocean biodiversity. \\n This IT ecosystem will break down the siloing of databases to provide the necessary resources to protect 70% of the ocean effectively. For the Sargasso Sea, the availability of a full data-spectrum and the integration of datasets, supporting all authorities and stakeholders, will allow to take effective conservation measures. \\n Such an ecosystem could also provide invaluable insights for Member States negotiating the UN High Seas Treaty, an international binding agreement.</text:p>
          </table:table-cell>
          <table:table-cell office:value-type="string" table:style-name="ce3">
            <text:p>ICEL and IUCN are inviting fishing industry, data and satellite experts, oil industry, conservational tourism experts, philanthropists, nature researchers, and many other stakeholders to work with the teams, be the first to test and give feedback to the solutions, and then help launch the best solutions after the event.</text:p>
          </table:table-cell>
          <table:table-cell office:value-type="string" table:style-name="ce10">
            <text:p><text:a xlink:href="https://youtu.be/5l9nBerSpjY">https://youtu.be/5l9nBerSpjY</text:a></text:p>
          </table:table-cell>
          <table:table-cell office:value-type="string" table:style-name="ce3">
            <text:p>scalable-and-inclusive-living-labs.jpg</text:p>
          </table:table-cell>
          <table:table-cell office:value-type="string" office:string-value="https://prod-v3.odyssey.ninja/backend/storage/challenges/scalable-and-inclusive-living-labs.jpg" table:formula="of:=$$CONTENT_BASE_URL&amp;&quot;challenges/&quot;&amp;[.J16]" table:style-name="ce9">
            <text:p>https://prod-v3.odyssey.ninja/backend/storage/challenges/scalable-and-inclusive-living-labs.jpg</text:p>
          </table:table-cell>
          <table:table-cell office:value-type="string" table:style-name="ce10">
            <text:p><text:a xlink:href="https://www.odyssey.org/wp-content/uploads/2019/12/P.-10.-Sovereign-nature-ICEL-web-scaled.jpg">https://www.odyssey.org/wp-content/uploads/2019/12/P.-10.-Sovereign-nature-ICEL-web-scaled.jpg</text:a></text:p>
          </table:table-cell>
          <table:table-cell table:number-columns-repeated="16372" table:style-name="ce1"/>
        </table:table-row>
        <table:table-row table:style-name="ro3">
          <table:table-cell office:value-type="string" table:style-name="ce8">
            <text:p>Scalable and inclusive living labs</text:p>
          </table:table-cell>
          <table:table-cell office:value-type="string" table:style-name="ce3">
            <text:p>living-labs-2</text:p>
          </table:table-cell>
          <table:table-cell office:value-type="string" table:style-name="ce3">
            <text:p>Gemeente Den Haag</text:p>
          </table:table-cell>
          <table:table-cell office:value-type="string" table:style-name="ce3">
            <text:p>How might we automate access to and governance of a public digital ecosystem for citizens and stakeholders within the Living Lab Scheveningen: An innovation playground for digital solutions in public space?</text:p>
          </table:table-cell>
          <table:table-cell office:value-type="string" table:style-name="ce3">
            <text:p>In the Hague’s Living Lab in Scheveningen, an urban area along the coastline has been equipped with smart City Hubs, consisting of three basic elements: A physical carrier, energy connection point and data connectivity. With 144 use cases and ideas related to livability and business in the neighborhood defined, defined, and several use cases being deployed, the Living Lab seems ready for take off. \n A use case onboarding and testing process has been designed, however, the admission of new stakeholders to the system, the facilitation of new ideas and cooperations, or the deployment of sensors and software remains a manual process until today. The process for admission should move from manual to automatic to scale. We see three roles emerging: the measuring of civil support, a sensor registry, and the establishment of public/private partnerships. \n The Hague wants to open-source and open access, to scale the Living Lab to the rest of the city, the region and (eventually) the world, voicing the voiceless by introducing new forms of democracy based on transparent data, where anyone and anything can contribute.</text:p>
          </table:table-cell>
          <table:table-cell office:value-type="string" table:style-name="ce3">
            <text:p>The challenge for the teams and everyone helping them: Build the admission system that automates access to the public digital ecosystem of the Hague: an independent, open, scalable and objective onboarding and networked mechanism, allowing everyone who wants to contribute access to grow innovation, nature and civilians’ initiatives in harmony.</text:p>
          </table:table-cell>
          <table:table-cell office:value-type="string" table:style-name="ce3">
            <text:p>Enabling the city through its local stakeholders to automate governance of the public digital ecosystem, allowing millions of actors (man and machine) to get on board and ideas to be tested for societal relevance. Help develop a Living Lab ecosystem blueprint that will serve The Hague and, due to its open nature, is replicable or moldable to serve the rest of the world.</text:p>
          </table:table-cell>
          <table:table-cell office:value-type="string" table:style-name="ce3">
            <text:p>The City of The Hague is inviting citizens, tourists, emergency workers, shop owners, policymakers, and many other stakeholders to work with the teams, be the first to test and give feedback to the solutions, and then help launch the best solutions</text:p>
          </table:table-cell>
          <table:table-cell office:value-type="string" table:style-name="ce10">
            <text:p><text:a xlink:href="https://youtu.be/_aU31KUYGCQ">https://youtu.be/_aU31KUYGCQ</text:a></text:p>
          </table:table-cell>
          <table:table-cell office:value-type="string" table:style-name="ce3">
            <text:p>sovereign-nature.jpeg</text:p>
          </table:table-cell>
          <table:table-cell office:value-type="string" office:string-value="https://prod-v3.odyssey.ninja/backend/storage/challenges/sovereign-nature.jpeg" table:formula="of:=$$CONTENT_BASE_URL&amp;&quot;challenges/&quot;&amp;[.J17]" table:style-name="ce9">
            <text:p>https://prod-v3.odyssey.ninja/backend/storage/challenges/sovereign-nature.jpeg</text:p>
          </table:table-cell>
          <table:table-cell office:value-type="string" table:style-name="ce10">
            <text:p><text:a xlink:href="https://www.odyssey.org/wp-content/uploads/2020/08/3-4.-The-Hague-One-Image-for-both-Challenges-scaled.jpg">https://www.odyssey.org/wp-content/uploads/2020/08/3-4.-The-Hague-One-Image-for-both-Challenges-scaled.jpg</text:a></text:p>
          </table:table-cell>
          <table:table-cell table:number-columns-repeated="16372"/>
        </table:table-row>
        <table:table-row table:style-name="ro3">
          <table:table-cell office:value-type="string" table:style-name="ce8">
            <text:p>Self-sovereign identity in action</text:p>
          </table:table-cell>
          <table:table-cell office:value-type="string" table:style-name="ce3">
            <text:p>ssi</text:p>
          </table:table-cell>
          <table:table-cell office:value-type="string" table:style-name="ce3">
            <text:p>Dutch Blockchain Coalition, Dutch Ministry of the Interior and Kingdom Relations</text:p>
          </table:table-cell>
          <table:table-cell office:value-type="string" table:style-name="ce3">
            <text:p>How might we enable all Odyssey Momentum tracks and teams to benefit from an operational SSI framework and infrastructure in order to demonstrate the value of SSI in business and societal contexts?</text:p>
          </table:table-cell>
          <table:table-cell office:value-type="string" table:style-name="ce3">
            <text:p>If it was just down to technology, a successful cross-border Self-Sovereign Identity (SSI) would already exist; a truly digital native identity, common, widely adopted and backed by government, industry and society. \\n To serve the future social and economical needs of humanity, the principles of this Self-Sovereign Identity ecosystem must be rooted in 21st-century dynamics. \\n Though previously impossible, this Odyssey Momentum track strives to explore the full complexity of an SSI system in an operational setting. Through collaboration with other tracks and key-stakeholders, we aim to make viable the main elements of an SSI environment. \\n A Self-Sovereign Identity aims to facilitate transactions, while allowing full control by the end user whose identifying attributes are being shared. People and companies must be able to share and revoke use of personal data by one or all reliant parties.</text:p>
          </table:table-cell>
          <table:table-cell office:value-type="string" table:style-name="ce3">
            <text:p>The challenge for the teams and everyone helping them: Contribute to an open Self-Sovereign Identity ecosystem, consisting of a transparent trust framework and associated common infrastructure, empowering people and organizations to drive societal change. Enable all other Odyssey tracks to benefit from and contribute to this Self-Sovereign Identity ecosystem.</text:p>
          </table:table-cell>
          <table:table-cell office:value-type="string" table:style-name="ce3">
            <text:p>A Self- Sovereign Identity can unlock the full potential of the digital global economy. The identity of people, organizations and things is relevant to any transaction, while protecting Personal Identifiable Information (PII) is of increasing importance. \\n SSI enables the necessary exchange of verified data before committing to (proposed) transactions, which for high-value/high-risk transactions includes the identity.</text:p>
          </table:table-cell>
          <table:table-cell office:value-type="string" table:style-name="ce3">
            <text:p>The Dutch Blockchain Coalition and the Dutch Ministry of the Interior and Kingdom Relations are inviting anyone who is interested in applying Self-Sovereign Identity to work with the teams, be the first to test and give feedback to the solutions, and then help launch the best solutions.</text:p>
          </table:table-cell>
          <table:table-cell office:value-type="string" table:style-name="ce10">
            <text:p><text:a xlink:href="https://youtu.be/WHVIPeN9fP0">https://youtu.be/WHVIPeN9fP0</text:a></text:p>
          </table:table-cell>
          <table:table-cell office:value-type="string" table:style-name="ce3">
            <text:p>ssi.jpeg</text:p>
          </table:table-cell>
          <table:table-cell office:value-type="string" office:string-value="https://prod-v3.odyssey.ninja/backend/storage/challenges/ssi.jpeg" table:formula="of:=$$CONTENT_BASE_URL&amp;&quot;challenges/&quot;&amp;[.J18]" table:style-name="ce9">
            <text:p>https://prod-v3.odyssey.ninja/backend/storage/challenges/ssi.jpeg</text:p>
          </table:table-cell>
          <table:table-cell office:value-type="string" table:style-name="ce10">
            <text:p><text:a xlink:href="https://www.odyssey.org/wp-content/uploads/2018/11/1_9JMUvRgrBMyA4ehEZ7V6Pw.jpg">https://www.odyssey.org/wp-content/uploads/2018/11/1_9JMUvRgrBMyA4ehEZ7V6Pw.jpg</text:a></text:p>
          </table:table-cell>
          <table:table-cell table:number-columns-repeated="16372"/>
        </table:table-row>
        <table:table-row table:style-name="ro3">
          <table:table-cell office:value-type="string" table:style-name="ce8">
            <text:p>Smart meter data</text:p>
          </table:table-cell>
          <table:table-cell office:value-type="string" table:style-name="ce3">
            <text:p>smart-meters</text:p>
          </table:table-cell>
          <table:table-cell office:value-type="string" table:style-name="ce3">
            <text:p>Vattenfall</text:p>
          </table:table-cell>
          <table:table-cell office:value-type="string" table:style-name="ce3">
            <text:p>How might we provide smart meter data autonomy for prosumers in order for anyone mandated to use the smart meter data to create new feedback loops and invent new business models?</text:p>
          </table:table-cell>
          <table:table-cell office:value-type="string" table:style-name="ce3">
            <text:p>Smart meters have been introduced in European households with varying degrees of success. In the Netherlands, 73% of households now have a smart meter, in Germany 0%. The EU at least 80% of electricity meters with smart meters by 2020 wherever this is cost-effective. \\n The smart meter is key to success in becoming a fossil-free continent, with emphasis on consumers becoming prosumers and on decentralized renewables instead of mainly centralized energy plants: without the data from the end user, every stakeholder (TSO, DSO, energy supplier, energy service company etc.) is left in the dark. \\n Current smart meter data collection and unlocking for stakeholders is centralized (DSOs are the gatekeeper, single point of failure), closed (access for mandated stakeholders only) and has a 24-hr delay. Looking at the possibilities decentralized technologies offer us, this is a suboptimal model for the future EU prosumer-driven energy market.</text:p>
          </table:table-cell>
          <table:table-cell office:value-type="string" table:style-name="ce3">
            <text:p>The challenge for the teams and everyone helping them: Create a publicly owned and privacy-by-design smart meter energy data exchange protocol, incentivizing all consumers and mandated stakeholders to contribute and use data. Starting with the Dutch and Swedish energy market, the solution is scalable for Europe. The protocol has an incentive model for self-maintenance and focuses on solving disturbances and on high-quality smart meter data.</text:p>
          </table:table-cell>
          <table:table-cell office:value-type="string" table:style-name="ce3">
            <text:p>Real-time and higher-quality data and a transparent and inclusive system unlock new solutions and business models. The switch from privacy-by-law to privacy-by-design is more reflective of the actual and desired situation, more GDPR-robust and leads to more opportunities for consumers to go to market with their data.</text:p>
          </table:table-cell>
          <table:table-cell office:value-type="string" table:style-name="ce3">
            <text:p>Vattenfall is inviting homeowners, DSOs, regulators, energy suppliers, smart meter manufacturers, and many other stakeholders&lt;/span&gt; to work with the teams, be the first to test and give feedback to the solutions, and then help launch the best solutions.</text:p>
          </table:table-cell>
          <table:table-cell office:value-type="string" table:style-name="ce10">
            <text:p><text:a xlink:href="https://youtu.be/03OnRDSiQZU">https://youtu.be/03OnRDSiQZU</text:a></text:p>
          </table:table-cell>
          <table:table-cell office:value-type="string" table:style-name="ce3">
            <text:p>infrastructure-for-smart-meter-data.jpeg</text:p>
          </table:table-cell>
          <table:table-cell office:value-type="string" office:string-value="https://prod-v3.odyssey.ninja/backend/storage/challenges/infrastructure-for-smart-meter-data.jpeg" table:formula="of:=$$CONTENT_BASE_URL&amp;&quot;challenges/&quot;&amp;[.J19]" table:style-name="ce9">
            <text:p>https://prod-v3.odyssey.ninja/backend/storage/challenges/infrastructure-for-smart-meter-data.jpeg</text:p>
          </table:table-cell>
          <table:table-cell office:value-type="string" table:style-name="ce10">
            <text:p><text:a xlink:href="https://www.odyssey.org/wp-content/uploads/2020/08/2.-Data-Infrastructure-for-Smart-Meters-scaled.jpg">https://www.odyssey.org/wp-content/uploads/2020/08/2.-Data-Infrastructure-for-Smart-Meters-scaled.jpg</text:a></text:p>
          </table:table-cell>
          <table:table-cell table:number-columns-repeated="16372"/>
        </table:table-row>
        <table:table-row table:style-name="ro3">
          <table:table-cell office:value-type="string" table:style-name="ce8">
            <text:p>Sovereign Nature</text:p>
          </table:table-cell>
          <table:table-cell office:value-type="string" table:style-name="ce3">
            <text:p>sovereign-nat</text:p>
          </table:table-cell>
          <table:table-cell office:value-type="string" table:style-name="ce3">
            <text:p>Sovereign Nature Initiative</text:p>
          </table:table-cell>
          <table:table-cell office:value-type="string" table:style-name="ce3">
            <text:p>How do we enable anyone to ac on behalf of nature through stories backed up by data, in a world where data access is limited, especially for low income communities?</text:p>
          </table:table-cell>
          <table:table-cell office:value-type="string" table:style-name="ce3">
            <text:p>The High Seas feature biodiversity outside national boundaries. Despite all efforts, the High Seas are currently virtually unprotected and rapidly degrading. The largest ecosystem of our Earth needs better governance. For example, over 30% of the world’s oxygen is now at risk, as this comes from the phytoplankton in the High Seas.Organizations working to conserve the High Seas cannot pool data, as all research is siloed. Stakeholders and issues differ per region. Rich countries, with the most economic incentive, monopolize research and data outcomes due to the high cost of doing research on the sea.</text:p>
          </table:table-cell>
          <table:table-cell office:value-type="string" table:style-name="ce3">
            <text:p>Build a decentralized sovereign nature-data exchange infrastructure for anyone and anything to contribute and use its data on the High Seas, creating data and information commons for everyone, preserving and strengthening the data sovereignty of scientists, traditional knowledge holders and organizations. Enabling nature’s data to speak for itself and therefore enabling everyone to act on behalf of nature. In this challenge, the Sargasso Sea will be the specific use-case.</text:p>
          </table:table-cell>
          <table:table-cell office:value-type="string" table:style-name="ce3">
            <text:p>An open, inclusive, data commons enabling representatives of local communities and NGOs to impact policy and regulation leads to empowered communities, organizations and individuals protecting ocean biodiversity. This IT ecosystem will break down the siloing of databases to provide the necessary resources to protect 70% of the ocean effectively. For the Sargasso Sea, the availability of a full data-spectrum and the integration of datasets, supporting all authorities and stakeholders, will allow to take effective conservation measures. <text:s/>Such an ecosystem could also provide invaluable insights for Member States negotiating the UN High Seas Treaty, an international binding agreement.</text:p>
          </table:table-cell>
          <table:table-cell office:value-type="string" table:style-name="ce3">
            <text:p>The International Council of Environmental Law and the International Union for Conservation of Nature invite you to help in the challenge of enabling anyone to act on behalf of nature through stories backed up by data, in a world where data access is limited, especially for low income communities.</text:p>
          </table:table-cell>
          <table:table-cell office:value-type="string" table:style-name="ce10">
            <text:p><text:a xlink:href="https://youtu.be/5l9nBerSpjY">https://youtu.be/5l9nBerSpjY</text:a></text:p>
          </table:table-cell>
          <table:table-cell office:value-type="string" table:style-name="ce3">
            <text:p>sovereign-nature.jpeg</text:p>
          </table:table-cell>
          <table:table-cell office:value-type="string" office:string-value="https://prod-v3.odyssey.ninja/backend/storage/challenges/sovereign-nature.jpeg" table:formula="of:=$$CONTENT_BASE_URL&amp;&quot;challenges/&quot;&amp;[.J20]" table:style-name="ce9">
            <text:p>https://prod-v3.odyssey.ninja/backend/storage/challenges/sovereign-nature.jpeg</text:p>
          </table:table-cell>
          <table:table-cell office:value-type="string" table:style-name="ce13">
            <text:p><text:a xlink:href="https://www.odyssey.org/wp-content/uploads/2019/12/P.-10.-Sovereign-nature-ICEL-2-scaled.jpg">https://www.odyssey.org/wp-content/uploads/2019/12/P.-10.-Sovereign-nature-ICEL-2-scaled.jpg</text:a></text:p>
          </table:table-cell>
          <table:table-cell table:number-columns-repeated="16372"/>
        </table:table-row>
        <table:table-row table:number-rows-repeated="12" table:style-name="ro3">
          <table:table-cell table:number-columns-repeated="16384" table:style-name="ce1"/>
        </table:table-row>
        <table:table-row table:number-rows-repeated="966" table:style-name="ro3">
          <table:table-cell table:number-columns-repeated="16384"/>
        </table:table-row>
        <table:table-row table:number-rows-repeated="1047577" table:style-name="ro1">
          <table:table-cell table:number-columns-repeated="16384"/>
        </table:table-row>
        <table:table-row table:style-name="ro5">
          <table:table-cell table:number-columns-repeated="16384"/>
        </table:table-row>
      </table:table>
      <table:table table:name="Opportunities" table:style-name="ta1">
        <table:table-column table:style-name="co15" table:default-cell-style-name="ce1"/>
        <table:table-column table:style-name="co13" table:default-cell-style-name="ce1"/>
        <table:table-column table:style-name="co7" table:number-columns-repeated="2" table:default-cell-style-name="ce1"/>
        <table:table-column table:style-name="co8" table:default-cell-style-name="ce1"/>
        <table:table-column table:style-name="co9" table:default-cell-style-name="ce1"/>
        <table:table-column table:style-name="co10" table:default-cell-style-name="ce1"/>
        <table:table-column table:style-name="co3" table:number-columns-repeated="2" table:default-cell-style-name="ce1"/>
        <table:table-column table:style-name="co16" table:default-cell-style-name="ce1"/>
        <table:table-column table:style-name="co12" table:default-cell-style-name="ce1"/>
        <table:table-column table:style-name="co3" table:number-columns-repeated="53" table:default-cell-style-name="ce1"/>
        <table:table-column table:style-name="co5" table:number-columns-repeated="16320" table:default-cell-style-name="ce1"/>
        <table:table-row table:style-name="ro4">
          <table:table-cell office:value-type="string" table:style-name="ce6">
            <text:p>ID</text:p>
          </table:table-cell>
          <table:table-cell office:value-type="string" table:style-name="ce6">
            <text:p>NAME</text:p>
          </table:table-cell>
          <table:table-cell office:value-type="string" table:style-name="ce6">
            <text:p>TEXT_ID</text:p>
          </table:table-cell>
          <table:table-cell office:value-type="string" table:style-name="ce6">
            <text:p>CHALLENGE</text:p>
          </table:table-cell>
          <table:table-cell office:value-type="string" table:style-name="ce6">
            <text:p>TAGLINE</text:p>
          </table:table-cell>
          <table:table-cell office:value-type="string" table:style-name="ce6">
            <text:p>BACKGROUND</text:p>
          </table:table-cell>
          <table:table-cell office:value-type="string" table:style-name="ce6">
            <text:p>VISION</text:p>
          </table:table-cell>
          <table:table-cell office:value-type="string" table:style-name="ce6">
            <text:p>IMPACT</text:p>
          </table:table-cell>
          <table:table-cell office:value-type="string" table:style-name="ce6">
            <text:p>WHO</text:p>
          </table:table-cell>
          <table:table-cell office:value-type="string" table:style-name="ce6">
            <text:p>VIDEO</text:p>
          </table:table-cell>
          <table:table-cell office:value-type="string" table:style-name="ce6">
            <text:p>IMAGE</text:p>
          </table:table-cell>
          <table:table-cell table:number-columns-repeated="15" table:style-name="ce7"/>
          <table:table-cell table:number-columns-repeated="16358"/>
        </table:table-row>
        <table:table-row table:style-name="ro3">
          <table:table-cell office:value-type="float" office:value="1" table:style-name="ce3">
            <text:p>1</text:p>
          </table:table-cell>
          <table:table-cell office:value-type="string" office:string-value="grid1" table:formula="of:=&quot;grid&quot;&amp;[.A2]" table:style-name="ce3">
            <text:p>grid1</text:p>
          </table:table-cell>
          <table:table-cell office:value-type="string" office:string-value="grid1" table:formula="of:=[.B2]" table:style-name="ce3">
            <text:p>grid1</text:p>
          </table:table-cell>
          <table:table-cell office:value-type="string" table:content-validation-name="val1" table:style-name="ce3">
            <text:p>Balance the grid</text:p>
          </table:table-cell>
          <table:table-cell office:value-type="string" table:style-name="ce3">
            <text:p>How might we incentivize consumers to communicate energy demand and production to allow all stakeholders to balance the grid?</text:p>
          </table:table-cell>
          <table:table-cell office:value-type="string" table:style-name="ce3">
            <text:p>Our power system is becoming increasingly more decentralized and complex. By using solar PV, consumers have become electricity producers as well, and the number of these ‘prosumers’ is increasing. All the while, the electricity demand is rising due to the electrification of transport and industry. Cities around the world are electrifying their public transport systems, but if all busses would be charged around the time people are in the kitchen preparing dinner, the current grid would not be able to cope. \\n The energy sector is striving to make the best of these developments, but so far the sector remains fragmented with a large number of initiatives and pilots spread over start-ups, scale-ups, countries, DSOs, TSOs, utilities, and regulators. \\n Balancing the power grid is and will be more and more difficult and expensive. While technological advances have already disrupted many areas of the power system and, for example, empowered consumers to become producers and traders of their own electricity, the balancing markets still resemble an exclusive club of the big industry players. How can we enable also small consumers and prosumers to contribute to balancing?</text:p>
          </table:table-cell>
          <table:table-cell office:value-type="string" table:style-name="ce3">
            <text:p>The challenge for the teams and everyone helping them: Enable the entire energy sector to transition from an ego-system to an eco-system, where everyone and anything is incentivized to share demand AND production of green power. You will co-create the fast and energy efficient digital power market commons by developing a protocol communication layer to power an awesome fossil-free future within one generation.</text:p>
          </table:table-cell>
          <table:table-cell office:value-type="string" table:style-name="ce3">
            <text:p>The power grid is one of the most sophisticated infrastructures ever built. By building the energy flexibility ecosystem on a digital protocol layer, the network will become fit for a fossil-free future and will prevent major and costly physical grid investments that will impact the grid and its customers. It will make the power system more robust and transparent, enabling anyone to build an infinite amount of business cases on top of your solution.</text:p>
          </table:table-cell>
          <table:table-cell office:value-type="string" table:style-name="ce3">
            <text:p>Vattenfall is inviting energy specialists throughout the entire sector, from DSOs and TSOs to solar power solution providers,&lt;/span&gt; to work with the teams, be the first to test and give feedback to the solutions, and then help launch the best solutions.</text:p>
          </table:table-cell>
          <table:table-cell office:value-type="string" table:style-name="ce10">
            <text:p><text:a xlink:href="https://youtu.be/-wGlzcjs9CI">https://youtu.be/-wGlzcjs9CI</text:a></text:p>
          </table:table-cell>
          <table:table-cell office:value-type="string" table:style-name="ce10">
            <text:p><text:a xlink:href="https://www.odyssey.org/wp-content/uploads/2020/08/1.-Fossil-Fuel-Free-Future-Vattenfall1-72-scaled.jpg">https://www.odyssey.org/wp-content/uploads/2020/08/1.-Fossil-Fuel-Free-Future-Vattenfall1-72-scaled.jpg</text:a></text:p>
          </table:table-cell>
          <table:table-cell table:number-columns-repeated="16373" table:style-name="ce1"/>
        </table:table-row>
        <table:table-row table:style-name="ro3">
          <table:table-cell office:value-type="float" office:value="2" table:style-name="ce3">
            <text:p>2</text:p>
          </table:table-cell>
          <table:table-cell office:value-type="string" office:string-value="grid2" table:formula="of:=&quot;grid&quot;&amp;[.A3]" table:style-name="ce3">
            <text:p>grid2</text:p>
          </table:table-cell>
          <table:table-cell office:value-type="string" office:string-value="grid2" table:formula="of:=[.B3]" table:style-name="ce3">
            <text:p>grid2</text:p>
          </table:table-cell>
          <table:table-cell office:value-type="string" table:content-validation-name="val1" table:style-name="ce3">
            <text:p>Balance the grid</text:p>
          </table:table-cell>
          <table:table-cell office:value-type="string" table:style-name="ce3">
            <text:p>How might we ensure better reuse of freight packaging in a world without incentives and without transparency?</text:p>
          </table:table-cell>
          <table:table-cell office:value-type="string" table:style-name="ce3">
            <text:p>Freight packaging is lost, stolen, or simply not reused. This costs transporters €150,000 to €3,000,000 a year, in addition to the environmental impact of replacing trolleys, pallets, and crates. Reuse or repair often costs more than buying new. \n Freight packaging may look simple, but involves many factors. It may cost more or less than the actual product, belonging to the transporter, producer or marketplace. One solution won’t fit all, and supply chain stakeholder interests do not align. Who wants to transfer packaging ownership with every delivery? \n Though the technology exists (IoT, transactions), it is proprietary and different systems and incentives cannot collaborate on an application level. Stakeholders are unwilling to align on one protocol. Everyone must benefit.</text:p>
          </table:table-cell>
          <table:table-cell office:value-type="string" table:style-name="ce3">
            <text:p>The challenge for the teams and everyone helping them: Create a transparent logistics protocol so anyone can localize, identify, certify, return, reuse, and repair freight packaging by incentivizing contributions by all supply chain stakeholders. Consider accountability and compliance.</text:p>
          </table:table-cell>
          <table:table-cell office:value-type="string" table:style-name="ce3">
            <text:p>If the supply chain aligns on one transparency and accountability protocol for freight packaging attributes (localize, identify, certify, return, reuse), this unlocks a whole new efficient packaging market with business opportunities throughout the chain.</text:p>
          </table:table-cell>
          <table:table-cell office:value-type="string" table:style-name="ce3">
            <text:p>TVM is inviting all players in the supply chain, from truck drivers to planners and CTOs to CEOs, to work with the teams, be the first to test and give feedback to the solutions, and then help launch the best solutions.</text:p>
          </table:table-cell>
          <table:table-cell office:value-type="string" table:style-name="ce10">
            <text:p><text:a xlink:href="https://youtu.be/0Ap20Vu_IJ8">https://youtu.be/0Ap20Vu_IJ8</text:a></text:p>
          </table:table-cell>
          <table:table-cell office:value-type="string" table:style-name="ce10">
            <text:p><text:a xlink:href="https://www.odyssey.org/wp-content/uploads/2020/08/7.-Circular-Economy-for-Freight-Packaging-scaled.jpg">https://www.odyssey.org/wp-content/uploads/2020/08/7.-Circular-Economy-for-Freight-Packaging-scaled.jpg</text:a></text:p>
          </table:table-cell>
          <table:table-cell table:number-columns-repeated="16373" table:style-name="ce1"/>
        </table:table-row>
        <table:table-row table:style-name="ro3">
          <table:table-cell office:value-type="float" office:value="3" table:style-name="ce3">
            <text:p>3</text:p>
          </table:table-cell>
          <table:table-cell office:value-type="string" office:string-value="grid3" table:formula="of:=&quot;grid&quot;&amp;[.A4]" table:style-name="ce3">
            <text:p>grid3</text:p>
          </table:table-cell>
          <table:table-cell office:value-type="string" office:string-value="grid3" table:formula="of:=[.B4]" table:style-name="ce3">
            <text:p>grid3</text:p>
          </table:table-cell>
          <table:table-cell office:value-type="string" table:content-validation-name="val1" table:style-name="ce3">
            <text:p>Balance the grid</text:p>
          </table:table-cell>
          <table:table-cell office:value-type="string" table:style-name="ce3">
            <text:p>How might we provide transparency on shipping characteristics from and for collaborating supply chain parties in order to ensure a compliant air cargo flow?</text:p>
          </table:table-cell>
          <table:table-cell office:value-type="string" table:style-name="ce3">
            <text:p>Fake and counterfeit medications kill tens of thousands of people around the world each year, with profits funding other criminal activities. \n While this has always been a hot topic, the COVID-19 vaccine has really put it in the spotlight: imagine the first batches of vaccines arriving after being compromised, tampered with or not kept cool throughout their journey. How would that affect global trust in a COVID-19 vaccine? \n COVID-19 has revealed the crucial role of the supply-chain within the global economy. In addition to security, speed and flexibility are now more critical than ever. \n Within the context of COVID-19, effective data sharing and transparency are the way forward to improve collaboration within the supply chain. If you want to be fast while mitigating risks, you need to be a team-player. You cannot afford to wait a week to release your data, even towards a competitor. \n Currently, every supply chain stakeholder maintains their own data silo and there is no transparent, trusted and secure way to share data. This creates a lack of consistent data (timely, complete and accurate) and actors are unable to recognize or stop transportation of counterfeit, dangerous goods on their own. The result is delay and uncertainty. \n The various parties understand that more regulations, compliance and data hoarding won’t work. What is needed is transparent collaboration and validation through solutions such as a virtual twin protocol or decentralized identifiers for products and parts. These solutions cannot add to the costs, as COVID-19 vaccine production and distribution have very low margins throughout the chain.</text:p>
          </table:table-cell>
          <table:table-cell office:value-type="string" table:style-name="ce3">
            <text:p>The challenge for the teams and everyone helping them: The supply chain industry will have to become more agile rapidly. To that end, we aim to co-create a protocol and application for authentication throughout the supply chain. Such a trusted ecosystem agent will bridge the gap in trust within the air cargo market, enabling all parties in the supply chain to give and receive relevant and compliant data (almost) in real time.</text:p>
          </table:table-cell>
          <table:table-cell office:value-type="string" table:style-name="ce3">
            <text:p>COVID-19 surprised us all. We cannot allow ourselves to be surprised by the distribution of 4 billion doses of COVID vaccines in the near future. They will be produced by multiple competing pharma companies and have to remain cool all the way from the factory to the patient. \n The reputations of all parties involved are at stake,while supply chain visibility is higher than ever. The failure rate must be zero, with all vaccines delivered on time and free of tampering. \n Now imagine the medication and supply chain industries looking beyond their own commercial interests and delivering vaccines as effectively as possible. How would this affect our global recovery from the pandemic, and what new opportunities could arise for the entire supply chain industry if we embraced this collaborative approach? \n Interaction with government and enforcement agencies is vital in facilitating market and patient access. (Pre-arrival) customs clearance, which can currently take between several days and weeks, could become a critical factor.</text:p>
          </table:table-cell>
          <table:table-cell office:value-type="string" table:style-name="ce3">
            <text:p>KLM Cargo is inviting COVID vaccine developers, logistics operators, healthcare professionals, customs, and many other stakeholders to work with the teams, be the first to test and give feedback to the solutions, and then help launch the best solutions.</text:p>
          </table:table-cell>
          <table:table-cell office:value-type="string" table:style-name="ce10">
            <text:p><text:a xlink:href="https://youtu.be/CYni7dErB5E">https://youtu.be/CYni7dErB5E</text:a></text:p>
          </table:table-cell>
          <table:table-cell office:value-type="string" table:style-name="ce10">
            <text:p><text:a xlink:href="https://www.odyssey.org/wp-content/uploads/2020/02/P.-7.-Compliant-Air-Cargo-Flow-KLM-Cargo-scaled.jpg">https://www.odyssey.org/wp-content/uploads/2020/02/P.-7.-Compliant-Air-Cargo-Flow-KLM-Cargo-scaled.jpg</text:a></text:p>
          </table:table-cell>
          <table:table-cell table:number-columns-repeated="16373" table:style-name="ce1"/>
        </table:table-row>
        <table:table-row table:style-name="ro3">
          <table:table-cell office:value-type="float" office:value="4" table:style-name="ce3">
            <text:p>4</text:p>
          </table:table-cell>
          <table:table-cell office:value-type="string" office:string-value="grid4" table:formula="of:=&quot;grid&quot;&amp;[.A5]" table:style-name="ce3">
            <text:p>grid4</text:p>
          </table:table-cell>
          <table:table-cell office:value-type="string" office:string-value="grid4" table:formula="of:=[.B5]" table:style-name="ce3">
            <text:p>grid4</text:p>
          </table:table-cell>
          <table:table-cell office:value-type="string" table:content-validation-name="val1" table:style-name="ce3">
            <text:p>Balance the grid</text:p>
          </table:table-cell>
          <table:table-cell office:value-type="string" table:style-name="ce3">
            <text:p>How might we prevent human suffering and shifting humanity's habit away from violent conflict towards the prevention of conflict?</text:p>
          </table:table-cell>
          <table:table-cell office:value-type="string" table:style-name="ce3">
            <text:p>It's better to prevent conflict than try to cure it. Yet our personal and institutional focus is on crisis response, rather than conflict prevention. Violent escalation is a preferred option for many parties. This loop is hard to break. Violence is still a business model. \\n Personal loop to break \\n The causes of violent behaviour run deep, rooted in our own personal approach to life: for each situation we have triggers and options to prevent or escalate. People are currently lacking abilities and skills, and effective methodologies to learn are not yet widespread. \\n Institutional loop to break \\n In the past years, international organizations, governments and NGOs have begun prioritizing conflict prevention instead of responding to crises. \\n Early signal, early warning and early action systems – these are both IT-systems and observation methodologies and indicators in society used by civilians, diplomats, NGOs and the military that conflicts could escalate – are suboptimal, as they can be exclusive, top-down, fragmented and used in a biased way, being vulnerable to manipulation. Sometimes the user cannot act based on the signal, as the action to take is unclear, too complicated, too high risk, or even too late. There is a big gap between the current systems and concrete action. \\n We need to approach this more holistically, including all the stakeholders involved in this challenge.</text:p>
          </table:table-cell>
          <table:table-cell office:value-type="string" table:style-name="ce3">
            <text:p>The challenge for the teams and everyone helping them: Use existing methodologies and tools to move away from violent approaches to conflict by co-creating an inclusive protocol empowering anyone to connect, contribute, act and learn the skills to prevent violence. Let's create a groundswell of people from all walks of life who can take early action to prevent violent conflict!</text:p>
          </table:table-cell>
          <table:table-cell office:value-type="string" table:style-name="ce3">
            <text:p>Generate a groundswell of people from all walks of life who believe that a world without war is possible and necessary. A community that is actively engaged in accelerating the change by understanding and acting to prevent violent conflict. \\n Each of us should be aware of early warning signs, feel responsible for the de-escalation of conflict, and be able to contribute to the resolution of violent conflict. There needs to be a shift in global culture away from the habit of violent conflict towards the prevention of human suffering.</text:p>
          </table:table-cell>
          <table:table-cell office:value-type="string" table:style-name="ce3">
            <text:p>Business Plan for Peace and the Dutch Ministry of Defence are inviting policy makers, NGOs working on peace, army personnel, people living in 'conflict areas', and many other stakeholders to work with the teams, be the first to test and give feedback to the solutions, and then help launch the best solutions after the event.</text:p>
          </table:table-cell>
          <table:table-cell office:value-type="string" table:style-name="ce10">
            <text:p><text:a xlink:href="https://youtu.be/UHILCXdzIDE">https://youtu.be/UHILCXdzIDE</text:a></text:p>
          </table:table-cell>
          <table:table-cell office:value-type="string" table:style-name="ce10">
            <text:p><text:a xlink:href="https://www.odyssey.org/wp-content/uploads/2020/02/P.-13.-conflict-prevention-scaled.jpg">https://www.odyssey.org/wp-content/uploads/2020/02/P.-13.-conflict-prevention-scaled.jpg</text:a></text:p>
          </table:table-cell>
          <table:table-cell table:number-columns-repeated="16373" table:style-name="ce1"/>
        </table:table-row>
        <table:table-row table:style-name="ro3">
          <table:table-cell office:value-type="float" office:value="5" table:style-name="ce3">
            <text:p>5</text:p>
          </table:table-cell>
          <table:table-cell office:value-type="string" office:string-value="grid5" table:formula="of:=&quot;grid&quot;&amp;[.A6]" table:style-name="ce3">
            <text:p>grid5</text:p>
          </table:table-cell>
          <table:table-cell office:value-type="string" office:string-value="grid5" table:formula="of:=[.B6]" table:style-name="ce3">
            <text:p>grid5</text:p>
          </table:table-cell>
          <table:table-cell office:value-type="string" table:content-validation-name="val1" table:style-name="ce3">
            <text:p>Balance the grid</text:p>
          </table:table-cell>
          <table:table-cell office:value-type="string" table:style-name="ce3">
            <text:p>How might we incentivize consumers and organizations to accelerate decarbonization by creating a CO2 footprint measurement, accountability and investment tool?</text:p>
          </table:table-cell>
          <table:table-cell office:value-type="string" table:style-name="ce3">
            <text:p>The cost to consumers and companies currently ignores the societal and environmental impact of CO2 emissions caused by production and transportation. For example, consumers in Europe pay no more for berries from Peru than sprouts from Brussels, despite vastly higher CO2 cost. \n While there is an EU emissions trading system (EU ETS) system which created a carbon market, it only works for major energy-consuming industries and does not connect directly to smaller organizations and consumers. \n Additionally, there is no universal accounting protocol to communicate carbon usage and savings data for both consumers and organizations, which exist for processes like financial transactions or email.</text:p>
          </table:table-cell>
          <table:table-cell office:value-type="string" table:style-name="ce3">
            <text:p>The challenge for the teams and everyone helping them: Co-create an inclusive global CO2 accounting framework and infrastructure to accelerate the consumer-driven decarbonization of our global economy. Incentivize participants – consumers, corporations, energy providers, accounting firms – to use a detailed, direct and transparent CO2 offsetting tool to enable stakeholder communication.</text:p>
          </table:table-cell>
          <table:table-cell office:value-type="string" table:style-name="ce3">
            <text:p>By creating a tool to track decarbonization efforts, this new public digital infrastructure would hold everyone accountable for their (green) choices, while incentivizing and empowering consumers and companies to invest in decarbonization. The protocol would unlock an entirely new market and makes CO2 saving and accountability ‘just part of the deal’.</text:p>
          </table:table-cell>
          <table:table-cell office:value-type="string" table:style-name="ce3">
            <text:p>VMware, DAML and Dell Boomi are inviting SMEs and large corporates who want to prove they are transitioning to green operations, game theory experts, policymakers, regulators, and many other stakeholders to work with the teams, be the first to test and give feedback to the solutions, and then help launch the best solutions</text:p>
          </table:table-cell>
          <table:table-cell office:value-type="string" table:style-name="ce10">
            <text:p><text:a xlink:href="https://youtu.be/AgfrufQS4II">https://youtu.be/AgfrufQS4II</text:a></text:p>
          </table:table-cell>
          <table:table-cell office:value-type="string" table:style-name="ce10">
            <text:p><text:a xlink:href="https://www.odyssey.org/wp-content/uploads/2020/02/P.-15.-outcompete-disruptive-systems-Begone-excess-Co2-scaled.jpg">https://www.odyssey.org/wp-content/uploads/2020/02/P.-15.-outcompete-disruptive-systems-Begone-excess-Co2-scaled.jpg</text:a></text:p>
          </table:table-cell>
          <table:table-cell table:number-columns-repeated="16373" table:style-name="ce1"/>
        </table:table-row>
        <table:table-row table:style-name="ro3">
          <table:table-cell office:value-type="float" office:value="6" table:style-name="ce3">
            <text:p>6</text:p>
          </table:table-cell>
          <table:table-cell office:value-type="string" office:string-value="meters6" table:formula="of:=&quot;meters&quot;&amp;[.A7]" table:style-name="ce3">
            <text:p>meters6</text:p>
          </table:table-cell>
          <table:table-cell office:value-type="string" office:string-value="meters6" table:formula="of:=[.B7]" table:style-name="ce3">
            <text:p>meters6</text:p>
          </table:table-cell>
          <table:table-cell office:value-type="string" table:content-validation-name="val1" table:style-name="ce3">
            <text:p>Smart meter data</text:p>
          </table:table-cell>
          <table:table-cell office:value-type="string" table:style-name="ce3">
            <text:p>How might we prevent human suffering and shifting humanity's habit away from violent conflict towards the prevention of conflict?</text:p>
          </table:table-cell>
          <table:table-cell office:value-type="string" table:style-name="ce3">
            <text:p>It's better to prevent conflict than try to cure it. Yet our personal and institutional focus is on crisis response, rather than conflict prevention. Violent escalation is a preferred option for many parties. This loop is hard to break. Violence is still a business model. \\n Personal loop to break \\n The causes of violent behaviour run deep, rooted in our own personal approach to life: for each situation we have triggers and options to prevent or escalate. People are currently lacking abilities and skills, and effective methodologies to learn are not yet widespread. \\n Institutional loop to break \\n In the past years, international organizations, governments and NGOs have begun prioritizing conflict prevention instead of responding to crises. \\n Early signal, early warning and early action systems – these are both IT-systems and observation methodologies and indicators in society used by civilians, diplomats, NGOs and the military that conflicts could escalate – are suboptimal, as they can be exclusive, top-down, fragmented and used in a biased way, being vulnerable to manipulation. Sometimes the user cannot act based on the signal, as the action to take is unclear, too complicated, too high risk, or even too late. There is a big gap between the current systems and concrete action. \\n We need to approach this more holistically, including all the stakeholders involved in this challenge.</text:p>
          </table:table-cell>
          <table:table-cell office:value-type="string" table:style-name="ce3">
            <text:p>The challenge for the teams and everyone helping them: Use existing methodologies and tools to move away from violent approaches to conflict by co-creating an inclusive protocol empowering anyone to connect, contribute, act and learn the skills to prevent violence. Let's create a groundswell of people from all walks of life who can take early action to prevent violent conflict!</text:p>
          </table:table-cell>
          <table:table-cell office:value-type="string" table:style-name="ce3">
            <text:p>Generate a groundswell of people from all walks of life who believe that a world without war is possible and necessary. A community that is actively engaged in accelerating the change by understanding and acting to prevent violent conflict. \\n Each of us should be aware of early warning signs, feel responsible for the de-escalation of conflict, and be able to contribute to the resolution of violent conflict. There needs to be a shift in global culture away from the habit of violent conflict towards the prevention of human suffering.</text:p>
          </table:table-cell>
          <table:table-cell office:value-type="string" table:style-name="ce3">
            <text:p>Business Plan for Peace and the Dutch Ministry of Defence are inviting policy makers, NGOs working on peace, army personnel, people living in 'conflict areas', and many other stakeholders to work with the teams, be the first to test and give feedback to the solutions, and then help launch the best solutions after the event.</text:p>
          </table:table-cell>
          <table:table-cell office:value-type="string" table:style-name="ce10">
            <text:p><text:a xlink:href="https://youtu.be/UHILCXdzIDE">https://youtu.be/UHILCXdzIDE</text:a></text:p>
          </table:table-cell>
          <table:table-cell office:value-type="string" table:style-name="ce10">
            <text:p><text:a xlink:href="https://www.odyssey.org/wp-content/uploads/2020/02/P.-13.-conflict-prevention-scaled.jpg">https://www.odyssey.org/wp-content/uploads/2020/02/P.-13.-conflict-prevention-scaled.jpg</text:a></text:p>
          </table:table-cell>
          <table:table-cell table:number-columns-repeated="16373" table:style-name="ce1"/>
        </table:table-row>
        <table:table-row table:style-name="ro3">
          <table:table-cell office:value-type="float" office:value="7" table:style-name="ce3">
            <text:p>7</text:p>
          </table:table-cell>
          <table:table-cell office:value-type="string" office:string-value="meters7" table:formula="of:=&quot;meters&quot;&amp;[.A8]" table:style-name="ce3">
            <text:p>meters7</text:p>
          </table:table-cell>
          <table:table-cell office:value-type="string" office:string-value="meters7" table:formula="of:=[.B8]" table:style-name="ce3">
            <text:p>meters7</text:p>
          </table:table-cell>
          <table:table-cell office:value-type="string" table:content-validation-name="val1" table:style-name="ce3">
            <text:p>Smart meter data</text:p>
          </table:table-cell>
          <table:table-cell office:value-type="string" table:style-name="ce3">
            <text:p>How might we give all citizens and companies a reason to interact with the public digital ecosystem of the city in order to improve livability, democratic representation and societal engagement?</text:p>
          </table:table-cell>
          <table:table-cell office:value-type="string" table:style-name="ce3">
            <text:p>Just as physical space itself, we want The Hague digital space to be inclusive, to invite engagement and to add positive value to peoples’ lives. \n Currently, the city’s digital layer is fragmented, not just between our municipal departments, but also between different societal actors in general. Misunderstanding and misrepresentation between people, communities, government or any other entity is a big risk to social stability, so a common accountable data layer is desired. \n Our Living Lab in Scheveningen is the first attempt at a fully connected digital layer, aspiring to make the city more aware of the needs and the activities of its inhabitants by providing a platform for co-creation processes around digital innovations. The physical infrastructure of the living lab has been realized. Now we need the digital layer on top that would allow a vibrant digital ecosystem to emerge. We have already defined a set of roles and functionalities open to discussion and are looking for teams to help us fill this in with concrete tools. \n We assist teams by providing a 3D virtual twin of our city and online participation methods as building blocks, as well as direct links with experts on self-sovereign identity and decentralized data exchanges.</text:p>
          </table:table-cell>
          <table:table-cell office:value-type="string" table:style-name="ce3">
            <text:p>The challenge for the teams and everyone helping them: Create a data commons and marketplace mechanism, where different types of actors are incentivized and naturally start interacting with each other in the Living Lab, and where specifically civilians are empowered to own, share and earn from their data.</text:p>
          </table:table-cell>
          <table:table-cell office:value-type="string" table:style-name="ce3">
            <text:p>Providing the tools for everyone to engage and contribute to a better, livable city with decisions based on fully transparent information, aiming to improve livability, protect nature, accelerate business and strengthen our democracy.</text:p>
          </table:table-cell>
          <table:table-cell office:value-type="string" table:style-name="ce3">
            <text:p>The City of The Hague is inviting everyone: citizens, tourists, emergency workers, shop owners, policymakers, and many other stakeholders to work with the teams, be the first to test and give feedback to the solutions, and then help launch the best solutions.</text:p>
          </table:table-cell>
          <table:table-cell office:value-type="string" table:style-name="ce10">
            <text:p><text:a xlink:href="https://youtu.be/_aU31KUYGCQ">https://youtu.be/_aU31KUYGCQ</text:a></text:p>
          </table:table-cell>
          <table:table-cell office:value-type="string" table:style-name="ce10">
            <text:p><text:a xlink:href="https://www.odyssey.org/wp-content/uploads/2020/08/3-4.-The-Hague-One-Image-for-both-Challenges-scaled.jpg">https://www.odyssey.org/wp-content/uploads/2020/08/3-4.-The-Hague-One-Image-for-both-Challenges-scaled.jpg</text:a></text:p>
          </table:table-cell>
          <table:table-cell table:number-columns-repeated="16373" table:style-name="ce1"/>
        </table:table-row>
        <table:table-row table:style-name="ro3">
          <table:table-cell office:value-type="float" office:value="8" table:style-name="ce3">
            <text:p>8</text:p>
          </table:table-cell>
          <table:table-cell office:value-type="string" office:string-value="meters8" table:formula="of:=&quot;meters&quot;&amp;[.A9]" table:style-name="ce3">
            <text:p>meters8</text:p>
          </table:table-cell>
          <table:table-cell office:value-type="string" office:string-value="meters8" table:formula="of:=[.B9]" table:style-name="ce3">
            <text:p>meters8</text:p>
          </table:table-cell>
          <table:table-cell office:value-type="string" table:content-validation-name="val1" table:style-name="ce3">
            <text:p>Smart meter data</text:p>
          </table:table-cell>
          <table:table-cell office:value-type="string" table:style-name="ce3">
            <text:p>Generation Now is the track for 10-18 year-olds with bold ideas who want to go beyond school and beyond protest.</text:p>
          </table:table-cell>
          <table:table-cell office:value-type="string" table:style-name="ce3">
            <text:p>The ideas and legal principles of ownership are rooted in the 20th century: protect your idea, monopolize it, earn money and don’t get kicked-out of the market by someone who registers your invention before you do. \\n In order to solve the most pressing 21st-century problems, from plastic in the oceans to global warming, we need mass collaboration through new forms of cooperation. People, companies and governments struggle to establish this collaboration within the current ‘ownership’ protection of ideas paradigm: old habits die hard. \\n You are 10 to 18 years old and are literally not rooted in the 20th century. You can go beyond protesting against the 20th century to build on new forms of collaboration and ownership.</text:p>
          </table:table-cell>
          <table:table-cell office:value-type="string" table:style-name="ce3">
            <text:p>How might we discover new types of ownership, collaboration and problem-solving, by remixing solutions from the other teams in your favourite track (listed below), in order to create the highest possible impact for as many people as possible?</text:p>
          </table:table-cell>
          <table:table-cell office:value-type="string" table:style-name="ce3">
            <text:p>The redefinition of IP – intellectual property – everything created by the minds of humans – and the development of new types of collaboration of and for Generation Now will be tools for boosting creativity, entrepreneurship and collaboration, greatly accelerating mankind’s capability for solving complex 21st-century problems.</text:p>
          </table:table-cell>
          <table:table-cell office:value-type="string" table:style-name="ce3">
            <text:p>Odyssey is inviting youngsters, parents, teachers, policymakers, education researchers, specialists, and many other stakeholders to work with the teams, be the first to test and give feedback to the solutions, and then help launch the best solutions after the event.</text:p>
          </table:table-cell>
          <table:table-cell office:value-type="string" table:style-name="ce10">
            <text:p><text:a xlink:href="https://youtu.be/n3W-dCeN-ZQ">https://youtu.be/n3W-dCeN-ZQ</text:a></text:p>
          </table:table-cell>
          <table:table-cell office:value-type="string" table:style-name="ce10">
            <text:p><text:a xlink:href="https://www.odyssey.org/wp-content/uploads/2019/12/Future-Children-scaled.jpg">https://www.odyssey.org/wp-content/uploads/2019/12/Future-Children-scaled.jpg</text:a></text:p>
          </table:table-cell>
          <table:table-cell table:number-columns-repeated="16373" table:style-name="ce1"/>
        </table:table-row>
        <table:table-row table:style-name="ro3">
          <table:table-cell office:value-type="float" office:value="9" table:style-name="ce3">
            <text:p>9</text:p>
          </table:table-cell>
          <table:table-cell office:value-type="string" office:string-value="meters9" table:formula="of:=&quot;meters&quot;&amp;[.A10]" table:style-name="ce3">
            <text:p>meters9</text:p>
          </table:table-cell>
          <table:table-cell office:value-type="string" office:string-value="meters9" table:formula="of:=[.B10]" table:style-name="ce3">
            <text:p>meters9</text:p>
          </table:table-cell>
          <table:table-cell office:value-type="string" table:content-validation-name="val1" table:style-name="ce3">
            <text:p>Smart meter data</text:p>
          </table:table-cell>
          <table:table-cell office:value-type="string" table:style-name="ce3">
            <text:p>How might we aggregate and bundle a real-estate object’s distributed data through a Unique Object Identifier for all relevant stakeholders, demonstrating the benefits to real-estate developers, home-owners and regulatory bodies?</text:p>
          </table:table-cell>
          <table:table-cell office:value-type="string" table:style-name="ce3">
            <text:p>The data landscape of the building industry and its public and private stakeholders is fragmented, siloed and ineffective. The need for trusted, federated real-time data is rising. Data is easily lost, must be copied by hand and not readily available, leading to high costs for risk management and failure costs of €5 billion a year in NL alone. Government and society also lose out, as climate policies and urban planning do not benefit from a broad datafield. \\n Neither the market nor government have yet managed to transcend their own interests. A 21st-century national data infrastructure should ensure frictionless, permissioned exchange of data across organizational borders, public or private. Every ecosystem player should be able to contribute to solving shared and societal challenges. \\n We currently lack a standard connector to identify buildings and parts of buildings. The Unique Object Identifier should function like the familiar barcode used in many fields.</text:p>
          </table:table-cell>
          <table:table-cell office:value-type="string" table:style-name="ce3">
            <text:p>The challenge for the teams and everyone helping them: Create a new application for dynamic data on buildings and their environment on top of an interoperable, accessible, and ownerless connector. The app should allow for extensive bottom-up adoption of the Unique Object Identifier by all relevant stakeholders.</text:p>
          </table:table-cell>
          <table:table-cell office:value-type="string" table:style-name="ce3">
            <text:p>Breaking this loop allows everyone’s data to contribute to circularity, safety and air quality while expanding their data sovereignty. Real-time, trusted clear information will lead to less resistance to complying with rules and regulations not owned by any government.</text:p>
          </table:table-cell>
          <table:table-cell office:value-type="string" table:style-name="ce3">
            <text:p>Kadaster, Fibree and the Dutch Ministry of the Interior and Kingdom Relations are inviting real estate agents, project developers, (climate) policymakers, smart home/domotica appliance manufacturers, and many other stakeholders to work with the teams, be the first to test and give feedback to the solutions, and then help launch the best solutions after the event.</text:p>
          </table:table-cell>
          <table:table-cell office:value-type="string" table:style-name="ce10">
            <text:p><text:a xlink:href="https://youtu.be/TCdYcM3j_gw">https://youtu.be/TCdYcM3j_gw</text:a></text:p>
          </table:table-cell>
          <table:table-cell office:value-type="string" table:style-name="ce10">
            <text:p><text:a xlink:href="https://www.odyssey.org/wp-content/uploads/2020/02/P.-6.-Opening-up-real-estate-Kadaster-scaled.jpg">https://www.odyssey.org/wp-content/uploads/2020/02/P.-6.-Opening-up-real-estate-Kadaster-scaled.jpg</text:a></text:p>
          </table:table-cell>
          <table:table-cell table:number-columns-repeated="16373" table:style-name="ce1"/>
        </table:table-row>
        <table:table-row table:style-name="ro3">
          <table:table-cell office:value-type="float" office:value="10" table:style-name="ce3">
            <text:p>10</text:p>
          </table:table-cell>
          <table:table-cell office:value-type="string" office:string-value="meters10" table:formula="of:=&quot;meters&quot;&amp;[.A11]" table:style-name="ce3">
            <text:p>meters10</text:p>
          </table:table-cell>
          <table:table-cell office:value-type="string" office:string-value="meters10" table:formula="of:=[.B11]" table:style-name="ce3">
            <text:p>meters10</text:p>
          </table:table-cell>
          <table:table-cell office:value-type="string" table:content-validation-name="val1" table:style-name="ce3">
            <text:p>Smart meter data</text:p>
          </table:table-cell>
          <table:table-cell office:value-type="string" table:style-name="ce3">
            <text:p>The future of acute healthcare</text:p>
          </table:table-cell>
          <table:table-cell office:value-type="string" table:style-name="ce3">
            <text:p>The pressure on the acute healthcare network has been mounting. During the 2017-2018 flu epidemic, emergency departments were overcrowded. Multidisciplinary triage teams need support to decide where patients will go. All actors want to share their care capacity (available beds, operating rooms, staff) and demands (patient that needs X care). Our region needs a way to anticipate and plan for our future acute healthcare.</text:p>
          </table:table-cell>
          <table:table-cell office:value-type="string" table:style-name="ce3">
            <text:p>The challenge for the teams and everyone helping them: Create an infrastructure for capacity coordination with the ability of predictive scenario planning for the acute care system to enable every patient to receive the best acute care path at the right time and in the right place from the right caregiver given the available resources.</text:p>
          </table:table-cell>
          <table:table-cell office:value-type="string" table:style-name="ce3">
            <text:p>Great (predictive) capacity coordination, results in better acute care for patients and more efficient use of the available resources (personnel and available beds) in a region in a sustainable way. Long term: availability of scenario’s predicting care demand, resulting in better planning of entire new healthcare systems.</text:p>
          </table:table-cell>
          <table:table-cell office:value-type="string" table:style-name="ce3">
            <text:p>UMCG, City of Groningen, Hanze UAS, University of Groningen, Province of Groningen and Odyssey are inviting hospitals, (data) scientists, emergency room staff, policymakers, ambulance drivers, and many other stakeholders to work with the teams, be the first to test and give feedback to the solutions, and then help launch the best solutions after the event.</text:p>
          </table:table-cell>
          <table:table-cell office:value-type="string" table:style-name="ce13">
            <text:p><text:a xlink:href="https://youtu.be/6EfGENPTMAk">https://youtu.be/6EfGENPTMAk</text:a></text:p>
          </table:table-cell>
          <table:table-cell office:value-type="string" table:style-name="ce10">
            <text:p><text:a xlink:href="https://www.odyssey.org/wp-content/uploads/2019/11/3.-Healthcare-UMCG-Prov-groningen-city-of-groningen-Hanze-en-Rug-72-scaled.jpg">https://www.odyssey.org/wp-content/uploads/2019/11/3.-Healthcare-UMCG-Prov-groningen-city-of-groningen-Hanze-en-Rug-72-scaled.jpg</text:a></text:p>
          </table:table-cell>
          <table:table-cell table:number-columns-repeated="16373" table:style-name="ce1"/>
        </table:table-row>
        <table:table-row table:style-name="ro3">
          <table:table-cell office:value-type="float" office:value="11" table:style-name="ce3">
            <text:p>11</text:p>
          </table:table-cell>
          <table:table-cell office:value-type="string" office:string-value="living-labs11" table:formula="of:=&quot;living-labs&quot;&amp;[.A12]" table:style-name="ce3">
            <text:p>living-labs11</text:p>
          </table:table-cell>
          <table:table-cell office:value-type="string" office:string-value="living-labs11" table:formula="of:=[.B12]" table:style-name="ce3">
            <text:p>living-labs11</text:p>
          </table:table-cell>
          <table:table-cell office:value-type="string" table:content-validation-name="val1" table:style-name="ce3">
            <text:p>Scalable and inclusive living labs</text:p>
          </table:table-cell>
          <table:table-cell office:value-type="string" table:style-name="ce3">
            <text:p>How might we match the right citizen to the right situation emergency in order to help professionals and create a community that contributes to safety?</text:p>
          </table:table-cell>
          <table:table-cell office:value-type="string" table:style-name="ce3">
            <text:p>It is unacceptable that in these days of connectivity, relevant information about specific needs and available expertise is not available in emergency situations. From a painter with a long ladder just two blocks away from a fire in a tall building to a hobby drone flyer who happens to be in the park nearby who can give the firefighters a crucial overview in seconds. In order to realize an optimal approach in and towards an emergency situation, data has to be shared. Data of potential victims and of willing and able volunteers (stakeholders) that can be of help in that specific emergency situation. \n The centralized incident response system, where the government is the ‘supplier’ and the civilian the ‘client’, is the worldwide standard and the concept to disrupt in this challenge. By allowing everyone with relevant knowledge, skills, and means to participate, from truck drivers with a hinge in their truck to someone who has experience in re-directing traffic, the emergency response system becomes much more effective and powerful.</text:p>
          </table:table-cell>
          <table:table-cell office:value-type="string" table:style-name="ce3">
            <text:p>The challenge for the teams and everyone helping them: Create privacy by design data-sharing infrastructure, enabling anyone and anything to share relevant (personal) data during specific incidents and crises. Therefore, allowing both citizens and professionals to help resolve emergency situations based on their skills, expertise, and means.</text:p>
          </table:table-cell>
          <table:table-cell office:value-type="string" table:style-name="ce3">
            <text:p>We can create a society where we are all safety contributors, not safety consumers, by changing the dispatch center’s role, automating demand and supply, and using valuable civilian contributions to extend emergency service capacities, redefining civilian collaboration.</text:p>
          </table:table-cell>
          <table:table-cell office:value-type="string" table:style-name="ce3">
            <text:p>The Dutch Police and the Dutch Public Safety Alliance are inviting all organizations that feel responsible for public safety, their safety specialists, firemen and women, dispatch center IT architects, and many other stakeholders to work with the teams, be the first to test and give feedback to the solutions, and then help launch the best solutions after the event.</text:p>
          </table:table-cell>
          <table:table-cell office:value-type="string" table:style-name="ce10">
            <text:p><text:a xlink:href="https://youtu.be/bYUhAXmZMZM">https://youtu.be/bYUhAXmZMZM</text:a></text:p>
          </table:table-cell>
          <table:table-cell office:value-type="string" table:style-name="ce10">
            <text:p><text:a xlink:href="https://www.odyssey.org/wp-content/uploads/2020/02/P.-5b.-Public-Safety-and-Security-Inclusive-Safety-Communities-Province-of-Groningen-Police-and-the-Dutch-Public-Safety-Alliance-scaled.jpg">https://www.odyssey.org/wp-content/uploads/2020/02/P.-5b.-Public-Safety-and-Security-Inclusive-Safety-Communities-Province-of-Groningen-Police-and-the-Dutch-Public-Safety-Alliance-scaled.jpg</text:a></text:p>
          </table:table-cell>
          <table:table-cell table:number-columns-repeated="16373" table:style-name="ce1"/>
        </table:table-row>
        <table:table-row table:style-name="ro3">
          <table:table-cell office:value-type="float" office:value="12" table:style-name="ce3">
            <text:p>12</text:p>
          </table:table-cell>
          <table:table-cell office:value-type="string" office:string-value="living-labs12" table:formula="of:=&quot;living-labs&quot;&amp;[.A13]" table:style-name="ce3">
            <text:p>living-labs12</text:p>
          </table:table-cell>
          <table:table-cell office:value-type="string" office:string-value="living-labs12" table:formula="of:=[.B13]" table:style-name="ce3">
            <text:p>living-labs12</text:p>
          </table:table-cell>
          <table:table-cell office:value-type="string" table:content-validation-name="val1" table:style-name="ce3">
            <text:p>Scalable and inclusive living labs</text:p>
          </table:table-cell>
          <table:table-cell office:value-type="string" table:style-name="ce3">
            <text:p>How might we integrate an inclusive market design utilizing D3A,enabling every producing consumer to become an ‘energy company’?</text:p>
          </table:table-cell>
          <table:table-cell office:value-type="string" table:style-name="ce3">
            <text:p>The energy market is transforming at an ever-increasing speed. It is decentralizing because the market is at the parity point, where generation behind the consumer’s meter is competitive to the legacy system. \\n The current energy grid was not designed for the energy going two ways. It’is monopolistic, top-down and the final consumers are not considered as active market players. \\n Regulators are drafting new opportunities that will enable prosumers to actively participate in the market. This transformation creates very large technical, regulatory and business challenges for all stakeholders in the market: energy companies, DSOs, TSOs, final consumers and regulators. \\n In this track, all stakeholders come to the table to experiment and immediately validate new ideas and solutions.</text:p>
          </table:table-cell>
          <table:table-cell office:value-type="string" table:style-name="ce3">
            <text:p>The challenge for the teams and everyone helping them: Challenge 1 \n Build an application using www.D3A.io to simulate the bottom-up energy market of the future. Enable consumers to become active market prosumers, and find the new technical, regulatory and business roles of energy companies, DSOs, TSOs and regulators. \n Challenge 2 \n Unlock all new degrees of freedom and interaction for the final consumer/prosumer. Think about energy as the underlying essence that connects all businesses in society, but which has not yet been harnessed like a social network. \\n Check out the special deck for this track\n Find out what each team is building and which part of the problem they are tackling, and how you can contribute.</text:p>
          </table:table-cell>
          <table:table-cell office:value-type="string" table:style-name="ce3">
            <text:p>Future energy markets are driven bottom-up, with advantages such as security, economics and scalability over top-down markets. Selling your energy to your neighbor means less loss of energy and costs due to transportation: selling to your neighbor = more revenue for your energy. For the consumer there is a plethora of new degrees of freedom and interaction like this one, as energy is one of the underlying essences that connects all businesses within society.</text:p>
          </table:table-cell>
          <table:table-cell office:value-type="string" table:style-name="ce3">
            <text:p>Grid Singularity and Engie are inviting specialists and policymakers from throughout the entire energy sector, farmers with solar panels, energy communities, regulators, EU and national policymakers, and many other stakeholders to work with the teams, be the first to test and give feedback to the solutions, and then help launch the best solutions.</text:p>
          </table:table-cell>
          <table:table-cell office:value-type="string" table:style-name="ce10">
            <text:p><text:a xlink:href="https://youtu.be/Ub77xVwmSig">https://youtu.be/Ub77xVwmSig</text:a></text:p>
          </table:table-cell>
          <table:table-cell office:value-type="string" table:style-name="ce10">
            <text:p><text:a xlink:href="https://www.odyssey.org/wp-content/uploads/2019/12/P.-11.-Grid-Singularity-energy-2-scaled.jpg">https://www.odyssey.org/wp-content/uploads/2019/12/P.-11.-Grid-Singularity-energy-2-scaled.jpg</text:a></text:p>
          </table:table-cell>
          <table:table-cell table:number-columns-repeated="16373" table:style-name="ce1"/>
        </table:table-row>
        <table:table-row table:style-name="ro3">
          <table:table-cell office:value-type="float" office:value="13" table:style-name="ce3">
            <text:p>13</text:p>
          </table:table-cell>
          <table:table-cell office:value-type="string" office:string-value="living-labs13" table:formula="of:=&quot;living-labs&quot;&amp;[.A14]" table:style-name="ce3">
            <text:p>living-labs13</text:p>
          </table:table-cell>
          <table:table-cell office:value-type="string" office:string-value="living-labs13" table:formula="of:=[.B14]" table:style-name="ce3">
            <text:p>living-labs13</text:p>
          </table:table-cell>
          <table:table-cell office:value-type="string" table:content-validation-name="val1" table:style-name="ce3">
            <text:p>Scalable and inclusive living labs</text:p>
          </table:table-cell>
          <table:table-cell office:value-type="string" table:style-name="ce3">
            <text:p>How might we realize your purpose-driven dream in a radical new way?</text:p>
          </table:table-cell>
          <table:table-cell office:value-type="string" table:style-name="ce3">
            <text:p>We live in a world where we treat every entity as-if it is a business. It is a way of looking and thinking in which we are trained and get acknowledged and reaffirmed every day. It is the narrative we know and speak. A narrative that we never question. But what are we missing out on if we follow this narrative? In this challenge we are going to explore alternative narratives and find out what they could bring. \\n What if we take the starting point of nature: critical needs like food, water, movement, energy are the results of emergent ecosystems- provided by informal vital infrastructures. What should be the nature of a beneficial critical infrastructure? What should be its purpose and what their core values? In our challenge we are going to play around with all the different forms it could have inspired by different narratives, forms of symbioses (co-creation). \\n Can you imagine an incorruptible resilient well engineered delivering of critical goods and services beneficial for the wellbeing of all our worlds inhabitants? In our challenge workshop we start with your purpose driven dream. Together we co-create on unimaginable ways to make it happen. What if we start to look for the elements we deem normal in our current narrative, but which are actually crazy? It is a first step to identify room for change. Join us on our quest where we hunt for new narratives and paradigm shifts! \\n What if we take a starting point inspired by Nature?</text:p>
          </table:table-cell>
          <table:table-cell office:value-type="string" table:style-name="ce3">
            <text:p>The challenge for the teams and everyone helping them: Each day of your life you eat, you drink, you move, you breathe and live as part of an ecosystem, the earth, our planet. The only one we have. All species need food, water, places to move and live. They make it work (in an emergent way). Today man, lives and does business. What could happen if you’d create critical infrastructures purely purpose driven? If you could just make it work without it having to be a business. What would a beneficial critical infrastructure look like?</text:p>
          </table:table-cell>
          <table:table-cell office:value-type="string" table:style-name="ce3">
            <text:p>We are looking for the new critical infrastructures (composed by emergent ecosystems) operating beneficial for all. What if your solutions and ecosystems are part of that? \\n In the past 2 years we discovered that these ecosystems beneficial for society could function in radical different ways. For example, they operate as commons or as an ecosystem towards abundance. We also found out that independent of what your purpose-driven dream is, they all could have very similar building blocks so collaboration comes naturally. \\n In our current world our (Critical) infrastructures are not in competition. What if we could find ways to reinforce them and build on one another? The result of your endeavor will most probably be a new kind of distributed organization to fulfill your purpose-driven dream. What if it could also be the missing link to a new co-creation partner for today’s critical infrastructures? Imagine solutions that function in a robust and resilient way, benefitting all. What if these could help realize your purpose-driven dream or vision? Do you foresee co-creation with the current critical infrastructures?</text:p>
          </table:table-cell>
          <table:table-cell office:value-type="string" table:style-name="ce3">
            <text:p>Nature 2.0 is inviting everybody that connects to the mission of Nature 2.0 to work with the teams, be the first to test and give feedback to the solutions, and then help launch the best solutions after the event.</text:p>
          </table:table-cell>
          <table:table-cell office:value-type="string" table:style-name="ce10">
            <text:p><text:a xlink:href="https://youtu.be/2ubFP0rReBc">https://youtu.be/2ubFP0rReBc</text:a></text:p>
          </table:table-cell>
          <table:table-cell office:value-type="string" table:style-name="ce10">
            <text:p><text:a xlink:href="https://www.odyssey.org/wp-content/uploads/2019/11/Nature2bg.jpeg">https://www.odyssey.org/wp-content/uploads/2019/11/Nature2bg.jpeg</text:a></text:p>
          </table:table-cell>
          <table:table-cell table:number-columns-repeated="16373" table:style-name="ce1"/>
        </table:table-row>
        <table:table-row table:style-name="ro3">
          <table:table-cell office:value-type="float" office:value="14" table:style-name="ce3">
            <text:p>14</text:p>
          </table:table-cell>
          <table:table-cell office:value-type="string" office:string-value="living-labs14" table:formula="of:=&quot;living-labs&quot;&amp;[.A15]" table:style-name="ce3">
            <text:p>living-labs14</text:p>
          </table:table-cell>
          <table:table-cell office:value-type="string" office:string-value="living-labs14" table:formula="of:=[.B15]" table:style-name="ce3">
            <text:p>living-labs14</text:p>
          </table:table-cell>
          <table:table-cell office:value-type="string" table:content-validation-name="val1" table:style-name="ce3">
            <text:p>Scalable and inclusive living labs</text:p>
          </table:table-cell>
          <table:table-cell office:value-type="string" table:style-name="ce3">
            <text:p>How might we create an open-source automated dispatch center in the digital space, allowing any organization to improve its reporting, warning, and response mechanisms?</text:p>
          </table:table-cell>
          <table:table-cell office:value-type="string" table:style-name="ce3">
            <text:p>Digital crime is rising and seriously disrupting society, from cancelled medical operations to SMEs paying ransomware. Ransomware alone is predicted to hit USD 20 billion in damages in 2021, and cyber crime is more profitable than the illegal drug trade. \n Law enforcement is often too late as they cannot act until a crime is reported, and cannot anticipate and prevent digital crime. This is increasingly important given its global nature. Crime isn’t reported to prevent reputational damage and because it ‘won’t be solved anyway’, if there is even a clear way to report. \n There is no true security community or ecosystem that allows everyone to contribute, warn and act. \n Law enforcement and cyber security firms cannot analyze transregional data to enable better and faster action, as current systems are fragmented, centralized and government owned.</text:p>
          </table:table-cell>
          <table:table-cell office:value-type="string" table:style-name="ce3">
            <text:p>The challenge for the teams and everyone helping them: Create a new type of automated dispatch center for digital crime, incentivizing everyone to share and exchange relevant incidents, data and solutions to fight digital crime and increase resilience by improving security, incident response, crisis management and public safety.</text:p>
          </table:table-cell>
          <table:table-cell office:value-type="string" table:style-name="ce3">
            <text:p>Public-private collaboration is a game changer in combating cyber crime, from isolated SMEs to large coordinated attacks on national infrastructure, and allows everyone to contribute to security and safety.</text:p>
          </table:table-cell>
          <table:table-cell office:value-type="string" table:style-name="ce3">
            <text:p>The Province of Groningen and Cybersecurity Noord-Nederland are inviting SMEs, security specialists, behavioral scientists, all organizations feeling responsible for public safety, and many other stakeholders to work with the teams, be the first to test and give feedback to the solutions, and then help launch the best solutions after the event.</text:p>
          </table:table-cell>
          <table:table-cell office:value-type="string" table:style-name="ce10">
            <text:p><text:a xlink:href="https://youtu.be/yJlRD4H5iGc">https://youtu.be/yJlRD4H5iGc</text:a></text:p>
          </table:table-cell>
          <table:table-cell office:value-type="string" table:style-name="ce13">
            <text:p><text:a xlink:href="https://www.odyssey.org/wp-content/uploads/2020/02/P.-5a.-Public-Safety-and-Security-OPEN-SOURCE-911-FOR-DIGITAL-SPACE1-scaled.jpg">https://www.odyssey.org/wp-content/uploads/2020/02/P.-5a.-Public-Safety-and-Security-OPEN-SOURCE-911-FOR-DIGITAL-SPACE1-scaled.jpg</text:a></text:p>
          </table:table-cell>
          <table:table-cell table:number-columns-repeated="16373" table:style-name="ce1"/>
        </table:table-row>
        <table:table-row table:style-name="ro3">
          <table:table-cell office:value-type="float" office:value="15" table:style-name="ce3">
            <text:p>15</text:p>
          </table:table-cell>
          <table:table-cell office:value-type="string" office:string-value="living-labs15" table:formula="of:=&quot;living-labs&quot;&amp;[.A16]" table:style-name="ce3">
            <text:p>living-labs15</text:p>
          </table:table-cell>
          <table:table-cell office:value-type="string" office:string-value="living-labs15" table:formula="of:=[.B16]" table:style-name="ce3">
            <text:p>living-labs15</text:p>
          </table:table-cell>
          <table:table-cell office:value-type="string" table:content-validation-name="val1" table:style-name="ce3">
            <text:p>Scalable and inclusive living labs</text:p>
          </table:table-cell>
          <table:table-cell office:value-type="string" table:style-name="ce3">
            <text:p>How we can aggregate and bundle a real-estate objects distributed data through a Unique Object Identifier for all relevant stakeholders, demonstrating the benefits of real-estate developers, home-owners and regulatory bodies?</text:p>
          </table:table-cell>
          <table:table-cell office:value-type="string" table:style-name="ce3">
            <text:p>The data landscape of the building industry and its public and private stakeholders is fragmented, siloed and ineffective.</text:p>
          </table:table-cell>
          <table:table-cell office:value-type="string" table:style-name="ce3">
            <text:p>Create a new application for dynamic data on buildings and their environment on top of an interoperable, accessible, and ownerless connector. The app should allow for extensive bottom-up adoption of the Unique Object Identifier by all relevant stakeholders.</text:p>
          </table:table-cell>
          <table:table-cell office:value-type="string" table:style-name="ce3">
            <text:p>Breaking this loop allows everyone’s data to contribute to circularity, safety and air quality while expanding their data sovereignty. Real-time, trusted clear information will lead to less resistance to complying with rules and regulations not owned by any government.</text:p>
          </table:table-cell>
          <table:table-cell office:value-type="string" table:style-name="ce3">
            <text:p>Kadaster, Fibree and the Dutch Ministry of the Interior and Kingdom Relations invite you to help in the challenge of aggregating and bundling a real-estate object’s distributed data through a Unique Object Identifier for all relevant stakeholders, demonstrating the benefits to real-estate developers, home-owners and regulatory bodies.</text:p>
          </table:table-cell>
          <table:table-cell office:value-type="string" table:style-name="ce14">
            <text:p><text:a xlink:href="https://youtu.be/TCdYcM3j_gw">https://youtu.be/TCdYcM3j_gw</text:a></text:p>
          </table:table-cell>
          <table:table-cell office:value-type="string" table:style-name="ce10">
            <text:p><text:a xlink:href="https://www.odyssey.org/wp-content/uploads/2019/12/P.-6.-Opening-up-real-estate-Kadaster-scaled.jpg">https://www.odyssey.org/wp-content/uploads/2019/12/P.-6.-Opening-up-real-estate-Kadaster-scaled.jpg</text:a></text:p>
          </table:table-cell>
          <table:table-cell table:number-columns-repeated="16373" table:style-name="ce1"/>
        </table:table-row>
        <table:table-row table:style-name="ro3">
          <table:table-cell office:value-type="float" office:value="16" table:style-name="ce3">
            <text:p>16</text:p>
          </table:table-cell>
          <table:table-cell office:value-type="string" office:string-value="ll-adoption16" table:formula="of:=&quot;ll-adoption&quot;&amp;[.A17]" table:style-name="ce3">
            <text:p>ll-adoption16</text:p>
          </table:table-cell>
          <table:table-cell office:value-type="string" office:string-value="ll-adoption16" table:formula="of:=[.B17]" table:style-name="ce3">
            <text:p>ll-adoption16</text:p>
          </table:table-cell>
          <table:table-cell office:value-type="string" table:content-validation-name="val1" table:style-name="ce3">
            <text:p>Driving the adoption of living labs</text:p>
          </table:table-cell>
          <table:table-cell office:value-type="string" table:style-name="ce3">
            <text:p>How might we enable more corporations to utilize the global supply chain by ensuring social benefits for communities renewable plastics sourcing plastic from the ocean and beaches?</text:p>
          </table:table-cell>
          <table:table-cell office:value-type="string" table:style-name="ce3">
            <text:p>Our oceans contain an estimated 86 million metric tons of plastic comprised of five trillion individual items. The tracking and re-use of this plastic for upcycled packaging is growing, with initiatives including Dell’s Next Wave,VMware’s blockchain and DAML to track plastics origins. \n Communities and individuals risk injury when sourcing the plastic, and corporations fear being held accountable for investing in child labour, as the communities cannot prove who sourced the plastic. Social aspects are the key challenge to the current process. \n Currently, the vast majority of plastic is not recycled, especially in developing countries. There are no open, fully inclusive and accessible upcycling marketplaces or incentives. To achieve a global, commercially viable ocean plastics supply chain, capturing the initial source of the recycled plastic is crucial.</text:p>
          </table:table-cell>
          <table:table-cell office:value-type="string" table:style-name="ce3">
            <text:p>The challenge for the teams and everyone helping them: Build a solution that incentivizes corporations to source used plastic from communities in developing countries in order to create a socially inclusive and beneficial plastic sourcing process, encouraging corporations to invest and contribute to the upcycling economy and meet their corporate responsibility standards.</text:p>
          </table:table-cell>
          <table:table-cell office:value-type="string" table:style-name="ce3">
            <text:p>At current rates, by 2050 the seas will contain more plastic than fish. Creating and being able to prove a healthy work environment will unlock corporate utilization of and investment in recycled plastics, while also generating more jobs in developing countries.</text:p>
          </table:table-cell>
          <table:table-cell office:value-type="string" table:style-name="ce3">
            <text:p>VMware, DAML and Dell Boomi are inviting multinationals with corporate responsibility challenges, ocean plastic cleaning initiatives, manufacturers that want to use plastics sourced from the ocean, and many other stakeholders to work with the teams, be the first to test and give feedback to the solutions, and then help launch the best solutions after the event.</text:p>
          </table:table-cell>
          <table:table-cell office:value-type="string" table:style-name="ce10">
            <text:p><text:a xlink:href="https://youtu.be/HLCQem6NWXM">https://youtu.be/HLCQem6NWXM</text:a></text:p>
          </table:table-cell>
          <table:table-cell office:value-type="string" table:style-name="ce10">
            <text:p><text:a xlink:href="https://www.odyssey.org/wp-content/uploads/2020/02/P.-14.-Outcompete-disruptive-systems-VMWare-plastic-recycle-scaled.jpg">https://www.odyssey.org/wp-content/uploads/2020/02/P.-14.-Outcompete-disruptive-systems-VMWare-plastic-recycle-scaled.jpg</text:a></text:p>
          </table:table-cell>
          <table:table-cell table:number-columns-repeated="16373"/>
        </table:table-row>
        <table:table-row table:style-name="ro3">
          <table:table-cell office:value-type="float" office:value="17" table:style-name="ce3">
            <text:p>17</text:p>
          </table:table-cell>
          <table:table-cell office:value-type="string" office:string-value="ll-adoption17" table:formula="of:=&quot;ll-adoption&quot;&amp;[.A18]" table:style-name="ce3">
            <text:p>ll-adoption17</text:p>
          </table:table-cell>
          <table:table-cell office:value-type="string" office:string-value="ll-adoption17" table:formula="of:=[.B18]" table:style-name="ce3">
            <text:p>ll-adoption17</text:p>
          </table:table-cell>
          <table:table-cell office:value-type="string" table:content-validation-name="val1" table:style-name="ce3">
            <text:p>Driving the adoption of living labs</text:p>
          </table:table-cell>
          <table:table-cell office:value-type="string" table:style-name="ce3">
            <text:p>How might we enable anyone to act on behalf of nature through stories backed up by data, in a world where data access is limited, especially for low income communities?</text:p>
          </table:table-cell>
          <table:table-cell office:value-type="string" table:style-name="ce3">
            <text:p>The High Seas feature biodiversity outside national boundaries. Despite all efforts, the High Seas are currently virtually unprotected and rapidly degrading. The largest ecosystem of our Earth needs better governance. For example, over 30% of the world’s oxygen is now at risk, as this comes from the phytoplankton in the High Seas. \\n Organizations working to conserve the High Seas cannot pool data, as all research is siloed. Stakeholders and issues differ per region. Rich countries, with the most economic incentive, monopolize research and data outcomes due to the high cost of doing research on the sea. \\n Sovereign Nature Impact \\n Implementation of the new UN treaty on the High Seas, to be concluded April 2020, offers a chance to pool data resources of over 10,000 organizations world-wide that are researching and protecting the High Seas. This could create a holistic data system, providing access to data and research for everyone, and provide a common ground for policies and regulations, enabling politicians to support proposals with a wider scientific consensus. \\n The Sargasso Sea is an area of the High-Seas. It is located within the North Atlantic subtropical gyre, surrounding the island of Bermuda. More on the specific context of the Sargasso Sea: http://www.sargassoseacommission.org</text:p>
          </table:table-cell>
          <table:table-cell office:value-type="string" table:style-name="ce3">
            <text:p>The challenge for the teams and everyone helping them: Build a decentralized sovereign nature-data exchange infrastructure for anyone and anything to contribute and use its data on the High Seas, creating data and information commons for everyone, preserving and strengthening the data sovereignty of scientists, traditional knowledge holders and organizations. Enabling nature’s data to speak for itself and therefore enabling everyone to act on behalf of nature. In this challenge, the Sargasso Sea will be the specific use-case.</text:p>
          </table:table-cell>
          <table:table-cell office:value-type="string" table:style-name="ce3">
            <text:p>An open, inclusive, data commons enabling representatives of local communities and NGOs to impact policy and regulation leads to empowered communities, organizations and individuals protecting ocean biodiversity. \\n This IT ecosystem will break down the siloing of databases to provide the necessary resources to protect 70% of the ocean effectively. For the Sargasso Sea, the availability of a full data-spectrum and the integration of datasets, supporting all authorities and stakeholders, will allow to take effective conservation measures. \\n Such an ecosystem could also provide invaluable insights for Member States negotiating the UN High Seas Treaty, an international binding agreement.</text:p>
          </table:table-cell>
          <table:table-cell office:value-type="string" table:style-name="ce3">
            <text:p>ICEL and IUCN are inviting fishing industry, data and satellite experts, oil industry, conservational tourism experts, philanthropists, nature researchers, and many other stakeholders to work with the teams, be the first to test and give feedback to the solutions, and then help launch the best solutions after the event.</text:p>
          </table:table-cell>
          <table:table-cell office:value-type="string" table:style-name="ce10">
            <text:p><text:a xlink:href="https://youtu.be/5l9nBerSpjY">https://youtu.be/5l9nBerSpjY</text:a></text:p>
          </table:table-cell>
          <table:table-cell office:value-type="string" table:style-name="ce10">
            <text:p><text:a xlink:href="https://www.odyssey.org/wp-content/uploads/2019/12/P.-10.-Sovereign-nature-ICEL-web-scaled.jpg">https://www.odyssey.org/wp-content/uploads/2019/12/P.-10.-Sovereign-nature-ICEL-web-scaled.jpg</text:a></text:p>
          </table:table-cell>
          <table:table-cell table:number-columns-repeated="16373"/>
        </table:table-row>
        <table:table-row table:style-name="ro3">
          <table:table-cell office:value-type="float" office:value="18" table:style-name="ce3">
            <text:p>18</text:p>
          </table:table-cell>
          <table:table-cell office:value-type="string" office:string-value="ll-adoption18" table:formula="of:=&quot;ll-adoption&quot;&amp;[.A19]" table:style-name="ce3">
            <text:p>ll-adoption18</text:p>
          </table:table-cell>
          <table:table-cell office:value-type="string" office:string-value="ll-adoption18" table:formula="of:=[.B19]" table:style-name="ce3">
            <text:p>ll-adoption18</text:p>
          </table:table-cell>
          <table:table-cell office:value-type="string" table:content-validation-name="val1" table:style-name="ce3">
            <text:p>Driving the adoption of living labs</text:p>
          </table:table-cell>
          <table:table-cell office:value-type="string" table:style-name="ce3">
            <text:p>How might we automate access to and governance of a public digital ecosystem for citizens and stakeholders within the Living Lab Scheveningen: An innovation playground for digital solutions in public space?</text:p>
          </table:table-cell>
          <table:table-cell office:value-type="string" table:style-name="ce3">
            <text:p>In the Hague’s Living Lab in Scheveningen, an urban area along the coastline has been equipped with smart City Hubs, consisting of three basic elements: A physical carrier, energy connection point and data connectivity. With 144 use cases and ideas related to livability and business in the neighborhood defined, defined, and several use cases being deployed, the Living Lab seems ready for take off. \n A use case onboarding and testing process has been designed, however, the admission of new stakeholders to the system, the facilitation of new ideas and cooperations, or the deployment of sensors and software remains a manual process until today. The process for admission should move from manual to automatic to scale. We see three roles emerging: the measuring of civil support, a sensor registry, and the establishment of public/private partnerships. \n The Hague wants to open-source and open access, to scale the Living Lab to the rest of the city, the region and (eventually) the world, voicing the voiceless by introducing new forms of democracy based on transparent data, where anyone and anything can contribute.</text:p>
          </table:table-cell>
          <table:table-cell office:value-type="string" table:style-name="ce3">
            <text:p>The challenge for the teams and everyone helping them: Build the admission system that automates access to the public digital ecosystem of the Hague: an independent, open, scalable and objective onboarding and networked mechanism, allowing everyone who wants to contribute access to grow innovation, nature and civilians’ initiatives in harmony.</text:p>
          </table:table-cell>
          <table:table-cell office:value-type="string" table:style-name="ce3">
            <text:p>Enabling the city through its local stakeholders to automate governance of the public digital ecosystem, allowing millions of actors (man and machine) to get on board and ideas to be tested for societal relevance. Help develop a Living Lab ecosystem blueprint that will serve The Hague and, due to its open nature, is replicable or moldable to serve the rest of the world.</text:p>
          </table:table-cell>
          <table:table-cell office:value-type="string" table:style-name="ce3">
            <text:p>The City of The Hague is inviting citizens, tourists, emergency workers, shop owners, policymakers, and many other stakeholders to work with the teams, be the first to test and give feedback to the solutions, and then help launch the best solutions</text:p>
          </table:table-cell>
          <table:table-cell office:value-type="string" table:style-name="ce10">
            <text:p><text:a xlink:href="https://youtu.be/_aU31KUYGCQ">https://youtu.be/_aU31KUYGCQ</text:a></text:p>
          </table:table-cell>
          <table:table-cell office:value-type="string" table:style-name="ce10">
            <text:p><text:a xlink:href="https://www.odyssey.org/wp-content/uploads/2020/08/3-4.-The-Hague-One-Image-for-both-Challenges-scaled.jpg">https://www.odyssey.org/wp-content/uploads/2020/08/3-4.-The-Hague-One-Image-for-both-Challenges-scaled.jpg</text:a></text:p>
          </table:table-cell>
          <table:table-cell table:number-columns-repeated="16373"/>
        </table:table-row>
        <table:table-row table:style-name="ro3">
          <table:table-cell office:value-type="float" office:value="19" table:style-name="ce3">
            <text:p>19</text:p>
          </table:table-cell>
          <table:table-cell office:value-type="string" office:string-value="ll-adoption19" table:formula="of:=&quot;ll-adoption&quot;&amp;[.A20]" table:style-name="ce3">
            <text:p>ll-adoption19</text:p>
          </table:table-cell>
          <table:table-cell office:value-type="string" office:string-value="ll-adoption19" table:formula="of:=[.B20]" table:style-name="ce3">
            <text:p>ll-adoption19</text:p>
          </table:table-cell>
          <table:table-cell office:value-type="string" table:content-validation-name="val1" table:style-name="ce3">
            <text:p>Driving the adoption of living labs</text:p>
          </table:table-cell>
          <table:table-cell office:value-type="string" table:style-name="ce3">
            <text:p>How might we enable all Odyssey Momentum tracks and teams to benefit from an operational SSI framework and infrastructure in order to demonstrate the value of SSI in business and societal contexts?</text:p>
          </table:table-cell>
          <table:table-cell office:value-type="string" table:style-name="ce3">
            <text:p>If it was just down to technology, a successful cross-border Self-Sovereign Identity (SSI) would already exist; a truly digital native identity, common, widely adopted and backed by government, industry and society. \\n To serve the future social and economical needs of humanity, the principles of this Self-Sovereign Identity ecosystem must be rooted in 21st-century dynamics. \\n Though previously impossible, this Odyssey Momentum track strives to explore the full complexity of an SSI system in an operational setting. Through collaboration with other tracks and key-stakeholders, we aim to make viable the main elements of an SSI environment. \\n A Self-Sovereign Identity aims to facilitate transactions, while allowing full control by the end user whose identifying attributes are being shared. People and companies must be able to share and revoke use of personal data by one or all reliant parties.</text:p>
          </table:table-cell>
          <table:table-cell office:value-type="string" table:style-name="ce3">
            <text:p>The challenge for the teams and everyone helping them: Contribute to an open Self-Sovereign Identity ecosystem, consisting of a transparent trust framework and associated common infrastructure, empowering people and organizations to drive societal change. Enable all other Odyssey tracks to benefit from and contribute to this Self-Sovereign Identity ecosystem.</text:p>
          </table:table-cell>
          <table:table-cell office:value-type="string" table:style-name="ce3">
            <text:p>A Self- Sovereign Identity can unlock the full potential of the digital global economy. The identity of people, organizations and things is relevant to any transaction, while protecting Personal Identifiable Information (PII) is of increasing importance. \\n SSI enables the necessary exchange of verified data before committing to (proposed) transactions, which for high-value/high-risk transactions includes the identity.</text:p>
          </table:table-cell>
          <table:table-cell office:value-type="string" table:style-name="ce3">
            <text:p>The Dutch Blockchain Coalition and the Dutch Ministry of the Interior and Kingdom Relations are inviting anyone who is interested in applying Self-Sovereign Identity to work with the teams, be the first to test and give feedback to the solutions, and then help launch the best solutions.</text:p>
          </table:table-cell>
          <table:table-cell office:value-type="string" table:style-name="ce10">
            <text:p><text:a xlink:href="https://youtu.be/WHVIPeN9fP0">https://youtu.be/WHVIPeN9fP0</text:a></text:p>
          </table:table-cell>
          <table:table-cell office:value-type="string" table:style-name="ce10">
            <text:p><text:a xlink:href="https://www.odyssey.org/wp-content/uploads/2018/11/1_9JMUvRgrBMyA4ehEZ7V6Pw.jpg">https://www.odyssey.org/wp-content/uploads/2018/11/1_9JMUvRgrBMyA4ehEZ7V6Pw.jpg</text:a></text:p>
          </table:table-cell>
          <table:table-cell table:number-columns-repeated="16373"/>
        </table:table-row>
        <table:table-row table:style-name="ro3">
          <table:table-cell office:value-type="float" office:value="20" table:style-name="ce3">
            <text:p>20</text:p>
          </table:table-cell>
          <table:table-cell office:value-type="string" office:string-value="ll-adoption20" table:formula="of:=&quot;ll-adoption&quot;&amp;[.A21]" table:style-name="ce3">
            <text:p>ll-adoption20</text:p>
          </table:table-cell>
          <table:table-cell office:value-type="string" office:string-value="ll-adoption20" table:formula="of:=[.B21]" table:style-name="ce3">
            <text:p>ll-adoption20</text:p>
          </table:table-cell>
          <table:table-cell office:value-type="string" table:content-validation-name="val1" table:style-name="ce3">
            <text:p>Driving the adoption of living labs</text:p>
          </table:table-cell>
          <table:table-cell office:value-type="string" table:style-name="ce3">
            <text:p>How might we provide smart meter data autonomy for prosumers in order for anyone mandated to use the smart meter data to create new feedback loops and invent new business models?</text:p>
          </table:table-cell>
          <table:table-cell office:value-type="string" table:style-name="ce3">
            <text:p>Smart meters have been introduced in European households with varying degrees of success. In the Netherlands, 73% of households now have a smart meter, in Germany 0%. The EU at least 80% of electricity meters with smart meters by 2020 wherever this is cost-effective. \\n The smart meter is key to success in becoming a fossil-free continent, with emphasis on consumers becoming prosumers and on decentralized renewables instead of mainly centralized energy plants: without the data from the end user, every stakeholder (TSO, DSO, energy supplier, energy service company etc.) is left in the dark. \\n Current smart meter data collection and unlocking for stakeholders is centralized (DSOs are the gatekeeper, single point of failure), closed (access for mandated stakeholders only) and has a 24-hr delay. Looking at the possibilities decentralized technologies offer us, this is a suboptimal model for the future EU prosumer-driven energy market.</text:p>
          </table:table-cell>
          <table:table-cell office:value-type="string" table:style-name="ce3">
            <text:p>The challenge for the teams and everyone helping them: Create a publicly owned and privacy-by-design smart meter energy data exchange protocol, incentivizing all consumers and mandated stakeholders to contribute and use data. Starting with the Dutch and Swedish energy market, the solution is scalable for Europe. The protocol has an incentive model for self-maintenance and focuses on solving disturbances and on high-quality smart meter data.</text:p>
          </table:table-cell>
          <table:table-cell office:value-type="string" table:style-name="ce3">
            <text:p>Real-time and higher-quality data and a transparent and inclusive system unlock new solutions and business models. The switch from privacy-by-law to privacy-by-design is more reflective of the actual and desired situation, more GDPR-robust and leads to more opportunities for consumers to go to market with their data.</text:p>
          </table:table-cell>
          <table:table-cell office:value-type="string" table:style-name="ce3">
            <text:p>Vattenfall is inviting homeowners, DSOs, regulators, energy suppliers, smart meter manufacturers, and many other stakeholders&lt;/span&gt; to work with the teams, be the first to test and give feedback to the solutions, and then help launch the best solutions.</text:p>
          </table:table-cell>
          <table:table-cell office:value-type="string" table:style-name="ce10">
            <text:p><text:a xlink:href="https://youtu.be/03OnRDSiQZU">https://youtu.be/03OnRDSiQZU</text:a></text:p>
          </table:table-cell>
          <table:table-cell office:value-type="string" table:style-name="ce10">
            <text:p><text:a xlink:href="https://www.odyssey.org/wp-content/uploads/2020/08/2.-Data-Infrastructure-for-Smart-Meters-scaled.jpg">https://www.odyssey.org/wp-content/uploads/2020/08/2.-Data-Infrastructure-for-Smart-Meters-scaled.jpg</text:a></text:p>
          </table:table-cell>
          <table:table-cell table:number-columns-repeated="16373"/>
        </table:table-row>
        <table:table-row table:style-name="ro3">
          <table:table-cell office:value-type="float" office:value="21" table:style-name="ce1">
            <text:p>21</text:p>
          </table:table-cell>
          <table:table-cell office:value-type="string" office:string-value="ll-adoption21" table:formula="of:=&quot;ll-adoption&quot;&amp;[.A22]" table:style-name="ce3">
            <text:p>ll-adoption21</text:p>
          </table:table-cell>
          <table:table-cell office:value-type="string" office:string-value="ll-adoption21" table:formula="of:=[.B22]" table:style-name="ce3">
            <text:p>ll-adoption21</text:p>
          </table:table-cell>
          <table:table-cell office:value-type="string" table:content-validation-name="val1" table:style-name="ce3">
            <text:p>Driving the adoption of living labs</text:p>
          </table:table-cell>
          <table:table-cell office:value-type="string" table:style-name="ce3">
            <text:p>How do we enable anyone to ac on behalf of nature through stories backed up by data, in a world where data access is limited, especially for low income communities?</text:p>
          </table:table-cell>
          <table:table-cell office:value-type="string" table:style-name="ce3">
            <text:p>The High Seas feature biodiversity outside national boundaries. Despite all efforts, the High Seas are currently virtually unprotected and rapidly degrading. The largest ecosystem of our Earth needs better governance. For example, over 30% of the world’s oxygen is now at risk, as this comes from the phytoplankton in the High Seas.Organizations working to conserve the High Seas cannot pool data, as all research is siloed. Stakeholders and issues differ per region. Rich countries, with the most economic incentive, monopolize research and data outcomes due to the high cost of doing research on the sea.</text:p>
          </table:table-cell>
          <table:table-cell office:value-type="string" table:style-name="ce3">
            <text:p>Build a decentralized sovereign nature-data exchange infrastructure for anyone and anything to contribute and use its data on the High Seas, creating data and information commons for everyone, preserving and strengthening the data sovereignty of scientists, traditional knowledge holders and organizations. Enabling nature’s data to speak for itself and therefore enabling everyone to act on behalf of nature. In this challenge, the Sargasso Sea will be the specific use-case.</text:p>
          </table:table-cell>
          <table:table-cell office:value-type="string" table:style-name="ce3">
            <text:p>An open, inclusive, data commons enabling representatives of local communities and NGOs to impact policy and regulation leads to empowered communities, organizations and individuals protecting ocean biodiversity. This IT ecosystem will break down the siloing of databases to provide the necessary resources to protect 70% of the ocean effectively. For the Sargasso Sea, the availability of a full data-spectrum and the integration of datasets, supporting all authorities and stakeholders, will allow to take effective conservation measures. <text:s/>Such an ecosystem could also provide invaluable insights for Member States negotiating the UN High Seas Treaty, an international binding agreement.</text:p>
          </table:table-cell>
          <table:table-cell office:value-type="string" table:style-name="ce3">
            <text:p>The International Council of Environmental Law and the International Union for Conservation of Nature invite you to help in the challenge of enabling anyone to act on behalf of nature through stories backed up by data, in a world where data access is limited, especially for low income communities.</text:p>
          </table:table-cell>
          <table:table-cell office:value-type="string" table:style-name="ce10">
            <text:p><text:a xlink:href="https://youtu.be/5l9nBerSpjY">https://youtu.be/5l9nBerSpjY</text:a></text:p>
          </table:table-cell>
          <table:table-cell office:value-type="string" table:style-name="ce13">
            <text:p><text:a xlink:href="https://www.odyssey.org/wp-content/uploads/2019/12/P.-10.-Sovereign-nature-ICEL-2-scaled.jpg">https://www.odyssey.org/wp-content/uploads/2019/12/P.-10.-Sovereign-nature-ICEL-2-scaled.jpg</text:a></text:p>
          </table:table-cell>
          <table:table-cell table:number-columns-repeated="16373"/>
        </table:table-row>
        <table:table-row table:style-name="ro3">
          <table:table-cell office:value-type="float" office:value="22" table:style-name="ce1">
            <text:p>22</text:p>
          </table:table-cell>
          <table:table-cell office:value-type="string" office:string-value="infra22" table:formula="of:=&quot;infra&quot;&amp;[.A23]" table:style-name="ce3">
            <text:p>infra22</text:p>
          </table:table-cell>
          <table:table-cell office:value-type="string" office:string-value="infra22" table:formula="of:=[.B23]" table:style-name="ce3">
            <text:p>infra22</text:p>
          </table:table-cell>
          <table:table-cell office:value-type="string" table:content-validation-name="val1" table:style-name="ce3">
            <text:p>Building critical infrastructures</text:p>
          </table:table-cell>
          <table:table-cell office:value-type="string" table:style-name="ce3">
            <text:p>How might we ensure better reuse of freight packaging in a world without incentives and without transparency?</text:p>
          </table:table-cell>
          <table:table-cell office:value-type="string" table:style-name="ce3">
            <text:p>Freight packaging is lost, stolen, or simply not reused. This costs transporters €150,000 to €3,000,000 a year, in addition to the environmental impact of replacing trolleys, pallets, and crates. Reuse or repair often costs more than buying new. \n Freight packaging may look simple, but involves many factors. It may cost more or less than the actual product, belonging to the transporter, producer or marketplace. One solution won’t fit all, and supply chain stakeholder interests do not align. Who wants to transfer packaging ownership with every delivery? \n Though the technology exists (IoT, transactions), it is proprietary and different systems and incentives cannot collaborate on an application level. Stakeholders are unwilling to align on one protocol. Everyone must benefit.</text:p>
          </table:table-cell>
          <table:table-cell office:value-type="string" table:style-name="ce3">
            <text:p>The challenge for the teams and everyone helping them: Create a transparent logistics protocol so anyone can localize, identify, certify, return, reuse, and repair freight packaging by incentivizing contributions by all supply chain stakeholders. Consider accountability and compliance.</text:p>
          </table:table-cell>
          <table:table-cell office:value-type="string" table:style-name="ce3">
            <text:p>If the supply chain aligns on one transparency and accountability protocol for freight packaging attributes (localize, identify, certify, return, reuse), this unlocks a whole new efficient packaging market with business opportunities throughout the chain.</text:p>
          </table:table-cell>
          <table:table-cell office:value-type="string" table:style-name="ce3">
            <text:p>TVM is inviting all players in the supply chain, from truck drivers to planners and CTOs to CEOs, to work with the teams, be the first to test and give feedback to the solutions, and then help launch the best solutions.</text:p>
          </table:table-cell>
          <table:table-cell office:value-type="string" table:style-name="ce10">
            <text:p><text:a xlink:href="https://youtu.be/0Ap20Vu_IJ8">https://youtu.be/0Ap20Vu_IJ8</text:a></text:p>
          </table:table-cell>
          <table:table-cell office:value-type="string" table:style-name="ce10">
            <text:p><text:a xlink:href="https://www.odyssey.org/wp-content/uploads/2020/08/7.-Circular-Economy-for-Freight-Packaging-scaled.jpg">https://www.odyssey.org/wp-content/uploads/2020/08/7.-Circular-Economy-for-Freight-Packaging-scaled.jpg</text:a></text:p>
          </table:table-cell>
          <table:table-cell table:number-columns-repeated="16373"/>
        </table:table-row>
        <table:table-row table:style-name="ro3">
          <table:table-cell office:value-type="float" office:value="23" table:style-name="ce1">
            <text:p>23</text:p>
          </table:table-cell>
          <table:table-cell office:value-type="string" office:string-value="infra23" table:formula="of:=&quot;infra&quot;&amp;[.A24]" table:style-name="ce3">
            <text:p>infra23</text:p>
          </table:table-cell>
          <table:table-cell office:value-type="string" office:string-value="infra23" table:formula="of:=[.B24]" table:style-name="ce3">
            <text:p>infra23</text:p>
          </table:table-cell>
          <table:table-cell office:value-type="string" table:content-validation-name="val1" table:style-name="ce3">
            <text:p>Building critical infrastructures</text:p>
          </table:table-cell>
          <table:table-cell office:value-type="string" table:style-name="ce3">
            <text:p>How might we provide transparency on shipping characteristics from and for collaborating supply chain parties in order to ensure a compliant air cargo flow?</text:p>
          </table:table-cell>
          <table:table-cell office:value-type="string" table:style-name="ce3">
            <text:p>Fake and counterfeit medications kill tens of thousands of people around the world each year, with profits funding other criminal activities. \n While this has always been a hot topic, the COVID-19 vaccine has really put it in the spotlight: imagine the first batches of vaccines arriving after being compromised, tampered with or not kept cool throughout their journey. How would that affect global trust in a COVID-19 vaccine? \n COVID-19 has revealed the crucial role of the supply-chain within the global economy. In addition to security, speed and flexibility are now more critical than ever. \n Within the context of COVID-19, effective data sharing and transparency are the way forward to improve collaboration within the supply chain. If you want to be fast while mitigating risks, you need to be a team-player. You cannot afford to wait a week to release your data, even towards a competitor. \n Currently, every supply chain stakeholder maintains their own data silo and there is no transparent, trusted and secure way to share data. This creates a lack of consistent data (timely, complete and accurate) and actors are unable to recognize or stop transportation of counterfeit, dangerous goods on their own. The result is delay and uncertainty. \n The various parties understand that more regulations, compliance and data hoarding won’t work. What is needed is transparent collaboration and validation through solutions such as a virtual twin protocol or decentralized identifiers for products and parts. These solutions cannot add to the costs, as COVID-19 vaccine production and distribution have very low margins throughout the chain.</text:p>
          </table:table-cell>
          <table:table-cell office:value-type="string" table:style-name="ce3">
            <text:p>The challenge for the teams and everyone helping them: The supply chain industry will have to become more agile rapidly. To that end, we aim to co-create a protocol and application for authentication throughout the supply chain. Such a trusted ecosystem agent will bridge the gap in trust within the air cargo market, enabling all parties in the supply chain to give and receive relevant and compliant data (almost) in real time.</text:p>
          </table:table-cell>
          <table:table-cell office:value-type="string" table:style-name="ce3">
            <text:p>COVID-19 surprised us all. We cannot allow ourselves to be surprised by the distribution of 4 billion doses of COVID vaccines in the near future. They will be produced by multiple competing pharma companies and have to remain cool all the way from the factory to the patient. \n The reputations of all parties involved are at stake,while supply chain visibility is higher than ever. The failure rate must be zero, with all vaccines delivered on time and free of tampering. \n Now imagine the medication and supply chain industries looking beyond their own commercial interests and delivering vaccines as effectively as possible. How would this affect our global recovery from the pandemic, and what new opportunities could arise for the entire supply chain industry if we embraced this collaborative approach? \n Interaction with government and enforcement agencies is vital in facilitating market and patient access. (Pre-arrival) customs clearance, which can currently take between several days and weeks, could become a critical factor.</text:p>
          </table:table-cell>
          <table:table-cell office:value-type="string" table:style-name="ce3">
            <text:p>KLM Cargo is inviting COVID vaccine developers, logistics operators, healthcare professionals, customs, and many other stakeholders to work with the teams, be the first to test and give feedback to the solutions, and then help launch the best solutions.</text:p>
          </table:table-cell>
          <table:table-cell office:value-type="string" table:style-name="ce10">
            <text:p><text:a xlink:href="https://youtu.be/CYni7dErB5E">https://youtu.be/CYni7dErB5E</text:a></text:p>
          </table:table-cell>
          <table:table-cell office:value-type="string" table:style-name="ce10">
            <text:p><text:a xlink:href="https://www.odyssey.org/wp-content/uploads/2020/02/P.-7.-Compliant-Air-Cargo-Flow-KLM-Cargo-scaled.jpg">https://www.odyssey.org/wp-content/uploads/2020/02/P.-7.-Compliant-Air-Cargo-Flow-KLM-Cargo-scaled.jpg</text:a></text:p>
          </table:table-cell>
          <table:table-cell table:number-columns-repeated="16373"/>
        </table:table-row>
        <table:table-row table:style-name="ro3">
          <table:table-cell office:value-type="float" office:value="24" table:style-name="ce1">
            <text:p>24</text:p>
          </table:table-cell>
          <table:table-cell office:value-type="string" office:string-value="infra24" table:formula="of:=&quot;infra&quot;&amp;[.A25]" table:style-name="ce3">
            <text:p>infra24</text:p>
          </table:table-cell>
          <table:table-cell office:value-type="string" office:string-value="infra24" table:formula="of:=[.B25]" table:style-name="ce3">
            <text:p>infra24</text:p>
          </table:table-cell>
          <table:table-cell office:value-type="string" table:content-validation-name="val1" table:style-name="ce3">
            <text:p>Building critical infrastructures</text:p>
          </table:table-cell>
          <table:table-cell office:value-type="string" table:style-name="ce3">
            <text:p>How might we prevent human suffering and shifting humanity's habit away from violent conflict towards the prevention of conflict?</text:p>
          </table:table-cell>
          <table:table-cell office:value-type="string" table:style-name="ce3">
            <text:p>It's better to prevent conflict than try to cure it. Yet our personal and institutional focus is on crisis response, rather than conflict prevention. Violent escalation is a preferred option for many parties. This loop is hard to break. Violence is still a business model. \\n Personal loop to break \\n The causes of violent behaviour run deep, rooted in our own personal approach to life: for each situation we have triggers and options to prevent or escalate. People are currently lacking abilities and skills, and effective methodologies to learn are not yet widespread. \\n Institutional loop to break \\n In the past years, international organizations, governments and NGOs have begun prioritizing conflict prevention instead of responding to crises. \\n Early signal, early warning and early action systems – these are both IT-systems and observation methodologies and indicators in society used by civilians, diplomats, NGOs and the military that conflicts could escalate – are suboptimal, as they can be exclusive, top-down, fragmented and used in a biased way, being vulnerable to manipulation. Sometimes the user cannot act based on the signal, as the action to take is unclear, too complicated, too high risk, or even too late. There is a big gap between the current systems and concrete action. \\n We need to approach this more holistically, including all the stakeholders involved in this challenge.</text:p>
          </table:table-cell>
          <table:table-cell office:value-type="string" table:style-name="ce3">
            <text:p>The challenge for the teams and everyone helping them: Use existing methodologies and tools to move away from violent approaches to conflict by co-creating an inclusive protocol empowering anyone to connect, contribute, act and learn the skills to prevent violence. Let's create a groundswell of people from all walks of life who can take early action to prevent violent conflict!</text:p>
          </table:table-cell>
          <table:table-cell office:value-type="string" table:style-name="ce3">
            <text:p>Generate a groundswell of people from all walks of life who believe that a world without war is possible and necessary. A community that is actively engaged in accelerating the change by understanding and acting to prevent violent conflict. \\n Each of us should be aware of early warning signs, feel responsible for the de-escalation of conflict, and be able to contribute to the resolution of violent conflict. There needs to be a shift in global culture away from the habit of violent conflict towards the prevention of human suffering.</text:p>
          </table:table-cell>
          <table:table-cell office:value-type="string" table:style-name="ce3">
            <text:p>Business Plan for Peace and the Dutch Ministry of Defence are inviting policy makers, NGOs working on peace, army personnel, people living in 'conflict areas', and many other stakeholders to work with the teams, be the first to test and give feedback to the solutions, and then help launch the best solutions after the event.</text:p>
          </table:table-cell>
          <table:table-cell office:value-type="string" table:style-name="ce10">
            <text:p><text:a xlink:href="https://youtu.be/UHILCXdzIDE">https://youtu.be/UHILCXdzIDE</text:a></text:p>
          </table:table-cell>
          <table:table-cell office:value-type="string" table:style-name="ce10">
            <text:p><text:a xlink:href="https://www.odyssey.org/wp-content/uploads/2020/02/P.-13.-conflict-prevention-scaled.jpg">https://www.odyssey.org/wp-content/uploads/2020/02/P.-13.-conflict-prevention-scaled.jpg</text:a></text:p>
          </table:table-cell>
          <table:table-cell table:number-columns-repeated="16373"/>
        </table:table-row>
        <table:table-row table:style-name="ro3">
          <table:table-cell office:value-type="float" office:value="25" table:style-name="ce1">
            <text:p>25</text:p>
          </table:table-cell>
          <table:table-cell office:value-type="string" office:string-value="infra25" table:formula="of:=&quot;infra&quot;&amp;[.A26]" table:style-name="ce3">
            <text:p>infra25</text:p>
          </table:table-cell>
          <table:table-cell office:value-type="string" office:string-value="infra25" table:formula="of:=[.B26]" table:style-name="ce3">
            <text:p>infra25</text:p>
          </table:table-cell>
          <table:table-cell office:value-type="string" table:content-validation-name="val1" table:style-name="ce3">
            <text:p>Building critical infrastructures</text:p>
          </table:table-cell>
          <table:table-cell office:value-type="string" table:style-name="ce3">
            <text:p>How might we incentivize consumers and organizations to accelerate decarbonization by creating a CO2 footprint measurement, accountability and investment tool?</text:p>
          </table:table-cell>
          <table:table-cell office:value-type="string" table:style-name="ce3">
            <text:p>The cost to consumers and companies currently ignores the societal and environmental impact of CO2 emissions caused by production and transportation. For example, consumers in Europe pay no more for berries from Peru than sprouts from Brussels, despite vastly higher CO2 cost. \n While there is an EU emissions trading system (EU ETS) system which created a carbon market, it only works for major energy-consuming industries and does not connect directly to smaller organizations and consumers. \n Additionally, there is no universal accounting protocol to communicate carbon usage and savings data for both consumers and organizations, which exist for processes like financial transactions or email.</text:p>
          </table:table-cell>
          <table:table-cell office:value-type="string" table:style-name="ce3">
            <text:p>The challenge for the teams and everyone helping them: Co-create an inclusive global CO2 accounting framework and infrastructure to accelerate the consumer-driven decarbonization of our global economy. Incentivize participants – consumers, corporations, energy providers, accounting firms – to use a detailed, direct and transparent CO2 offsetting tool to enable stakeholder communication.</text:p>
          </table:table-cell>
          <table:table-cell office:value-type="string" table:style-name="ce3">
            <text:p>By creating a tool to track decarbonization efforts, this new public digital infrastructure would hold everyone accountable for their (green) choices, while incentivizing and empowering consumers and companies to invest in decarbonization. The protocol would unlock an entirely new market and makes CO2 saving and accountability ‘just part of the deal’.</text:p>
          </table:table-cell>
          <table:table-cell office:value-type="string" table:style-name="ce3">
            <text:p>VMware, DAML and Dell Boomi are inviting SMEs and large corporates who want to prove they are transitioning to green operations, game theory experts, policymakers, regulators, and many other stakeholders to work with the teams, be the first to test and give feedback to the solutions, and then help launch the best solutions</text:p>
          </table:table-cell>
          <table:table-cell office:value-type="string" table:style-name="ce10">
            <text:p><text:a xlink:href="https://youtu.be/AgfrufQS4II">https://youtu.be/AgfrufQS4II</text:a></text:p>
          </table:table-cell>
          <table:table-cell office:value-type="string" table:style-name="ce10">
            <text:p><text:a xlink:href="https://www.odyssey.org/wp-content/uploads/2020/02/P.-15.-outcompete-disruptive-systems-Begone-excess-Co2-scaled.jpg">https://www.odyssey.org/wp-content/uploads/2020/02/P.-15.-outcompete-disruptive-systems-Begone-excess-Co2-scaled.jpg</text:a></text:p>
          </table:table-cell>
          <table:table-cell table:number-columns-repeated="16373"/>
        </table:table-row>
        <table:table-row table:style-name="ro3">
          <table:table-cell office:value-type="float" office:value="26" table:style-name="ce1">
            <text:p>26</text:p>
          </table:table-cell>
          <table:table-cell office:value-type="string" office:string-value="infra26" table:formula="of:=&quot;infra&quot;&amp;[.A27]" table:style-name="ce3">
            <text:p>infra26</text:p>
          </table:table-cell>
          <table:table-cell office:value-type="string" office:string-value="infra26" table:formula="of:=[.B27]" table:style-name="ce3">
            <text:p>infra26</text:p>
          </table:table-cell>
          <table:table-cell office:value-type="string" table:content-validation-name="val1" table:style-name="ce3">
            <text:p>Building critical infrastructures</text:p>
          </table:table-cell>
          <table:table-cell office:value-type="string" table:style-name="ce3">
            <text:p>How might we prevent human suffering and shifting humanity's habit away from violent conflict towards the prevention of conflict?</text:p>
          </table:table-cell>
          <table:table-cell office:value-type="string" table:style-name="ce3">
            <text:p>It's better to prevent conflict than try to cure it. Yet our personal and institutional focus is on crisis response, rather than conflict prevention. Violent escalation is a preferred option for many parties. This loop is hard to break. Violence is still a business model. \\n Personal loop to break \\n The causes of violent behaviour run deep, rooted in our own personal approach to life: for each situation we have triggers and options to prevent or escalate. People are currently lacking abilities and skills, and effective methodologies to learn are not yet widespread. \\n Institutional loop to break \\n In the past years, international organizations, governments and NGOs have begun prioritizing conflict prevention instead of responding to crises. \\n Early signal, early warning and early action systems – these are both IT-systems and observation methodologies and indicators in society used by civilians, diplomats, NGOs and the military that conflicts could escalate – are suboptimal, as they can be exclusive, top-down, fragmented and used in a biased way, being vulnerable to manipulation. Sometimes the user cannot act based on the signal, as the action to take is unclear, too complicated, too high risk, or even too late. There is a big gap between the current systems and concrete action. \\n We need to approach this more holistically, including all the stakeholders involved in this challenge.</text:p>
          </table:table-cell>
          <table:table-cell office:value-type="string" table:style-name="ce3">
            <text:p>The challenge for the teams and everyone helping them: Use existing methodologies and tools to move away from violent approaches to conflict by co-creating an inclusive protocol empowering anyone to connect, contribute, act and learn the skills to prevent violence. Let's create a groundswell of people from all walks of life who can take early action to prevent violent conflict!</text:p>
          </table:table-cell>
          <table:table-cell office:value-type="string" table:style-name="ce3">
            <text:p>Generate a groundswell of people from all walks of life who believe that a world without war is possible and necessary. A community that is actively engaged in accelerating the change by understanding and acting to prevent violent conflict. \\n Each of us should be aware of early warning signs, feel responsible for the de-escalation of conflict, and be able to contribute to the resolution of violent conflict. There needs to be a shift in global culture away from the habit of violent conflict towards the prevention of human suffering.</text:p>
          </table:table-cell>
          <table:table-cell office:value-type="string" table:style-name="ce3">
            <text:p>Business Plan for Peace and the Dutch Ministry of Defence are inviting policy makers, NGOs working on peace, army personnel, people living in 'conflict areas', and many other stakeholders to work with the teams, be the first to test and give feedback to the solutions, and then help launch the best solutions after the event.</text:p>
          </table:table-cell>
          <table:table-cell office:value-type="string" table:style-name="ce10">
            <text:p><text:a xlink:href="https://youtu.be/UHILCXdzIDE">https://youtu.be/UHILCXdzIDE</text:a></text:p>
          </table:table-cell>
          <table:table-cell office:value-type="string" table:style-name="ce10">
            <text:p><text:a xlink:href="https://www.odyssey.org/wp-content/uploads/2020/02/P.-13.-conflict-prevention-scaled.jpg">https://www.odyssey.org/wp-content/uploads/2020/02/P.-13.-conflict-prevention-scaled.jpg</text:a></text:p>
          </table:table-cell>
          <table:table-cell table:number-columns-repeated="16373"/>
        </table:table-row>
        <table:table-row table:style-name="ro3">
          <table:table-cell office:value-type="float" office:value="27" table:style-name="ce1">
            <text:p>27</text:p>
          </table:table-cell>
          <table:table-cell office:value-type="string" office:string-value="peace27" table:formula="of:=&quot;peace&quot;&amp;[.A28]" table:style-name="ce3">
            <text:p>peace27</text:p>
          </table:table-cell>
          <table:table-cell office:value-type="string" office:string-value="peace27" table:formula="of:=[.B28]" table:style-name="ce3">
            <text:p>peace27</text:p>
          </table:table-cell>
          <table:table-cell office:value-type="string" table:content-validation-name="val1" table:style-name="ce3">
            <text:p>Digital architecture for peace</text:p>
          </table:table-cell>
          <table:table-cell office:value-type="string" table:style-name="ce3">
            <text:p>How might we give all citizens and companies a reason to interact with the public digital ecosystem of the city in order to improve livability, democratic representation and societal engagement?</text:p>
          </table:table-cell>
          <table:table-cell office:value-type="string" table:style-name="ce3">
            <text:p>Just as physical space itself, we want The Hague digital space to be inclusive, to invite engagement and to add positive value to peoples’ lives. \n Currently, the city’s digital layer is fragmented, not just between our municipal departments, but also between different societal actors in general. Misunderstanding and misrepresentation between people, communities, government or any other entity is a big risk to social stability, so a common accountable data layer is desired. \n Our Living Lab in Scheveningen is the first attempt at a fully connected digital layer, aspiring to make the city more aware of the needs and the activities of its inhabitants by providing a platform for co-creation processes around digital innovations. The physical infrastructure of the living lab has been realized. Now we need the digital layer on top that would allow a vibrant digital ecosystem to emerge. We have already defined a set of roles and functionalities open to discussion and are looking for teams to help us fill this in with concrete tools. \n We assist teams by providing a 3D virtual twin of our city and online participation methods as building blocks, as well as direct links with experts on self-sovereign identity and decentralized data exchanges.</text:p>
          </table:table-cell>
          <table:table-cell office:value-type="string" table:style-name="ce3">
            <text:p>The challenge for the teams and everyone helping them: Create a data commons and marketplace mechanism, where different types of actors are incentivized and naturally start interacting with each other in the Living Lab, and where specifically civilians are empowered to own, share and earn from their data.</text:p>
          </table:table-cell>
          <table:table-cell office:value-type="string" table:style-name="ce3">
            <text:p>Providing the tools for everyone to engage and contribute to a better, livable city with decisions based on fully transparent information, aiming to improve livability, protect nature, accelerate business and strengthen our democracy.</text:p>
          </table:table-cell>
          <table:table-cell office:value-type="string" table:style-name="ce3">
            <text:p>The City of The Hague is inviting everyone: citizens, tourists, emergency workers, shop owners, policymakers, and many other stakeholders to work with the teams, be the first to test and give feedback to the solutions, and then help launch the best solutions.</text:p>
          </table:table-cell>
          <table:table-cell office:value-type="string" table:style-name="ce10">
            <text:p><text:a xlink:href="https://youtu.be/_aU31KUYGCQ">https://youtu.be/_aU31KUYGCQ</text:a></text:p>
          </table:table-cell>
          <table:table-cell office:value-type="string" table:style-name="ce10">
            <text:p><text:a xlink:href="https://www.odyssey.org/wp-content/uploads/2020/08/3-4.-The-Hague-One-Image-for-both-Challenges-scaled.jpg">https://www.odyssey.org/wp-content/uploads/2020/08/3-4.-The-Hague-One-Image-for-both-Challenges-scaled.jpg</text:a></text:p>
          </table:table-cell>
          <table:table-cell table:number-columns-repeated="16373"/>
        </table:table-row>
        <table:table-row table:style-name="ro3">
          <table:table-cell office:value-type="float" office:value="28" table:style-name="ce1">
            <text:p>28</text:p>
          </table:table-cell>
          <table:table-cell office:value-type="string" office:string-value="peace28" table:formula="of:=&quot;peace&quot;&amp;[.A29]" table:style-name="ce3">
            <text:p>peace28</text:p>
          </table:table-cell>
          <table:table-cell office:value-type="string" office:string-value="peace28" table:formula="of:=[.B29]" table:style-name="ce3">
            <text:p>peace28</text:p>
          </table:table-cell>
          <table:table-cell office:value-type="string" table:content-validation-name="val1" table:style-name="ce3">
            <text:p>Digital architecture for peace</text:p>
          </table:table-cell>
          <table:table-cell office:value-type="string" table:style-name="ce3">
            <text:p>Generation Now is the track for 10-18 year-olds with bold ideas who want to go beyond school and beyond protest.</text:p>
          </table:table-cell>
          <table:table-cell office:value-type="string" table:style-name="ce3">
            <text:p>The ideas and legal principles of ownership are rooted in the 20th century: protect your idea, monopolize it, earn money and don’t get kicked-out of the market by someone who registers your invention before you do. \\n In order to solve the most pressing 21st-century problems, from plastic in the oceans to global warming, we need mass collaboration through new forms of cooperation. People, companies and governments struggle to establish this collaboration within the current ‘ownership’ protection of ideas paradigm: old habits die hard. \\n You are 10 to 18 years old and are literally not rooted in the 20th century. You can go beyond protesting against the 20th century to build on new forms of collaboration and ownership.</text:p>
          </table:table-cell>
          <table:table-cell office:value-type="string" table:style-name="ce3">
            <text:p>How might we discover new types of ownership, collaboration and problem-solving, by remixing solutions from the other teams in your favourite track (listed below), in order to create the highest possible impact for as many people as possible?</text:p>
          </table:table-cell>
          <table:table-cell office:value-type="string" table:style-name="ce3">
            <text:p>The redefinition of IP – intellectual property – everything created by the minds of humans – and the development of new types of collaboration of and for Generation Now will be tools for boosting creativity, entrepreneurship and collaboration, greatly accelerating mankind’s capability for solving complex 21st-century problems.</text:p>
          </table:table-cell>
          <table:table-cell office:value-type="string" table:style-name="ce3">
            <text:p>Odyssey is inviting youngsters, parents, teachers, policymakers, education researchers, specialists, and many other stakeholders to work with the teams, be the first to test and give feedback to the solutions, and then help launch the best solutions after the event.</text:p>
          </table:table-cell>
          <table:table-cell office:value-type="string" table:style-name="ce10">
            <text:p><text:a xlink:href="https://youtu.be/n3W-dCeN-ZQ">https://youtu.be/n3W-dCeN-ZQ</text:a></text:p>
          </table:table-cell>
          <table:table-cell office:value-type="string" table:style-name="ce10">
            <text:p><text:a xlink:href="https://www.odyssey.org/wp-content/uploads/2019/12/Future-Children-scaled.jpg">https://www.odyssey.org/wp-content/uploads/2019/12/Future-Children-scaled.jpg</text:a></text:p>
          </table:table-cell>
          <table:table-cell table:number-columns-repeated="16373"/>
        </table:table-row>
        <table:table-row table:style-name="ro3">
          <table:table-cell office:value-type="float" office:value="29" table:style-name="ce1">
            <text:p>29</text:p>
          </table:table-cell>
          <table:table-cell office:value-type="string" office:string-value="peace29" table:formula="of:=&quot;peace&quot;&amp;[.A30]" table:style-name="ce3">
            <text:p>peace29</text:p>
          </table:table-cell>
          <table:table-cell office:value-type="string" office:string-value="peace29" table:formula="of:=[.B30]" table:style-name="ce3">
            <text:p>peace29</text:p>
          </table:table-cell>
          <table:table-cell office:value-type="string" table:content-validation-name="val1" table:style-name="ce3">
            <text:p>Digital architecture for peace</text:p>
          </table:table-cell>
          <table:table-cell office:value-type="string" table:style-name="ce3">
            <text:p>How might we aggregate and bundle a real-estate object’s distributed data through a Unique Object Identifier for all relevant stakeholders, demonstrating the benefits to real-estate developers, home-owners and regulatory bodies?</text:p>
          </table:table-cell>
          <table:table-cell office:value-type="string" table:style-name="ce3">
            <text:p>The data landscape of the building industry and its public and private stakeholders is fragmented, siloed and ineffective. The need for trusted, federated real-time data is rising. Data is easily lost, must be copied by hand and not readily available, leading to high costs for risk management and failure costs of €5 billion a year in NL alone. Government and society also lose out, as climate policies and urban planning do not benefit from a broad datafield. \\n Neither the market nor government have yet managed to transcend their own interests. A 21st-century national data infrastructure should ensure frictionless, permissioned exchange of data across organizational borders, public or private. Every ecosystem player should be able to contribute to solving shared and societal challenges. \\n We currently lack a standard connector to identify buildings and parts of buildings. The Unique Object Identifier should function like the familiar barcode used in many fields.</text:p>
          </table:table-cell>
          <table:table-cell office:value-type="string" table:style-name="ce3">
            <text:p>The challenge for the teams and everyone helping them: Create a new application for dynamic data on buildings and their environment on top of an interoperable, accessible, and ownerless connector. The app should allow for extensive bottom-up adoption of the Unique Object Identifier by all relevant stakeholders.</text:p>
          </table:table-cell>
          <table:table-cell office:value-type="string" table:style-name="ce3">
            <text:p>Breaking this loop allows everyone’s data to contribute to circularity, safety and air quality while expanding their data sovereignty. Real-time, trusted clear information will lead to less resistance to complying with rules and regulations not owned by any government.</text:p>
          </table:table-cell>
          <table:table-cell office:value-type="string" table:style-name="ce3">
            <text:p>Kadaster, Fibree and the Dutch Ministry of the Interior and Kingdom Relations are inviting real estate agents, project developers, (climate) policymakers, smart home/domotica appliance manufacturers, and many other stakeholders to work with the teams, be the first to test and give feedback to the solutions, and then help launch the best solutions after the event.</text:p>
          </table:table-cell>
          <table:table-cell office:value-type="string" table:style-name="ce10">
            <text:p><text:a xlink:href="https://youtu.be/TCdYcM3j_gw">https://youtu.be/TCdYcM3j_gw</text:a></text:p>
          </table:table-cell>
          <table:table-cell office:value-type="string" table:style-name="ce10">
            <text:p><text:a xlink:href="https://www.odyssey.org/wp-content/uploads/2020/02/P.-6.-Opening-up-real-estate-Kadaster-scaled.jpg">https://www.odyssey.org/wp-content/uploads/2020/02/P.-6.-Opening-up-real-estate-Kadaster-scaled.jpg</text:a></text:p>
          </table:table-cell>
          <table:table-cell table:number-columns-repeated="16373"/>
        </table:table-row>
        <table:table-row table:style-name="ro3">
          <table:table-cell office:value-type="float" office:value="30" table:style-name="ce1">
            <text:p>30</text:p>
          </table:table-cell>
          <table:table-cell office:value-type="string" office:string-value="peace30" table:formula="of:=&quot;peace&quot;&amp;[.A31]" table:style-name="ce3">
            <text:p>peace30</text:p>
          </table:table-cell>
          <table:table-cell office:value-type="string" office:string-value="peace30" table:formula="of:=[.B31]" table:style-name="ce3">
            <text:p>peace30</text:p>
          </table:table-cell>
          <table:table-cell office:value-type="string" table:content-validation-name="val1" table:style-name="ce3">
            <text:p>Digital architecture for peace</text:p>
          </table:table-cell>
          <table:table-cell office:value-type="string" table:style-name="ce3">
            <text:p>The future of acute healthcare</text:p>
          </table:table-cell>
          <table:table-cell office:value-type="string" table:style-name="ce3">
            <text:p>The pressure on the acute healthcare network has been mounting. During the 2017-2018 flu epidemic, emergency departments were overcrowded. Multidisciplinary triage teams need support to decide where patients will go. All actors want to share their care capacity (available beds, operating rooms, staff) and demands (patient that needs X care). Our region needs a way to anticipate and plan for our future acute healthcare.</text:p>
          </table:table-cell>
          <table:table-cell office:value-type="string" table:style-name="ce3">
            <text:p>The challenge for the teams and everyone helping them: Create an infrastructure for capacity coordination with the ability of predictive scenario planning for the acute care system to enable every patient to receive the best acute care path at the right time and in the right place from the right caregiver given the available resources.</text:p>
          </table:table-cell>
          <table:table-cell office:value-type="string" table:style-name="ce3">
            <text:p>Great (predictive) capacity coordination, results in better acute care for patients and more efficient use of the available resources (personnel and available beds) in a region in a sustainable way. Long term: availability of scenario’s predicting care demand, resulting in better planning of entire new healthcare systems.</text:p>
          </table:table-cell>
          <table:table-cell office:value-type="string" table:style-name="ce3">
            <text:p>UMCG, City of Groningen, Hanze UAS, University of Groningen, Province of Groningen and Odyssey are inviting hospitals, (data) scientists, emergency room staff, policymakers, ambulance drivers, and many other stakeholders to work with the teams, be the first to test and give feedback to the solutions, and then help launch the best solutions after the event.</text:p>
          </table:table-cell>
          <table:table-cell office:value-type="string" table:style-name="ce13">
            <text:p><text:a xlink:href="https://youtu.be/6EfGENPTMAk">https://youtu.be/6EfGENPTMAk</text:a></text:p>
          </table:table-cell>
          <table:table-cell office:value-type="string" table:style-name="ce10">
            <text:p><text:a xlink:href="https://www.odyssey.org/wp-content/uploads/2019/11/3.-Healthcare-UMCG-Prov-groningen-city-of-groningen-Hanze-en-Rug-72-scaled.jpg">https://www.odyssey.org/wp-content/uploads/2019/11/3.-Healthcare-UMCG-Prov-groningen-city-of-groningen-Hanze-en-Rug-72-scaled.jpg</text:a></text:p>
          </table:table-cell>
          <table:table-cell table:number-columns-repeated="16373"/>
        </table:table-row>
        <table:table-row table:style-name="ro3">
          <table:table-cell office:value-type="float" office:value="31" table:style-name="ce1">
            <text:p>31</text:p>
          </table:table-cell>
          <table:table-cell office:value-type="string" office:string-value="peace31" table:formula="of:=&quot;peace&quot;&amp;[.A32]" table:style-name="ce3">
            <text:p>peace31</text:p>
          </table:table-cell>
          <table:table-cell office:value-type="string" office:string-value="peace31" table:formula="of:=[.B32]" table:style-name="ce3">
            <text:p>peace31</text:p>
          </table:table-cell>
          <table:table-cell office:value-type="string" table:content-validation-name="val1" table:style-name="ce3">
            <text:p>Digital architecture for peace</text:p>
          </table:table-cell>
          <table:table-cell office:value-type="string" table:style-name="ce3">
            <text:p>How might we match the right citizen to the right situation emergency in order to help professionals and create a community that contributes to safety?</text:p>
          </table:table-cell>
          <table:table-cell office:value-type="string" table:style-name="ce3">
            <text:p>It is unacceptable that in these days of connectivity, relevant information about specific needs and available expertise is not available in emergency situations. From a painter with a long ladder just two blocks away from a fire in a tall building to a hobby drone flyer who happens to be in the park nearby who can give the firefighters a crucial overview in seconds. In order to realize an optimal approach in and towards an emergency situation, data has to be shared. Data of potential victims and of willing and able volunteers (stakeholders) that can be of help in that specific emergency situation. \n The centralized incident response system, where the government is the ‘supplier’ and the civilian the ‘client’, is the worldwide standard and the concept to disrupt in this challenge. By allowing everyone with relevant knowledge, skills, and means to participate, from truck drivers with a hinge in their truck to someone who has experience in re-directing traffic, the emergency response system becomes much more effective and powerful.</text:p>
          </table:table-cell>
          <table:table-cell office:value-type="string" table:style-name="ce3">
            <text:p>The challenge for the teams and everyone helping them: Create privacy by design data-sharing infrastructure, enabling anyone and anything to share relevant (personal) data during specific incidents and crises. Therefore, allowing both citizens and professionals to help resolve emergency situations based on their skills, expertise, and means.</text:p>
          </table:table-cell>
          <table:table-cell office:value-type="string" table:style-name="ce3">
            <text:p>We can create a society where we are all safety contributors, not safety consumers, by changing the dispatch center’s role, automating demand and supply, and using valuable civilian contributions to extend emergency service capacities, redefining civilian collaboration.</text:p>
          </table:table-cell>
          <table:table-cell office:value-type="string" table:style-name="ce3">
            <text:p>The Dutch Police and the Dutch Public Safety Alliance are inviting all organizations that feel responsible for public safety, their safety specialists, firemen and women, dispatch center IT architects, and many other stakeholders to work with the teams, be the first to test and give feedback to the solutions, and then help launch the best solutions after the event.</text:p>
          </table:table-cell>
          <table:table-cell office:value-type="string" table:style-name="ce10">
            <text:p><text:a xlink:href="https://youtu.be/bYUhAXmZMZM">https://youtu.be/bYUhAXmZMZM</text:a></text:p>
          </table:table-cell>
          <table:table-cell office:value-type="string" table:style-name="ce10">
            <text:p><text:a xlink:href="https://www.odyssey.org/wp-content/uploads/2020/02/P.-5b.-Public-Safety-and-Security-Inclusive-Safety-Communities-Province-of-Groningen-Police-and-the-Dutch-Public-Safety-Alliance-scaled.jpg">https://www.odyssey.org/wp-content/uploads/2020/02/P.-5b.-Public-Safety-and-Security-Inclusive-Safety-Communities-Province-of-Groningen-Police-and-the-Dutch-Public-Safety-Alliance-scaled.jpg</text:a></text:p>
          </table:table-cell>
          <table:table-cell table:number-columns-repeated="16373"/>
        </table:table-row>
        <table:table-row table:style-name="ro3">
          <table:table-cell office:value-type="float" office:value="32" table:style-name="ce1">
            <text:p>32</text:p>
          </table:table-cell>
          <table:table-cell office:value-type="string" office:string-value="peace32" table:formula="of:=&quot;peace&quot;&amp;[.A33]" table:style-name="ce3">
            <text:p>peace32</text:p>
          </table:table-cell>
          <table:table-cell office:value-type="string" office:string-value="peace32" table:formula="of:=[.B33]" table:style-name="ce3">
            <text:p>peace32</text:p>
          </table:table-cell>
          <table:table-cell office:value-type="string" table:content-validation-name="val1" table:style-name="ce3">
            <text:p>Digital architecture for peace</text:p>
          </table:table-cell>
          <table:table-cell office:value-type="string" table:style-name="ce3">
            <text:p>How might we integrate an inclusive market design utilizing D3A,enabling every producing consumer to become an ‘energy company’?</text:p>
          </table:table-cell>
          <table:table-cell office:value-type="string" table:style-name="ce3">
            <text:p>The energy market is transforming at an ever-increasing speed. It is decentralizing because the market is at the parity point, where generation behind the consumer’s meter is competitive to the legacy system. \\n The current energy grid was not designed for the energy going two ways. It’is monopolistic, top-down and the final consumers are not considered as active market players. \\n Regulators are drafting new opportunities that will enable prosumers to actively participate in the market. This transformation creates very large technical, regulatory and business challenges for all stakeholders in the market: energy companies, DSOs, TSOs, final consumers and regulators. \\n In this track, all stakeholders come to the table to experiment and immediately validate new ideas and solutions.</text:p>
          </table:table-cell>
          <table:table-cell office:value-type="string" table:style-name="ce3">
            <text:p>The challenge for the teams and everyone helping them: Challenge 1 \n Build an application using www.D3A.io to simulate the bottom-up energy market of the future. Enable consumers to become active market prosumers, and find the new technical, regulatory and business roles of energy companies, DSOs, TSOs and regulators. \n Challenge 2 \n Unlock all new degrees of freedom and interaction for the final consumer/prosumer. Think about energy as the underlying essence that connects all businesses in society, but which has not yet been harnessed like a social network. \\n Check out the special deck for this track\n Find out what each team is building and which part of the problem they are tackling, and how you can contribute.</text:p>
          </table:table-cell>
          <table:table-cell office:value-type="string" table:style-name="ce3">
            <text:p>Future energy markets are driven bottom-up, with advantages such as security, economics and scalability over top-down markets. Selling your energy to your neighbor means less loss of energy and costs due to transportation: selling to your neighbor = more revenue for your energy. For the consumer there is a plethora of new degrees of freedom and interaction like this one, as energy is one of the underlying essences that connects all businesses within society.</text:p>
          </table:table-cell>
          <table:table-cell office:value-type="string" table:style-name="ce3">
            <text:p>Grid Singularity and Engie are inviting specialists and policymakers from throughout the entire energy sector, farmers with solar panels, energy communities, regulators, EU and national policymakers, and many other stakeholders to work with the teams, be the first to test and give feedback to the solutions, and then help launch the best solutions.</text:p>
          </table:table-cell>
          <table:table-cell office:value-type="string" table:style-name="ce10">
            <text:p><text:a xlink:href="https://youtu.be/Ub77xVwmSig">https://youtu.be/Ub77xVwmSig</text:a></text:p>
          </table:table-cell>
          <table:table-cell office:value-type="string" table:style-name="ce10">
            <text:p><text:a xlink:href="https://www.odyssey.org/wp-content/uploads/2019/12/P.-11.-Grid-Singularity-energy-2-scaled.jpg">https://www.odyssey.org/wp-content/uploads/2019/12/P.-11.-Grid-Singularity-energy-2-scaled.jpg</text:a></text:p>
          </table:table-cell>
          <table:table-cell table:number-columns-repeated="16373"/>
        </table:table-row>
        <table:table-row table:style-name="ro3">
          <table:table-cell office:value-type="float" office:value="33" table:style-name="ce1">
            <text:p>33</text:p>
          </table:table-cell>
          <table:table-cell office:value-type="string" office:string-value="safe-society33" table:formula="of:=&quot;safe-society&quot;&amp;[.A34]" table:style-name="ce3">
            <text:p>safe-society33</text:p>
          </table:table-cell>
          <table:table-cell office:value-type="string" office:string-value="safe-society33" table:formula="of:=[.B34]" table:style-name="ce3">
            <text:p>safe-society33</text:p>
          </table:table-cell>
          <table:table-cell office:value-type="string" table:content-validation-name="val1" table:style-name="ce3">
            <text:p>Inclusive safety communities</text:p>
          </table:table-cell>
          <table:table-cell office:value-type="string" table:style-name="ce3">
            <text:p>How might we realize your purpose-driven dream in a radical new way?</text:p>
          </table:table-cell>
          <table:table-cell office:value-type="string" table:style-name="ce3">
            <text:p>We live in a world where we treat every entity as-if it is a business. It is a way of looking and thinking in which we are trained and get acknowledged and reaffirmed every day. It is the narrative we know and speak. A narrative that we never question. But what are we missing out on if we follow this narrative? In this challenge we are going to explore alternative narratives and find out what they could bring. \\n What if we take the starting point of nature: critical needs like food, water, movement, energy are the results of emergent ecosystems- provided by informal vital infrastructures. What should be the nature of a beneficial critical infrastructure? What should be its purpose and what their core values? In our challenge we are going to play around with all the different forms it could have inspired by different narratives, forms of symbioses (co-creation). \\n Can you imagine an incorruptible resilient well engineered delivering of critical goods and services beneficial for the wellbeing of all our worlds inhabitants? In our challenge workshop we start with your purpose driven dream. Together we co-create on unimaginable ways to make it happen. What if we start to look for the elements we deem normal in our current narrative, but which are actually crazy? It is a first step to identify room for change. Join us on our quest where we hunt for new narratives and paradigm shifts! \\n What if we take a starting point inspired by Nature?</text:p>
          </table:table-cell>
          <table:table-cell office:value-type="string" table:style-name="ce3">
            <text:p>The challenge for the teams and everyone helping them: Each day of your life you eat, you drink, you move, you breathe and live as part of an ecosystem, the earth, our planet. The only one we have. All species need food, water, places to move and live. They make it work (in an emergent way). Today man, lives and does business. What could happen if you’d create critical infrastructures purely purpose driven? If you could just make it work without it having to be a business. What would a beneficial critical infrastructure look like?</text:p>
          </table:table-cell>
          <table:table-cell office:value-type="string" table:style-name="ce3">
            <text:p>We are looking for the new critical infrastructures (composed by emergent ecosystems) operating beneficial for all. What if your solutions and ecosystems are part of that? \\n In the past 2 years we discovered that these ecosystems beneficial for society could function in radical different ways. For example, they operate as commons or as an ecosystem towards abundance. We also found out that independent of what your purpose-driven dream is, they all could have very similar building blocks so collaboration comes naturally. \\n In our current world our (Critical) infrastructures are not in competition. What if we could find ways to reinforce them and build on one another? The result of your endeavor will most probably be a new kind of distributed organization to fulfill your purpose-driven dream. What if it could also be the missing link to a new co-creation partner for today’s critical infrastructures? Imagine solutions that function in a robust and resilient way, benefitting all. What if these could help realize your purpose-driven dream or vision? Do you foresee co-creation with the current critical infrastructures?</text:p>
          </table:table-cell>
          <table:table-cell office:value-type="string" table:style-name="ce3">
            <text:p>Nature 2.0 is inviting everybody that connects to the mission of Nature 2.0 to work with the teams, be the first to test and give feedback to the solutions, and then help launch the best solutions after the event.</text:p>
          </table:table-cell>
          <table:table-cell office:value-type="string" table:style-name="ce10">
            <text:p><text:a xlink:href="https://youtu.be/2ubFP0rReBc">https://youtu.be/2ubFP0rReBc</text:a></text:p>
          </table:table-cell>
          <table:table-cell office:value-type="string" table:style-name="ce10">
            <text:p><text:a xlink:href="https://www.odyssey.org/wp-content/uploads/2019/11/Nature2bg.jpeg">https://www.odyssey.org/wp-content/uploads/2019/11/Nature2bg.jpeg</text:a></text:p>
          </table:table-cell>
          <table:table-cell table:number-columns-repeated="16373"/>
        </table:table-row>
        <table:table-row table:style-name="ro3">
          <table:table-cell office:value-type="float" office:value="34" table:style-name="ce1">
            <text:p>34</text:p>
          </table:table-cell>
          <table:table-cell office:value-type="string" office:string-value="safe-society34" table:formula="of:=&quot;safe-society&quot;&amp;[.A35]" table:style-name="ce3">
            <text:p>safe-society34</text:p>
          </table:table-cell>
          <table:table-cell office:value-type="string" office:string-value="safe-society34" table:formula="of:=[.B35]" table:style-name="ce3">
            <text:p>safe-society34</text:p>
          </table:table-cell>
          <table:table-cell office:value-type="string" table:content-validation-name="val1" table:style-name="ce3">
            <text:p>Inclusive safety communities</text:p>
          </table:table-cell>
          <table:table-cell office:value-type="string" table:style-name="ce3">
            <text:p>How might we create an open-source automated dispatch center in the digital space, allowing any organization to improve its reporting, warning, and response mechanisms?</text:p>
          </table:table-cell>
          <table:table-cell office:value-type="string" table:style-name="ce3">
            <text:p>Digital crime is rising and seriously disrupting society, from cancelled medical operations to SMEs paying ransomware. Ransomware alone is predicted to hit USD 20 billion in damages in 2021, and cyber crime is more profitable than the illegal drug trade. \n Law enforcement is often too late as they cannot act until a crime is reported, and cannot anticipate and prevent digital crime. This is increasingly important given its global nature. Crime isn’t reported to prevent reputational damage and because it ‘won’t be solved anyway’, if there is even a clear way to report. \n There is no true security community or ecosystem that allows everyone to contribute, warn and act. \n Law enforcement and cyber security firms cannot analyze transregional data to enable better and faster action, as current systems are fragmented, centralized and government owned.</text:p>
          </table:table-cell>
          <table:table-cell office:value-type="string" table:style-name="ce3">
            <text:p>The challenge for the teams and everyone helping them: Create a new type of automated dispatch center for digital crime, incentivizing everyone to share and exchange relevant incidents, data and solutions to fight digital crime and increase resilience by improving security, incident response, crisis management and public safety.</text:p>
          </table:table-cell>
          <table:table-cell office:value-type="string" table:style-name="ce3">
            <text:p>Public-private collaboration is a game changer in combating cyber crime, from isolated SMEs to large coordinated attacks on national infrastructure, and allows everyone to contribute to security and safety.</text:p>
          </table:table-cell>
          <table:table-cell office:value-type="string" table:style-name="ce3">
            <text:p>The Province of Groningen and Cybersecurity Noord-Nederland are inviting SMEs, security specialists, behavioral scientists, all organizations feeling responsible for public safety, and many other stakeholders to work with the teams, be the first to test and give feedback to the solutions, and then help launch the best solutions after the event.</text:p>
          </table:table-cell>
          <table:table-cell office:value-type="string" table:style-name="ce10">
            <text:p><text:a xlink:href="https://youtu.be/yJlRD4H5iGc">https://youtu.be/yJlRD4H5iGc</text:a></text:p>
          </table:table-cell>
          <table:table-cell office:value-type="string" table:style-name="ce13">
            <text:p><text:a xlink:href="https://www.odyssey.org/wp-content/uploads/2020/02/P.-5a.-Public-Safety-and-Security-OPEN-SOURCE-911-FOR-DIGITAL-SPACE1-scaled.jpg">https://www.odyssey.org/wp-content/uploads/2020/02/P.-5a.-Public-Safety-and-Security-OPEN-SOURCE-911-FOR-DIGITAL-SPACE1-scaled.jpg</text:a></text:p>
          </table:table-cell>
          <table:table-cell table:number-columns-repeated="16373"/>
        </table:table-row>
        <table:table-row table:style-name="ro3">
          <table:table-cell office:value-type="float" office:value="35" table:style-name="ce1">
            <text:p>35</text:p>
          </table:table-cell>
          <table:table-cell office:value-type="string" office:string-value="safe-society35" table:formula="of:=&quot;safe-society&quot;&amp;[.A36]" table:style-name="ce3">
            <text:p>safe-society35</text:p>
          </table:table-cell>
          <table:table-cell office:value-type="string" office:string-value="safe-society35" table:formula="of:=[.B36]" table:style-name="ce3">
            <text:p>safe-society35</text:p>
          </table:table-cell>
          <table:table-cell office:value-type="string" table:content-validation-name="val1" table:style-name="ce3">
            <text:p>Inclusive safety communities</text:p>
          </table:table-cell>
          <table:table-cell office:value-type="string" table:style-name="ce3">
            <text:p>How we can aggregate and bundle a real-estate objects distributed data through a Unique Object Identifier for all relevant stakeholders, demonstrating the benefits of real-estate developers, home-owners and regulatory bodies?</text:p>
          </table:table-cell>
          <table:table-cell office:value-type="string" table:style-name="ce3">
            <text:p>The data landscape of the building industry and its public and private stakeholders is fragmented, siloed and ineffective.</text:p>
          </table:table-cell>
          <table:table-cell office:value-type="string" table:style-name="ce3">
            <text:p>Create a new application for dynamic data on buildings and their environment on top of an interoperable, accessible, and ownerless connector. The app should allow for extensive bottom-up adoption of the Unique Object Identifier by all relevant stakeholders.</text:p>
          </table:table-cell>
          <table:table-cell office:value-type="string" table:style-name="ce3">
            <text:p>Breaking this loop allows everyone’s data to contribute to circularity, safety and air quality while expanding their data sovereignty. Real-time, trusted clear information will lead to less resistance to complying with rules and regulations not owned by any government.</text:p>
          </table:table-cell>
          <table:table-cell office:value-type="string" table:style-name="ce3">
            <text:p>Kadaster, Fibree and the Dutch Ministry of the Interior and Kingdom Relations invite you to help in the challenge of aggregating and bundling a real-estate object’s distributed data through a Unique Object Identifier for all relevant stakeholders, demonstrating the benefits to real-estate developers, home-owners and regulatory bodies.</text:p>
          </table:table-cell>
          <table:table-cell office:value-type="string" table:style-name="ce14">
            <text:p><text:a xlink:href="https://youtu.be/TCdYcM3j_gw">https://youtu.be/TCdYcM3j_gw</text:a></text:p>
          </table:table-cell>
          <table:table-cell office:value-type="string" table:style-name="ce10">
            <text:p><text:a xlink:href="https://www.odyssey.org/wp-content/uploads/2019/12/P.-6.-Opening-up-real-estate-Kadaster-scaled.jpg">https://www.odyssey.org/wp-content/uploads/2019/12/P.-6.-Opening-up-real-estate-Kadaster-scaled.jpg</text:a></text:p>
          </table:table-cell>
          <table:table-cell table:number-columns-repeated="16373"/>
        </table:table-row>
        <table:table-row table:style-name="ro3">
          <table:table-cell office:value-type="float" office:value="36" table:style-name="ce1">
            <text:p>36</text:p>
          </table:table-cell>
          <table:table-cell office:value-type="string" office:string-value="safe-society36" table:formula="of:=&quot;safe-society&quot;&amp;[.A37]" table:style-name="ce3">
            <text:p>safe-society36</text:p>
          </table:table-cell>
          <table:table-cell office:value-type="string" office:string-value="safe-society36" table:formula="of:=[.B37]" table:style-name="ce3">
            <text:p>safe-society36</text:p>
          </table:table-cell>
          <table:table-cell office:value-type="string" table:content-validation-name="val1" table:style-name="ce3">
            <text:p>Inclusive safety communities</text:p>
          </table:table-cell>
          <table:table-cell office:value-type="string" table:style-name="ce3">
            <text:p>How might we enable more corporations to utilize the global supply chain by ensuring social benefits for communities renewable plastics sourcing plastic from the ocean and beaches?</text:p>
          </table:table-cell>
          <table:table-cell office:value-type="string" table:style-name="ce3">
            <text:p>Our oceans contain an estimated 86 million metric tons of plastic comprised of five trillion individual items. The tracking and re-use of this plastic for upcycled packaging is growing, with initiatives including Dell’s Next Wave,VMware’s blockchain and DAML to track plastics origins. \n Communities and individuals risk injury when sourcing the plastic, and corporations fear being held accountable for investing in child labour, as the communities cannot prove who sourced the plastic. Social aspects are the key challenge to the current process. \n Currently, the vast majority of plastic is not recycled, especially in developing countries. There are no open, fully inclusive and accessible upcycling marketplaces or incentives. To achieve a global, commercially viable ocean plastics supply chain, capturing the initial source of the recycled plastic is crucial.</text:p>
          </table:table-cell>
          <table:table-cell office:value-type="string" table:style-name="ce3">
            <text:p>The challenge for the teams and everyone helping them: Build a solution that incentivizes corporations to source used plastic from communities in developing countries in order to create a socially inclusive and beneficial plastic sourcing process, encouraging corporations to invest and contribute to the upcycling economy and meet their corporate responsibility standards.</text:p>
          </table:table-cell>
          <table:table-cell office:value-type="string" table:style-name="ce3">
            <text:p>At current rates, by 2050 the seas will contain more plastic than fish. Creating and being able to prove a healthy work environment will unlock corporate utilization of and investment in recycled plastics, while also generating more jobs in developing countries.</text:p>
          </table:table-cell>
          <table:table-cell office:value-type="string" table:style-name="ce3">
            <text:p>VMware, DAML and Dell Boomi are inviting multinationals with corporate responsibility challenges, ocean plastic cleaning initiatives, manufacturers that want to use plastics sourced from the ocean, and many other stakeholders to work with the teams, be the first to test and give feedback to the solutions, and then help launch the best solutions after the event.</text:p>
          </table:table-cell>
          <table:table-cell office:value-type="string" table:style-name="ce10">
            <text:p><text:a xlink:href="https://youtu.be/HLCQem6NWXM">https://youtu.be/HLCQem6NWXM</text:a></text:p>
          </table:table-cell>
          <table:table-cell office:value-type="string" table:style-name="ce10">
            <text:p><text:a xlink:href="https://www.odyssey.org/wp-content/uploads/2020/02/P.-14.-Outcompete-disruptive-systems-VMWare-plastic-recycle-scaled.jpg">https://www.odyssey.org/wp-content/uploads/2020/02/P.-14.-Outcompete-disruptive-systems-VMWare-plastic-recycle-scaled.jpg</text:a></text:p>
          </table:table-cell>
          <table:table-cell table:number-columns-repeated="16373"/>
        </table:table-row>
        <table:table-row table:style-name="ro3">
          <table:table-cell office:value-type="float" office:value="37" table:style-name="ce1">
            <text:p>37</text:p>
          </table:table-cell>
          <table:table-cell office:value-type="string" office:string-value="safe-society37" table:formula="of:=&quot;safe-society&quot;&amp;[.A38]" table:style-name="ce3">
            <text:p>safe-society37</text:p>
          </table:table-cell>
          <table:table-cell office:value-type="string" office:string-value="safe-society37" table:formula="of:=[.B38]" table:style-name="ce3">
            <text:p>safe-society37</text:p>
          </table:table-cell>
          <table:table-cell office:value-type="string" table:content-validation-name="val1" table:style-name="ce3">
            <text:p>Inclusive safety communities</text:p>
          </table:table-cell>
          <table:table-cell office:value-type="string" table:style-name="ce3">
            <text:p>How might we enable anyone to act on behalf of nature through stories backed up by data, in a world where data access is limited, especially for low income communities?</text:p>
          </table:table-cell>
          <table:table-cell office:value-type="string" table:style-name="ce3">
            <text:p>The High Seas feature biodiversity outside national boundaries. Despite all efforts, the High Seas are currently virtually unprotected and rapidly degrading. The largest ecosystem of our Earth needs better governance. For example, over 30% of the world’s oxygen is now at risk, as this comes from the phytoplankton in the High Seas. \\n Organizations working to conserve the High Seas cannot pool data, as all research is siloed. Stakeholders and issues differ per region. Rich countries, with the most economic incentive, monopolize research and data outcomes due to the high cost of doing research on the sea. \\n Sovereign Nature Impact \\n Implementation of the new UN treaty on the High Seas, to be concluded April 2020, offers a chance to pool data resources of over 10,000 organizations world-wide that are researching and protecting the High Seas. This could create a holistic data system, providing access to data and research for everyone, and provide a common ground for policies and regulations, enabling politicians to support proposals with a wider scientific consensus. \\n The Sargasso Sea is an area of the High-Seas. It is located within the North Atlantic subtropical gyre, surrounding the island of Bermuda. More on the specific context of the Sargasso Sea: http://www.sargassoseacommission.org</text:p>
          </table:table-cell>
          <table:table-cell office:value-type="string" table:style-name="ce3">
            <text:p>The challenge for the teams and everyone helping them: Build a decentralized sovereign nature-data exchange infrastructure for anyone and anything to contribute and use its data on the High Seas, creating data and information commons for everyone, preserving and strengthening the data sovereignty of scientists, traditional knowledge holders and organizations. Enabling nature’s data to speak for itself and therefore enabling everyone to act on behalf of nature. In this challenge, the Sargasso Sea will be the specific use-case.</text:p>
          </table:table-cell>
          <table:table-cell office:value-type="string" table:style-name="ce3">
            <text:p>An open, inclusive, data commons enabling representatives of local communities and NGOs to impact policy and regulation leads to empowered communities, organizations and individuals protecting ocean biodiversity. \\n This IT ecosystem will break down the siloing of databases to provide the necessary resources to protect 70% of the ocean effectively. For the Sargasso Sea, the availability of a full data-spectrum and the integration of datasets, supporting all authorities and stakeholders, will allow to take effective conservation measures. \\n Such an ecosystem could also provide invaluable insights for Member States negotiating the UN High Seas Treaty, an international binding agreement.</text:p>
          </table:table-cell>
          <table:table-cell office:value-type="string" table:style-name="ce3">
            <text:p>ICEL and IUCN are inviting fishing industry, data and satellite experts, oil industry, conservational tourism experts, philanthropists, nature researchers, and many other stakeholders to work with the teams, be the first to test and give feedback to the solutions, and then help launch the best solutions after the event.</text:p>
          </table:table-cell>
          <table:table-cell office:value-type="string" table:style-name="ce10">
            <text:p><text:a xlink:href="https://youtu.be/5l9nBerSpjY">https://youtu.be/5l9nBerSpjY</text:a></text:p>
          </table:table-cell>
          <table:table-cell office:value-type="string" table:style-name="ce10">
            <text:p><text:a xlink:href="https://www.odyssey.org/wp-content/uploads/2019/12/P.-10.-Sovereign-nature-ICEL-web-scaled.jpg">https://www.odyssey.org/wp-content/uploads/2019/12/P.-10.-Sovereign-nature-ICEL-web-scaled.jpg</text:a></text:p>
          </table:table-cell>
          <table:table-cell table:number-columns-repeated="16373"/>
        </table:table-row>
        <table:table-row table:style-name="ro3">
          <table:table-cell office:value-type="float" office:value="38" table:style-name="ce1">
            <text:p>38</text:p>
          </table:table-cell>
          <table:table-cell office:value-type="string" office:string-value="safe-society38" table:formula="of:=&quot;safe-society&quot;&amp;[.A39]" table:style-name="ce3">
            <text:p>safe-society38</text:p>
          </table:table-cell>
          <table:table-cell office:value-type="string" office:string-value="safe-society38" table:formula="of:=[.B39]" table:style-name="ce3">
            <text:p>safe-society38</text:p>
          </table:table-cell>
          <table:table-cell office:value-type="string" table:content-validation-name="val1" table:style-name="ce3">
            <text:p>Inclusive safety communities</text:p>
          </table:table-cell>
          <table:table-cell office:value-type="string" table:style-name="ce3">
            <text:p>How might we automate access to and governance of a public digital ecosystem for citizens and stakeholders within the Living Lab Scheveningen: An innovation playground for digital solutions in public space?</text:p>
          </table:table-cell>
          <table:table-cell office:value-type="string" table:style-name="ce3">
            <text:p>In the Hague’s Living Lab in Scheveningen, an urban area along the coastline has been equipped with smart City Hubs, consisting of three basic elements: A physical carrier, energy connection point and data connectivity. With 144 use cases and ideas related to livability and business in the neighborhood defined, defined, and several use cases being deployed, the Living Lab seems ready for take off. \n A use case onboarding and testing process has been designed, however, the admission of new stakeholders to the system, the facilitation of new ideas and cooperations, or the deployment of sensors and software remains a manual process until today. The process for admission should move from manual to automatic to scale. We see three roles emerging: the measuring of civil support, a sensor registry, and the establishment of public/private partnerships. \n The Hague wants to open-source and open access, to scale the Living Lab to the rest of the city, the region and (eventually) the world, voicing the voiceless by introducing new forms of democracy based on transparent data, where anyone and anything can contribute.</text:p>
          </table:table-cell>
          <table:table-cell office:value-type="string" table:style-name="ce3">
            <text:p>The challenge for the teams and everyone helping them: Build the admission system that automates access to the public digital ecosystem of the Hague: an independent, open, scalable and objective onboarding and networked mechanism, allowing everyone who wants to contribute access to grow innovation, nature and civilians’ initiatives in harmony.</text:p>
          </table:table-cell>
          <table:table-cell office:value-type="string" table:style-name="ce3">
            <text:p>Enabling the city through its local stakeholders to automate governance of the public digital ecosystem, allowing millions of actors (man and machine) to get on board and ideas to be tested for societal relevance. Help develop a Living Lab ecosystem blueprint that will serve The Hague and, due to its open nature, is replicable or moldable to serve the rest of the world.</text:p>
          </table:table-cell>
          <table:table-cell office:value-type="string" table:style-name="ce3">
            <text:p>The City of The Hague is inviting citizens, tourists, emergency workers, shop owners, policymakers, and many other stakeholders to work with the teams, be the first to test and give feedback to the solutions, and then help launch the best solutions</text:p>
          </table:table-cell>
          <table:table-cell office:value-type="string" table:style-name="ce10">
            <text:p><text:a xlink:href="https://youtu.be/_aU31KUYGCQ">https://youtu.be/_aU31KUYGCQ</text:a></text:p>
          </table:table-cell>
          <table:table-cell office:value-type="string" table:style-name="ce10">
            <text:p><text:a xlink:href="https://www.odyssey.org/wp-content/uploads/2020/08/3-4.-The-Hague-One-Image-for-both-Challenges-scaled.jpg">https://www.odyssey.org/wp-content/uploads/2020/08/3-4.-The-Hague-One-Image-for-both-Challenges-scaled.jpg</text:a></text:p>
          </table:table-cell>
          <table:table-cell table:number-columns-repeated="16373"/>
        </table:table-row>
        <table:table-row table:style-name="ro3">
          <table:table-cell office:value-type="float" office:value="39" table:style-name="ce1">
            <text:p>39</text:p>
          </table:table-cell>
          <table:table-cell office:value-type="string" office:string-value="safe-society39" table:formula="of:=&quot;safe-society&quot;&amp;[.A40]" table:style-name="ce3">
            <text:p>safe-society39</text:p>
          </table:table-cell>
          <table:table-cell office:value-type="string" office:string-value="safe-society39" table:formula="of:=[.B40]" table:style-name="ce3">
            <text:p>safe-society39</text:p>
          </table:table-cell>
          <table:table-cell office:value-type="string" table:content-validation-name="val1" table:style-name="ce3">
            <text:p>Inclusive safety communities</text:p>
          </table:table-cell>
          <table:table-cell office:value-type="string" table:style-name="ce3">
            <text:p>How might we enable all Odyssey Momentum tracks and teams to benefit from an operational SSI framework and infrastructure in order to demonstrate the value of SSI in business and societal contexts?</text:p>
          </table:table-cell>
          <table:table-cell office:value-type="string" table:style-name="ce3">
            <text:p>If it was just down to technology, a successful cross-border Self-Sovereign Identity (SSI) would already exist; a truly digital native identity, common, widely adopted and backed by government, industry and society. \\n To serve the future social and economical needs of humanity, the principles of this Self-Sovereign Identity ecosystem must be rooted in 21st-century dynamics. \\n Though previously impossible, this Odyssey Momentum track strives to explore the full complexity of an SSI system in an operational setting. Through collaboration with other tracks and key-stakeholders, we aim to make viable the main elements of an SSI environment. \\n A Self-Sovereign Identity aims to facilitate transactions, while allowing full control by the end user whose identifying attributes are being shared. People and companies must be able to share and revoke use of personal data by one or all reliant parties.</text:p>
          </table:table-cell>
          <table:table-cell office:value-type="string" table:style-name="ce3">
            <text:p>The challenge for the teams and everyone helping them: Contribute to an open Self-Sovereign Identity ecosystem, consisting of a transparent trust framework and associated common infrastructure, empowering people and organizations to drive societal change. Enable all other Odyssey tracks to benefit from and contribute to this Self-Sovereign Identity ecosystem.</text:p>
          </table:table-cell>
          <table:table-cell office:value-type="string" table:style-name="ce3">
            <text:p>A Self- Sovereign Identity can unlock the full potential of the digital global economy. The identity of people, organizations and things is relevant to any transaction, while protecting Personal Identifiable Information (PII) is of increasing importance. \\n SSI enables the necessary exchange of verified data before committing to (proposed) transactions, which for high-value/high-risk transactions includes the identity.</text:p>
          </table:table-cell>
          <table:table-cell office:value-type="string" table:style-name="ce3">
            <text:p>The Dutch Blockchain Coalition and the Dutch Ministry of the Interior and Kingdom Relations are inviting anyone who is interested in applying Self-Sovereign Identity to work with the teams, be the first to test and give feedback to the solutions, and then help launch the best solutions.</text:p>
          </table:table-cell>
          <table:table-cell office:value-type="string" table:style-name="ce10">
            <text:p><text:a xlink:href="https://youtu.be/WHVIPeN9fP0">https://youtu.be/WHVIPeN9fP0</text:a></text:p>
          </table:table-cell>
          <table:table-cell office:value-type="string" table:style-name="ce10">
            <text:p><text:a xlink:href="https://www.odyssey.org/wp-content/uploads/2018/11/1_9JMUvRgrBMyA4ehEZ7V6Pw.jpg">https://www.odyssey.org/wp-content/uploads/2018/11/1_9JMUvRgrBMyA4ehEZ7V6Pw.jpg</text:a></text:p>
          </table:table-cell>
          <table:table-cell table:number-columns-repeated="16373"/>
        </table:table-row>
        <table:table-row table:style-name="ro3">
          <table:table-cell office:value-type="float" office:value="40" table:style-name="ce1">
            <text:p>40</text:p>
          </table:table-cell>
          <table:table-cell office:value-type="string" office:string-value="safe-society40" table:formula="of:=&quot;safe-society&quot;&amp;[.A41]" table:style-name="ce3">
            <text:p>safe-society40</text:p>
          </table:table-cell>
          <table:table-cell office:value-type="string" office:string-value="safe-society40" table:formula="of:=[.B41]" table:style-name="ce3">
            <text:p>safe-society40</text:p>
          </table:table-cell>
          <table:table-cell office:value-type="string" table:content-validation-name="val1" table:style-name="ce3">
            <text:p>Inclusive safety communities</text:p>
          </table:table-cell>
          <table:table-cell office:value-type="string" table:style-name="ce3">
            <text:p>How might we provide smart meter data autonomy for prosumers in order for anyone mandated to use the smart meter data to create new feedback loops and invent new business models?</text:p>
          </table:table-cell>
          <table:table-cell office:value-type="string" table:style-name="ce3">
            <text:p>Smart meters have been introduced in European households with varying degrees of success. In the Netherlands, 73% of households now have a smart meter, in Germany 0%. The EU at least 80% of electricity meters with smart meters by 2020 wherever this is cost-effective. \\n The smart meter is key to success in becoming a fossil-free continent, with emphasis on consumers becoming prosumers and on decentralized renewables instead of mainly centralized energy plants: without the data from the end user, every stakeholder (TSO, DSO, energy supplier, energy service company etc.) is left in the dark. \\n Current smart meter data collection and unlocking for stakeholders is centralized (DSOs are the gatekeeper, single point of failure), closed (access for mandated stakeholders only) and has a 24-hr delay. Looking at the possibilities decentralized technologies offer us, this is a suboptimal model for the future EU prosumer-driven energy market.</text:p>
          </table:table-cell>
          <table:table-cell office:value-type="string" table:style-name="ce3">
            <text:p>The challenge for the teams and everyone helping them: Create a publicly owned and privacy-by-design smart meter energy data exchange protocol, incentivizing all consumers and mandated stakeholders to contribute and use data. Starting with the Dutch and Swedish energy market, the solution is scalable for Europe. The protocol has an incentive model for self-maintenance and focuses on solving disturbances and on high-quality smart meter data.</text:p>
          </table:table-cell>
          <table:table-cell office:value-type="string" table:style-name="ce3">
            <text:p>Real-time and higher-quality data and a transparent and inclusive system unlock new solutions and business models. The switch from privacy-by-law to privacy-by-design is more reflective of the actual and desired situation, more GDPR-robust and leads to more opportunities for consumers to go to market with their data.</text:p>
          </table:table-cell>
          <table:table-cell office:value-type="string" table:style-name="ce3">
            <text:p>Vattenfall is inviting homeowners, DSOs, regulators, energy suppliers, smart meter manufacturers, and many other stakeholders&lt;/span&gt; to work with the teams, be the first to test and give feedback to the solutions, and then help launch the best solutions.</text:p>
          </table:table-cell>
          <table:table-cell office:value-type="string" table:style-name="ce10">
            <text:p><text:a xlink:href="https://youtu.be/03OnRDSiQZU">https://youtu.be/03OnRDSiQZU</text:a></text:p>
          </table:table-cell>
          <table:table-cell office:value-type="string" table:style-name="ce10">
            <text:p><text:a xlink:href="https://www.odyssey.org/wp-content/uploads/2020/08/2.-Data-Infrastructure-for-Smart-Meters-scaled.jpg">https://www.odyssey.org/wp-content/uploads/2020/08/2.-Data-Infrastructure-for-Smart-Meters-scaled.jpg</text:a></text:p>
          </table:table-cell>
          <table:table-cell table:number-columns-repeated="16373"/>
        </table:table-row>
        <table:table-row table:style-name="ro3">
          <table:table-cell office:value-type="float" office:value="41" table:style-name="ce1">
            <text:p>41</text:p>
          </table:table-cell>
          <table:table-cell office:value-type="string" office:string-value="safe-society41" table:formula="of:=&quot;safe-society&quot;&amp;[.A42]" table:style-name="ce3">
            <text:p>safe-society41</text:p>
          </table:table-cell>
          <table:table-cell office:value-type="string" office:string-value="safe-society41" table:formula="of:=[.B42]" table:style-name="ce3">
            <text:p>safe-society41</text:p>
          </table:table-cell>
          <table:table-cell office:value-type="string" table:content-validation-name="val1" table:style-name="ce3">
            <text:p>Inclusive safety communities</text:p>
          </table:table-cell>
          <table:table-cell office:value-type="string" table:style-name="ce3">
            <text:p>How do we enable anyone to ac on behalf of nature through stories backed up by data, in a world where data access is limited, especially for low income communities?</text:p>
          </table:table-cell>
          <table:table-cell office:value-type="string" table:style-name="ce3">
            <text:p>The High Seas feature biodiversity outside national boundaries. Despite all efforts, the High Seas are currently virtually unprotected and rapidly degrading. The largest ecosystem of our Earth needs better governance. For example, over 30% of the world’s oxygen is now at risk, as this comes from the phytoplankton in the High Seas.Organizations working to conserve the High Seas cannot pool data, as all research is siloed. Stakeholders and issues differ per region. Rich countries, with the most economic incentive, monopolize research and data outcomes due to the high cost of doing research on the sea.</text:p>
          </table:table-cell>
          <table:table-cell office:value-type="string" table:style-name="ce3">
            <text:p>Build a decentralized sovereign nature-data exchange infrastructure for anyone and anything to contribute and use its data on the High Seas, creating data and information commons for everyone, preserving and strengthening the data sovereignty of scientists, traditional knowledge holders and organizations. Enabling nature’s data to speak for itself and therefore enabling everyone to act on behalf of nature. In this challenge, the Sargasso Sea will be the specific use-case.</text:p>
          </table:table-cell>
          <table:table-cell office:value-type="string" table:style-name="ce3">
            <text:p>An open, inclusive, data commons enabling representatives of local communities and NGOs to impact policy and regulation leads to empowered communities, organizations and individuals protecting ocean biodiversity. This IT ecosystem will break down the siloing of databases to provide the necessary resources to protect 70% of the ocean effectively. For the Sargasso Sea, the availability of a full data-spectrum and the integration of datasets, supporting all authorities and stakeholders, will allow to take effective conservation measures. <text:s/>Such an ecosystem could also provide invaluable insights for Member States negotiating the UN High Seas Treaty, an international binding agreement.</text:p>
          </table:table-cell>
          <table:table-cell office:value-type="string" table:style-name="ce3">
            <text:p>The International Council of Environmental Law and the International Union for Conservation of Nature invite you to help in the challenge of enabling anyone to act on behalf of nature through stories backed up by data, in a world where data access is limited, especially for low income communities.</text:p>
          </table:table-cell>
          <table:table-cell office:value-type="string" table:style-name="ce10">
            <text:p><text:a xlink:href="https://youtu.be/5l9nBerSpjY">https://youtu.be/5l9nBerSpjY</text:a></text:p>
          </table:table-cell>
          <table:table-cell office:value-type="string" table:style-name="ce13">
            <text:p><text:a xlink:href="https://www.odyssey.org/wp-content/uploads/2019/12/P.-10.-Sovereign-nature-ICEL-2-scaled.jpg">https://www.odyssey.org/wp-content/uploads/2019/12/P.-10.-Sovereign-nature-ICEL-2-scaled.jpg</text:a></text:p>
          </table:table-cell>
          <table:table-cell table:number-columns-repeated="16373"/>
        </table:table-row>
        <table:table-row table:number-rows-repeated="1048534" table:style-name="ro1">
          <table:table-cell table:number-columns-repeated="16384"/>
        </table:table-row>
      </table:table>
      <table:table table:name="ActorGroups" table:style-name="ta2">
        <table:table-column table:style-name="co17" table:default-cell-style-name="ce1"/>
        <table:table-column table:style-name="co18" table:default-cell-style-name="ce1"/>
        <table:table-column table:style-name="co19" table:default-cell-style-name="ce1"/>
        <table:table-column table:style-name="co5" table:number-columns-repeated="16381" table:default-cell-style-name="ce1"/>
        <table:table-row table:style-name="ro4">
          <table:table-cell office:value-type="string" table:style-name="ce7">
            <text:p>NAME</text:p>
          </table:table-cell>
          <table:table-cell office:value-type="string" table:style-name="ce7">
            <text:p>DESCRIPTION</text:p>
          </table:table-cell>
          <table:table-cell office:value-type="string" table:style-name="ce7">
            <text:p>OPPORTUNITY</text:p>
          </table:table-cell>
          <table:table-cell table:number-columns-repeated="16381"/>
        </table:table-row>
        <table:table-row table:style-name="ro3">
          <table:table-cell office:value-type="string" table:style-name="ce1">
            <text:p>KeyUsers</text:p>
          </table:table-cell>
          <table:table-cell office:value-type="string" table:style-name="ce1">
            <text:p>Key Users</text:p>
          </table:table-cell>
          <table:table-cell office:value-type="string" table:content-validation-name="val2" table:style-name="ce1">
            <text:p>grid1</text:p>
          </table:table-cell>
          <table:table-cell table:number-columns-repeated="16381"/>
        </table:table-row>
        <table:table-row table:style-name="ro3">
          <table:table-cell office:value-type="string" table:style-name="ce1">
            <text:p>Stakeholders</text:p>
          </table:table-cell>
          <table:table-cell office:value-type="string" table:style-name="ce1">
            <text:p>Stakeholders</text:p>
          </table:table-cell>
          <table:table-cell office:value-type="string" table:content-validation-name="val2" table:style-name="ce1">
            <text:p>grid1</text:p>
          </table:table-cell>
          <table:table-cell table:number-columns-repeated="16381"/>
        </table:table-row>
        <table:table-row table:style-name="ro3">
          <table:table-cell office:value-type="string" table:style-name="ce1">
            <text:p>KeyUsers</text:p>
          </table:table-cell>
          <table:table-cell office:value-type="string" table:style-name="ce1">
            <text:p>Key Users</text:p>
          </table:table-cell>
          <table:table-cell office:value-type="string" table:content-validation-name="val2" table:style-name="ce1">
            <text:p>grid2</text:p>
          </table:table-cell>
          <table:table-cell table:number-columns-repeated="16381"/>
        </table:table-row>
        <table:table-row table:style-name="ro3">
          <table:table-cell office:value-type="string" table:style-name="ce1">
            <text:p>Stakeholders</text:p>
          </table:table-cell>
          <table:table-cell office:value-type="string" table:style-name="ce1">
            <text:p>Stakeholders</text:p>
          </table:table-cell>
          <table:table-cell office:value-type="string" table:content-validation-name="val2" table:style-name="ce1">
            <text:p>grid2</text:p>
          </table:table-cell>
          <table:table-cell table:number-columns-repeated="16381"/>
        </table:table-row>
        <table:table-row table:number-rows-repeated="1048571" table:style-name="ro6">
          <table:table-cell table:number-columns-repeated="2"/>
          <table:table-cell table:content-validation-name="val2" table:style-name="ce1"/>
          <table:table-cell table:number-columns-repeated="16381"/>
        </table:table-row>
      </table:table>
      <table:table table:name="Actors" table:style-name="ta3">
        <table:table-column table:style-name="co20" table:default-cell-style-name="ce1"/>
        <table:table-column table:style-name="co21" table:number-columns-repeated="2" table:default-cell-style-name="ce1"/>
        <table:table-column table:style-name="co22" table:default-cell-style-name="ce1"/>
        <table:table-column table:style-name="co6" table:default-cell-style-name="ce1"/>
        <table:table-column table:style-name="co23" table:default-cell-style-name="ce1"/>
        <table:table-column table:style-name="co5" table:number-columns-repeated="16378" table:default-cell-style-name="ce1"/>
        <table:table-row table:style-name="ro4">
          <table:table-cell office:value-type="string" table:style-name="ce7">
            <text:p>NAME</text:p>
          </table:table-cell>
          <table:table-cell office:value-type="string" table:style-name="ce7">
            <text:p>DESCRIPTION</text:p>
          </table:table-cell>
          <table:table-cell office:value-type="string" table:style-name="ce7">
            <text:p>OPPORTUNITY</text:p>
          </table:table-cell>
          <table:table-cell office:value-type="string" table:style-name="ce7">
            <text:p>ACTOR_GROUP</text:p>
          </table:table-cell>
          <table:table-cell office:value-type="string" table:style-name="ce7">
            <text:p>VALUE</text:p>
          </table:table-cell>
          <table:table-cell office:value-type="string" table:style-name="ce7">
            <text:p>IMPACT</text:p>
          </table:table-cell>
          <table:table-cell table:number-columns-repeated="16378"/>
        </table:table-row>
        <table:table-row table:style-name="ro3">
          <table:table-cell office:value-type="string" table:style-name="ce1">
            <text:p>Actor 1</text:p>
          </table:table-cell>
          <table:table-cell office:value-type="string" table:style-name="ce1">
            <text:p>Actor 1 - Description</text:p>
          </table:table-cell>
          <table:table-cell office:value-type="string" table:content-validation-name="val3" table:style-name="ce1">
            <text:p>grid1</text:p>
          </table:table-cell>
          <table:table-cell office:value-type="string" table:content-validation-name="val4" table:style-name="ce1">
            <text:p>KeyUsers</text:p>
          </table:table-cell>
          <table:table-cell office:value-type="string" table:style-name="ce1">
            <text:p>asdf</text:p>
          </table:table-cell>
          <table:table-cell table:number-columns-repeated="16379" table:style-name="ce1"/>
        </table:table-row>
        <table:table-row table:style-name="ro3">
          <table:table-cell office:value-type="string" table:style-name="ce1">
            <text:p>Actor 2</text:p>
          </table:table-cell>
          <table:table-cell office:value-type="string" table:style-name="ce1">
            <text:p>Actor 2 - Description</text:p>
          </table:table-cell>
          <table:table-cell office:value-type="string" table:content-validation-name="val3" table:style-name="ce1">
            <text:p>grid2</text:p>
          </table:table-cell>
          <table:table-cell office:value-type="string" table:content-validation-name="val4" table:style-name="ce1">
            <text:p>KeyUsers</text:p>
          </table:table-cell>
          <table:table-cell office:value-type="string" table:style-name="ce1">
            <text:p>asdf</text:p>
          </table:table-cell>
          <table:table-cell table:number-columns-repeated="16379" table:style-name="ce1"/>
        </table:table-row>
        <table:table-row table:style-name="ro3">
          <table:table-cell office:value-type="string" table:style-name="ce1">
            <text:p>Actor 3</text:p>
          </table:table-cell>
          <table:table-cell office:value-type="string" table:style-name="ce1">
            <text:p>Actor 3 - Description</text:p>
          </table:table-cell>
          <table:table-cell office:value-type="string" table:content-validation-name="val3" table:style-name="ce1">
            <text:p>grid1</text:p>
          </table:table-cell>
          <table:table-cell office:value-type="string" table:content-validation-name="val4" table:style-name="ce1">
            <text:p>KeyUsers</text:p>
          </table:table-cell>
          <table:table-cell office:value-type="string" table:style-name="ce1">
            <text:p>asdf</text:p>
          </table:table-cell>
          <table:table-cell table:number-columns-repeated="16379" table:style-name="ce1"/>
        </table:table-row>
        <table:table-row table:style-name="ro3">
          <table:table-cell office:value-type="string" table:style-name="ce1">
            <text:p>Actor 4</text:p>
          </table:table-cell>
          <table:table-cell office:value-type="string" table:style-name="ce1">
            <text:p>Actor 4 - Description</text:p>
          </table:table-cell>
          <table:table-cell office:value-type="string" table:content-validation-name="val3" table:style-name="ce1">
            <text:p>grid1</text:p>
          </table:table-cell>
          <table:table-cell office:value-type="string" table:content-validation-name="val4" table:style-name="ce1">
            <text:p>Stakeholders</text:p>
          </table:table-cell>
          <table:table-cell office:value-type="string" table:style-name="ce1">
            <text:p>asdf</text:p>
          </table:table-cell>
          <table:table-cell table:number-columns-repeated="16379" table:style-name="ce1"/>
        </table:table-row>
        <table:table-row table:style-name="ro3">
          <table:table-cell office:value-type="string" table:style-name="ce1">
            <text:p>Actor 5</text:p>
          </table:table-cell>
          <table:table-cell office:value-type="string" table:style-name="ce1">
            <text:p>Actor 5 - Description</text:p>
          </table:table-cell>
          <table:table-cell office:value-type="string" table:content-validation-name="val3" table:style-name="ce1">
            <text:p>grid1</text:p>
          </table:table-cell>
          <table:table-cell office:value-type="string" table:content-validation-name="val4" table:style-name="ce1">
            <text:p>Stakeholders</text:p>
          </table:table-cell>
          <table:table-cell office:value-type="string" table:style-name="ce1">
            <text:p>asdf</text:p>
          </table:table-cell>
          <table:table-cell table:number-columns-repeated="16379" table:style-name="ce1"/>
        </table:table-row>
        <table:table-row table:number-rows-repeated="1048570" table:style-name="ro6">
          <table:table-cell table:number-columns-repeated="2"/>
          <table:table-cell table:content-validation-name="val3" table:style-name="ce1"/>
          <table:table-cell table:content-validation-name="val4" table:style-name="ce1"/>
          <table:table-cell table:number-columns-repeated="16380"/>
        </table:table-row>
      </table:table>
      <table:table table:name="Relations" table:style-name="ta2">
        <table:table-column table:style-name="co24" table:default-cell-style-name="ce1"/>
        <table:table-column table:style-name="co25" table:default-cell-style-name="ce1"/>
        <table:table-column table:style-name="co26" table:default-cell-style-name="ce1"/>
        <table:table-column table:style-name="co27" table:default-cell-style-name="ce1"/>
        <table:table-column table:style-name="co25" table:default-cell-style-name="ce1"/>
        <table:table-column table:style-name="co28" table:default-cell-style-name="ce1"/>
        <table:table-column table:style-name="co5" table:number-columns-repeated="16378" table:default-cell-style-name="ce1"/>
        <table:table-row table:style-name="ro4">
          <table:table-cell office:value-type="string" table:style-name="ce7">
            <text:p>TYPE</text:p>
          </table:table-cell>
          <table:table-cell office:value-type="string" table:style-name="ce7">
            <text:p>ACTOR_NAME</text:p>
          </table:table-cell>
          <table:table-cell office:value-type="string" table:style-name="ce7">
            <text:p>ACTOR_TYPE</text:p>
          </table:table-cell>
          <table:table-cell office:value-type="string" table:style-name="ce7">
            <text:p>ACTOR_ROLE</text:p>
          </table:table-cell>
          <table:table-cell office:value-type="string" table:style-name="ce7">
            <text:p>DESCRIPTION</text:p>
          </table:table-cell>
          <table:table-cell office:value-type="string" table:style-name="ce7">
            <text:p>OPPORTUNITY</text:p>
          </table:table-cell>
          <table:table-cell table:number-columns-repeated="16378"/>
        </table:table-row>
        <table:table-row table:style-name="ro3">
          <table:table-cell office:value-type="string" table:content-validation-name="val5" table:style-name="ce1">
            <text:p>incoming</text:p>
          </table:table-cell>
          <table:table-cell office:value-type="string" table:style-name="ce1">
            <text:p>Actor Name 1</text:p>
          </table:table-cell>
          <table:table-cell office:value-type="string" table:style-name="ce1">
            <text:p>Actor Type 1</text:p>
          </table:table-cell>
          <table:table-cell office:value-type="string" table:style-name="ce1">
            <text:p>Actore Role 1</text:p>
          </table:table-cell>
          <table:table-cell office:value-type="string" table:style-name="ce1">
            <text:p>Actor 1</text:p>
          </table:table-cell>
          <table:table-cell office:value-type="string" table:content-validation-name="val6" table:style-name="ce1">
            <text:p>grid1</text:p>
          </table:table-cell>
          <table:table-cell table:number-columns-repeated="16378"/>
        </table:table-row>
        <table:table-row table:style-name="ro3">
          <table:table-cell office:value-type="string" table:content-validation-name="val5" table:style-name="ce1">
            <text:p>outgoing</text:p>
          </table:table-cell>
          <table:table-cell office:value-type="string" table:style-name="ce1">
            <text:p>Actor Name 2</text:p>
          </table:table-cell>
          <table:table-cell office:value-type="string" table:style-name="ce1">
            <text:p>Actor Type 2</text:p>
          </table:table-cell>
          <table:table-cell office:value-type="string" table:style-name="ce1">
            <text:p>Actore Role 2</text:p>
          </table:table-cell>
          <table:table-cell office:value-type="string" table:style-name="ce1">
            <text:p>Actor 2</text:p>
          </table:table-cell>
          <table:table-cell office:value-type="string" table:content-validation-name="val6" table:style-name="ce1">
            <text:p>grid2</text:p>
          </table:table-cell>
          <table:table-cell table:number-columns-repeated="16378"/>
        </table:table-row>
        <table:table-row table:style-name="ro3">
          <table:table-cell office:value-type="string" table:content-validation-name="val5" table:style-name="ce1">
            <text:p>incoming</text:p>
          </table:table-cell>
          <table:table-cell office:value-type="string" table:style-name="ce1">
            <text:p>Actor Name 3</text:p>
          </table:table-cell>
          <table:table-cell office:value-type="string" table:style-name="ce1">
            <text:p>Actor Type 3</text:p>
          </table:table-cell>
          <table:table-cell office:value-type="string" table:style-name="ce1">
            <text:p>Actore Role 3</text:p>
          </table:table-cell>
          <table:table-cell office:value-type="string" table:style-name="ce1">
            <text:p>Actor 3</text:p>
          </table:table-cell>
          <table:table-cell office:value-type="string" table:content-validation-name="val6" table:style-name="ce1">
            <text:p>grid3</text:p>
          </table:table-cell>
          <table:table-cell table:number-columns-repeated="16378"/>
        </table:table-row>
        <table:table-row table:style-name="ro3">
          <table:table-cell office:value-type="string" table:content-validation-name="val5" table:style-name="ce1">
            <text:p>outgoing</text:p>
          </table:table-cell>
          <table:table-cell office:value-type="string" table:style-name="ce1">
            <text:p>Actor Name 4</text:p>
          </table:table-cell>
          <table:table-cell office:value-type="string" table:style-name="ce1">
            <text:p>Actor Type 4</text:p>
          </table:table-cell>
          <table:table-cell office:value-type="string" table:style-name="ce1">
            <text:p>Actore Role 4</text:p>
          </table:table-cell>
          <table:table-cell office:value-type="string" table:style-name="ce1">
            <text:p>Actor 4</text:p>
          </table:table-cell>
          <table:table-cell office:value-type="string" table:content-validation-name="val6" table:style-name="ce1">
            <text:p>grid4</text:p>
          </table:table-cell>
          <table:table-cell table:number-columns-repeated="16378"/>
        </table:table-row>
        <table:table-row table:style-name="ro3">
          <table:table-cell office:value-type="string" table:content-validation-name="val5" table:style-name="ce1">
            <text:p>incoming</text:p>
          </table:table-cell>
          <table:table-cell office:value-type="string" table:style-name="ce1">
            <text:p>Actor Name 5</text:p>
          </table:table-cell>
          <table:table-cell office:value-type="string" table:style-name="ce1">
            <text:p>Actor Type 5</text:p>
          </table:table-cell>
          <table:table-cell office:value-type="string" table:style-name="ce1">
            <text:p>Actore Role 5</text:p>
          </table:table-cell>
          <table:table-cell office:value-type="string" table:style-name="ce1">
            <text:p>Actor 5</text:p>
          </table:table-cell>
          <table:table-cell office:value-type="string" table:content-validation-name="val6" table:style-name="ce1">
            <text:p>grid5</text:p>
          </table:table-cell>
          <table:table-cell table:number-columns-repeated="16378"/>
        </table:table-row>
        <table:table-row table:style-name="ro3">
          <table:table-cell office:value-type="string" table:content-validation-name="val5" table:style-name="ce1">
            <text:p>outgoing</text:p>
          </table:table-cell>
          <table:table-cell office:value-type="string" table:style-name="ce1">
            <text:p>Actor Name 6</text:p>
          </table:table-cell>
          <table:table-cell office:value-type="string" table:style-name="ce1">
            <text:p>Actor Type 6</text:p>
          </table:table-cell>
          <table:table-cell office:value-type="string" table:style-name="ce1">
            <text:p>Actore Role 6</text:p>
          </table:table-cell>
          <table:table-cell office:value-type="string" table:style-name="ce1">
            <text:p>Actor 6</text:p>
          </table:table-cell>
          <table:table-cell office:value-type="string" table:content-validation-name="val6" table:style-name="ce1">
            <text:p>grid1</text:p>
          </table:table-cell>
          <table:table-cell table:number-columns-repeated="16378"/>
        </table:table-row>
        <table:table-row table:style-name="ro3">
          <table:table-cell office:value-type="string" table:content-validation-name="val5" table:style-name="ce1">
            <text:p>incoming</text:p>
          </table:table-cell>
          <table:table-cell office:value-type="string" table:style-name="ce1">
            <text:p>Actor Name 7</text:p>
          </table:table-cell>
          <table:table-cell office:value-type="string" table:style-name="ce1">
            <text:p>Actor Type 7</text:p>
          </table:table-cell>
          <table:table-cell office:value-type="string" table:style-name="ce1">
            <text:p>Actore Role 7</text:p>
          </table:table-cell>
          <table:table-cell office:value-type="string" table:style-name="ce1">
            <text:p>Actor 7</text:p>
          </table:table-cell>
          <table:table-cell office:value-type="string" table:content-validation-name="val6" table:style-name="ce1">
            <text:p>grid1</text:p>
          </table:table-cell>
          <table:table-cell table:number-columns-repeated="16378"/>
        </table:table-row>
        <table:table-row table:number-rows-repeated="1048568" table:style-name="ro6">
          <table:table-cell table:content-validation-name="val5" table:style-name="ce1"/>
          <table:table-cell table:number-columns-repeated="4"/>
          <table:table-cell table:content-validation-name="val6" table:style-name="ce1"/>
          <table:table-cell table:number-columns-repeated="16378"/>
        </table:table-row>
      </table:table>
      <table:table table:name="Aspects" table:style-name="ta3">
        <table:table-column table:style-name="co29" table:default-cell-style-name="ce1"/>
        <table:table-column table:style-name="co30" table:default-cell-style-name="ce1"/>
        <table:table-column table:style-name="co3" table:default-cell-style-name="ce1"/>
        <table:table-column table:style-name="co31" table:default-cell-style-name="ce1"/>
        <table:table-column table:style-name="co32" table:default-cell-style-name="ce1"/>
        <table:table-column table:style-name="co5" table:number-columns-repeated="16379" table:default-cell-style-name="ce1"/>
        <table:table-row table:style-name="ro4">
          <table:table-cell office:value-type="string" table:style-name="ce7">
            <text:p>TITLE</text:p>
          </table:table-cell>
          <table:table-cell office:value-type="string" table:style-name="ce7">
            <text:p>FRAMING</text:p>
          </table:table-cell>
          <table:table-cell office:value-type="string" table:style-name="ce7">
            <text:p>EXPLANATION</text:p>
          </table:table-cell>
          <table:table-cell office:value-type="string" table:style-name="ce7">
            <text:p>OPPORTUNITY</text:p>
          </table:table-cell>
          <table:table-cell table:style-name="ce7"/>
          <table:table-cell table:number-columns-repeated="16379"/>
        </table:table-row>
        <table:table-row table:style-name="ro3">
          <table:table-cell office:value-type="string" table:style-name="ce1">
            <text:p>Title 1</text:p>
          </table:table-cell>
          <table:table-cell office:value-type="string" table:style-name="ce1">
            <text:p>Framing 1</text:p>
          </table:table-cell>
          <table:table-cell office:value-type="string" table:style-name="ce1">
            <text:p>Explanation 1</text:p>
          </table:table-cell>
          <table:table-cell office:value-type="string" table:content-validation-name="val7" table:style-name="ce1">
            <text:p>grid1</text:p>
          </table:table-cell>
          <table:table-cell table:number-columns-repeated="16380" table:style-name="ce1"/>
        </table:table-row>
        <table:table-row table:number-rows-repeated="1048574" table:style-name="ro6">
          <table:table-cell table:number-columns-repeated="3"/>
          <table:table-cell table:content-validation-name="val7" table:style-name="ce1"/>
          <table:table-cell table:number-columns-repeated="16380"/>
        </table:table-row>
      </table:table>
      <table:table table:name="Organisations" table:style-name="ta1">
        <table:table-column table:style-name="co33" table:default-cell-style-name="ce1"/>
        <table:table-column table:style-name="co34" table:default-cell-style-name="ce1"/>
        <table:table-column table:style-name="co35" table:default-cell-style-name="ce1"/>
        <table:table-column table:style-name="co36" table:default-cell-style-name="ce1"/>
        <table:table-column table:style-name="co37" table:default-cell-style-name="ce1"/>
        <table:table-column table:style-name="co38" table:default-cell-style-name="ce1"/>
        <table:table-column table:style-name="co3" table:number-columns-repeated="58" table:default-cell-style-name="ce1"/>
        <table:table-column table:style-name="co5" table:number-columns-repeated="16320" table:default-cell-style-name="ce1"/>
        <table:table-row table:style-name="ro4">
          <table:table-cell office:value-type="string" table:style-name="ce6">
            <text:p>NAME</text:p>
          </table:table-cell>
          <table:table-cell office:value-type="string" table:style-name="ce6">
            <text:p>TEXT_ID</text:p>
          </table:table-cell>
          <table:table-cell office:value-type="string" table:style-name="ce6">
            <text:p>DESCRIPTION</text:p>
          </table:table-cell>
          <table:table-cell office:value-type="string" table:style-name="ce6">
            <text:p>KEYWORDS</text:p>
          </table:table-cell>
          <table:table-cell office:value-type="string" table:style-name="ce6">
            <text:p>LOGO_FILE</text:p>
          </table:table-cell>
          <table:table-cell office:value-type="string" table:style-name="ce6">
            <text:p>LOGO</text:p>
          </table:table-cell>
          <table:table-cell table:number-columns-repeated="14" table:style-name="ce7"/>
          <table:table-cell table:number-columns-repeated="16364"/>
        </table:table-row>
        <table:table-row table:style-name="ro3">
          <table:table-cell office:value-type="string" table:style-name="ce3">
            <text:p>Odyssey</text:p>
          </table:table-cell>
          <table:table-cell office:value-type="string" table:style-name="ce3">
            <text:p>odyssey</text:p>
          </table:table-cell>
          <table:table-cell table:style-name="ce3"/>
          <table:table-cell office:value-type="string" table:style-name="ce3">
            <text:p>Collaboration, Momentum</text:p>
          </table:table-cell>
          <table:table-cell office:value-type="string" table:style-name="ce3">
            <text:p>odyssey.png</text:p>
          </table:table-cell>
          <table:table-cell office:value-type="string" office:string-value="https://prod-v3.odyssey.ninja/backend/storage/organisation_logos/odyssey.png" table:formula="of:=$$CONTENT_BASE_URL&amp;&quot;organisation_logos/&quot;&amp;[.E2]" table:style-name="ce15">
            <text:p>https://prod-v3.odyssey.ninja/backend/storage/organisation_logos/odyssey.png</text:p>
          </table:table-cell>
          <table:table-cell table:number-columns-repeated="16378" table:style-name="ce1"/>
        </table:table-row>
        <table:table-row table:style-name="ro3">
          <table:table-cell office:value-type="string" table:style-name="ce3">
            <text:p>Business Plan for Peace</text:p>
          </table:table-cell>
          <table:table-cell office:value-type="string" table:style-name="ce3">
            <text:p>peace_plans</text:p>
          </table:table-cell>
          <table:table-cell office:value-type="string" table:style-name="ce3">
            <text:p>How do we solve conflict without war?</text:p>
          </table:table-cell>
          <table:table-cell office:value-type="string" table:style-name="ce3">
            <text:p>Peace, Plans, Conflict, War, Defense, Arms</text:p>
          </table:table-cell>
          <table:table-cell office:value-type="string" table:style-name="ce3">
            <text:p>business_plan_for_peace.png</text:p>
          </table:table-cell>
          <table:table-cell office:value-type="string" office:string-value="https://prod-v3.odyssey.ninja/backend/storage/organisation_logos/business_plan_for_peace.png" table:formula="of:=$$CONTENT_BASE_URL&amp;&quot;organisation_logos/&quot;&amp;[.E3]" table:style-name="ce15">
            <text:p>https://prod-v3.odyssey.ninja/backend/storage/organisation_logos/business_plan_for_peace.png</text:p>
          </table:table-cell>
          <table:table-cell table:number-columns-repeated="16378" table:style-name="ce1"/>
        </table:table-row>
        <table:table-row table:style-name="ro3">
          <table:table-cell office:value-type="string" table:style-name="ce11">
            <text:p>Cybersecurity North-Netherlands</text:p>
          </table:table-cell>
          <table:table-cell office:value-type="string" table:style-name="ce3">
            <text:p>cybersecurity_nl</text:p>
          </table:table-cell>
          <table:table-cell office:value-type="string" table:style-name="ce3">
            <text:p>Protect Northern Netherlands against cyberattacks</text:p>
          </table:table-cell>
          <table:table-cell office:value-type="string" table:style-name="ce3">
            <text:p>Safety, Security, Police, Politie, Cyber, Attack, Threat, Intrusion, Protections, Digital</text:p>
          </table:table-cell>
          <table:table-cell office:value-type="string" table:style-name="ce3">
            <text:p>cybersecurity_nnl.jpg</text:p>
          </table:table-cell>
          <table:table-cell office:value-type="string" office:string-value="https://prod-v3.odyssey.ninja/backend/storage/organisation_logos/cybersecurity_nnl.jpg" table:formula="of:=$$CONTENT_BASE_URL&amp;&quot;organisation_logos/&quot;&amp;[.E4]" table:style-name="ce15">
            <text:p>https://prod-v3.odyssey.ninja/backend/storage/organisation_logos/cybersecurity_nnl.jpg</text:p>
          </table:table-cell>
          <table:table-cell table:number-columns-repeated="16378" table:style-name="ce1"/>
        </table:table-row>
        <table:table-row table:style-name="ro3">
          <table:table-cell office:value-type="string" table:style-name="ce11">
            <text:p>DAML Digital Asset</text:p>
          </table:table-cell>
          <table:table-cell office:value-type="string" table:style-name="ce3">
            <text:p>daml</text:p>
          </table:table-cell>
          <table:table-cell office:value-type="string" table:style-name="ce3">
            <text:p>Build full-stack, distributed applications for DLT, Blockchain, or databases in days.</text:p>
          </table:table-cell>
          <table:table-cell office:value-type="string" table:style-name="ce3">
            <text:p>Web3, DLT, Blockchain, Distributed, API, Develop, IDE Sandbox</text:p>
          </table:table-cell>
          <table:table-cell office:value-type="string" table:style-name="ce3">
            <text:p>daml.svg</text:p>
          </table:table-cell>
          <table:table-cell office:value-type="string" office:string-value="https://prod-v3.odyssey.ninja/backend/storage/organisation_logos/daml.svg" table:formula="of:=$$CONTENT_BASE_URL&amp;&quot;organisation_logos/&quot;&amp;[.E5]" table:style-name="ce15">
            <text:p>https://prod-v3.odyssey.ninja/backend/storage/organisation_logos/daml.svg</text:p>
          </table:table-cell>
          <table:table-cell table:number-columns-repeated="16378" table:style-name="ce1"/>
        </table:table-row>
        <table:table-row table:style-name="ro3">
          <table:table-cell office:value-type="string" table:style-name="ce11">
            <text:p>Dell Boomi</text:p>
          </table:table-cell>
          <table:table-cell office:value-type="string" table:style-name="ce3">
            <text:p>dell</text:p>
          </table:table-cell>
          <table:table-cell office:value-type="string" table:style-name="ce3">
            <text:p>Instantly Connect People to What They Want</text:p>
          </table:table-cell>
          <table:table-cell office:value-type="string" table:style-name="ce3">
            <text:p>Enterprise, IT, PaaS, Data, API, Cloud</text:p>
          </table:table-cell>
          <table:table-cell office:value-type="string" table:style-name="ce3">
            <text:p>dell_boomi.png</text:p>
          </table:table-cell>
          <table:table-cell office:value-type="string" office:string-value="https://prod-v3.odyssey.ninja/backend/storage/organisation_logos/dell_boomi.png" table:formula="of:=$$CONTENT_BASE_URL&amp;&quot;organisation_logos/&quot;&amp;[.E6]" table:style-name="ce15">
            <text:p>https://prod-v3.odyssey.ninja/backend/storage/organisation_logos/dell_boomi.png</text:p>
          </table:table-cell>
          <table:table-cell table:number-columns-repeated="16378" table:style-name="ce1"/>
        </table:table-row>
        <table:table-row table:style-name="ro3">
          <table:table-cell office:value-type="string" table:style-name="ce11">
            <text:p>Dutch Blockchain Coalition</text:p>
          </table:table-cell>
          <table:table-cell office:value-type="string" table:style-name="ce3">
            <text:p>dbc</text:p>
          </table:table-cell>
          <table:table-cell office:value-type="string" table:style-name="ce3">
            <text:p>Advance reliable, robust and socially accepted blockchain applications</text:p>
          </table:table-cell>
          <table:table-cell office:value-type="string" table:style-name="ce3">
            <text:p>Blockchain, Coalition</text:p>
          </table:table-cell>
          <table:table-cell office:value-type="string" table:style-name="ce3">
            <text:p>dbc.png</text:p>
          </table:table-cell>
          <table:table-cell office:value-type="string" office:string-value="https://prod-v3.odyssey.ninja/backend/storage/organisation_logos/dbc.png" table:formula="of:=$$CONTENT_BASE_URL&amp;&quot;organisation_logos/&quot;&amp;[.E7]" table:style-name="ce15">
            <text:p>https://prod-v3.odyssey.ninja/backend/storage/organisation_logos/dbc.png</text:p>
          </table:table-cell>
          <table:table-cell table:number-columns-repeated="16378" table:style-name="ce1"/>
        </table:table-row>
        <table:table-row table:style-name="ro7">
          <table:table-cell office:value-type="string" table:style-name="ce16">
            <text:p>Dutch Ministry of Defense</text:p>
          </table:table-cell>
          <table:table-cell office:value-type="string" table:style-name="ce3">
            <text:p>min_defensie</text:p>
          </table:table-cell>
          <table:table-cell table:style-name="ce3"/>
          <table:table-cell office:value-type="string" table:style-name="ce3">
            <text:p>Dutch, Government, Defence</text:p>
          </table:table-cell>
          <table:table-cell office:value-type="string" table:style-name="ce3">
            <text:p>min_defence.png</text:p>
          </table:table-cell>
          <table:table-cell office:value-type="string" office:string-value="https://prod-v3.odyssey.ninja/backend/storage/organisation_logos/min_defence.png" table:formula="of:=$$CONTENT_BASE_URL&amp;&quot;organisation_logos/&quot;&amp;[.E8]" table:style-name="ce15">
            <text:p>https://prod-v3.odyssey.ninja/backend/storage/organisation_logos/min_defence.png</text:p>
          </table:table-cell>
          <table:table-cell table:number-columns-repeated="16378" table:style-name="ce1"/>
        </table:table-row>
        <table:table-row table:style-name="ro3">
          <table:table-cell office:value-type="string" table:style-name="ce11">
            <text:p>Dutch Ministry of the Interior and Kingdom Relations</text:p>
          </table:table-cell>
          <table:table-cell office:value-type="string" table:style-name="ce3">
            <text:p>min_bzk</text:p>
          </table:table-cell>
          <table:table-cell table:style-name="ce3"/>
          <table:table-cell office:value-type="string" table:style-name="ce3">
            <text:p>SSI, Dutch, Government</text:p>
          </table:table-cell>
          <table:table-cell office:value-type="string" table:style-name="ce3">
            <text:p>min_bzk.svg</text:p>
          </table:table-cell>
          <table:table-cell office:value-type="string" office:string-value="https://prod-v3.odyssey.ninja/backend/storage/organisation_logos/min_bzk.svg" table:formula="of:=$$CONTENT_BASE_URL&amp;&quot;organisation_logos/&quot;&amp;[.E9]" table:style-name="ce15">
            <text:p>https://prod-v3.odyssey.ninja/backend/storage/organisation_logos/min_bzk.svg</text:p>
          </table:table-cell>
          <table:table-cell table:number-columns-repeated="16378" table:style-name="ce1"/>
        </table:table-row>
        <table:table-row table:style-name="ro3">
          <table:table-cell office:value-type="string" table:style-name="ce11">
            <text:p>Dutch Police</text:p>
          </table:table-cell>
          <table:table-cell office:value-type="string" table:style-name="ce3">
            <text:p>politie_nl</text:p>
          </table:table-cell>
          <table:table-cell table:style-name="ce3"/>
          <table:table-cell office:value-type="string" table:style-name="ce3">
            <text:p>Safety, Security, Police, Politie</text:p>
          </table:table-cell>
          <table:table-cell office:value-type="string" table:style-name="ce3">
            <text:p>politie.png</text:p>
          </table:table-cell>
          <table:table-cell office:value-type="string" office:string-value="https://prod-v3.odyssey.ninja/backend/storage/organisation_logos/politie.png" table:formula="of:=$$CONTENT_BASE_URL&amp;&quot;organisation_logos/&quot;&amp;[.E10]" table:style-name="ce15">
            <text:p>https://prod-v3.odyssey.ninja/backend/storage/organisation_logos/politie.png</text:p>
          </table:table-cell>
          <table:table-cell table:number-columns-repeated="16378" table:style-name="ce1"/>
        </table:table-row>
        <table:table-row table:style-name="ro3">
          <table:table-cell office:value-type="string" table:style-name="ce11">
            <text:p>Enexis</text:p>
          </table:table-cell>
          <table:table-cell office:value-type="string" table:style-name="ce3">
            <text:p>enexis</text:p>
          </table:table-cell>
          <table:table-cell table:style-name="ce3"/>
          <table:table-cell office:value-type="string" table:style-name="ce3">
            <text:p>Energy</text:p>
          </table:table-cell>
          <table:table-cell office:value-type="string" table:style-name="ce3">
            <text:p>enexis.png</text:p>
          </table:table-cell>
          <table:table-cell office:value-type="string" office:string-value="https://prod-v3.odyssey.ninja/backend/storage/organisation_logos/enexis.png" table:formula="of:=$$CONTENT_BASE_URL&amp;&quot;organisation_logos/&quot;&amp;[.E11]" table:style-name="ce15">
            <text:p>https://prod-v3.odyssey.ninja/backend/storage/organisation_logos/enexis.png</text:p>
          </table:table-cell>
          <table:table-cell table:number-columns-repeated="16378" table:style-name="ce1"/>
        </table:table-row>
        <table:table-row table:style-name="ro3">
          <table:table-cell office:value-type="string" table:style-name="ce11">
            <text:p>Engie</text:p>
          </table:table-cell>
          <table:table-cell office:value-type="string" table:style-name="ce3">
            <text:p>engie</text:p>
          </table:table-cell>
          <table:table-cell table:style-name="ce3"/>
          <table:table-cell office:value-type="string" table:style-name="ce3">
            <text:p>Energy</text:p>
          </table:table-cell>
          <table:table-cell office:value-type="string" table:style-name="ce3">
            <text:p>engie.png</text:p>
          </table:table-cell>
          <table:table-cell office:value-type="string" office:string-value="https://prod-v3.odyssey.ninja/backend/storage/organisation_logos/engie.png" table:formula="of:=$$CONTENT_BASE_URL&amp;&quot;organisation_logos/&quot;&amp;[.E12]" table:style-name="ce15">
            <text:p>https://prod-v3.odyssey.ninja/backend/storage/organisation_logos/engie.png</text:p>
          </table:table-cell>
          <table:table-cell table:number-columns-repeated="16378" table:style-name="ce1"/>
        </table:table-row>
        <table:table-row table:style-name="ro3">
          <table:table-cell office:value-type="string" table:style-name="ce11">
            <text:p>Fibree</text:p>
          </table:table-cell>
          <table:table-cell office:value-type="string" table:style-name="ce3">
            <text:p>fibree</text:p>
          </table:table-cell>
          <table:table-cell table:style-name="ce3"/>
          <table:table-cell office:value-type="string" table:style-name="ce3">
            <text:p>RealEstate</text:p>
          </table:table-cell>
          <table:table-cell office:value-type="string" table:style-name="ce3">
            <text:p>fibree.svg</text:p>
          </table:table-cell>
          <table:table-cell office:value-type="string" office:string-value="https://prod-v3.odyssey.ninja/backend/storage/organisation_logos/fibree.svg" table:formula="of:=$$CONTENT_BASE_URL&amp;&quot;organisation_logos/&quot;&amp;[.E13]" table:style-name="ce15">
            <text:p>https://prod-v3.odyssey.ninja/backend/storage/organisation_logos/fibree.svg</text:p>
          </table:table-cell>
          <table:table-cell table:number-columns-repeated="16378" table:style-name="ce1"/>
        </table:table-row>
        <table:table-row table:style-name="ro3">
          <table:table-cell office:value-type="string" table:style-name="ce3">
            <text:p>Gemeente Den Haag</text:p>
          </table:table-cell>
          <table:table-cell office:value-type="string" table:style-name="ce3">
            <text:p>gem_den_haag</text:p>
          </table:table-cell>
          <table:table-cell office:value-type="string" table:style-name="ce3">
            <text:p>City of peace, justice and international relations</text:p>
          </table:table-cell>
          <table:table-cell office:value-type="string" table:style-name="ce3">
            <text:p>Peace, Justice, Sea, Conscious Cities</text:p>
          </table:table-cell>
          <table:table-cell office:value-type="string" table:style-name="ce3">
            <text:p>den_haag.png</text:p>
          </table:table-cell>
          <table:table-cell office:value-type="string" office:string-value="https://prod-v3.odyssey.ninja/backend/storage/organisation_logos/den_haag.png" table:formula="of:=$$CONTENT_BASE_URL&amp;&quot;organisation_logos/&quot;&amp;[.E14]" table:style-name="ce15">
            <text:p>https://prod-v3.odyssey.ninja/backend/storage/organisation_logos/den_haag.png</text:p>
          </table:table-cell>
          <table:table-cell table:number-columns-repeated="16378" table:style-name="ce1"/>
        </table:table-row>
        <table:table-row table:style-name="ro3">
          <table:table-cell office:value-type="string" table:style-name="ce11">
            <text:p>Gemeente Groningen</text:p>
          </table:table-cell>
          <table:table-cell office:value-type="string" table:style-name="ce3">
            <text:p>groningen_gem</text:p>
          </table:table-cell>
          <table:table-cell table:style-name="ce3"/>
          <table:table-cell office:value-type="string" table:style-name="ce3">
            <text:p>Groningen, Gemeente</text:p>
          </table:table-cell>
          <table:table-cell office:value-type="string" table:style-name="ce3">
            <text:p>gemeente_groningen.jpg</text:p>
          </table:table-cell>
          <table:table-cell office:value-type="string" office:string-value="https://prod-v3.odyssey.ninja/backend/storage/organisation_logos/gemeente_groningen.jpg" table:formula="of:=$$CONTENT_BASE_URL&amp;&quot;organisation_logos/&quot;&amp;[.E15]" table:style-name="ce15">
            <text:p>https://prod-v3.odyssey.ninja/backend/storage/organisation_logos/gemeente_groningen.jpg</text:p>
          </table:table-cell>
          <table:table-cell table:number-columns-repeated="16378" table:style-name="ce1"/>
        </table:table-row>
        <table:table-row table:style-name="ro3">
          <table:table-cell office:value-type="string" table:style-name="ce11">
            <text:p>Grid Singularity</text:p>
          </table:table-cell>
          <table:table-cell office:value-type="string" table:style-name="ce3">
            <text:p>grid_singularity</text:p>
          </table:table-cell>
          <table:table-cell table:style-name="ce3"/>
          <table:table-cell office:value-type="string" table:style-name="ce3">
            <text:p>Energy</text:p>
          </table:table-cell>
          <table:table-cell office:value-type="string" table:style-name="ce3">
            <text:p>grid_singularity.png</text:p>
          </table:table-cell>
          <table:table-cell office:value-type="string" office:string-value="https://prod-v3.odyssey.ninja/backend/storage/organisation_logos/grid_singularity.png" table:formula="of:=$$CONTENT_BASE_URL&amp;&quot;organisation_logos/&quot;&amp;[.E16]" table:style-name="ce15">
            <text:p>https://prod-v3.odyssey.ninja/backend/storage/organisation_logos/grid_singularity.png</text:p>
          </table:table-cell>
          <table:table-cell table:number-columns-repeated="16378" table:style-name="ce1"/>
        </table:table-row>
        <table:table-row table:style-name="ro3">
          <table:table-cell office:value-type="string" table:style-name="ce11">
            <text:p>Hanzehogeschool Groningen</text:p>
          </table:table-cell>
          <table:table-cell office:value-type="string" table:style-name="ce3">
            <text:p>hanzehogeschool</text:p>
          </table:table-cell>
          <table:table-cell table:style-name="ce3"/>
          <table:table-cell office:value-type="string" table:style-name="ce3">
            <text:p>Healthcare</text:p>
          </table:table-cell>
          <table:table-cell office:value-type="string" table:style-name="ce3">
            <text:p>hanze.png</text:p>
          </table:table-cell>
          <table:table-cell office:value-type="string" office:string-value="https://prod-v3.odyssey.ninja/backend/storage/organisation_logos/hanze.png" table:formula="of:=$$CONTENT_BASE_URL&amp;&quot;organisation_logos/&quot;&amp;[.E17]" table:style-name="ce15">
            <text:p>https://prod-v3.odyssey.ninja/backend/storage/organisation_logos/hanze.png</text:p>
          </table:table-cell>
          <table:table-cell table:number-columns-repeated="16378"/>
        </table:table-row>
        <table:table-row table:style-name="ro3">
          <table:table-cell office:value-type="string" table:style-name="ce11">
            <text:p>ICEL</text:p>
          </table:table-cell>
          <table:table-cell office:value-type="string" table:style-name="ce3">
            <text:p>icel</text:p>
          </table:table-cell>
          <table:table-cell table:style-name="ce3"/>
          <table:table-cell office:value-type="string" table:style-name="ce3">
            <text:p>Nature</text:p>
          </table:table-cell>
          <table:table-cell office:value-type="string" table:style-name="ce3">
            <text:p>icel.png</text:p>
          </table:table-cell>
          <table:table-cell office:value-type="string" office:string-value="https://prod-v3.odyssey.ninja/backend/storage/organisation_logos/icel.png" table:formula="of:=$$CONTENT_BASE_URL&amp;&quot;organisation_logos/&quot;&amp;[.E18]" table:style-name="ce15">
            <text:p>https://prod-v3.odyssey.ninja/backend/storage/organisation_logos/icel.png</text:p>
          </table:table-cell>
          <table:table-cell table:number-columns-repeated="16378"/>
        </table:table-row>
        <table:table-row table:style-name="ro3">
          <table:table-cell office:value-type="string" table:style-name="ce11">
            <text:p>IFV</text:p>
          </table:table-cell>
          <table:table-cell office:value-type="string" table:style-name="ce3">
            <text:p>ifv</text:p>
          </table:table-cell>
          <table:table-cell table:style-name="ce3"/>
          <table:table-cell office:value-type="string" table:style-name="ce3">
            <text:p>Safety, Security</text:p>
          </table:table-cell>
          <table:table-cell office:value-type="string" table:style-name="ce3">
            <text:p>ifv.svg</text:p>
          </table:table-cell>
          <table:table-cell office:value-type="string" office:string-value="https://prod-v3.odyssey.ninja/backend/storage/organisation_logos/ifv.svg" table:formula="of:=$$CONTENT_BASE_URL&amp;&quot;organisation_logos/&quot;&amp;[.E19]" table:style-name="ce15">
            <text:p>https://prod-v3.odyssey.ninja/backend/storage/organisation_logos/ifv.svg</text:p>
          </table:table-cell>
          <table:table-cell table:number-columns-repeated="16378"/>
        </table:table-row>
        <table:table-row table:style-name="ro3">
          <table:table-cell office:value-type="string" table:style-name="ce11">
            <text:p>IUCN</text:p>
          </table:table-cell>
          <table:table-cell office:value-type="string" table:style-name="ce3">
            <text:p>iucn</text:p>
          </table:table-cell>
          <table:table-cell table:style-name="ce3"/>
          <table:table-cell office:value-type="string" table:style-name="ce3">
            <text:p>Nature</text:p>
          </table:table-cell>
          <table:table-cell office:value-type="string" table:style-name="ce3">
            <text:p>iucn.png</text:p>
          </table:table-cell>
          <table:table-cell office:value-type="string" office:string-value="https://prod-v3.odyssey.ninja/backend/storage/organisation_logos/iucn.png" table:formula="of:=$$CONTENT_BASE_URL&amp;&quot;organisation_logos/&quot;&amp;[.E20]" table:style-name="ce15">
            <text:p>https://prod-v3.odyssey.ninja/backend/storage/organisation_logos/iucn.png</text:p>
          </table:table-cell>
          <table:table-cell table:number-columns-repeated="16378"/>
        </table:table-row>
        <table:table-row table:style-name="ro3">
          <table:table-cell office:value-type="string" table:style-name="ce11">
            <text:p>Kadaster</text:p>
          </table:table-cell>
          <table:table-cell office:value-type="string" table:style-name="ce3">
            <text:p>kadaster</text:p>
          </table:table-cell>
          <table:table-cell table:style-name="ce3"/>
          <table:table-cell office:value-type="string" table:style-name="ce3">
            <text:p>Registry</text:p>
          </table:table-cell>
          <table:table-cell office:value-type="string" table:style-name="ce3">
            <text:p>kadaster.svg</text:p>
          </table:table-cell>
          <table:table-cell office:value-type="string" office:string-value="https://prod-v3.odyssey.ninja/backend/storage/organisation_logos/kadaster.svg" table:formula="of:=$$CONTENT_BASE_URL&amp;&quot;organisation_logos/&quot;&amp;[.E21]" table:style-name="ce15">
            <text:p>https://prod-v3.odyssey.ninja/backend/storage/organisation_logos/kadaster.svg</text:p>
          </table:table-cell>
          <table:table-cell table:number-columns-repeated="16378"/>
        </table:table-row>
        <table:table-row table:style-name="ro3">
          <table:table-cell office:value-type="string" table:style-name="ce3">
            <text:p>Kamer van Koophandel</text:p>
          </table:table-cell>
          <table:table-cell office:value-type="string" table:style-name="ce3">
            <text:p>kvk</text:p>
          </table:table-cell>
          <table:table-cell office:value-type="string" table:style-name="ce3">
            <text:p>Dutch chamber of commerce</text:p>
          </table:table-cell>
          <table:table-cell office:value-type="string" table:style-name="ce3">
            <text:p>Innovation, Companies, Netherlands, Registration</text:p>
          </table:table-cell>
          <table:table-cell office:value-type="string" table:style-name="ce3">
            <text:p>kvk.jpg</text:p>
          </table:table-cell>
          <table:table-cell office:value-type="string" office:string-value="https://prod-v3.odyssey.ninja/backend/storage/organisation_logos/kvk.jpg" table:formula="of:=$$CONTENT_BASE_URL&amp;&quot;organisation_logos/&quot;&amp;[.E22]" table:style-name="ce15">
            <text:p>https://prod-v3.odyssey.ninja/backend/storage/organisation_logos/kvk.jpg</text:p>
          </table:table-cell>
          <table:table-cell table:number-columns-repeated="16378"/>
        </table:table-row>
        <table:table-row table:style-name="ro3">
          <table:table-cell office:value-type="string" table:style-name="ce11">
            <text:p>KLM Cargo</text:p>
          </table:table-cell>
          <table:table-cell office:value-type="string" table:style-name="ce3">
            <text:p>klm</text:p>
          </table:table-cell>
          <table:table-cell table:style-name="ce3"/>
          <table:table-cell office:value-type="string" table:style-name="ce3">
            <text:p>Transport, Logistics</text:p>
          </table:table-cell>
          <table:table-cell office:value-type="string" table:style-name="ce3">
            <text:p>klm_cargo.jpg</text:p>
          </table:table-cell>
          <table:table-cell office:value-type="string" office:string-value="https://prod-v3.odyssey.ninja/backend/storage/organisation_logos/klm_cargo.jpg" table:formula="of:=$$CONTENT_BASE_URL&amp;&quot;organisation_logos/&quot;&amp;[.E23]" table:style-name="ce15">
            <text:p>https://prod-v3.odyssey.ninja/backend/storage/organisation_logos/klm_cargo.jpg</text:p>
          </table:table-cell>
          <table:table-cell table:number-columns-repeated="16378"/>
        </table:table-row>
        <table:table-row table:style-name="ro3">
          <table:table-cell office:value-type="string" table:style-name="ce11">
            <text:p>Nature 2.0</text:p>
          </table:table-cell>
          <table:table-cell office:value-type="string" table:style-name="ce3">
            <text:p>nature2</text:p>
          </table:table-cell>
          <table:table-cell table:style-name="ce3"/>
          <table:table-cell office:value-type="string" table:style-name="ce3">
            <text:p>Nature</text:p>
          </table:table-cell>
          <table:table-cell office:value-type="string" table:style-name="ce3">
            <text:p>nature_20.svg</text:p>
          </table:table-cell>
          <table:table-cell office:value-type="string" office:string-value="https://prod-v3.odyssey.ninja/backend/storage/organisation_logos/nature_20.svg" table:formula="of:=$$CONTENT_BASE_URL&amp;&quot;organisation_logos/&quot;&amp;[.E24]" table:style-name="ce15">
            <text:p>https://prod-v3.odyssey.ninja/backend/storage/organisation_logos/nature_20.svg</text:p>
          </table:table-cell>
          <table:table-cell table:number-columns-repeated="16378"/>
        </table:table-row>
        <table:table-row table:style-name="ro3">
          <table:table-cell office:value-type="string" table:style-name="ce3">
            <text:p>Powering Innovation</text:p>
          </table:table-cell>
          <table:table-cell office:value-type="string" table:style-name="ce3">
            <text:p>powering_innov</text:p>
          </table:table-cell>
          <table:table-cell table:style-name="ce3"/>
          <table:table-cell office:value-type="string" table:style-name="ce3">
            <text:p>Peace, Innovation</text:p>
          </table:table-cell>
          <table:table-cell office:value-type="string" table:style-name="ce3">
            <text:p>powering_innovation.png</text:p>
          </table:table-cell>
          <table:table-cell office:value-type="string" office:string-value="https://prod-v3.odyssey.ninja/backend/storage/organisation_logos/powering_innovation.png" table:formula="of:=$$CONTENT_BASE_URL&amp;&quot;organisation_logos/&quot;&amp;[.E25]" table:style-name="ce15">
            <text:p>https://prod-v3.odyssey.ninja/backend/storage/organisation_logos/powering_innovation.png</text:p>
          </table:table-cell>
          <table:table-cell table:number-columns-repeated="16378"/>
        </table:table-row>
        <table:table-row table:style-name="ro3">
          <table:table-cell office:value-type="string" table:style-name="ce11">
            <text:p>Province of Groningen</text:p>
          </table:table-cell>
          <table:table-cell office:value-type="string" table:style-name="ce3">
            <text:p>groningen_prov</text:p>
          </table:table-cell>
          <table:table-cell table:style-name="ce3"/>
          <table:table-cell office:value-type="string" table:style-name="ce3">
            <text:p>Groningen, Safety, Province</text:p>
          </table:table-cell>
          <table:table-cell office:value-type="string" table:style-name="ce3">
            <text:p>provincie_groningen.png</text:p>
          </table:table-cell>
          <table:table-cell office:value-type="string" office:string-value="https://prod-v3.odyssey.ninja/backend/storage/organisation_logos/provincie_groningen.png" table:formula="of:=$$CONTENT_BASE_URL&amp;&quot;organisation_logos/&quot;&amp;[.E26]" table:style-name="ce15">
            <text:p>https://prod-v3.odyssey.ninja/backend/storage/organisation_logos/provincie_groningen.png</text:p>
          </table:table-cell>
          <table:table-cell table:number-columns-repeated="16378"/>
        </table:table-row>
        <table:table-row table:style-name="ro3">
          <table:table-cell office:value-type="string" table:style-name="ce11">
            <text:p>RUG</text:p>
          </table:table-cell>
          <table:table-cell office:value-type="string" table:style-name="ce3">
            <text:p>rug</text:p>
          </table:table-cell>
          <table:table-cell table:style-name="ce3"/>
          <table:table-cell office:value-type="string" table:style-name="ce3">
            <text:p>Healthcare</text:p>
          </table:table-cell>
          <table:table-cell office:value-type="string" table:style-name="ce3">
            <text:p>rugr.svg</text:p>
          </table:table-cell>
          <table:table-cell office:value-type="string" office:string-value="https://prod-v3.odyssey.ninja/backend/storage/organisation_logos/rugr.svg" table:formula="of:=$$CONTENT_BASE_URL&amp;&quot;organisation_logos/&quot;&amp;[.E27]" table:style-name="ce15">
            <text:p>https://prod-v3.odyssey.ninja/backend/storage/organisation_logos/rugr.svg</text:p>
          </table:table-cell>
          <table:table-cell table:number-columns-repeated="16378"/>
        </table:table-row>
        <table:table-row table:style-name="ro3">
          <table:table-cell office:value-type="string" table:style-name="ce11">
            <text:p>Sargasso Sea Commission</text:p>
          </table:table-cell>
          <table:table-cell office:value-type="string" table:style-name="ce3">
            <text:p>sargasso_sea</text:p>
          </table:table-cell>
          <table:table-cell table:style-name="ce3"/>
          <table:table-cell office:value-type="string" table:style-name="ce3">
            <text:p>Nature</text:p>
          </table:table-cell>
          <table:table-cell office:value-type="string" table:style-name="ce3">
            <text:p>sargasso_sea.png</text:p>
          </table:table-cell>
          <table:table-cell office:value-type="string" office:string-value="https://prod-v3.odyssey.ninja/backend/storage/organisation_logos/sargasso_sea.png" table:formula="of:=$$CONTENT_BASE_URL&amp;&quot;organisation_logos/&quot;&amp;[.E28]" table:style-name="ce15">
            <text:p>https://prod-v3.odyssey.ninja/backend/storage/organisation_logos/sargasso_sea.png</text:p>
          </table:table-cell>
          <table:table-cell table:number-columns-repeated="16378"/>
        </table:table-row>
        <table:table-row table:style-name="ro3">
          <table:table-cell office:value-type="string" table:style-name="ce11">
            <text:p>Sovereign Nature Initiative</text:p>
          </table:table-cell>
          <table:table-cell office:value-type="string" table:style-name="ce3">
            <text:p>sovereign_nature</text:p>
          </table:table-cell>
          <table:table-cell table:style-name="ce3"/>
          <table:table-cell office:value-type="string" table:style-name="ce3">
            <text:p>Nature</text:p>
          </table:table-cell>
          <table:table-cell office:value-type="string" table:style-name="ce3">
            <text:p>sni.png</text:p>
          </table:table-cell>
          <table:table-cell office:value-type="string" office:string-value="https://prod-v3.odyssey.ninja/backend/storage/organisation_logos/sni.png" table:formula="of:=$$CONTENT_BASE_URL&amp;&quot;organisation_logos/&quot;&amp;[.E29]" table:style-name="ce15">
            <text:p>https://prod-v3.odyssey.ninja/backend/storage/organisation_logos/sni.png</text:p>
          </table:table-cell>
          <table:table-cell table:number-columns-repeated="16378"/>
        </table:table-row>
        <table:table-row table:style-name="ro3">
          <table:table-cell office:value-type="string" table:style-name="ce11">
            <text:p>TVM</text:p>
          </table:table-cell>
          <table:table-cell office:value-type="string" table:style-name="ce3">
            <text:p>tvm</text:p>
          </table:table-cell>
          <table:table-cell table:style-name="ce3"/>
          <table:table-cell office:value-type="string" table:style-name="ce3">
            <text:p>Transport, Logistics, Insurance</text:p>
          </table:table-cell>
          <table:table-cell office:value-type="string" table:style-name="ce3">
            <text:p>tvm.jpg</text:p>
          </table:table-cell>
          <table:table-cell office:value-type="string" office:string-value="https://prod-v3.odyssey.ninja/backend/storage/organisation_logos/tvm.jpg" table:formula="of:=$$CONTENT_BASE_URL&amp;&quot;organisation_logos/&quot;&amp;[.E30]" table:style-name="ce15">
            <text:p>https://prod-v3.odyssey.ninja/backend/storage/organisation_logos/tvm.jpg</text:p>
          </table:table-cell>
          <table:table-cell table:number-columns-repeated="16378"/>
        </table:table-row>
        <table:table-row table:style-name="ro3">
          <table:table-cell office:value-type="string" table:style-name="ce11">
            <text:p>UMCG</text:p>
          </table:table-cell>
          <table:table-cell office:value-type="string" table:style-name="ce3">
            <text:p>umcg</text:p>
          </table:table-cell>
          <table:table-cell table:style-name="ce3"/>
          <table:table-cell office:value-type="string" table:style-name="ce3">
            <text:p>Healthcare</text:p>
          </table:table-cell>
          <table:table-cell office:value-type="string" table:style-name="ce3">
            <text:p>umcg.jpg</text:p>
          </table:table-cell>
          <table:table-cell office:value-type="string" office:string-value="https://prod-v3.odyssey.ninja/backend/storage/organisation_logos/umcg.jpg" table:formula="of:=$$CONTENT_BASE_URL&amp;&quot;organisation_logos/&quot;&amp;[.E31]" table:style-name="ce15">
            <text:p>https://prod-v3.odyssey.ninja/backend/storage/organisation_logos/umcg.jpg</text:p>
          </table:table-cell>
          <table:table-cell table:number-columns-repeated="16378"/>
        </table:table-row>
        <table:table-row table:style-name="ro3">
          <table:table-cell office:value-type="string" table:style-name="ce11">
            <text:p>Vattenfall</text:p>
          </table:table-cell>
          <table:table-cell office:value-type="string" table:style-name="ce3">
            <text:p>vattenfall</text:p>
          </table:table-cell>
          <table:table-cell table:style-name="ce3"/>
          <table:table-cell office:value-type="string" table:style-name="ce3">
            <text:p>Energy</text:p>
          </table:table-cell>
          <table:table-cell office:value-type="string" table:style-name="ce3">
            <text:p>vattenfall.png</text:p>
          </table:table-cell>
          <table:table-cell office:value-type="string" office:string-value="https://prod-v3.odyssey.ninja/backend/storage/organisation_logos/vattenfall.png" table:formula="of:=$$CONTENT_BASE_URL&amp;&quot;organisation_logos/&quot;&amp;[.E32]" table:style-name="ce15">
            <text:p>https://prod-v3.odyssey.ninja/backend/storage/organisation_logos/vattenfall.png</text:p>
          </table:table-cell>
          <table:table-cell table:number-columns-repeated="16378"/>
        </table:table-row>
        <table:table-row table:style-name="ro3">
          <table:table-cell office:value-type="string" table:style-name="ce11">
            <text:p>VMware</text:p>
          </table:table-cell>
          <table:table-cell office:value-type="string" table:style-name="ce3">
            <text:p>vmware</text:p>
          </table:table-cell>
          <table:table-cell table:style-name="ce3"/>
          <table:table-cell office:value-type="string" table:style-name="ce3">
            <text:p>Software, Enterprice, Virtualisation</text:p>
          </table:table-cell>
          <table:table-cell office:value-type="string" table:style-name="ce3">
            <text:p>vmware.png</text:p>
          </table:table-cell>
          <table:table-cell office:value-type="string" office:string-value="https://prod-v3.odyssey.ninja/backend/storage/organisation_logos/vmware.png" table:formula="of:=$$CONTENT_BASE_URL&amp;&quot;organisation_logos/&quot;&amp;[.E33]" table:style-name="ce15">
            <text:p>https://prod-v3.odyssey.ninja/backend/storage/organisation_logos/vmware.png</text:p>
          </table:table-cell>
          <table:table-cell table:number-columns-repeated="16378"/>
        </table:table-row>
        <table:table-row table:style-name="ro3">
          <table:table-cell office:value-type="string" table:style-name="ce3">
            <text:p>YES!Delft</text:p>
          </table:table-cell>
          <table:table-cell office:value-type="string" table:style-name="ce3">
            <text:p>yesdelft</text:p>
          </table:table-cell>
          <table:table-cell office:value-type="string" table:style-name="ce3">
            <text:p>Tech Incubator</text:p>
          </table:table-cell>
          <table:table-cell office:value-type="string" table:style-name="ce3">
            <text:p>Delft, Incubator, Digital, Hague, Blockchain</text:p>
          </table:table-cell>
          <table:table-cell office:value-type="string" table:style-name="ce3">
            <text:p>yes_delft.jpg</text:p>
          </table:table-cell>
          <table:table-cell office:value-type="string" office:string-value="https://prod-v3.odyssey.ninja/backend/storage/organisation_logos/yes_delft.jpg" table:formula="of:=$$CONTENT_BASE_URL&amp;&quot;organisation_logos/&quot;&amp;[.E34]" table:style-name="ce15">
            <text:p>https://prod-v3.odyssey.ninja/backend/storage/organisation_logos/yes_delft.jpg</text:p>
          </table:table-cell>
          <table:table-cell table:number-columns-repeated="16378"/>
        </table:table-row>
        <table:table-row table:number-rows-repeated="70" table:style-name="ro3">
          <table:table-cell table:number-columns-repeated="6" table:style-name="ce3"/>
          <table:table-cell table:number-columns-repeated="16378"/>
        </table:table-row>
        <table:table-row table:number-rows-repeated="1048472" table:style-name="ro1">
          <table:table-cell table:number-columns-repeated="16384"/>
        </table:table-row>
      </table:table>
      <table:table table:name="Groups" table:style-name="ta1">
        <table:table-column table:style-name="co39" table:default-cell-style-name="ce1"/>
        <table:table-column table:style-name="co40" table:default-cell-style-name="ce1"/>
        <table:table-column table:style-name="co3" table:number-columns-repeated="62" table:default-cell-style-name="ce1"/>
        <table:table-column table:style-name="co5" table:number-columns-repeated="16320" table:default-cell-style-name="ce1"/>
        <table:table-row table:style-name="ro4">
          <table:table-cell office:value-type="string" table:style-name="ce6">
            <text:p>NAME</text:p>
          </table:table-cell>
          <table:table-cell office:value-type="string" table:style-name="ce6">
            <text:p>DESCRIPTION</text:p>
          </table:table-cell>
          <table:table-cell table:number-columns-repeated="22" table:style-name="ce7"/>
          <table:table-cell table:number-columns-repeated="16360"/>
        </table:table-row>
        <table:table-row table:style-name="ro3">
          <table:table-cell office:value-type="string" table:style-name="ce3">
            <text:p>Jedis</text:p>
          </table:table-cell>
          <table:table-cell office:value-type="string" table:style-name="ce3">
            <text:p>Specialists who are assisting</text:p>
          </table:table-cell>
          <table:table-cell table:number-columns-repeated="16382" table:style-name="ce1"/>
        </table:table-row>
        <table:table-row table:style-name="ro3">
          <table:table-cell office:value-type="string" table:style-name="ce3">
            <text:p>Stakeholders</text:p>
          </table:table-cell>
          <table:table-cell office:value-type="string" table:style-name="ce3">
            <text:p>Users getting a tour</text:p>
          </table:table-cell>
          <table:table-cell table:number-columns-repeated="16382" table:style-name="ce1"/>
        </table:table-row>
        <table:table-row table:style-name="ro3">
          <table:table-cell office:value-type="string" table:style-name="ce3">
            <text:p>Admins</text:p>
          </table:table-cell>
          <table:table-cell office:value-type="string" table:style-name="ce3">
            <text:p>Administrators</text:p>
          </table:table-cell>
          <table:table-cell table:number-columns-repeated="16382" table:style-name="ce1"/>
        </table:table-row>
        <table:table-row table:style-name="ro3">
          <table:table-cell office:value-type="string" table:style-name="ce3">
            <text:p>ChallengeLeads</text:p>
          </table:table-cell>
          <table:table-cell office:value-type="string" table:style-name="ce3">
            <text:p>Leader of a challenge</text:p>
          </table:table-cell>
          <table:table-cell table:number-columns-repeated="16382" table:style-name="ce1"/>
        </table:table-row>
        <table:table-row table:number-rows-repeated="1048571" table:style-name="ro1">
          <table:table-cell table:number-columns-repeated="16384"/>
        </table:table-row>
      </table:table>
      <table:table table:name="Users" table:style-name="ta1">
        <table:table-column table:style-name="co3" table:number-columns-repeated="2" table:default-cell-style-name="ce1"/>
        <table:table-column table:style-name="co21" table:default-cell-style-name="ce1"/>
        <table:table-column table:style-name="co41" table:number-columns-repeated="2" table:default-cell-style-name="ce1"/>
        <table:table-column table:style-name="co42" table:default-cell-style-name="ce1"/>
        <table:table-column table:style-name="co43" table:default-cell-style-name="ce1"/>
        <table:table-column table:style-name="co3" table:number-columns-repeated="4" table:default-cell-style-name="ce1"/>
        <table:table-column table:style-name="co44" table:default-cell-style-name="ce1"/>
        <table:table-column table:style-name="co45" table:default-cell-style-name="ce1"/>
        <table:table-column table:style-name="co46" table:default-cell-style-name="ce1"/>
        <table:table-column table:style-name="co47" table:default-cell-style-name="ce1"/>
        <table:table-column table:style-name="co48" table:default-cell-style-name="ce1"/>
        <table:table-column table:style-name="co3" table:default-cell-style-name="ce1"/>
        <table:table-column table:style-name="co49" table:default-cell-style-name="ce1"/>
        <table:table-column table:style-name="co50" table:default-cell-style-name="ce1"/>
        <table:table-column table:style-name="co3" table:number-columns-repeated="45" table:default-cell-style-name="ce1"/>
        <table:table-column table:style-name="co5" table:number-columns-repeated="16320" table:default-cell-style-name="ce1"/>
        <table:table-row table:style-name="ro4">
          <table:table-cell office:value-type="string" table:style-name="ce6">
            <text:p>FIRST_NAME</text:p>
          </table:table-cell>
          <table:table-cell office:value-type="string" table:style-name="ce6">
            <text:p>LAST_NAME</text:p>
          </table:table-cell>
          <table:table-cell office:value-type="string" table:style-name="ce6">
            <text:p>NAME</text:p>
          </table:table-cell>
          <table:table-cell office:value-type="string" table:style-name="ce6">
            <text:p>CHALLENGES</text:p>
          </table:table-cell>
          <table:table-cell office:value-type="string" table:style-name="ce6">
            <text:p>OPPORTUNITIES</text:p>
          </table:table-cell>
          <table:table-cell office:value-type="string" table:style-name="ce6">
            <text:p>GROUPS</text:p>
          </table:table-cell>
          <table:table-cell office:value-type="string" table:style-name="ce6">
            <text:p>EMAIL</text:p>
          </table:table-cell>
          <table:table-cell office:value-type="string" table:style-name="ce6">
            <text:p>PHONE</text:p>
          </table:table-cell>
          <table:table-cell office:value-type="string" table:style-name="ce6">
            <text:p>CITY</text:p>
          </table:table-cell>
          <table:table-cell office:value-type="string" table:style-name="ce6">
            <text:p>COUNTRY</text:p>
          </table:table-cell>
          <table:table-cell office:value-type="string" table:style-name="ce6">
            <text:p>GENDER</text:p>
          </table:table-cell>
          <table:table-cell office:value-type="string" table:style-name="ce6">
            <text:p>AVATAR</text:p>
          </table:table-cell>
          <table:table-cell office:value-type="string" table:style-name="ce6">
            <text:p>ORGANISATION</text:p>
          </table:table-cell>
          <table:table-cell office:value-type="string" table:style-name="ce6">
            <text:p>JOB_TITLE</text:p>
          </table:table-cell>
          <table:table-cell office:value-type="string" table:style-name="ce6">
            <text:p>BIO</text:p>
          </table:table-cell>
          <table:table-cell office:value-type="string" table:style-name="ce6">
            <text:p>SKILLS</text:p>
          </table:table-cell>
          <table:table-cell office:value-type="string" table:style-name="ce6">
            <text:p>KEYWORDS</text:p>
          </table:table-cell>
          <table:table-cell office:value-type="string" table:style-name="ce6">
            <text:p>LINKEDIN</text:p>
          </table:table-cell>
          <table:table-cell office:value-type="string" table:style-name="ce6">
            <text:p>TWITTER</text:p>
          </table:table-cell>
          <table:table-cell office:value-type="string" table:style-name="ce6">
            <text:p>COLOR</text:p>
          </table:table-cell>
          <table:table-cell table:number-columns-repeated="13" table:style-name="ce7"/>
          <table:table-cell table:number-columns-repeated="16351"/>
        </table:table-row>
        <table:table-row table:style-name="ro3">
          <table:table-cell office:value-type="string" table:style-name="ce3">
            <text:p>Lilliam</text:p>
          </table:table-cell>
          <table:table-cell office:value-type="string" table:style-name="ce3">
            <text:p>Cathie</text:p>
          </table:table-cell>
          <table:table-cell office:value-type="string" office:string-value="Lilliam Cathie" table:formula="of:=[.A2]&amp;&quot; &quot;&amp;[.B2]" table:style-name="ce3">
            <text:p>Lilliam Cathie</text:p>
          </table:table-cell>
          <table:table-cell office:value-type="string" table:content-validation-name="val8" table:style-name="ce3">
            <text:p>Building critical infrastructures</text:p>
          </table:table-cell>
          <table:table-cell office:value-type="string" table:style-name="ce3">
            <text:p>infra23,infra24</text:p>
          </table:table-cell>
          <table:table-cell office:value-type="string" table:content-validation-name="val9" table:style-name="ce3">
            <text:p>Admins</text:p>
          </table:table-cell>
          <table:table-cell office:value-type="string" office:string-value="Lilliam@Cathie.com" table:formula="of:=[.A2]&amp;&quot;@&quot;&amp;[.B2]&amp;&quot;.com&quot;" table:style-name="ce3">
            <text:p>Lilliam@Cathie.com</text:p>
          </table:table-cell>
          <table:table-cell office:value-type="string" table:style-name="ce3">
            <text:p>397-113-1319</text:p>
          </table:table-cell>
          <table:table-cell office:value-type="string" table:style-name="ce3">
            <text:p>Leeuwarden</text:p>
          </table:table-cell>
          <table:table-cell office:value-type="string" table:style-name="ce3">
            <text:p>Netherlands</text:p>
          </table:table-cell>
          <table:table-cell office:value-type="string" table:style-name="ce3">
            <text:p>Male</text:p>
          </table:table-cell>
          <table:table-cell office:value-type="string" office:string-value="https://eu.ui-avatars.com/api/?name=Lilliam+Cathie&amp;background=A14397&amp;color=fff" table:formula="of:=&quot;https://eu.ui-avatars.com/api/?name=&quot;&amp;[.A2]&amp;&quot;+&quot;&amp;[.B2]&amp;&quot;&amp;background=&quot;&amp;[.T2]&amp;&quot;&amp;color=fff&quot;" table:style-name="ce10">
            <text:p>https://eu.ui-avatars.com/api/?name=Lilliam+Cathie&amp;background=A14397&amp;color=fff</text:p>
          </table:table-cell>
          <table:table-cell office:value-type="string" table:style-name="ce3">
            <text:p>DBK</text:p>
          </table:table-cell>
          <table:table-cell office:value-type="string" table:style-name="ce3">
            <text:p>Account Executive</text:p>
          </table:table-cell>
          <table:table-cell office:value-type="string" table:style-name="ce3">
            <text:p>fermentum donec ut mauris eget massa tempor convallis nulla neque libero convallis eget eleifend luctus ultricies eu nibh</text:p>
          </table:table-cell>
          <table:table-cell office:value-type="string" table:style-name="ce3">
            <text:p>Accounting,Audit,Business development,Circular economy,Investing/funding,Research</text:p>
          </table:table-cell>
          <table:table-cell office:value-type="string" table:style-name="ce3">
            <text:p>Event design, internet culture, collaboration, epicness</text:p>
          </table:table-cell>
          <table:table-cell office:value-type="string" table:content-validation-name="val11" table:style-name="ce10">
            <text:p><text:a xlink:href="https://www.linkedin.com/company/cherrytwist-foundation">https://www.linkedin.com/company/cherrytwist-foundation</text:a></text:p>
          </table:table-cell>
          <table:table-cell office:value-type="string" table:content-validation-name="val11" table:style-name="ce10">
            <text:p><text:a xlink:href="https://twitter.com/cherrytwist_f">https://twitter.com/cherrytwist_f</text:a></text:p>
          </table:table-cell>
          <table:table-cell office:value-type="string" office:string-value="A14397" table:formula="of:=&quot;A&quot;&amp;RANDBETWEEN(1; 9)&amp;RANDBETWEEN(1; 9)&amp;RANDBETWEEN(1; 9)&amp;RANDBETWEEN(1; 9)&amp;RANDBETWEEN(1; 9)" table:style-name="ce1">
            <text:p>A14397</text:p>
          </table:table-cell>
          <table:table-cell table:number-columns-repeated="16364" table:style-name="ce1"/>
        </table:table-row>
        <table:table-row table:style-name="ro3">
          <table:table-cell office:value-type="string" table:style-name="ce3">
            <text:p>Dorcas</text:p>
          </table:table-cell>
          <table:table-cell office:value-type="string" table:style-name="ce3">
            <text:p>Christinia</text:p>
          </table:table-cell>
          <table:table-cell office:value-type="string" office:string-value="Dorcas Christinia" table:formula="of:=[.A3]&amp;&quot; &quot;&amp;[.B3]" table:style-name="ce3">
            <text:p>Dorcas Christinia</text:p>
          </table:table-cell>
          <table:table-cell office:value-type="string" table:content-validation-name="val8" table:style-name="ce3">
            <text:p>Building critical infrastructures</text:p>
          </table:table-cell>
          <table:table-cell office:value-type="string" table:style-name="ce3">
            <text:p>infra23, infra24</text:p>
          </table:table-cell>
          <table:table-cell table:content-validation-name="val9" table:style-name="ce3"/>
          <table:table-cell office:value-type="string" office:string-value="Dorcas@Christinia.com" table:formula="of:=[.A3]&amp;&quot;@&quot;&amp;[.B3]&amp;&quot;.com&quot;" table:style-name="ce3">
            <text:p>Dorcas@Christinia.com</text:p>
          </table:table-cell>
          <table:table-cell office:value-type="string" table:style-name="ce3">
            <text:p>304-105-1713</text:p>
          </table:table-cell>
          <table:table-cell office:value-type="string" table:style-name="ce3">
            <text:p>Groningen</text:p>
          </table:table-cell>
          <table:table-cell office:value-type="string" table:style-name="ce3">
            <text:p>Netherlands</text:p>
          </table:table-cell>
          <table:table-cell office:value-type="string" table:style-name="ce3">
            <text:p>Male</text:p>
          </table:table-cell>
          <table:table-cell office:value-type="string" office:string-value="https://eu.ui-avatars.com/api/?name=Dorcas+Christinia&amp;background=A24352&amp;color=fff" table:formula="of:=&quot;https://eu.ui-avatars.com/api/?name=&quot;&amp;[.A3]&amp;&quot;+&quot;&amp;[.B3]&amp;&quot;&amp;background=&quot;&amp;[.T3]&amp;&quot;&amp;color=fff&quot;" table:style-name="ce10">
            <text:p>https://eu.ui-avatars.com/api/?name=Dorcas+Christinia&amp;background=A24352&amp;color=fff</text:p>
          </table:table-cell>
          <table:table-cell office:value-type="string" table:style-name="ce3">
            <text:p>Sigbar</text:p>
          </table:table-cell>
          <table:table-cell office:value-type="string" table:style-name="ce3">
            <text:p>Chemical Engineer</text:p>
          </table:table-cell>
          <table:table-cell office:value-type="string" table:style-name="ce3">
            <text:p>posuere cubilia curae nulla dapibus dolor vel est donec odio justo sollicitudin ut suscipit a feugiat</text:p>
          </table:table-cell>
          <table:table-cell office:value-type="string" table:style-name="ce3">
            <text:p>Business development,Circular economy,Pitching and presenting,Project management,Research,Microbiology</text:p>
          </table:table-cell>
          <table:table-cell office:value-type="string" table:style-name="ce3">
            <text:p>#connect #odyssey #momentum #practical #program #partnerships #process #jury #criteria #wow #delegation #overview #polaris #policy #achiever #miro #pilot #proposition #pitch</text:p>
          </table:table-cell>
          <table:table-cell office:value-type="string" table:content-validation-name="val11" table:style-name="ce10">
            <text:p><text:a xlink:href="https://www.linkedin.com/company/cherrytwist-foundation">https://www.linkedin.com/company/cherrytwist-foundation</text:a></text:p>
          </table:table-cell>
          <table:table-cell office:value-type="string" table:content-validation-name="val11" table:style-name="ce10">
            <text:p><text:a xlink:href="https://twitter.com/cherrytwist_f">https://twitter.com/cherrytwist_f</text:a></text:p>
          </table:table-cell>
          <table:table-cell office:value-type="string" office:string-value="A24352" table:formula="of:=&quot;A&quot;&amp;RANDBETWEEN(1; 9)&amp;RANDBETWEEN(1; 9)&amp;RANDBETWEEN(1; 9)&amp;RANDBETWEEN(1; 9)&amp;RANDBETWEEN(1; 9)" table:style-name="ce1">
            <text:p>A24352</text:p>
          </table:table-cell>
          <table:table-cell table:number-columns-repeated="16364" table:style-name="ce1"/>
        </table:table-row>
        <table:table-row table:style-name="ro3">
          <table:table-cell office:value-type="string" table:style-name="ce3">
            <text:p>Ebonie</text:p>
          </table:table-cell>
          <table:table-cell office:value-type="string" table:style-name="ce3">
            <text:p>Almeda</text:p>
          </table:table-cell>
          <table:table-cell office:value-type="string" office:string-value="Ebonie Almeda" table:formula="of:=[.A4]&amp;&quot; &quot;&amp;[.B4]" table:style-name="ce3">
            <text:p>Ebonie Almeda</text:p>
          </table:table-cell>
          <table:table-cell office:value-type="string" table:content-validation-name="val8" table:style-name="ce3">
            <text:p>Building critical infrastructures</text:p>
          </table:table-cell>
          <table:table-cell office:value-type="string" table:style-name="ce3">
            <text:p>infra23</text:p>
          </table:table-cell>
          <table:table-cell table:content-validation-name="val9" table:style-name="ce3"/>
          <table:table-cell office:value-type="string" office:string-value="Ebonie@Almeda.com" table:formula="of:=[.A4]&amp;&quot;@&quot;&amp;[.B4]&amp;&quot;.com&quot;" table:style-name="ce3">
            <text:p>Ebonie@Almeda.com</text:p>
          </table:table-cell>
          <table:table-cell office:value-type="string" table:style-name="ce3">
            <text:p>888-733-7554</text:p>
          </table:table-cell>
          <table:table-cell office:value-type="string" table:style-name="ce3">
            <text:p>Groningen</text:p>
          </table:table-cell>
          <table:table-cell office:value-type="string" table:style-name="ce3">
            <text:p>Netherlands</text:p>
          </table:table-cell>
          <table:table-cell office:value-type="string" table:style-name="ce3">
            <text:p>Male</text:p>
          </table:table-cell>
          <table:table-cell office:value-type="string" office:string-value="https://eu.ui-avatars.com/api/?name=Ebonie+Almeda&amp;background=A37282&amp;color=fff" table:formula="of:=&quot;https://eu.ui-avatars.com/api/?name=&quot;&amp;[.A4]&amp;&quot;+&quot;&amp;[.B4]&amp;&quot;&amp;background=&quot;&amp;[.T4]&amp;&quot;&amp;color=fff&quot;" table:style-name="ce10">
            <text:p>https://eu.ui-avatars.com/api/?name=Ebonie+Almeda&amp;background=A37282&amp;color=fff</text:p>
          </table:table-cell>
          <table:table-cell office:value-type="string" table:style-name="ce3">
            <text:p>Sigbar</text:p>
          </table:table-cell>
          <table:table-cell office:value-type="string" table:style-name="ce3">
            <text:p>Biostatistician IV</text:p>
          </table:table-cell>
          <table:table-cell office:value-type="string" table:style-name="ce3">
            <text:p>viverra dapibus nulla suscipit ligula in lacus curabitur at ipsum ac tellus semper interdum mauris ullamcorper</text:p>
          </table:table-cell>
          <table:table-cell office:value-type="string" table:style-name="ce3">
            <text:p>Project management,Research,Technical</text:p>
          </table:table-cell>
          <table:table-cell office:value-type="string" table:style-name="ce3">
            <text:p>teams, collaboration, community, partnership, connect, social media, program, event, communication</text:p>
          </table:table-cell>
          <table:table-cell office:value-type="string" table:content-validation-name="val11" table:style-name="ce10">
            <text:p><text:a xlink:href="https://www.linkedin.com/company/cherrytwist-foundation">https://www.linkedin.com/company/cherrytwist-foundation</text:a></text:p>
          </table:table-cell>
          <table:table-cell office:value-type="string" table:content-validation-name="val11" table:style-name="ce10">
            <text:p><text:a xlink:href="https://twitter.com/cherrytwist_f">https://twitter.com/cherrytwist_f</text:a></text:p>
          </table:table-cell>
          <table:table-cell office:value-type="string" office:string-value="A37282" table:formula="of:=&quot;A&quot;&amp;RANDBETWEEN(1; 9)&amp;RANDBETWEEN(1; 9)&amp;RANDBETWEEN(1; 9)&amp;RANDBETWEEN(1; 9)&amp;RANDBETWEEN(1; 9)" table:style-name="ce1">
            <text:p>A37282</text:p>
          </table:table-cell>
          <table:table-cell table:number-columns-repeated="16364" table:style-name="ce1"/>
        </table:table-row>
        <table:table-row table:style-name="ro3">
          <table:table-cell office:value-type="string" table:style-name="ce3">
            <text:p>Lilliam</text:p>
          </table:table-cell>
          <table:table-cell office:value-type="string" table:style-name="ce3">
            <text:p>Sonny</text:p>
          </table:table-cell>
          <table:table-cell office:value-type="string" office:string-value="Lilliam Sonny" table:formula="of:=[.A5]&amp;&quot; &quot;&amp;[.B5]" table:style-name="ce3">
            <text:p>Lilliam Sonny</text:p>
          </table:table-cell>
          <table:table-cell office:value-type="string" table:content-validation-name="val8" table:style-name="ce3">
            <text:p>Building critical infrastructures</text:p>
          </table:table-cell>
          <table:table-cell office:value-type="string" table:style-name="ce3">
            <text:p>infra23</text:p>
          </table:table-cell>
          <table:table-cell table:content-validation-name="val9" table:style-name="ce3"/>
          <table:table-cell office:value-type="string" office:string-value="Lilliam@Sonny.com" table:formula="of:=[.A5]&amp;&quot;@&quot;&amp;[.B5]&amp;&quot;.com&quot;" table:style-name="ce3">
            <text:p>Lilliam@Sonny.com</text:p>
          </table:table-cell>
          <table:table-cell office:value-type="string" table:style-name="ce3">
            <text:p>323-455-1267</text:p>
          </table:table-cell>
          <table:table-cell office:value-type="string" table:style-name="ce3">
            <text:p>Mutton</text:p>
          </table:table-cell>
          <table:table-cell office:value-type="string" table:style-name="ce3">
            <text:p>Scotland</text:p>
          </table:table-cell>
          <table:table-cell office:value-type="string" table:style-name="ce3">
            <text:p>Male</text:p>
          </table:table-cell>
          <table:table-cell office:value-type="string" office:string-value="https://eu.ui-avatars.com/api/?name=Lilliam+Sonny&amp;background=A22537&amp;color=fff" table:formula="of:=&quot;https://eu.ui-avatars.com/api/?name=&quot;&amp;[.A5]&amp;&quot;+&quot;&amp;[.B5]&amp;&quot;&amp;background=&quot;&amp;[.T5]&amp;&quot;&amp;color=fff&quot;" table:style-name="ce10">
            <text:p>https://eu.ui-avatars.com/api/?name=Lilliam+Sonny&amp;background=A22537&amp;color=fff</text:p>
          </table:table-cell>
          <table:table-cell office:value-type="string" table:style-name="ce3">
            <text:p>CherryTwist</text:p>
          </table:table-cell>
          <table:table-cell office:value-type="string" table:style-name="ce3">
            <text:p>Physical Therapy Assistant</text:p>
          </table:table-cell>
          <table:table-cell office:value-type="string" table:style-name="ce3">
            <text:p>odio porttitor id consequat in consequat ut nulla sed accumsan felis ut at dolor quis odio consequat</text:p>
          </table:table-cell>
          <table:table-cell office:value-type="string" table:style-name="ce3">
            <text:p>Accounting,Banking,Ethics,Financial</text:p>
          </table:table-cell>
          <table:table-cell office:value-type="string" table:style-name="ce3">
            <text:p>collaboration, organizational development, crew, event,</text:p>
          </table:table-cell>
          <table:table-cell office:value-type="string" table:content-validation-name="val11" table:style-name="ce10">
            <text:p><text:a xlink:href="https://www.linkedin.com/company/cherrytwist-foundation">https://www.linkedin.com/company/cherrytwist-foundation</text:a></text:p>
          </table:table-cell>
          <table:table-cell office:value-type="string" table:content-validation-name="val11" table:style-name="ce10">
            <text:p><text:a xlink:href="https://twitter.com/cherrytwist_f">https://twitter.com/cherrytwist_f</text:a></text:p>
          </table:table-cell>
          <table:table-cell office:value-type="string" office:string-value="A22537" table:formula="of:=&quot;A&quot;&amp;RANDBETWEEN(1; 9)&amp;RANDBETWEEN(1; 9)&amp;RANDBETWEEN(1; 9)&amp;RANDBETWEEN(1; 9)&amp;RANDBETWEEN(1; 9)" table:style-name="ce1">
            <text:p>A22537</text:p>
          </table:table-cell>
          <table:table-cell table:number-columns-repeated="16364" table:style-name="ce1"/>
        </table:table-row>
        <table:table-row table:style-name="ro3">
          <table:table-cell office:value-type="string" table:style-name="ce3">
            <text:p>Kathern</text:p>
          </table:table-cell>
          <table:table-cell office:value-type="string" table:style-name="ce3">
            <text:p>Keira</text:p>
          </table:table-cell>
          <table:table-cell office:value-type="string" office:string-value="Kathern Keira" table:formula="of:=[.A6]&amp;&quot; &quot;&amp;[.B6]" table:style-name="ce3">
            <text:p>Kathern Keira</text:p>
          </table:table-cell>
          <table:table-cell office:value-type="string" table:content-validation-name="val8" table:style-name="ce3">
            <text:p>Building critical infrastructures</text:p>
          </table:table-cell>
          <table:table-cell office:value-type="string" table:style-name="ce3">
            <text:p>infra23</text:p>
          </table:table-cell>
          <table:table-cell table:content-validation-name="val9" table:style-name="ce3"/>
          <table:table-cell office:value-type="string" office:string-value="Kathern@Keira.com" table:formula="of:=[.A6]&amp;&quot;@&quot;&amp;[.B6]&amp;&quot;.com&quot;" table:style-name="ce3">
            <text:p>Kathern@Keira.com</text:p>
          </table:table-cell>
          <table:table-cell office:value-type="string" table:style-name="ce3">
            <text:p>181-434-4769</text:p>
          </table:table-cell>
          <table:table-cell office:value-type="string" table:style-name="ce3">
            <text:p>Den Haag</text:p>
          </table:table-cell>
          <table:table-cell office:value-type="string" table:style-name="ce3">
            <text:p>Netherlands</text:p>
          </table:table-cell>
          <table:table-cell office:value-type="string" table:style-name="ce3">
            <text:p>Male</text:p>
          </table:table-cell>
          <table:table-cell office:value-type="string" office:string-value="https://eu.ui-avatars.com/api/?name=Kathern+Keira&amp;background=A33141&amp;color=fff" table:formula="of:=&quot;https://eu.ui-avatars.com/api/?name=&quot;&amp;[.A6]&amp;&quot;+&quot;&amp;[.B6]&amp;&quot;&amp;background=&quot;&amp;[.T6]&amp;&quot;&amp;color=fff&quot;" table:style-name="ce10">
            <text:p>https://eu.ui-avatars.com/api/?name=Kathern+Keira&amp;background=A33141&amp;color=fff</text:p>
          </table:table-cell>
          <table:table-cell office:value-type="string" table:style-name="ce3">
            <text:p>Anton, Inc.,</text:p>
          </table:table-cell>
          <table:table-cell office:value-type="string" table:style-name="ce3">
            <text:p>Senior Editor</text:p>
          </table:table-cell>
          <table:table-cell office:value-type="string" table:style-name="ce3">
            <text:p>proin interdum mauris non ligula pellentesque ultrices phasellus id sapien in sapien iaculis congue vivamus metus</text:p>
          </table:table-cell>
          <table:table-cell office:value-type="string" table:style-name="ce3">
            <text:p>Blockchain technologies (no coding skills),Business development,Investing/funding,IOT,Legal,Product management,Research</text:p>
          </table:table-cell>
          <table:table-cell office:value-type="string" table:style-name="ce3">
            <text:p>Marketing, social media, communication</text:p>
          </table:table-cell>
          <table:table-cell office:value-type="string" table:content-validation-name="val11" table:style-name="ce10">
            <text:p><text:a xlink:href="https://www.linkedin.com/company/cherrytwist-foundation">https://www.linkedin.com/company/cherrytwist-foundation</text:a></text:p>
          </table:table-cell>
          <table:table-cell office:value-type="string" table:content-validation-name="val11" table:style-name="ce10">
            <text:p><text:a xlink:href="https://twitter.com/cherrytwist_f">https://twitter.com/cherrytwist_f</text:a></text:p>
          </table:table-cell>
          <table:table-cell office:value-type="string" office:string-value="A33141" table:formula="of:=&quot;A&quot;&amp;RANDBETWEEN(1; 9)&amp;RANDBETWEEN(1; 9)&amp;RANDBETWEEN(1; 9)&amp;RANDBETWEEN(1; 9)&amp;RANDBETWEEN(1; 9)" table:style-name="ce1">
            <text:p>A33141</text:p>
          </table:table-cell>
          <table:table-cell table:number-columns-repeated="16364" table:style-name="ce1"/>
        </table:table-row>
        <table:table-row table:style-name="ro3">
          <table:table-cell office:value-type="string" table:style-name="ce3">
            <text:p>Elijah</text:p>
          </table:table-cell>
          <table:table-cell office:value-type="string" table:style-name="ce3">
            <text:p>Kena</text:p>
          </table:table-cell>
          <table:table-cell office:value-type="string" office:string-value="Elijah Kena" table:formula="of:=[.A7]&amp;&quot; &quot;&amp;[.B7]" table:style-name="ce3">
            <text:p>Elijah Kena</text:p>
          </table:table-cell>
          <table:table-cell office:value-type="string" table:content-validation-name="val8" table:style-name="ce3">
            <text:p>Building critical infrastructures</text:p>
          </table:table-cell>
          <table:table-cell office:value-type="string" table:style-name="ce3">
            <text:p>infra23</text:p>
          </table:table-cell>
          <table:table-cell table:content-validation-name="val9" table:style-name="ce3"/>
          <table:table-cell office:value-type="string" office:string-value="Elijah@Kena.com" table:formula="of:=[.A7]&amp;&quot;@&quot;&amp;[.B7]&amp;&quot;.com&quot;" table:style-name="ce3">
            <text:p>Elijah@Kena.com</text:p>
          </table:table-cell>
          <table:table-cell office:value-type="string" table:style-name="ce3">
            <text:p>196-687-5811</text:p>
          </table:table-cell>
          <table:table-cell office:value-type="string" table:style-name="ce3">
            <text:p>Groningen</text:p>
          </table:table-cell>
          <table:table-cell office:value-type="string" table:style-name="ce3">
            <text:p>Netherlands</text:p>
          </table:table-cell>
          <table:table-cell office:value-type="string" table:style-name="ce3">
            <text:p>Male</text:p>
          </table:table-cell>
          <table:table-cell office:value-type="string" office:string-value="https://eu.ui-avatars.com/api/?name=Elijah+Kena&amp;background=A57348&amp;color=fff" table:formula="of:=&quot;https://eu.ui-avatars.com/api/?name=&quot;&amp;[.A7]&amp;&quot;+&quot;&amp;[.B7]&amp;&quot;&amp;background=&quot;&amp;[.T7]&amp;&quot;&amp;color=fff&quot;" table:style-name="ce10">
            <text:p>https://eu.ui-avatars.com/api/?name=Elijah+Kena&amp;background=A57348&amp;color=fff</text:p>
          </table:table-cell>
          <table:table-cell office:value-type="string" table:style-name="ce3">
            <text:p>Sigbar</text:p>
          </table:table-cell>
          <table:table-cell office:value-type="string" table:style-name="ce3">
            <text:p>Administrative Officer</text:p>
          </table:table-cell>
          <table:table-cell office:value-type="string" table:style-name="ce3">
            <text:p>curae donec pharetra magna vestibulum aliquet ultrices erat tortor sollicitudin mi sit amet lobortis</text:p>
          </table:table-cell>
          <table:table-cell office:value-type="string" table:style-name="ce3">
            <text:p>Technical</text:p>
          </table:table-cell>
          <table:table-cell office:value-type="string" table:style-name="ce3">
            <text:p>#eyehear</text:p>
          </table:table-cell>
          <table:table-cell office:value-type="string" table:content-validation-name="val11" table:style-name="ce10">
            <text:p><text:a xlink:href="https://www.linkedin.com/company/cherrytwist-foundation">https://www.linkedin.com/company/cherrytwist-foundation</text:a></text:p>
          </table:table-cell>
          <table:table-cell office:value-type="string" table:content-validation-name="val11" table:style-name="ce10">
            <text:p><text:a xlink:href="https://twitter.com/cherrytwist_f">https://twitter.com/cherrytwist_f</text:a></text:p>
          </table:table-cell>
          <table:table-cell office:value-type="string" office:string-value="A57348" table:formula="of:=&quot;A&quot;&amp;RANDBETWEEN(1; 9)&amp;RANDBETWEEN(1; 9)&amp;RANDBETWEEN(1; 9)&amp;RANDBETWEEN(1; 9)&amp;RANDBETWEEN(1; 9)" table:style-name="ce1">
            <text:p>A57348</text:p>
          </table:table-cell>
          <table:table-cell table:number-columns-repeated="16364" table:style-name="ce1"/>
        </table:table-row>
        <table:table-row table:style-name="ro3">
          <table:table-cell office:value-type="string" table:style-name="ce3">
            <text:p>Madalyn</text:p>
          </table:table-cell>
          <table:table-cell office:value-type="string" table:style-name="ce3">
            <text:p>Jerold</text:p>
          </table:table-cell>
          <table:table-cell office:value-type="string" office:string-value="Madalyn Jerold" table:formula="of:=[.A8]&amp;&quot; &quot;&amp;[.B8]" table:style-name="ce3">
            <text:p>Madalyn Jerold</text:p>
          </table:table-cell>
          <table:table-cell office:value-type="string" table:content-validation-name="val8" table:style-name="ce3">
            <text:p>Building critical infrastructures</text:p>
          </table:table-cell>
          <table:table-cell office:value-type="string" table:style-name="ce3">
            <text:p>infra23</text:p>
          </table:table-cell>
          <table:table-cell table:content-validation-name="val9" table:style-name="ce3"/>
          <table:table-cell office:value-type="string" office:string-value="Madalyn@Jerold.com" table:formula="of:=[.A8]&amp;&quot;@&quot;&amp;[.B8]&amp;&quot;.com&quot;" table:style-name="ce3">
            <text:p>Madalyn@Jerold.com</text:p>
          </table:table-cell>
          <table:table-cell office:value-type="string" table:style-name="ce3">
            <text:p>170-596-1269</text:p>
          </table:table-cell>
          <table:table-cell office:value-type="string" table:style-name="ce3">
            <text:p>Groningen</text:p>
          </table:table-cell>
          <table:table-cell office:value-type="string" table:style-name="ce3">
            <text:p>Netherlands</text:p>
          </table:table-cell>
          <table:table-cell office:value-type="string" table:style-name="ce3">
            <text:p>Male</text:p>
          </table:table-cell>
          <table:table-cell office:value-type="string" office:string-value="https://eu.ui-avatars.com/api/?name=Madalyn+Jerold&amp;background=A74582&amp;color=fff" table:formula="of:=&quot;https://eu.ui-avatars.com/api/?name=&quot;&amp;[.A8]&amp;&quot;+&quot;&amp;[.B8]&amp;&quot;&amp;background=&quot;&amp;[.T8]&amp;&quot;&amp;color=fff&quot;" table:style-name="ce10">
            <text:p>https://eu.ui-avatars.com/api/?name=Madalyn+Jerold&amp;background=A74582&amp;color=fff</text:p>
          </table:table-cell>
          <table:table-cell office:value-type="string" table:style-name="ce3">
            <text:p>MendelBouman</text:p>
          </table:table-cell>
          <table:table-cell office:value-type="string" table:style-name="ce3">
            <text:p>Pharmacist</text:p>
          </table:table-cell>
          <table:table-cell office:value-type="string" table:style-name="ce3">
            <text:p>dapibus dolor vel est donec odio justo sollicitudin ut suscipit a feugiat et eros vestibulum ac est lacinia</text:p>
          </table:table-cell>
          <table:table-cell office:value-type="string" table:style-name="ce3">
            <text:p>Artificial intelligence,Blockchain technologies (no coding skills),Ethics,Financial,Pitching and presenting,Product management,Project management,Research,Technical</text:p>
          </table:table-cell>
          <table:table-cell office:value-type="string" table:style-name="ce3">
            <text:p>#web3 #blockchain #smartcontracts #accelerator #tokens #software #engineering</text:p>
          </table:table-cell>
          <table:table-cell office:value-type="string" table:content-validation-name="val11" table:style-name="ce10">
            <text:p><text:a xlink:href="https://www.linkedin.com/company/cherrytwist-foundation">https://www.linkedin.com/company/cherrytwist-foundation</text:a></text:p>
          </table:table-cell>
          <table:table-cell office:value-type="string" table:content-validation-name="val11" table:style-name="ce10">
            <text:p><text:a xlink:href="https://twitter.com/cherrytwist_f">https://twitter.com/cherrytwist_f</text:a></text:p>
          </table:table-cell>
          <table:table-cell office:value-type="string" office:string-value="A74582" table:formula="of:=&quot;A&quot;&amp;RANDBETWEEN(1; 9)&amp;RANDBETWEEN(1; 9)&amp;RANDBETWEEN(1; 9)&amp;RANDBETWEEN(1; 9)&amp;RANDBETWEEN(1; 9)" table:style-name="ce1">
            <text:p>A74582</text:p>
          </table:table-cell>
          <table:table-cell table:number-columns-repeated="16364" table:style-name="ce1"/>
        </table:table-row>
        <table:table-row table:style-name="ro3">
          <table:table-cell office:value-type="string" table:style-name="ce3">
            <text:p>Alisha</text:p>
          </table:table-cell>
          <table:table-cell office:value-type="string" table:style-name="ce3">
            <text:p>Rutha</text:p>
          </table:table-cell>
          <table:table-cell office:value-type="string" office:string-value="Alisha Rutha" table:formula="of:=[.A9]&amp;&quot; &quot;&amp;[.B9]" table:style-name="ce3">
            <text:p>Alisha Rutha</text:p>
          </table:table-cell>
          <table:table-cell office:value-type="string" table:content-validation-name="val8" table:style-name="ce3">
            <text:p>Building critical infrastructures</text:p>
          </table:table-cell>
          <table:table-cell office:value-type="string" table:style-name="ce3">
            <text:p>infra23</text:p>
          </table:table-cell>
          <table:table-cell table:content-validation-name="val9" table:style-name="ce3"/>
          <table:table-cell office:value-type="string" office:string-value="Alisha@Rutha.com" table:formula="of:=[.A9]&amp;&quot;@&quot;&amp;[.B9]&amp;&quot;.com&quot;" table:style-name="ce3">
            <text:p>Alisha@Rutha.com</text:p>
          </table:table-cell>
          <table:table-cell office:value-type="string" table:style-name="ce3">
            <text:p>590-632-6853</text:p>
          </table:table-cell>
          <table:table-cell office:value-type="string" table:style-name="ce3">
            <text:p>Groningen</text:p>
          </table:table-cell>
          <table:table-cell office:value-type="string" table:style-name="ce3">
            <text:p>Netherlands</text:p>
          </table:table-cell>
          <table:table-cell office:value-type="string" table:style-name="ce3">
            <text:p>Male</text:p>
          </table:table-cell>
          <table:table-cell office:value-type="string" office:string-value="https://eu.ui-avatars.com/api/?name=Alisha+Rutha&amp;background=A59272&amp;color=fff" table:formula="of:=&quot;https://eu.ui-avatars.com/api/?name=&quot;&amp;[.A9]&amp;&quot;+&quot;&amp;[.B9]&amp;&quot;&amp;background=&quot;&amp;[.T9]&amp;&quot;&amp;color=fff&quot;" table:style-name="ce10">
            <text:p>https://eu.ui-avatars.com/api/?name=Alisha+Rutha&amp;background=A59272&amp;color=fff</text:p>
          </table:table-cell>
          <table:table-cell office:value-type="string" table:style-name="ce3">
            <text:p>HappyShip</text:p>
          </table:table-cell>
          <table:table-cell office:value-type="string" table:style-name="ce3">
            <text:p>Media Manager II</text:p>
          </table:table-cell>
          <table:table-cell office:value-type="string" table:style-name="ce3">
            <text:p>sapien arcu sed augue aliquam erat volutpat in congue etiam justo etiam pretium iaculis</text:p>
          </table:table-cell>
          <table:table-cell office:value-type="string" table:style-name="ce3">
            <text:p>Research,UI &amp; UX Design</text:p>
          </table:table-cell>
          <table:table-cell office:value-type="string" table:style-name="ce3">
            <text:p>Yedi Guide</text:p>
          </table:table-cell>
          <table:table-cell office:value-type="string" table:content-validation-name="val11" table:style-name="ce10">
            <text:p><text:a xlink:href="https://www.linkedin.com/company/cherrytwist-foundation">https://www.linkedin.com/company/cherrytwist-foundation</text:a></text:p>
          </table:table-cell>
          <table:table-cell office:value-type="string" table:content-validation-name="val11" table:style-name="ce10">
            <text:p><text:a xlink:href="https://twitter.com/cherrytwist_f">https://twitter.com/cherrytwist_f</text:a></text:p>
          </table:table-cell>
          <table:table-cell office:value-type="string" office:string-value="A59272" table:formula="of:=&quot;A&quot;&amp;RANDBETWEEN(1; 9)&amp;RANDBETWEEN(1; 9)&amp;RANDBETWEEN(1; 9)&amp;RANDBETWEEN(1; 9)&amp;RANDBETWEEN(1; 9)" table:style-name="ce1">
            <text:p>A59272</text:p>
          </table:table-cell>
          <table:table-cell table:number-columns-repeated="16364" table:style-name="ce1"/>
        </table:table-row>
        <table:table-row table:style-name="ro3">
          <table:table-cell office:value-type="string" table:style-name="ce3">
            <text:p>Luvenia</text:p>
          </table:table-cell>
          <table:table-cell office:value-type="string" table:style-name="ce3">
            <text:p>Kena</text:p>
          </table:table-cell>
          <table:table-cell office:value-type="string" office:string-value="Luvenia Kena" table:formula="of:=[.A10]&amp;&quot; &quot;&amp;[.B10]" table:style-name="ce3">
            <text:p>Luvenia Kena</text:p>
          </table:table-cell>
          <table:table-cell office:value-type="string" table:content-validation-name="val8" table:style-name="ce3">
            <text:p>Building critical infrastructures</text:p>
          </table:table-cell>
          <table:table-cell office:value-type="string" table:style-name="ce3">
            <text:p>infra23</text:p>
          </table:table-cell>
          <table:table-cell table:content-validation-name="val9" table:style-name="ce3"/>
          <table:table-cell office:value-type="string" office:string-value="Luvenia@Kena.com" table:formula="of:=[.A10]&amp;&quot;@&quot;&amp;[.B10]&amp;&quot;.com&quot;" table:style-name="ce3">
            <text:p>Luvenia@Kena.com</text:p>
          </table:table-cell>
          <table:table-cell office:value-type="string" table:style-name="ce3">
            <text:p>605-247-8055</text:p>
          </table:table-cell>
          <table:table-cell office:value-type="string" table:style-name="ce3">
            <text:p>London Dungeon</text:p>
          </table:table-cell>
          <table:table-cell office:value-type="string" table:style-name="ce3">
            <text:p>Untied Kingdom</text:p>
          </table:table-cell>
          <table:table-cell office:value-type="string" table:style-name="ce3">
            <text:p>Male</text:p>
          </table:table-cell>
          <table:table-cell office:value-type="string" office:string-value="https://eu.ui-avatars.com/api/?name=Luvenia+Kena&amp;background=A47575&amp;color=fff" table:formula="of:=&quot;https://eu.ui-avatars.com/api/?name=&quot;&amp;[.A10]&amp;&quot;+&quot;&amp;[.B10]&amp;&quot;&amp;background=&quot;&amp;[.T10]&amp;&quot;&amp;color=fff&quot;" table:style-name="ce10">
            <text:p>https://eu.ui-avatars.com/api/?name=Luvenia+Kena&amp;background=A47575&amp;color=fff</text:p>
          </table:table-cell>
          <table:table-cell office:value-type="string" table:style-name="ce3">
            <text:p>Fringe Planet</text:p>
          </table:table-cell>
          <table:table-cell office:value-type="string" table:style-name="ce3">
            <text:p>Graphic Designer</text:p>
          </table:table-cell>
          <table:table-cell office:value-type="string" table:style-name="ce3">
            <text:p>pellentesque quisque porta volutpat erat quisque erat eros viverra eget congue eget semper rutrum nulla nunc purus phasellus</text:p>
          </table:table-cell>
          <table:table-cell office:value-type="string" table:style-name="ce3">
            <text:p>Banking,Blockchain technologies (no coding skills),Business development,Pitching and presenting</text:p>
          </table:table-cell>
          <table:table-cell office:value-type="string" table:style-name="ce3">
            <text:p>Natural Language Processing</text:p>
          </table:table-cell>
          <table:table-cell office:value-type="string" table:content-validation-name="val11" table:style-name="ce10">
            <text:p><text:a xlink:href="https://www.linkedin.com/company/cherrytwist-foundation">https://www.linkedin.com/company/cherrytwist-foundation</text:a></text:p>
          </table:table-cell>
          <table:table-cell office:value-type="string" table:content-validation-name="val11" table:style-name="ce10">
            <text:p><text:a xlink:href="https://twitter.com/cherrytwist_f">https://twitter.com/cherrytwist_f</text:a></text:p>
          </table:table-cell>
          <table:table-cell office:value-type="string" office:string-value="A47575" table:formula="of:=&quot;A&quot;&amp;RANDBETWEEN(1; 9)&amp;RANDBETWEEN(1; 9)&amp;RANDBETWEEN(1; 9)&amp;RANDBETWEEN(1; 9)&amp;RANDBETWEEN(1; 9)" table:style-name="ce1">
            <text:p>A47575</text:p>
          </table:table-cell>
          <table:table-cell table:number-columns-repeated="16364" table:style-name="ce1"/>
        </table:table-row>
        <table:table-row table:style-name="ro3">
          <table:table-cell office:value-type="string" table:style-name="ce3">
            <text:p>Darcy</text:p>
          </table:table-cell>
          <table:table-cell office:value-type="string" table:style-name="ce3">
            <text:p>Kenton</text:p>
          </table:table-cell>
          <table:table-cell office:value-type="string" office:string-value="Darcy Kenton" table:formula="of:=[.A11]&amp;&quot; &quot;&amp;[.B11]" table:style-name="ce3">
            <text:p>Darcy Kenton</text:p>
          </table:table-cell>
          <table:table-cell office:value-type="string" table:content-validation-name="val8" table:style-name="ce3">
            <text:p>Building critical infrastructures</text:p>
          </table:table-cell>
          <table:table-cell office:value-type="string" table:style-name="ce3">
            <text:p>infra24</text:p>
          </table:table-cell>
          <table:table-cell table:content-validation-name="val9" table:style-name="ce3"/>
          <table:table-cell office:value-type="string" office:string-value="Darcy@Kenton.com" table:formula="of:=[.A11]&amp;&quot;@&quot;&amp;[.B11]&amp;&quot;.com&quot;" table:style-name="ce3">
            <text:p>Darcy@Kenton.com</text:p>
          </table:table-cell>
          <table:table-cell office:value-type="string" table:style-name="ce3">
            <text:p>173-493-4496</text:p>
          </table:table-cell>
          <table:table-cell office:value-type="string" table:style-name="ce3">
            <text:p>Groningen</text:p>
          </table:table-cell>
          <table:table-cell office:value-type="string" table:style-name="ce3">
            <text:p>Netherlands</text:p>
          </table:table-cell>
          <table:table-cell office:value-type="string" table:style-name="ce3">
            <text:p>Male</text:p>
          </table:table-cell>
          <table:table-cell office:value-type="string" office:string-value="https://eu.ui-avatars.com/api/?name=Darcy+Kenton&amp;background=A39767&amp;color=fff" table:formula="of:=&quot;https://eu.ui-avatars.com/api/?name=&quot;&amp;[.A11]&amp;&quot;+&quot;&amp;[.B11]&amp;&quot;&amp;background=&quot;&amp;[.T11]&amp;&quot;&amp;color=fff&quot;" table:style-name="ce10">
            <text:p>https://eu.ui-avatars.com/api/?name=Darcy+Kenton&amp;background=A39767&amp;color=fff</text:p>
          </table:table-cell>
          <table:table-cell office:value-type="string" table:style-name="ce3">
            <text:p>Sigbar</text:p>
          </table:table-cell>
          <table:table-cell office:value-type="string" table:style-name="ce3">
            <text:p>Research Assistant III</text:p>
          </table:table-cell>
          <table:table-cell office:value-type="string" table:style-name="ce3">
            <text:p>integer aliquet massa id lobortis convallis tortor risus dapibus augue vel accumsan tellus nisi eu orci mauris lacinia sapien</text:p>
          </table:table-cell>
          <table:table-cell office:value-type="string" table:style-name="ce3">
            <text:p>Artificial intelligence,Blockchain technologies (no coding skills),Business development,Pitching and presenting,Product management,Research</text:p>
          </table:table-cell>
          <table:table-cell office:value-type="string" table:style-name="ce3">
            <text:p>Code Quality</text:p>
          </table:table-cell>
          <table:table-cell office:value-type="string" table:content-validation-name="val11" table:style-name="ce10">
            <text:p><text:a xlink:href="https://www.linkedin.com/company/cherrytwist-foundation">https://www.linkedin.com/company/cherrytwist-foundation</text:a></text:p>
          </table:table-cell>
          <table:table-cell office:value-type="string" table:content-validation-name="val11" table:style-name="ce10">
            <text:p><text:a xlink:href="https://twitter.com/cherrytwist_f">https://twitter.com/cherrytwist_f</text:a></text:p>
          </table:table-cell>
          <table:table-cell office:value-type="string" office:string-value="A39767" table:formula="of:=&quot;A&quot;&amp;RANDBETWEEN(1; 9)&amp;RANDBETWEEN(1; 9)&amp;RANDBETWEEN(1; 9)&amp;RANDBETWEEN(1; 9)&amp;RANDBETWEEN(1; 9)" table:style-name="ce1">
            <text:p>A39767</text:p>
          </table:table-cell>
          <table:table-cell table:number-columns-repeated="16364" table:style-name="ce1"/>
        </table:table-row>
        <table:table-row table:style-name="ro3">
          <table:table-cell office:value-type="string" table:style-name="ce3">
            <text:p>Haley</text:p>
          </table:table-cell>
          <table:table-cell office:value-type="string" table:style-name="ce3">
            <text:p>Golda</text:p>
          </table:table-cell>
          <table:table-cell office:value-type="string" office:string-value="Haley Golda" table:formula="of:=[.A12]&amp;&quot; &quot;&amp;[.B12]" table:style-name="ce3">
            <text:p>Haley Golda</text:p>
          </table:table-cell>
          <table:table-cell office:value-type="string" table:content-validation-name="val8" table:style-name="ce3">
            <text:p>Building critical infrastructures</text:p>
          </table:table-cell>
          <table:table-cell office:value-type="string" table:style-name="ce3">
            <text:p>infra24</text:p>
          </table:table-cell>
          <table:table-cell table:content-validation-name="val9" table:style-name="ce3"/>
          <table:table-cell office:value-type="string" office:string-value="Haley@Golda.com" table:formula="of:=[.A12]&amp;&quot;@&quot;&amp;[.B12]&amp;&quot;.com&quot;" table:style-name="ce3">
            <text:p>Haley@Golda.com</text:p>
          </table:table-cell>
          <table:table-cell office:value-type="string" table:style-name="ce3">
            <text:p>781-661-0323</text:p>
          </table:table-cell>
          <table:table-cell office:value-type="string" table:style-name="ce3">
            <text:p>Groningen</text:p>
          </table:table-cell>
          <table:table-cell office:value-type="string" table:style-name="ce3">
            <text:p>Netherlands</text:p>
          </table:table-cell>
          <table:table-cell office:value-type="string" table:style-name="ce3">
            <text:p>Male</text:p>
          </table:table-cell>
          <table:table-cell office:value-type="string" office:string-value="https://eu.ui-avatars.com/api/?name=Haley+Golda&amp;background=A19184&amp;color=fff" table:formula="of:=&quot;https://eu.ui-avatars.com/api/?name=&quot;&amp;[.A12]&amp;&quot;+&quot;&amp;[.B12]&amp;&quot;&amp;background=&quot;&amp;[.T12]&amp;&quot;&amp;color=fff&quot;" table:style-name="ce10">
            <text:p>https://eu.ui-avatars.com/api/?name=Haley+Golda&amp;background=A19184&amp;color=fff</text:p>
          </table:table-cell>
          <table:table-cell office:value-type="string" table:style-name="ce3">
            <text:p>Odyssey</text:p>
          </table:table-cell>
          <table:table-cell office:value-type="string" table:style-name="ce3">
            <text:p>Geologist IV</text:p>
          </table:table-cell>
          <table:table-cell office:value-type="string" table:style-name="ce3">
            <text:p>morbi vel lectus in quam fringilla rhoncus mauris enim leo rhoncus</text:p>
          </table:table-cell>
          <table:table-cell office:value-type="string" table:style-name="ce3">
            <text:p>IOT,Technical</text:p>
          </table:table-cell>
          <table:table-cell office:value-type="string" table:style-name="ce3">
            <text:p>#bettercodehub #sig #security #architecture</text:p>
          </table:table-cell>
          <table:table-cell office:value-type="string" table:content-validation-name="val11" table:style-name="ce10">
            <text:p><text:a xlink:href="https://www.linkedin.com/company/cherrytwist-foundation">https://www.linkedin.com/company/cherrytwist-foundation</text:a></text:p>
          </table:table-cell>
          <table:table-cell office:value-type="string" table:content-validation-name="val11" table:style-name="ce10">
            <text:p><text:a xlink:href="https://twitter.com/cherrytwist_f">https://twitter.com/cherrytwist_f</text:a></text:p>
          </table:table-cell>
          <table:table-cell office:value-type="string" office:string-value="A19184" table:formula="of:=&quot;A&quot;&amp;RANDBETWEEN(1; 9)&amp;RANDBETWEEN(1; 9)&amp;RANDBETWEEN(1; 9)&amp;RANDBETWEEN(1; 9)&amp;RANDBETWEEN(1; 9)" table:style-name="ce1">
            <text:p>A19184</text:p>
          </table:table-cell>
          <table:table-cell table:number-columns-repeated="16364" table:style-name="ce1"/>
        </table:table-row>
        <table:table-row table:style-name="ro3">
          <table:table-cell office:value-type="string" table:style-name="ce3">
            <text:p>Leslie</text:p>
          </table:table-cell>
          <table:table-cell office:value-type="string" table:style-name="ce3">
            <text:p>Claudia</text:p>
          </table:table-cell>
          <table:table-cell office:value-type="string" office:string-value="Leslie Claudia" table:formula="of:=[.A13]&amp;&quot; &quot;&amp;[.B13]" table:style-name="ce3">
            <text:p>Leslie Claudia</text:p>
          </table:table-cell>
          <table:table-cell office:value-type="string" table:content-validation-name="val8" table:style-name="ce3">
            <text:p>Building critical infrastructures</text:p>
          </table:table-cell>
          <table:table-cell office:value-type="string" table:style-name="ce3">
            <text:p>infra24</text:p>
          </table:table-cell>
          <table:table-cell table:content-validation-name="val9" table:style-name="ce3"/>
          <table:table-cell office:value-type="string" office:string-value="Leslie@Claudia.com" table:formula="of:=[.A13]&amp;&quot;@&quot;&amp;[.B13]&amp;&quot;.com&quot;" table:style-name="ce3">
            <text:p>Leslie@Claudia.com</text:p>
          </table:table-cell>
          <table:table-cell office:value-type="string" table:style-name="ce3">
            <text:p>578-139-9756</text:p>
          </table:table-cell>
          <table:table-cell office:value-type="string" table:style-name="ce3">
            <text:p>Drachten</text:p>
          </table:table-cell>
          <table:table-cell office:value-type="string" table:style-name="ce3">
            <text:p>Netherlands</text:p>
          </table:table-cell>
          <table:table-cell office:value-type="string" table:style-name="ce3">
            <text:p>Male</text:p>
          </table:table-cell>
          <table:table-cell office:value-type="string" office:string-value="https://eu.ui-avatars.com/api/?name=Leslie+Claudia&amp;background=A16479&amp;color=fff" table:formula="of:=&quot;https://eu.ui-avatars.com/api/?name=&quot;&amp;[.A13]&amp;&quot;+&quot;&amp;[.B13]&amp;&quot;&amp;background=&quot;&amp;[.T13]&amp;&quot;&amp;color=fff&quot;" table:style-name="ce10">
            <text:p>https://eu.ui-avatars.com/api/?name=Leslie+Claudia&amp;background=A16479&amp;color=fff</text:p>
          </table:table-cell>
          <table:table-cell office:value-type="string" table:style-name="ce3">
            <text:p>DBK</text:p>
          </table:table-cell>
          <table:table-cell office:value-type="string" table:style-name="ce3">
            <text:p>Assistant Media Planner</text:p>
          </table:table-cell>
          <table:table-cell office:value-type="string" table:style-name="ce3">
            <text:p>curae mauris viverra diam vitae quam suspendisse potenti nullam porttitor lacus at turpis donec posuere metus</text:p>
          </table:table-cell>
          <table:table-cell office:value-type="string" table:style-name="ce3">
            <text:p>Artificial intelligence,Technical</text:p>
          </table:table-cell>
          <table:table-cell office:value-type="string" table:style-name="ce3">
            <text:p>Quality, Maintainability, LowCode, Scalability, Reliability, BestPractices</text:p>
          </table:table-cell>
          <table:table-cell office:value-type="string" table:content-validation-name="val11" table:style-name="ce10">
            <text:p><text:a xlink:href="https://www.linkedin.com/company/cherrytwist-foundation">https://www.linkedin.com/company/cherrytwist-foundation</text:a></text:p>
          </table:table-cell>
          <table:table-cell office:value-type="string" table:content-validation-name="val11" table:style-name="ce10">
            <text:p><text:a xlink:href="https://twitter.com/cherrytwist_f">https://twitter.com/cherrytwist_f</text:a></text:p>
          </table:table-cell>
          <table:table-cell office:value-type="string" office:string-value="A16479" table:formula="of:=&quot;A&quot;&amp;RANDBETWEEN(1; 9)&amp;RANDBETWEEN(1; 9)&amp;RANDBETWEEN(1; 9)&amp;RANDBETWEEN(1; 9)&amp;RANDBETWEEN(1; 9)" table:style-name="ce1">
            <text:p>A16479</text:p>
          </table:table-cell>
          <table:table-cell table:number-columns-repeated="16364" table:style-name="ce1"/>
        </table:table-row>
        <table:table-row table:style-name="ro3">
          <table:table-cell office:value-type="string" table:style-name="ce3">
            <text:p>Thomasine</text:p>
          </table:table-cell>
          <table:table-cell office:value-type="string" table:style-name="ce3">
            <text:p>Lilia</text:p>
          </table:table-cell>
          <table:table-cell office:value-type="string" office:string-value="Thomasine Lilia" table:formula="of:=[.A14]&amp;&quot; &quot;&amp;[.B14]" table:style-name="ce3">
            <text:p>Thomasine Lilia</text:p>
          </table:table-cell>
          <table:table-cell office:value-type="string" table:content-validation-name="val8" table:style-name="ce3">
            <text:p>Building critical infrastructures</text:p>
          </table:table-cell>
          <table:table-cell office:value-type="string" table:style-name="ce3">
            <text:p>infra24</text:p>
          </table:table-cell>
          <table:table-cell table:content-validation-name="val9" table:style-name="ce3"/>
          <table:table-cell office:value-type="string" office:string-value="Thomasine@Lilia.com" table:formula="of:=[.A14]&amp;&quot;@&quot;&amp;[.B14]&amp;&quot;.com&quot;" table:style-name="ce3">
            <text:p>Thomasine@Lilia.com</text:p>
          </table:table-cell>
          <table:table-cell office:value-type="string" table:style-name="ce3">
            <text:p>326-310-9604</text:p>
          </table:table-cell>
          <table:table-cell office:value-type="string" table:style-name="ce3">
            <text:p>Washington, D.C.</text:p>
          </table:table-cell>
          <table:table-cell office:value-type="string" table:style-name="ce3">
            <text:p>United States of America</text:p>
          </table:table-cell>
          <table:table-cell office:value-type="string" table:style-name="ce3">
            <text:p>Male</text:p>
          </table:table-cell>
          <table:table-cell office:value-type="string" office:string-value="https://eu.ui-avatars.com/api/?name=Thomasine+Lilia&amp;background=A61485&amp;color=fff" table:formula="of:=&quot;https://eu.ui-avatars.com/api/?name=&quot;&amp;[.A14]&amp;&quot;+&quot;&amp;[.B14]&amp;&quot;&amp;background=&quot;&amp;[.T14]&amp;&quot;&amp;color=fff&quot;" table:style-name="ce10">
            <text:p>https://eu.ui-avatars.com/api/?name=Thomasine+Lilia&amp;background=A61485&amp;color=fff</text:p>
          </table:table-cell>
          <table:table-cell office:value-type="string" table:style-name="ce3">
            <text:p>Jabbertype</text:p>
          </table:table-cell>
          <table:table-cell office:value-type="string" table:style-name="ce3">
            <text:p>Human Resources Assistant II</text:p>
          </table:table-cell>
          <table:table-cell office:value-type="string" table:style-name="ce3">
            <text:p>metus arcu adipiscing molestie hendrerit at vulputate vitae nisl aenean lectus pellentesque eget nunc donec quis orci eget</text:p>
          </table:table-cell>
          <table:table-cell office:value-type="string" table:style-name="ce3">
            <text:p>Banking,Blockchain technologies (no coding skills),Financial,Project management,Technical</text:p>
          </table:table-cell>
          <table:table-cell office:value-type="string" table:style-name="ce3">
            <text:p>#softwarequality #grillsession #BCH #Sigrid</text:p>
          </table:table-cell>
          <table:table-cell office:value-type="string" table:content-validation-name="val11" table:style-name="ce10">
            <text:p><text:a xlink:href="https://www.linkedin.com/company/cherrytwist-foundation">https://www.linkedin.com/company/cherrytwist-foundation</text:a></text:p>
          </table:table-cell>
          <table:table-cell office:value-type="string" table:content-validation-name="val11" table:style-name="ce10">
            <text:p><text:a xlink:href="https://twitter.com/cherrytwist_f">https://twitter.com/cherrytwist_f</text:a></text:p>
          </table:table-cell>
          <table:table-cell office:value-type="string" office:string-value="A61485" table:formula="of:=&quot;A&quot;&amp;RANDBETWEEN(1; 9)&amp;RANDBETWEEN(1; 9)&amp;RANDBETWEEN(1; 9)&amp;RANDBETWEEN(1; 9)&amp;RANDBETWEEN(1; 9)" table:style-name="ce1">
            <text:p>A61485</text:p>
          </table:table-cell>
          <table:table-cell table:number-columns-repeated="16364" table:style-name="ce1"/>
        </table:table-row>
        <table:table-row table:style-name="ro3">
          <table:table-cell office:value-type="string" table:style-name="ce3">
            <text:p>Lindsay</text:p>
          </table:table-cell>
          <table:table-cell office:value-type="string" table:style-name="ce3">
            <text:p>Roselyn</text:p>
          </table:table-cell>
          <table:table-cell office:value-type="string" office:string-value="Lindsay Roselyn" table:formula="of:=[.A15]&amp;&quot; &quot;&amp;[.B15]" table:style-name="ce3">
            <text:p>Lindsay Roselyn</text:p>
          </table:table-cell>
          <table:table-cell office:value-type="string" table:content-validation-name="val8" table:style-name="ce3">
            <text:p>Building critical infrastructures</text:p>
          </table:table-cell>
          <table:table-cell office:value-type="string" table:style-name="ce3">
            <text:p>infra24</text:p>
          </table:table-cell>
          <table:table-cell table:content-validation-name="val9" table:style-name="ce3"/>
          <table:table-cell office:value-type="string" office:string-value="Lindsay@Roselyn.com" table:formula="of:=[.A15]&amp;&quot;@&quot;&amp;[.B15]&amp;&quot;.com&quot;" table:style-name="ce3">
            <text:p>Lindsay@Roselyn.com</text:p>
          </table:table-cell>
          <table:table-cell office:value-type="string" table:style-name="ce3">
            <text:p>476-822-3600</text:p>
          </table:table-cell>
          <table:table-cell office:value-type="string" table:style-name="ce3">
            <text:p>See</text:p>
          </table:table-cell>
          <table:table-cell office:value-type="string" table:style-name="ce3">
            <text:p>Austria</text:p>
          </table:table-cell>
          <table:table-cell office:value-type="string" table:style-name="ce3">
            <text:p>Female</text:p>
          </table:table-cell>
          <table:table-cell office:value-type="string" office:string-value="https://eu.ui-avatars.com/api/?name=Lindsay+Roselyn&amp;background=A27951&amp;color=fff" table:formula="of:=&quot;https://eu.ui-avatars.com/api/?name=&quot;&amp;[.A15]&amp;&quot;+&quot;&amp;[.B15]&amp;&quot;&amp;background=&quot;&amp;[.T15]&amp;&quot;&amp;color=fff&quot;" table:style-name="ce10">
            <text:p>https://eu.ui-avatars.com/api/?name=Lindsay+Roselyn&amp;background=A27951&amp;color=fff</text:p>
          </table:table-cell>
          <table:table-cell office:value-type="string" table:style-name="ce3">
            <text:p>Chatterbridge</text:p>
          </table:table-cell>
          <table:table-cell office:value-type="string" table:style-name="ce3">
            <text:p>Recruiter</text:p>
          </table:table-cell>
          <table:table-cell office:value-type="string" table:style-name="ce3">
            <text:p>justo sollicitudin ut suscipit a feugiat et eros vestibulum ac est</text:p>
          </table:table-cell>
          <table:table-cell table:style-name="ce3"/>
          <table:table-cell office:value-type="string" table:style-name="ce3">
            <text:p>#SIG #BCH #CodeQuality #Maintainability #CodeSmell</text:p>
          </table:table-cell>
          <table:table-cell office:value-type="string" table:content-validation-name="val11" table:style-name="ce10">
            <text:p><text:a xlink:href="https://www.linkedin.com/company/cherrytwist-foundation">https://www.linkedin.com/company/cherrytwist-foundation</text:a></text:p>
          </table:table-cell>
          <table:table-cell table:content-validation-name="val11" table:style-name="ce1"/>
          <table:table-cell office:value-type="string" office:string-value="A27951" table:formula="of:=&quot;A&quot;&amp;RANDBETWEEN(1; 9)&amp;RANDBETWEEN(1; 9)&amp;RANDBETWEEN(1; 9)&amp;RANDBETWEEN(1; 9)&amp;RANDBETWEEN(1; 9)" table:style-name="ce1">
            <text:p>A27951</text:p>
          </table:table-cell>
          <table:table-cell table:number-columns-repeated="16364" table:style-name="ce1"/>
        </table:table-row>
        <table:table-row table:style-name="ro3">
          <table:table-cell office:value-type="string" table:style-name="ce3">
            <text:p>Sherika</text:p>
          </table:table-cell>
          <table:table-cell office:value-type="string" table:style-name="ce3">
            <text:p>Arnoldo</text:p>
          </table:table-cell>
          <table:table-cell office:value-type="string" office:string-value="Sherika Arnoldo" table:formula="of:=[.A16]&amp;&quot; &quot;&amp;[.B16]" table:style-name="ce3">
            <text:p>Sherika Arnoldo</text:p>
          </table:table-cell>
          <table:table-cell office:value-type="string" table:content-validation-name="val8" table:style-name="ce3">
            <text:p>Building critical infrastructures</text:p>
          </table:table-cell>
          <table:table-cell office:value-type="string" table:style-name="ce3">
            <text:p>infra24</text:p>
          </table:table-cell>
          <table:table-cell table:content-validation-name="val9" table:style-name="ce3"/>
          <table:table-cell office:value-type="string" office:string-value="Sherika@Arnoldo.com" table:formula="of:=[.A16]&amp;&quot;@&quot;&amp;[.B16]&amp;&quot;.com&quot;" table:style-name="ce3">
            <text:p>Sherika@Arnoldo.com</text:p>
          </table:table-cell>
          <table:table-cell office:value-type="string" table:style-name="ce3">
            <text:p>584-409-7588</text:p>
          </table:table-cell>
          <table:table-cell office:value-type="string" table:style-name="ce3">
            <text:p>Stockholm</text:p>
          </table:table-cell>
          <table:table-cell office:value-type="string" table:style-name="ce3">
            <text:p>Sweden</text:p>
          </table:table-cell>
          <table:table-cell office:value-type="string" table:style-name="ce3">
            <text:p>Male</text:p>
          </table:table-cell>
          <table:table-cell office:value-type="string" office:string-value="https://eu.ui-avatars.com/api/?name=Sherika+Arnoldo&amp;background=A43996&amp;color=fff" table:formula="of:=&quot;https://eu.ui-avatars.com/api/?name=&quot;&amp;[.A16]&amp;&quot;+&quot;&amp;[.B16]&amp;&quot;&amp;background=&quot;&amp;[.T16]&amp;&quot;&amp;color=fff&quot;" table:style-name="ce10">
            <text:p>https://eu.ui-avatars.com/api/?name=Sherika+Arnoldo&amp;background=A43996&amp;color=fff</text:p>
          </table:table-cell>
          <table:table-cell office:value-type="string" table:style-name="ce3">
            <text:p>Topicware</text:p>
          </table:table-cell>
          <table:table-cell office:value-type="string" table:style-name="ce3">
            <text:p>Office Assistant IV</text:p>
          </table:table-cell>
          <table:table-cell office:value-type="string" table:style-name="ce3">
            <text:p>Cheese</text:p>
          </table:table-cell>
          <table:table-cell table:style-name="ce3"/>
          <table:table-cell office:value-type="string" table:style-name="ce3">
            <text:p>software quality , software, quality,</text:p>
          </table:table-cell>
          <table:table-cell office:value-type="string" table:content-validation-name="val11" table:style-name="ce10">
            <text:p><text:a xlink:href="https://www.linkedin.com/company/cherrytwist-foundation">https://www.linkedin.com/company/cherrytwist-foundation</text:a></text:p>
          </table:table-cell>
          <table:table-cell table:content-validation-name="val11" table:style-name="ce1"/>
          <table:table-cell office:value-type="string" office:string-value="A43996" table:formula="of:=&quot;A&quot;&amp;RANDBETWEEN(1; 9)&amp;RANDBETWEEN(1; 9)&amp;RANDBETWEEN(1; 9)&amp;RANDBETWEEN(1; 9)&amp;RANDBETWEEN(1; 9)" table:style-name="ce1">
            <text:p>A43996</text:p>
          </table:table-cell>
          <table:table-cell table:number-columns-repeated="16364" table:style-name="ce1"/>
        </table:table-row>
        <table:table-row table:style-name="ro3">
          <table:table-cell office:value-type="string" table:style-name="ce3">
            <text:p>Verdie</text:p>
          </table:table-cell>
          <table:table-cell office:value-type="string" table:style-name="ce3">
            <text:p>Chance</text:p>
          </table:table-cell>
          <table:table-cell office:value-type="string" office:string-value="Verdie Chance" table:formula="of:=[.A17]&amp;&quot; &quot;&amp;[.B17]" table:style-name="ce3">
            <text:p>Verdie Chance</text:p>
          </table:table-cell>
          <table:table-cell office:value-type="string" table:content-validation-name="val8" table:style-name="ce3">
            <text:p>Building critical infrastructures</text:p>
          </table:table-cell>
          <table:table-cell office:value-type="string" table:style-name="ce3">
            <text:p>infra24</text:p>
          </table:table-cell>
          <table:table-cell table:content-validation-name="val9" table:style-name="ce3"/>
          <table:table-cell office:value-type="string" office:string-value="Verdie@Chance.com" table:formula="of:=[.A17]&amp;&quot;@&quot;&amp;[.B17]&amp;&quot;.com&quot;" table:style-name="ce3">
            <text:p>Verdie@Chance.com</text:p>
          </table:table-cell>
          <table:table-cell office:value-type="string" table:style-name="ce3">
            <text:p>397-113-1319</text:p>
          </table:table-cell>
          <table:table-cell office:value-type="string" table:style-name="ce3">
            <text:p>Valencia</text:p>
          </table:table-cell>
          <table:table-cell office:value-type="string" table:style-name="ce3">
            <text:p>Spain</text:p>
          </table:table-cell>
          <table:table-cell office:value-type="string" table:style-name="ce3">
            <text:p>Female</text:p>
          </table:table-cell>
          <table:table-cell office:value-type="string" office:string-value="https://eu.ui-avatars.com/api/?name=Verdie+Chance&amp;background=A27958&amp;color=fff" table:formula="of:=&quot;https://eu.ui-avatars.com/api/?name=&quot;&amp;[.A17]&amp;&quot;+&quot;&amp;[.B17]&amp;&quot;&amp;background=&quot;&amp;[.T17]&amp;&quot;&amp;color=fff&quot;" table:style-name="ce10">
            <text:p>https://eu.ui-avatars.com/api/?name=Verdie+Chance&amp;background=A27958&amp;color=fff</text:p>
          </table:table-cell>
          <table:table-cell office:value-type="string" table:style-name="ce3">
            <text:p>Oba</text:p>
          </table:table-cell>
          <table:table-cell office:value-type="string" table:style-name="ce3">
            <text:p>Staff Accountant II</text:p>
          </table:table-cell>
          <table:table-cell office:value-type="string" table:style-name="ce3">
            <text:p>Indian</text:p>
          </table:table-cell>
          <table:table-cell table:style-name="ce3"/>
          <table:table-cell office:value-type="string" table:style-name="ce3">
            <text:p>#Django#Python#REST#SIG#quality#maintainability#unit#bad</text:p>
          </table:table-cell>
          <table:table-cell office:value-type="string" table:content-validation-name="val11" table:style-name="ce10">
            <text:p><text:a xlink:href="https://www.linkedin.com/company/cherrytwist-foundation">https://www.linkedin.com/company/cherrytwist-foundation</text:a></text:p>
          </table:table-cell>
          <table:table-cell table:content-validation-name="val11" table:style-name="ce1"/>
          <table:table-cell office:value-type="string" office:string-value="A27958" table:formula="of:=&quot;A&quot;&amp;RANDBETWEEN(1; 9)&amp;RANDBETWEEN(1; 9)&amp;RANDBETWEEN(1; 9)&amp;RANDBETWEEN(1; 9)&amp;RANDBETWEEN(1; 9)" table:style-name="ce1">
            <text:p>A27958</text:p>
          </table:table-cell>
          <table:table-cell table:number-columns-repeated="16364"/>
        </table:table-row>
        <table:table-row table:style-name="ro3">
          <table:table-cell office:value-type="string" table:style-name="ce3">
            <text:p>Jess</text:p>
          </table:table-cell>
          <table:table-cell office:value-type="string" table:style-name="ce3">
            <text:p>Wendy</text:p>
          </table:table-cell>
          <table:table-cell office:value-type="string" office:string-value="Jess Wendy" table:formula="of:=[.A18]&amp;&quot; &quot;&amp;[.B18]" table:style-name="ce3">
            <text:p>Jess Wendy</text:p>
          </table:table-cell>
          <table:table-cell office:value-type="string" table:content-validation-name="val8" table:style-name="ce3">
            <text:p>Building critical infrastructures</text:p>
          </table:table-cell>
          <table:table-cell office:value-type="string" table:style-name="ce3">
            <text:p>infra24</text:p>
          </table:table-cell>
          <table:table-cell table:content-validation-name="val9" table:style-name="ce3"/>
          <table:table-cell office:value-type="string" office:string-value="Jess@Wendy.com" table:formula="of:=[.A18]&amp;&quot;@&quot;&amp;[.B18]&amp;&quot;.com&quot;" table:style-name="ce3">
            <text:p>Jess@Wendy.com</text:p>
          </table:table-cell>
          <table:table-cell office:value-type="string" table:style-name="ce3">
            <text:p>304-105-1713</text:p>
          </table:table-cell>
          <table:table-cell office:value-type="string" table:style-name="ce3">
            <text:p>Breda</text:p>
          </table:table-cell>
          <table:table-cell office:value-type="string" table:style-name="ce3">
            <text:p>Netherlands</text:p>
          </table:table-cell>
          <table:table-cell office:value-type="string" table:style-name="ce3">
            <text:p>Male</text:p>
          </table:table-cell>
          <table:table-cell office:value-type="string" office:string-value="https://eu.ui-avatars.com/api/?name=Jess+Wendy&amp;background=A14655&amp;color=fff" table:formula="of:=&quot;https://eu.ui-avatars.com/api/?name=&quot;&amp;[.A18]&amp;&quot;+&quot;&amp;[.B18]&amp;&quot;&amp;background=&quot;&amp;[.T18]&amp;&quot;&amp;color=fff&quot;" table:style-name="ce10">
            <text:p>https://eu.ui-avatars.com/api/?name=Jess+Wendy&amp;background=A14655&amp;color=fff</text:p>
          </table:table-cell>
          <table:table-cell office:value-type="string" table:style-name="ce3">
            <text:p>Antea Group</text:p>
          </table:table-cell>
          <table:table-cell office:value-type="string" table:style-name="ce3">
            <text:p>Data Consultant</text:p>
          </table:table-cell>
          <table:table-cell office:value-type="string" table:style-name="ce3">
            <text:p>Cheesecake</text:p>
          </table:table-cell>
          <table:table-cell office:value-type="string" table:style-name="ce3">
            <text:p>Technical</text:p>
          </table:table-cell>
          <table:table-cell office:value-type="string" table:style-name="ce3">
            <text:p>#SIG #Consultant #Software</text:p>
          </table:table-cell>
          <table:table-cell office:value-type="string" table:content-validation-name="val11" table:style-name="ce10">
            <text:p><text:a xlink:href="https://www.linkedin.com/company/cherrytwist-foundation">https://www.linkedin.com/company/cherrytwist-foundation</text:a></text:p>
          </table:table-cell>
          <table:table-cell table:content-validation-name="val11" table:style-name="ce1"/>
          <table:table-cell office:value-type="string" office:string-value="A14655" table:formula="of:=&quot;A&quot;&amp;RANDBETWEEN(1; 9)&amp;RANDBETWEEN(1; 9)&amp;RANDBETWEEN(1; 9)&amp;RANDBETWEEN(1; 9)&amp;RANDBETWEEN(1; 9)" table:style-name="ce1">
            <text:p>A14655</text:p>
          </table:table-cell>
          <table:table-cell table:number-columns-repeated="16364"/>
        </table:table-row>
        <table:table-row table:style-name="ro3">
          <table:table-cell office:value-type="string" table:style-name="ce3">
            <text:p>Coretta</text:p>
          </table:table-cell>
          <table:table-cell office:value-type="string" table:style-name="ce3">
            <text:p>Lovetta</text:p>
          </table:table-cell>
          <table:table-cell office:value-type="string" office:string-value="Coretta Lovetta" table:formula="of:=[.A19]&amp;&quot; &quot;&amp;[.B19]" table:style-name="ce3">
            <text:p>Coretta Lovetta</text:p>
          </table:table-cell>
          <table:table-cell office:value-type="string" table:content-validation-name="val8" table:style-name="ce3">
            <text:p>Building critical infrastructures</text:p>
          </table:table-cell>
          <table:table-cell office:value-type="string" table:style-name="ce3">
            <text:p>infra24</text:p>
          </table:table-cell>
          <table:table-cell table:content-validation-name="val9" table:style-name="ce3"/>
          <table:table-cell office:value-type="string" office:string-value="Coretta@Lovetta.com" table:formula="of:=[.A19]&amp;&quot;@&quot;&amp;[.B19]&amp;&quot;.com&quot;" table:style-name="ce3">
            <text:p>Coretta@Lovetta.com</text:p>
          </table:table-cell>
          <table:table-cell office:value-type="string" table:style-name="ce3">
            <text:p>888-733-7554</text:p>
          </table:table-cell>
          <table:table-cell office:value-type="string" table:style-name="ce3">
            <text:p>Conshohocken</text:p>
          </table:table-cell>
          <table:table-cell office:value-type="string" table:style-name="ce3">
            <text:p>United States</text:p>
          </table:table-cell>
          <table:table-cell office:value-type="string" table:style-name="ce3">
            <text:p>Female</text:p>
          </table:table-cell>
          <table:table-cell office:value-type="string" office:string-value="https://eu.ui-avatars.com/api/?name=Coretta+Lovetta&amp;background=A18918&amp;color=fff" table:formula="of:=&quot;https://eu.ui-avatars.com/api/?name=&quot;&amp;[.A19]&amp;&quot;+&quot;&amp;[.B19]&amp;&quot;&amp;background=&quot;&amp;[.T19]&amp;&quot;&amp;color=fff&quot;" table:style-name="ce10">
            <text:p>https://eu.ui-avatars.com/api/?name=Coretta+Lovetta&amp;background=A18918&amp;color=fff</text:p>
          </table:table-cell>
          <table:table-cell office:value-type="string" table:style-name="ce3">
            <text:p>Twitterbeat</text:p>
          </table:table-cell>
          <table:table-cell office:value-type="string" table:style-name="ce3">
            <text:p>Cost Accountant</text:p>
          </table:table-cell>
          <table:table-cell office:value-type="string" table:style-name="ce3">
            <text:p>Pizza</text:p>
          </table:table-cell>
          <table:table-cell office:value-type="string" table:style-name="ce3">
            <text:p>Pitching and presenting,Product management,Project management,Technical</text:p>
          </table:table-cell>
          <table:table-cell office:value-type="string" table:style-name="ce3">
            <text:p>quality, maintainability, consultancy, software, portfolio, analysis, technical quality, iso25010, performance, security, reliability, assessments, monitoring</text:p>
          </table:table-cell>
          <table:table-cell office:value-type="string" table:content-validation-name="val11" table:style-name="ce10">
            <text:p><text:a xlink:href="https://www.linkedin.com/company/cherrytwist-foundation">https://www.linkedin.com/company/cherrytwist-foundation</text:a></text:p>
          </table:table-cell>
          <table:table-cell table:content-validation-name="val11" table:style-name="ce1"/>
          <table:table-cell office:value-type="string" office:string-value="A18918" table:formula="of:=&quot;A&quot;&amp;RANDBETWEEN(1; 9)&amp;RANDBETWEEN(1; 9)&amp;RANDBETWEEN(1; 9)&amp;RANDBETWEEN(1; 9)&amp;RANDBETWEEN(1; 9)" table:style-name="ce1">
            <text:p>A18918</text:p>
          </table:table-cell>
          <table:table-cell table:number-columns-repeated="16364"/>
        </table:table-row>
        <table:table-row table:style-name="ro3">
          <table:table-cell office:value-type="string" table:style-name="ce3">
            <text:p>Marylynn</text:p>
          </table:table-cell>
          <table:table-cell office:value-type="string" table:style-name="ce3">
            <text:p>Augustus</text:p>
          </table:table-cell>
          <table:table-cell office:value-type="string" office:string-value="Marylynn Augustus" table:formula="of:=[.A20]&amp;&quot; &quot;&amp;[.B20]" table:style-name="ce3">
            <text:p>Marylynn Augustus</text:p>
          </table:table-cell>
          <table:table-cell office:value-type="string" table:content-validation-name="val8" table:style-name="ce3">
            <text:p>Building critical infrastructures</text:p>
          </table:table-cell>
          <table:table-cell office:value-type="string" table:style-name="ce3">
            <text:p>infra24</text:p>
          </table:table-cell>
          <table:table-cell table:content-validation-name="val9" table:style-name="ce3"/>
          <table:table-cell office:value-type="string" office:string-value="Marylynn@Augustus.com" table:formula="of:=[.A20]&amp;&quot;@&quot;&amp;[.B20]&amp;&quot;.com&quot;" table:style-name="ce3">
            <text:p>Marylynn@Augustus.com</text:p>
          </table:table-cell>
          <table:table-cell office:value-type="string" table:style-name="ce3">
            <text:p>323-455-1267</text:p>
          </table:table-cell>
          <table:table-cell office:value-type="string" table:style-name="ce3">
            <text:p>Cabanillas del Campo</text:p>
          </table:table-cell>
          <table:table-cell office:value-type="string" table:style-name="ce3">
            <text:p>Spain</text:p>
          </table:table-cell>
          <table:table-cell office:value-type="string" table:style-name="ce3">
            <text:p>Male</text:p>
          </table:table-cell>
          <table:table-cell office:value-type="string" office:string-value="https://eu.ui-avatars.com/api/?name=Marylynn+Augustus&amp;background=A78595&amp;color=fff" table:formula="of:=&quot;https://eu.ui-avatars.com/api/?name=&quot;&amp;[.A20]&amp;&quot;+&quot;&amp;[.B20]&amp;&quot;&amp;background=&quot;&amp;[.T20]&amp;&quot;&amp;color=fff&quot;" table:style-name="ce10">
            <text:p>https://eu.ui-avatars.com/api/?name=Marylynn+Augustus&amp;background=A78595&amp;color=fff</text:p>
          </table:table-cell>
          <table:table-cell office:value-type="string" table:style-name="ce3">
            <text:p>Operatios Supply Chain, SL</text:p>
          </table:table-cell>
          <table:table-cell office:value-type="string" table:style-name="ce3">
            <text:p>Manager</text:p>
          </table:table-cell>
          <table:table-cell office:value-type="string" table:style-name="ce3">
            <text:p>Any food</text:p>
          </table:table-cell>
          <table:table-cell office:value-type="string" table:style-name="ce3">
            <text:p>Business development,IOT,Technical</text:p>
          </table:table-cell>
          <table:table-cell office:value-type="string" table:style-name="ce3">
            <text:p>#softwarequality #quality #portfoliomanagement #iso25010 #maintainability</text:p>
          </table:table-cell>
          <table:table-cell office:value-type="string" table:content-validation-name="val11" table:style-name="ce10">
            <text:p><text:a xlink:href="https://www.linkedin.com/company/cherrytwist-foundation">https://www.linkedin.com/company/cherrytwist-foundation</text:a></text:p>
          </table:table-cell>
          <table:table-cell table:content-validation-name="val11" table:style-name="ce1"/>
          <table:table-cell office:value-type="string" office:string-value="A78595" table:formula="of:=&quot;A&quot;&amp;RANDBETWEEN(1; 9)&amp;RANDBETWEEN(1; 9)&amp;RANDBETWEEN(1; 9)&amp;RANDBETWEEN(1; 9)&amp;RANDBETWEEN(1; 9)" table:style-name="ce1">
            <text:p>A78595</text:p>
          </table:table-cell>
          <table:table-cell table:number-columns-repeated="16364"/>
        </table:table-row>
        <table:table-row table:style-name="ro3">
          <table:table-cell office:value-type="string" table:style-name="ce3">
            <text:p>Shad</text:p>
          </table:table-cell>
          <table:table-cell office:value-type="string" table:style-name="ce3">
            <text:p>Jospeh</text:p>
          </table:table-cell>
          <table:table-cell office:value-type="string" office:string-value="Shad Jospeh" table:formula="of:=[.A21]&amp;&quot; &quot;&amp;[.B21]" table:style-name="ce3">
            <text:p>Shad Jospeh</text:p>
          </table:table-cell>
          <table:table-cell office:value-type="string" table:content-validation-name="val8" table:style-name="ce3">
            <text:p>Building critical infrastructures</text:p>
          </table:table-cell>
          <table:table-cell office:value-type="string" table:style-name="ce3">
            <text:p>infra22</text:p>
          </table:table-cell>
          <table:table-cell table:content-validation-name="val9" table:style-name="ce3"/>
          <table:table-cell office:value-type="string" office:string-value="Shad@Jospeh.com" table:formula="of:=[.A21]&amp;&quot;@&quot;&amp;[.B21]&amp;&quot;.com&quot;" table:style-name="ce3">
            <text:p>Shad@Jospeh.com</text:p>
          </table:table-cell>
          <table:table-cell office:value-type="string" table:style-name="ce3">
            <text:p>181-434-4769</text:p>
          </table:table-cell>
          <table:table-cell office:value-type="string" table:style-name="ce3">
            <text:p>uppsala</text:p>
          </table:table-cell>
          <table:table-cell office:value-type="string" table:style-name="ce3">
            <text:p>sweden</text:p>
          </table:table-cell>
          <table:table-cell office:value-type="string" table:style-name="ce3">
            <text:p>Male</text:p>
          </table:table-cell>
          <table:table-cell office:value-type="string" office:string-value="https://eu.ui-avatars.com/api/?name=Shad+Jospeh&amp;background=A61253&amp;color=fff" table:formula="of:=&quot;https://eu.ui-avatars.com/api/?name=&quot;&amp;[.A21]&amp;&quot;+&quot;&amp;[.B21]&amp;&quot;&amp;background=&quot;&amp;[.T21]&amp;&quot;&amp;color=fff&quot;" table:style-name="ce10">
            <text:p>https://eu.ui-avatars.com/api/?name=Shad+Jospeh&amp;background=A61253&amp;color=fff</text:p>
          </table:table-cell>
          <table:table-cell office:value-type="string" table:style-name="ce3">
            <text:p>Uppsala University</text:p>
          </table:table-cell>
          <table:table-cell office:value-type="string" table:style-name="ce3">
            <text:p>Master's student</text:p>
          </table:table-cell>
          <table:table-cell office:value-type="string" table:style-name="ce3">
            <text:p>spicy chicken</text:p>
          </table:table-cell>
          <table:table-cell office:value-type="string" table:style-name="ce3">
            <text:p>Blockchain technologies (no coding skills),Business development,IOT,Legal,Product management</text:p>
          </table:table-cell>
          <table:table-cell office:value-type="string" table:style-name="ce3">
            <text:p>#software-quality #softwarequality #healthierdigitalworld</text:p>
          </table:table-cell>
          <table:table-cell office:value-type="string" table:content-validation-name="val11" table:style-name="ce10">
            <text:p><text:a xlink:href="https://www.linkedin.com/company/cherrytwist-foundation">https://www.linkedin.com/company/cherrytwist-foundation</text:a></text:p>
          </table:table-cell>
          <table:table-cell table:content-validation-name="val11" table:style-name="ce1"/>
          <table:table-cell office:value-type="string" office:string-value="A61253" table:formula="of:=&quot;A&quot;&amp;RANDBETWEEN(1; 9)&amp;RANDBETWEEN(1; 9)&amp;RANDBETWEEN(1; 9)&amp;RANDBETWEEN(1; 9)&amp;RANDBETWEEN(1; 9)" table:style-name="ce1">
            <text:p>A61253</text:p>
          </table:table-cell>
          <table:table-cell table:number-columns-repeated="16364"/>
        </table:table-row>
        <table:table-row table:style-name="ro3">
          <table:table-cell office:value-type="string" table:style-name="ce3">
            <text:p>Georgia</text:p>
          </table:table-cell>
          <table:table-cell office:value-type="string" table:style-name="ce3">
            <text:p>Jeffrey</text:p>
          </table:table-cell>
          <table:table-cell office:value-type="string" office:string-value="Georgia Jeffrey" table:formula="of:=[.A22]&amp;&quot; &quot;&amp;[.B22]" table:style-name="ce3">
            <text:p>Georgia Jeffrey</text:p>
          </table:table-cell>
          <table:table-cell office:value-type="string" table:content-validation-name="val8" table:style-name="ce3">
            <text:p>Building critical infrastructures</text:p>
          </table:table-cell>
          <table:table-cell office:value-type="string" table:style-name="ce3">
            <text:p>infra22</text:p>
          </table:table-cell>
          <table:table-cell table:content-validation-name="val9" table:style-name="ce3"/>
          <table:table-cell office:value-type="string" office:string-value="Georgia@Jeffrey.com" table:formula="of:=[.A22]&amp;&quot;@&quot;&amp;[.B22]&amp;&quot;.com&quot;" table:style-name="ce3">
            <text:p>Georgia@Jeffrey.com</text:p>
          </table:table-cell>
          <table:table-cell office:value-type="string" table:style-name="ce3">
            <text:p>196-687-5811</text:p>
          </table:table-cell>
          <table:table-cell office:value-type="string" table:style-name="ce3">
            <text:p>Utrecht</text:p>
          </table:table-cell>
          <table:table-cell office:value-type="string" table:style-name="ce3">
            <text:p>The Netherlands</text:p>
          </table:table-cell>
          <table:table-cell office:value-type="string" table:style-name="ce3">
            <text:p>Female</text:p>
          </table:table-cell>
          <table:table-cell office:value-type="string" office:string-value="https://eu.ui-avatars.com/api/?name=Georgia+Jeffrey&amp;background=A32476&amp;color=fff" table:formula="of:=&quot;https://eu.ui-avatars.com/api/?name=&quot;&amp;[.A22]&amp;&quot;+&quot;&amp;[.B22]&amp;&quot;&amp;background=&quot;&amp;[.T22]&amp;&quot;&amp;color=fff&quot;" table:style-name="ce10">
            <text:p>https://eu.ui-avatars.com/api/?name=Georgia+Jeffrey&amp;background=A32476&amp;color=fff</text:p>
          </table:table-cell>
          <table:table-cell office:value-type="string" table:style-name="ce3">
            <text:p>Solease</text:p>
          </table:table-cell>
          <table:table-cell office:value-type="string" table:style-name="ce3">
            <text:p>Founder/ CEO</text:p>
          </table:table-cell>
          <table:table-cell office:value-type="string" table:style-name="ce3">
            <text:p>Vegetarian Hamburger</text:p>
          </table:table-cell>
          <table:table-cell office:value-type="string" table:style-name="ce3">
            <text:p>Blockchain technologies (no coding skills),Technical</text:p>
          </table:table-cell>
          <table:table-cell office:value-type="string" table:style-name="ce3">
            <text:p>codequality</text:p>
          </table:table-cell>
          <table:table-cell office:value-type="string" table:content-validation-name="val11" table:style-name="ce10">
            <text:p><text:a xlink:href="https://www.linkedin.com/company/cherrytwist-foundation">https://www.linkedin.com/company/cherrytwist-foundation</text:a></text:p>
          </table:table-cell>
          <table:table-cell table:content-validation-name="val11" table:style-name="ce1"/>
          <table:table-cell office:value-type="string" office:string-value="A32476" table:formula="of:=&quot;A&quot;&amp;RANDBETWEEN(1; 9)&amp;RANDBETWEEN(1; 9)&amp;RANDBETWEEN(1; 9)&amp;RANDBETWEEN(1; 9)&amp;RANDBETWEEN(1; 9)" table:style-name="ce1">
            <text:p>A32476</text:p>
          </table:table-cell>
          <table:table-cell table:number-columns-repeated="16364"/>
        </table:table-row>
        <table:table-row table:style-name="ro3">
          <table:table-cell office:value-type="string" table:style-name="ce3">
            <text:p>Florrie</text:p>
          </table:table-cell>
          <table:table-cell office:value-type="string" table:style-name="ce3">
            <text:p>Fidelia</text:p>
          </table:table-cell>
          <table:table-cell office:value-type="string" office:string-value="Florrie Fidelia" table:formula="of:=[.A23]&amp;&quot; &quot;&amp;[.B23]" table:style-name="ce3">
            <text:p>Florrie Fidelia</text:p>
          </table:table-cell>
          <table:table-cell office:value-type="string" table:content-validation-name="val8" table:style-name="ce3">
            <text:p>Building critical infrastructures</text:p>
          </table:table-cell>
          <table:table-cell office:value-type="string" table:style-name="ce3">
            <text:p>infra22</text:p>
          </table:table-cell>
          <table:table-cell table:content-validation-name="val9" table:style-name="ce3"/>
          <table:table-cell office:value-type="string" office:string-value="Florrie@Fidelia.com" table:formula="of:=[.A23]&amp;&quot;@&quot;&amp;[.B23]&amp;&quot;.com&quot;" table:style-name="ce3">
            <text:p>Florrie@Fidelia.com</text:p>
          </table:table-cell>
          <table:table-cell office:value-type="string" table:style-name="ce3">
            <text:p>170-596-1269</text:p>
          </table:table-cell>
          <table:table-cell office:value-type="string" table:style-name="ce3">
            <text:p>Scherpenzeel</text:p>
          </table:table-cell>
          <table:table-cell office:value-type="string" table:style-name="ce3">
            <text:p>Netherlands</text:p>
          </table:table-cell>
          <table:table-cell office:value-type="string" table:style-name="ce3">
            <text:p>Male</text:p>
          </table:table-cell>
          <table:table-cell office:value-type="string" office:string-value="https://eu.ui-avatars.com/api/?name=Florrie+Fidelia&amp;background=A83626&amp;color=fff" table:formula="of:=&quot;https://eu.ui-avatars.com/api/?name=&quot;&amp;[.A23]&amp;&quot;+&quot;&amp;[.B23]&amp;&quot;&amp;background=&quot;&amp;[.T23]&amp;&quot;&amp;color=fff&quot;" table:style-name="ce10">
            <text:p>https://eu.ui-avatars.com/api/?name=Florrie+Fidelia&amp;background=A83626&amp;color=fff</text:p>
          </table:table-cell>
          <table:table-cell office:value-type="string" table:style-name="ce3">
            <text:p>Virtual Nation State</text:p>
          </table:table-cell>
          <table:table-cell office:value-type="string" table:style-name="ce3">
            <text:p>Partner</text:p>
          </table:table-cell>
          <table:table-cell office:value-type="string" table:style-name="ce3">
            <text:p>Italian</text:p>
          </table:table-cell>
          <table:table-cell table:style-name="ce3"/>
          <table:table-cell office:value-type="string" table:style-name="ce3">
            <text:p>#support #techsupport</text:p>
          </table:table-cell>
          <table:table-cell office:value-type="string" table:content-validation-name="val11" table:style-name="ce10">
            <text:p><text:a xlink:href="https://www.linkedin.com/company/cherrytwist-foundation">https://www.linkedin.com/company/cherrytwist-foundation</text:a></text:p>
          </table:table-cell>
          <table:table-cell table:content-validation-name="val11" table:style-name="ce1"/>
          <table:table-cell office:value-type="string" office:string-value="A83626" table:formula="of:=&quot;A&quot;&amp;RANDBETWEEN(1; 9)&amp;RANDBETWEEN(1; 9)&amp;RANDBETWEEN(1; 9)&amp;RANDBETWEEN(1; 9)&amp;RANDBETWEEN(1; 9)" table:style-name="ce1">
            <text:p>A83626</text:p>
          </table:table-cell>
          <table:table-cell table:number-columns-repeated="16364"/>
        </table:table-row>
        <table:table-row table:style-name="ro3">
          <table:table-cell office:value-type="string" table:style-name="ce3">
            <text:p>Dwain</text:p>
          </table:table-cell>
          <table:table-cell office:value-type="string" table:style-name="ce3">
            <text:p>Chin</text:p>
          </table:table-cell>
          <table:table-cell office:value-type="string" office:string-value="Dwain Chin" table:formula="of:=[.A24]&amp;&quot; &quot;&amp;[.B24]" table:style-name="ce3">
            <text:p>Dwain Chin</text:p>
          </table:table-cell>
          <table:table-cell office:value-type="string" table:content-validation-name="val8" table:style-name="ce3">
            <text:p>Building critical infrastructures</text:p>
          </table:table-cell>
          <table:table-cell office:value-type="string" table:style-name="ce3">
            <text:p>infra22</text:p>
          </table:table-cell>
          <table:table-cell table:content-validation-name="val9" table:style-name="ce3"/>
          <table:table-cell office:value-type="string" office:string-value="Dwain@Chin.com" table:formula="of:=[.A24]&amp;&quot;@&quot;&amp;[.B24]&amp;&quot;.com&quot;" table:style-name="ce3">
            <text:p>Dwain@Chin.com</text:p>
          </table:table-cell>
          <table:table-cell office:value-type="string" table:style-name="ce3">
            <text:p>590-632-6853</text:p>
          </table:table-cell>
          <table:table-cell office:value-type="string" table:style-name="ce3">
            <text:p>San jose</text:p>
          </table:table-cell>
          <table:table-cell office:value-type="string" table:style-name="ce3">
            <text:p>Usa</text:p>
          </table:table-cell>
          <table:table-cell office:value-type="string" table:style-name="ce3">
            <text:p>Female</text:p>
          </table:table-cell>
          <table:table-cell office:value-type="string" office:string-value="https://eu.ui-avatars.com/api/?name=Dwain+Chin&amp;background=A61876&amp;color=fff" table:formula="of:=&quot;https://eu.ui-avatars.com/api/?name=&quot;&amp;[.A24]&amp;&quot;+&quot;&amp;[.B24]&amp;&quot;&amp;background=&quot;&amp;[.T24]&amp;&quot;&amp;color=fff&quot;" table:style-name="ce10">
            <text:p>https://eu.ui-avatars.com/api/?name=Dwain+Chin&amp;background=A61876&amp;color=fff</text:p>
          </table:table-cell>
          <table:table-cell office:value-type="string" table:style-name="ce3">
            <text:p>Meejo</text:p>
          </table:table-cell>
          <table:table-cell office:value-type="string" table:style-name="ce3">
            <text:p>Engineer IV</text:p>
          </table:table-cell>
          <table:table-cell office:value-type="string" table:style-name="ce3">
            <text:p>Italian</text:p>
          </table:table-cell>
          <table:table-cell office:value-type="string" table:style-name="ce3">
            <text:p>Business development,Pitching and presenting,Product management,Project management,Research,Technical</text:p>
          </table:table-cell>
          <table:table-cell office:value-type="string" table:style-name="ce3">
            <text:p>#sig #sigrid</text:p>
          </table:table-cell>
          <table:table-cell office:value-type="string" table:content-validation-name="val11" table:style-name="ce10">
            <text:p><text:a xlink:href="https://www.linkedin.com/company/cherrytwist-foundation">https://www.linkedin.com/company/cherrytwist-foundation</text:a></text:p>
          </table:table-cell>
          <table:table-cell table:content-validation-name="val11" table:style-name="ce1"/>
          <table:table-cell office:value-type="string" office:string-value="A61876" table:formula="of:=&quot;A&quot;&amp;RANDBETWEEN(1; 9)&amp;RANDBETWEEN(1; 9)&amp;RANDBETWEEN(1; 9)&amp;RANDBETWEEN(1; 9)&amp;RANDBETWEEN(1; 9)" table:style-name="ce1">
            <text:p>A61876</text:p>
          </table:table-cell>
          <table:table-cell table:number-columns-repeated="16364"/>
        </table:table-row>
        <table:table-row table:style-name="ro3">
          <table:table-cell office:value-type="string" table:style-name="ce3">
            <text:p>Tresa</text:p>
          </table:table-cell>
          <table:table-cell office:value-type="string" table:style-name="ce3">
            <text:p>Ardell</text:p>
          </table:table-cell>
          <table:table-cell office:value-type="string" office:string-value="Tresa Ardell" table:formula="of:=[.A25]&amp;&quot; &quot;&amp;[.B25]" table:style-name="ce3">
            <text:p>Tresa Ardell</text:p>
          </table:table-cell>
          <table:table-cell office:value-type="string" table:content-validation-name="val8" table:style-name="ce3">
            <text:p>Building critical infrastructures</text:p>
          </table:table-cell>
          <table:table-cell office:value-type="string" table:style-name="ce3">
            <text:p>infra22</text:p>
          </table:table-cell>
          <table:table-cell table:content-validation-name="val9" table:style-name="ce3"/>
          <table:table-cell office:value-type="string" office:string-value="Tresa@Ardell.com" table:formula="of:=[.A25]&amp;&quot;@&quot;&amp;[.B25]&amp;&quot;.com&quot;" table:style-name="ce3">
            <text:p>Tresa@Ardell.com</text:p>
          </table:table-cell>
          <table:table-cell office:value-type="string" table:style-name="ce3">
            <text:p>605-247-8055</text:p>
          </table:table-cell>
          <table:table-cell office:value-type="string" table:style-name="ce3">
            <text:p>New Delhi</text:p>
          </table:table-cell>
          <table:table-cell office:value-type="string" table:style-name="ce3">
            <text:p>India</text:p>
          </table:table-cell>
          <table:table-cell office:value-type="string" table:style-name="ce3">
            <text:p>Female</text:p>
          </table:table-cell>
          <table:table-cell office:value-type="string" office:string-value="https://eu.ui-avatars.com/api/?name=Tresa+Ardell&amp;background=A73184&amp;color=fff" table:formula="of:=&quot;https://eu.ui-avatars.com/api/?name=&quot;&amp;[.A25]&amp;&quot;+&quot;&amp;[.B25]&amp;&quot;&amp;background=&quot;&amp;[.T25]&amp;&quot;&amp;color=fff&quot;" table:style-name="ce10">
            <text:p>https://eu.ui-avatars.com/api/?name=Tresa+Ardell&amp;background=A73184&amp;color=fff</text:p>
          </table:table-cell>
          <table:table-cell office:value-type="string" table:style-name="ce3">
            <text:p>Third Eye</text:p>
          </table:table-cell>
          <table:table-cell office:value-type="string" table:style-name="ce3">
            <text:p>Founder</text:p>
          </table:table-cell>
          <table:table-cell office:value-type="string" table:style-name="ce3">
            <text:p>Indian Food</text:p>
          </table:table-cell>
          <table:table-cell office:value-type="string" table:style-name="ce3">
            <text:p>Artificial intelligence,IOT,Research</text:p>
          </table:table-cell>
          <table:table-cell office:value-type="string" table:style-name="ce3">
            <text:p>software quality</text:p>
          </table:table-cell>
          <table:table-cell office:value-type="string" table:content-validation-name="val11" table:style-name="ce10">
            <text:p><text:a xlink:href="https://www.linkedin.com/company/cherrytwist-foundation">https://www.linkedin.com/company/cherrytwist-foundation</text:a></text:p>
          </table:table-cell>
          <table:table-cell table:content-validation-name="val11" table:style-name="ce1"/>
          <table:table-cell office:value-type="string" office:string-value="A73184" table:formula="of:=&quot;A&quot;&amp;RANDBETWEEN(1; 9)&amp;RANDBETWEEN(1; 9)&amp;RANDBETWEEN(1; 9)&amp;RANDBETWEEN(1; 9)&amp;RANDBETWEEN(1; 9)" table:style-name="ce1">
            <text:p>A73184</text:p>
          </table:table-cell>
          <table:table-cell table:number-columns-repeated="16364"/>
        </table:table-row>
        <table:table-row table:style-name="ro3">
          <table:table-cell office:value-type="string" table:style-name="ce3">
            <text:p>Sumiko</text:p>
          </table:table-cell>
          <table:table-cell office:value-type="string" table:style-name="ce3">
            <text:p>Maryalice</text:p>
          </table:table-cell>
          <table:table-cell office:value-type="string" office:string-value="Sumiko Maryalice" table:formula="of:=[.A26]&amp;&quot; &quot;&amp;[.B26]" table:style-name="ce3">
            <text:p>Sumiko Maryalice</text:p>
          </table:table-cell>
          <table:table-cell office:value-type="string" table:content-validation-name="val8" table:style-name="ce3">
            <text:p>Building critical infrastructures</text:p>
          </table:table-cell>
          <table:table-cell office:value-type="string" table:style-name="ce3">
            <text:p>infra22</text:p>
          </table:table-cell>
          <table:table-cell table:content-validation-name="val9" table:style-name="ce3"/>
          <table:table-cell office:value-type="string" office:string-value="Sumiko@Maryalice.com" table:formula="of:=[.A26]&amp;&quot;@&quot;&amp;[.B26]&amp;&quot;.com&quot;" table:style-name="ce3">
            <text:p>Sumiko@Maryalice.com</text:p>
          </table:table-cell>
          <table:table-cell office:value-type="string" table:style-name="ce3">
            <text:p>173-493-4496</text:p>
          </table:table-cell>
          <table:table-cell office:value-type="string" table:style-name="ce3">
            <text:p>The Hague</text:p>
          </table:table-cell>
          <table:table-cell office:value-type="string" table:style-name="ce3">
            <text:p>Netherlands</text:p>
          </table:table-cell>
          <table:table-cell office:value-type="string" table:style-name="ce3">
            <text:p>Female</text:p>
          </table:table-cell>
          <table:table-cell office:value-type="string" office:string-value="https://eu.ui-avatars.com/api/?name=Sumiko+Maryalice&amp;background=A45852&amp;color=fff" table:formula="of:=&quot;https://eu.ui-avatars.com/api/?name=&quot;&amp;[.A26]&amp;&quot;+&quot;&amp;[.B26]&amp;&quot;&amp;background=&quot;&amp;[.T26]&amp;&quot;&amp;color=fff&quot;" table:style-name="ce10">
            <text:p>https://eu.ui-avatars.com/api/?name=Sumiko+Maryalice&amp;background=A45852&amp;color=fff</text:p>
          </table:table-cell>
          <table:table-cell office:value-type="string" table:style-name="ce3">
            <text:p>AI Lab One</text:p>
          </table:table-cell>
          <table:table-cell office:value-type="string" table:style-name="ce3">
            <text:p>CEO</text:p>
          </table:table-cell>
          <table:table-cell office:value-type="string" table:style-name="ce3">
            <text:p>Pizza</text:p>
          </table:table-cell>
          <table:table-cell office:value-type="string" table:style-name="ce3">
            <text:p>IOT,Project management,Technical</text:p>
          </table:table-cell>
          <table:table-cell office:value-type="string" table:style-name="ce3">
            <text:p>Climate change, sustainability</text:p>
          </table:table-cell>
          <table:table-cell office:value-type="string" table:content-validation-name="val11" table:style-name="ce10">
            <text:p><text:a xlink:href="https://www.linkedin.com/company/cherrytwist-foundation">https://www.linkedin.com/company/cherrytwist-foundation</text:a></text:p>
          </table:table-cell>
          <table:table-cell table:content-validation-name="val11" table:style-name="ce1"/>
          <table:table-cell office:value-type="string" office:string-value="A45852" table:formula="of:=&quot;A&quot;&amp;RANDBETWEEN(1; 9)&amp;RANDBETWEEN(1; 9)&amp;RANDBETWEEN(1; 9)&amp;RANDBETWEEN(1; 9)&amp;RANDBETWEEN(1; 9)" table:style-name="ce1">
            <text:p>A45852</text:p>
          </table:table-cell>
          <table:table-cell table:number-columns-repeated="16364"/>
        </table:table-row>
        <table:table-row table:style-name="ro3">
          <table:table-cell office:value-type="string" table:style-name="ce3">
            <text:p>Marleen</text:p>
          </table:table-cell>
          <table:table-cell office:value-type="string" table:style-name="ce3">
            <text:p>Jeanette</text:p>
          </table:table-cell>
          <table:table-cell office:value-type="string" office:string-value="Marleen Jeanette" table:formula="of:=[.A27]&amp;&quot; &quot;&amp;[.B27]" table:style-name="ce3">
            <text:p>Marleen Jeanette</text:p>
          </table:table-cell>
          <table:table-cell office:value-type="string" table:content-validation-name="val8" table:style-name="ce3">
            <text:p>Building critical infrastructures</text:p>
          </table:table-cell>
          <table:table-cell office:value-type="string" table:style-name="ce3">
            <text:p>infra22</text:p>
          </table:table-cell>
          <table:table-cell table:content-validation-name="val9" table:style-name="ce3"/>
          <table:table-cell office:value-type="string" office:string-value="Marleen@Jeanette.com" table:formula="of:=[.A27]&amp;&quot;@&quot;&amp;[.B27]&amp;&quot;.com&quot;" table:style-name="ce3">
            <text:p>Marleen@Jeanette.com</text:p>
          </table:table-cell>
          <table:table-cell office:value-type="string" table:style-name="ce3">
            <text:p>781-661-0323</text:p>
          </table:table-cell>
          <table:table-cell office:value-type="string" table:style-name="ce3">
            <text:p>The Hague</text:p>
          </table:table-cell>
          <table:table-cell office:value-type="string" table:style-name="ce3">
            <text:p>The Netherlands</text:p>
          </table:table-cell>
          <table:table-cell office:value-type="string" table:style-name="ce3">
            <text:p>Male</text:p>
          </table:table-cell>
          <table:table-cell office:value-type="string" office:string-value="https://eu.ui-avatars.com/api/?name=Marleen+Jeanette&amp;background=A63792&amp;color=fff" table:formula="of:=&quot;https://eu.ui-avatars.com/api/?name=&quot;&amp;[.A27]&amp;&quot;+&quot;&amp;[.B27]&amp;&quot;&amp;background=&quot;&amp;[.T27]&amp;&quot;&amp;color=fff&quot;" table:style-name="ce10">
            <text:p>https://eu.ui-avatars.com/api/?name=Marleen+Jeanette&amp;background=A63792&amp;color=fff</text:p>
          </table:table-cell>
          <table:table-cell office:value-type="string" table:style-name="ce3">
            <text:p>Fiveclub</text:p>
          </table:table-cell>
          <table:table-cell office:value-type="string" table:style-name="ce3">
            <text:p>Director of Sales</text:p>
          </table:table-cell>
          <table:table-cell office:value-type="string" table:style-name="ce3">
            <text:p>Roti and BBQ</text:p>
          </table:table-cell>
          <table:table-cell office:value-type="string" table:style-name="ce3">
            <text:p>Research,Technical</text:p>
          </table:table-cell>
          <table:table-cell office:value-type="string" table:style-name="ce3">
            <text:p>public institutions</text:p>
          </table:table-cell>
          <table:table-cell office:value-type="string" table:content-validation-name="val11" table:style-name="ce10">
            <text:p><text:a xlink:href="https://www.linkedin.com/company/cherrytwist-foundation">https://www.linkedin.com/company/cherrytwist-foundation</text:a></text:p>
          </table:table-cell>
          <table:table-cell table:content-validation-name="val11" table:style-name="ce1"/>
          <table:table-cell office:value-type="string" office:string-value="A63792" table:formula="of:=&quot;A&quot;&amp;RANDBETWEEN(1; 9)&amp;RANDBETWEEN(1; 9)&amp;RANDBETWEEN(1; 9)&amp;RANDBETWEEN(1; 9)&amp;RANDBETWEEN(1; 9)" table:style-name="ce1">
            <text:p>A63792</text:p>
          </table:table-cell>
          <table:table-cell table:number-columns-repeated="16364"/>
        </table:table-row>
        <table:table-row table:style-name="ro3">
          <table:table-cell office:value-type="string" table:style-name="ce3">
            <text:p>Tiffany</text:p>
          </table:table-cell>
          <table:table-cell office:value-type="string" table:style-name="ce3">
            <text:p>Santa</text:p>
          </table:table-cell>
          <table:table-cell office:value-type="string" office:string-value="Tiffany Santa" table:formula="of:=[.A28]&amp;&quot; &quot;&amp;[.B28]" table:style-name="ce3">
            <text:p>Tiffany Santa</text:p>
          </table:table-cell>
          <table:table-cell office:value-type="string" table:content-validation-name="val8" table:style-name="ce3">
            <text:p>Building critical infrastructures</text:p>
          </table:table-cell>
          <table:table-cell office:value-type="string" table:style-name="ce3">
            <text:p>infra22</text:p>
          </table:table-cell>
          <table:table-cell table:content-validation-name="val9" table:style-name="ce3"/>
          <table:table-cell office:value-type="string" office:string-value="Tiffany@Santa.com" table:formula="of:=[.A28]&amp;&quot;@&quot;&amp;[.B28]&amp;&quot;.com&quot;" table:style-name="ce3">
            <text:p>Tiffany@Santa.com</text:p>
          </table:table-cell>
          <table:table-cell office:value-type="string" table:style-name="ce3">
            <text:p>578-139-9756</text:p>
          </table:table-cell>
          <table:table-cell office:value-type="string" table:style-name="ce3">
            <text:p>Den Haag</text:p>
          </table:table-cell>
          <table:table-cell office:value-type="string" table:style-name="ce3">
            <text:p>NL</text:p>
          </table:table-cell>
          <table:table-cell office:value-type="string" table:style-name="ce3">
            <text:p>Female</text:p>
          </table:table-cell>
          <table:table-cell office:value-type="string" office:string-value="https://eu.ui-avatars.com/api/?name=Tiffany+Santa&amp;background=A81798&amp;color=fff" table:formula="of:=&quot;https://eu.ui-avatars.com/api/?name=&quot;&amp;[.A28]&amp;&quot;+&quot;&amp;[.B28]&amp;&quot;&amp;background=&quot;&amp;[.T28]&amp;&quot;&amp;color=fff&quot;" table:style-name="ce10">
            <text:p>https://eu.ui-avatars.com/api/?name=Tiffany+Santa&amp;background=A81798&amp;color=fff</text:p>
          </table:table-cell>
          <table:table-cell office:value-type="string" table:style-name="ce3">
            <text:p>Meetz</text:p>
          </table:table-cell>
          <table:table-cell office:value-type="string" table:style-name="ce3">
            <text:p>Account Executive</text:p>
          </table:table-cell>
          <table:table-cell office:value-type="string" table:style-name="ce3">
            <text:p>BBQ steak/ribs</text:p>
          </table:table-cell>
          <table:table-cell office:value-type="string" table:style-name="ce3">
            <text:p>Technical</text:p>
          </table:table-cell>
          <table:table-cell office:value-type="string" table:style-name="ce3">
            <text:p>ecosystem, consortium, sustainability, strategy, governance</text:p>
          </table:table-cell>
          <table:table-cell office:value-type="string" table:content-validation-name="val11" table:style-name="ce10">
            <text:p><text:a xlink:href="https://www.linkedin.com/company/cherrytwist-foundation">https://www.linkedin.com/company/cherrytwist-foundation</text:a></text:p>
          </table:table-cell>
          <table:table-cell table:content-validation-name="val11" table:style-name="ce1"/>
          <table:table-cell office:value-type="string" office:string-value="A81798" table:formula="of:=&quot;A&quot;&amp;RANDBETWEEN(1; 9)&amp;RANDBETWEEN(1; 9)&amp;RANDBETWEEN(1; 9)&amp;RANDBETWEEN(1; 9)&amp;RANDBETWEEN(1; 9)" table:style-name="ce1">
            <text:p>A81798</text:p>
          </table:table-cell>
          <table:table-cell table:number-columns-repeated="16364"/>
        </table:table-row>
        <table:table-row table:style-name="ro3">
          <table:table-cell office:value-type="string" table:style-name="ce3">
            <text:p>Clarita</text:p>
          </table:table-cell>
          <table:table-cell office:value-type="string" table:style-name="ce3">
            <text:p>Delana</text:p>
          </table:table-cell>
          <table:table-cell office:value-type="string" office:string-value="Clarita Delana" table:formula="of:=[.A29]&amp;&quot; &quot;&amp;[.B29]" table:style-name="ce3">
            <text:p>Clarita Delana</text:p>
          </table:table-cell>
          <table:table-cell office:value-type="string" table:content-validation-name="val8" table:style-name="ce3">
            <text:p>Building critical infrastructures</text:p>
          </table:table-cell>
          <table:table-cell office:value-type="string" table:style-name="ce3">
            <text:p>infra22</text:p>
          </table:table-cell>
          <table:table-cell table:content-validation-name="val9" table:style-name="ce3"/>
          <table:table-cell office:value-type="string" office:string-value="Clarita@Delana.com" table:formula="of:=[.A29]&amp;&quot;@&quot;&amp;[.B29]&amp;&quot;.com&quot;" table:style-name="ce3">
            <text:p>Clarita@Delana.com</text:p>
          </table:table-cell>
          <table:table-cell office:value-type="string" table:style-name="ce3">
            <text:p>232-755-9219</text:p>
          </table:table-cell>
          <table:table-cell office:value-type="string" table:style-name="ce3">
            <text:p>Nancy</text:p>
          </table:table-cell>
          <table:table-cell office:value-type="string" table:style-name="ce3">
            <text:p>France</text:p>
          </table:table-cell>
          <table:table-cell office:value-type="string" table:style-name="ce3">
            <text:p>Female</text:p>
          </table:table-cell>
          <table:table-cell office:value-type="string" office:string-value="https://eu.ui-avatars.com/api/?name=Clarita+Delana&amp;background=A42764&amp;color=fff" table:formula="of:=&quot;https://eu.ui-avatars.com/api/?name=&quot;&amp;[.A29]&amp;&quot;+&quot;&amp;[.B29]&amp;&quot;&amp;background=&quot;&amp;[.T29]&amp;&quot;&amp;color=fff&quot;" table:style-name="ce10">
            <text:p>https://eu.ui-avatars.com/api/?name=Clarita+Delana&amp;background=A42764&amp;color=fff</text:p>
          </table:table-cell>
          <table:table-cell office:value-type="string" table:style-name="ce3">
            <text:p>Divavu</text:p>
          </table:table-cell>
          <table:table-cell office:value-type="string" table:style-name="ce3">
            <text:p>Sales Representative</text:p>
          </table:table-cell>
          <table:table-cell office:value-type="string" table:style-name="ce3">
            <text:p>lacus at velit vivamus vel nulla eget eros elementum pellentesque quisque porta volutpat erat</text:p>
          </table:table-cell>
          <table:table-cell office:value-type="string" table:style-name="ce3">
            <text:p>Artificial intelligence,Blockchain technologies (no coding skills),Pitching and presenting,Product management,Project management,Research,Technical</text:p>
          </table:table-cell>
          <table:table-cell office:value-type="string" table:style-name="ce3">
            <text:p>#blockchain #tech #development #python #algorithms</text:p>
          </table:table-cell>
          <table:table-cell office:value-type="string" table:content-validation-name="val11" table:style-name="ce10">
            <text:p><text:a xlink:href="https://www.linkedin.com/company/cherrytwist-foundation">https://www.linkedin.com/company/cherrytwist-foundation</text:a></text:p>
          </table:table-cell>
          <table:table-cell office:value-type="string" table:content-validation-name="val11" table:style-name="ce10">
            <text:p><text:a xlink:href="https://twitter.com/cherrytwist_f">https://twitter.com/cherrytwist_f</text:a></text:p>
          </table:table-cell>
          <table:table-cell office:value-type="string" office:string-value="A42764" table:formula="of:=&quot;A&quot;&amp;RANDBETWEEN(1; 9)&amp;RANDBETWEEN(1; 9)&amp;RANDBETWEEN(1; 9)&amp;RANDBETWEEN(1; 9)&amp;RANDBETWEEN(1; 9)" table:style-name="ce1">
            <text:p>A42764</text:p>
          </table:table-cell>
          <table:table-cell table:number-columns-repeated="16364"/>
        </table:table-row>
        <table:table-row table:style-name="ro3">
          <table:table-cell office:value-type="string" table:style-name="ce3">
            <text:p>Loris</text:p>
          </table:table-cell>
          <table:table-cell office:value-type="string" table:style-name="ce3">
            <text:p>Donny</text:p>
          </table:table-cell>
          <table:table-cell office:value-type="string" office:string-value="Loris Donny" table:formula="of:=[.A30]&amp;&quot; &quot;&amp;[.B30]" table:style-name="ce3">
            <text:p>Loris Donny</text:p>
          </table:table-cell>
          <table:table-cell office:value-type="string" table:content-validation-name="val8" table:style-name="ce3">
            <text:p>Building critical infrastructures</text:p>
          </table:table-cell>
          <table:table-cell office:value-type="string" table:style-name="ce3">
            <text:p>infra22</text:p>
          </table:table-cell>
          <table:table-cell table:content-validation-name="val9" table:style-name="ce3"/>
          <table:table-cell office:value-type="string" office:string-value="Loris@Donny.com" table:formula="of:=[.A30]&amp;&quot;@&quot;&amp;[.B30]&amp;&quot;.com&quot;" table:style-name="ce3">
            <text:p>Loris@Donny.com</text:p>
          </table:table-cell>
          <table:table-cell office:value-type="string" table:style-name="ce3">
            <text:p>165-956-7352</text:p>
          </table:table-cell>
          <table:table-cell office:value-type="string" table:style-name="ce3">
            <text:p>Pregrada</text:p>
          </table:table-cell>
          <table:table-cell office:value-type="string" table:style-name="ce3">
            <text:p>Croatia</text:p>
          </table:table-cell>
          <table:table-cell office:value-type="string" table:style-name="ce3">
            <text:p>Female</text:p>
          </table:table-cell>
          <table:table-cell office:value-type="string" office:string-value="https://eu.ui-avatars.com/api/?name=Loris+Donny&amp;background=A56819&amp;color=fff" table:formula="of:=&quot;https://eu.ui-avatars.com/api/?name=&quot;&amp;[.A30]&amp;&quot;+&quot;&amp;[.B30]&amp;&quot;&amp;background=&quot;&amp;[.T30]&amp;&quot;&amp;color=fff&quot;" table:style-name="ce10">
            <text:p>https://eu.ui-avatars.com/api/?name=Loris+Donny&amp;background=A56819&amp;color=fff</text:p>
          </table:table-cell>
          <table:table-cell office:value-type="string" table:style-name="ce3">
            <text:p>Tavu</text:p>
          </table:table-cell>
          <table:table-cell office:value-type="string" table:style-name="ce3">
            <text:p>Programmer IV</text:p>
          </table:table-cell>
          <table:table-cell office:value-type="string" table:style-name="ce3">
            <text:p>eros viverra eget congue eget semper rutrum nulla nunc purus phasellus</text:p>
          </table:table-cell>
          <table:table-cell table:style-name="ce3"/>
          <table:table-cell office:value-type="string" table:style-name="ce3">
            <text:p>#blockchain #entrepeneur #gdpr #waves #business</text:p>
          </table:table-cell>
          <table:table-cell office:value-type="string" table:content-validation-name="val11" table:style-name="ce10">
            <text:p><text:a xlink:href="https://www.linkedin.com/company/cherrytwist-foundation">https://www.linkedin.com/company/cherrytwist-foundation</text:a></text:p>
          </table:table-cell>
          <table:table-cell office:value-type="string" table:content-validation-name="val11" table:style-name="ce10">
            <text:p><text:a xlink:href="https://twitter.com/cherrytwist_f">https://twitter.com/cherrytwist_f</text:a></text:p>
          </table:table-cell>
          <table:table-cell office:value-type="string" office:string-value="A56819" table:formula="of:=&quot;A&quot;&amp;RANDBETWEEN(1; 9)&amp;RANDBETWEEN(1; 9)&amp;RANDBETWEEN(1; 9)&amp;RANDBETWEEN(1; 9)&amp;RANDBETWEEN(1; 9)" table:style-name="ce1">
            <text:p>A56819</text:p>
          </table:table-cell>
          <table:table-cell table:number-columns-repeated="16364"/>
        </table:table-row>
        <table:table-row table:style-name="ro3">
          <table:table-cell office:value-type="string" table:style-name="ce3">
            <text:p>Dayle</text:p>
          </table:table-cell>
          <table:table-cell office:value-type="string" table:style-name="ce3">
            <text:p>Yulanda</text:p>
          </table:table-cell>
          <table:table-cell office:value-type="string" office:string-value="Dayle Yulanda" table:formula="of:=[.A31]&amp;&quot; &quot;&amp;[.B31]" table:style-name="ce3">
            <text:p>Dayle Yulanda</text:p>
          </table:table-cell>
          <table:table-cell office:value-type="string" table:content-validation-name="val8" table:style-name="ce3">
            <text:p>Building critical infrastructures</text:p>
          </table:table-cell>
          <table:table-cell office:value-type="string" table:style-name="ce3">
            <text:p>infra22</text:p>
          </table:table-cell>
          <table:table-cell table:content-validation-name="val9" table:style-name="ce3"/>
          <table:table-cell office:value-type="string" office:string-value="Dayle@Yulanda.com" table:formula="of:=[.A31]&amp;&quot;@&quot;&amp;[.B31]&amp;&quot;.com&quot;" table:style-name="ce3">
            <text:p>Dayle@Yulanda.com</text:p>
          </table:table-cell>
          <table:table-cell office:value-type="string" table:style-name="ce3">
            <text:p>771-560-9716</text:p>
          </table:table-cell>
          <table:table-cell office:value-type="string" table:style-name="ce3">
            <text:p>Nossa Senhora de Machede</text:p>
          </table:table-cell>
          <table:table-cell office:value-type="string" table:style-name="ce3">
            <text:p>Portugal</text:p>
          </table:table-cell>
          <table:table-cell office:value-type="string" table:style-name="ce3">
            <text:p>Male</text:p>
          </table:table-cell>
          <table:table-cell office:value-type="string" office:string-value="https://eu.ui-avatars.com/api/?name=Dayle+Yulanda&amp;background=A35966&amp;color=fff" table:formula="of:=&quot;https://eu.ui-avatars.com/api/?name=&quot;&amp;[.A31]&amp;&quot;+&quot;&amp;[.B31]&amp;&quot;&amp;background=&quot;&amp;[.T31]&amp;&quot;&amp;color=fff&quot;" table:style-name="ce10">
            <text:p>https://eu.ui-avatars.com/api/?name=Dayle+Yulanda&amp;background=A35966&amp;color=fff</text:p>
          </table:table-cell>
          <table:table-cell office:value-type="string" table:style-name="ce3">
            <text:p>Fanoodle</text:p>
          </table:table-cell>
          <table:table-cell office:value-type="string" table:style-name="ce3">
            <text:p>Automation Specialist III</text:p>
          </table:table-cell>
          <table:table-cell office:value-type="string" table:style-name="ce3">
            <text:p>nibh ligula nec sem duis aliquam convallis nunc proin at turpis a pede</text:p>
          </table:table-cell>
          <table:table-cell table:style-name="ce3"/>
          <table:table-cell office:value-type="string" table:style-name="ce3">
            <text:p>iota, dag, dlt, python, django</text:p>
          </table:table-cell>
          <table:table-cell office:value-type="string" table:content-validation-name="val11" table:style-name="ce10">
            <text:p><text:a xlink:href="https://www.linkedin.com/company/cherrytwist-foundation">https://www.linkedin.com/company/cherrytwist-foundation</text:a></text:p>
          </table:table-cell>
          <table:table-cell office:value-type="string" table:content-validation-name="val11" table:style-name="ce10">
            <text:p><text:a xlink:href="https://twitter.com/cherrytwist_f">https://twitter.com/cherrytwist_f</text:a></text:p>
          </table:table-cell>
          <table:table-cell office:value-type="string" office:string-value="A35966" table:formula="of:=&quot;A&quot;&amp;RANDBETWEEN(1; 9)&amp;RANDBETWEEN(1; 9)&amp;RANDBETWEEN(1; 9)&amp;RANDBETWEEN(1; 9)&amp;RANDBETWEEN(1; 9)" table:style-name="ce1">
            <text:p>A35966</text:p>
          </table:table-cell>
          <table:table-cell table:number-columns-repeated="16364"/>
        </table:table-row>
        <table:table-row table:style-name="ro3">
          <table:table-cell office:value-type="string" table:style-name="ce3">
            <text:p>Myles</text:p>
          </table:table-cell>
          <table:table-cell office:value-type="string" table:style-name="ce3">
            <text:p>Alysia</text:p>
          </table:table-cell>
          <table:table-cell office:value-type="string" office:string-value="Myles Alysia" table:formula="of:=[.A32]&amp;&quot; &quot;&amp;[.B32]" table:style-name="ce3">
            <text:p>Myles Alysia</text:p>
          </table:table-cell>
          <table:table-cell office:value-type="string" table:content-validation-name="val8" table:style-name="ce3">
            <text:p>Building critical infrastructures</text:p>
          </table:table-cell>
          <table:table-cell office:value-type="string" table:style-name="ce3">
            <text:p>infra22</text:p>
          </table:table-cell>
          <table:table-cell table:content-validation-name="val9" table:style-name="ce3"/>
          <table:table-cell office:value-type="string" office:string-value="Myles@Alysia.com" table:formula="of:=[.A32]&amp;&quot;@&quot;&amp;[.B32]&amp;&quot;.com&quot;" table:style-name="ce3">
            <text:p>Myles@Alysia.com</text:p>
          </table:table-cell>
          <table:table-cell office:value-type="string" table:style-name="ce3">
            <text:p>835-141-6144</text:p>
          </table:table-cell>
          <table:table-cell office:value-type="string" table:style-name="ce3">
            <text:p>Nikol’skoye</text:p>
          </table:table-cell>
          <table:table-cell office:value-type="string" table:style-name="ce3">
            <text:p>Russia</text:p>
          </table:table-cell>
          <table:table-cell office:value-type="string" table:style-name="ce3">
            <text:p>Female</text:p>
          </table:table-cell>
          <table:table-cell office:value-type="string" office:string-value="https://eu.ui-avatars.com/api/?name=Myles+Alysia&amp;background=A89896&amp;color=fff" table:formula="of:=&quot;https://eu.ui-avatars.com/api/?name=&quot;&amp;[.A32]&amp;&quot;+&quot;&amp;[.B32]&amp;&quot;&amp;background=&quot;&amp;[.T32]&amp;&quot;&amp;color=fff&quot;" table:style-name="ce10">
            <text:p>https://eu.ui-avatars.com/api/?name=Myles+Alysia&amp;background=A89896&amp;color=fff</text:p>
          </table:table-cell>
          <table:table-cell office:value-type="string" table:style-name="ce3">
            <text:p>Meetz</text:p>
          </table:table-cell>
          <table:table-cell office:value-type="string" table:style-name="ce3">
            <text:p>Quality Control Specialist</text:p>
          </table:table-cell>
          <table:table-cell office:value-type="string" table:style-name="ce3">
            <text:p>arcu libero rutrum ac lobortis vel dapibus at diam nam tristique tortor eu pede</text:p>
          </table:table-cell>
          <table:table-cell table:style-name="ce3"/>
          <table:table-cell office:value-type="string" table:style-name="ce3">
            <text:p>#DLT #IOTA #SupplyChain #Blockchain #Logistic #SmartCity #Energy #AuditTrail #Mobility #IoT <text:s/>#Sustainability #longtermism</text:p>
          </table:table-cell>
          <table:table-cell office:value-type="string" table:content-validation-name="val11" table:style-name="ce10">
            <text:p><text:a xlink:href="https://www.linkedin.com/company/cherrytwist-foundation">https://www.linkedin.com/company/cherrytwist-foundation</text:a></text:p>
          </table:table-cell>
          <table:table-cell office:value-type="string" table:content-validation-name="val11" table:style-name="ce10">
            <text:p><text:a xlink:href="https://twitter.com/cherrytwist_f">https://twitter.com/cherrytwist_f</text:a></text:p>
          </table:table-cell>
          <table:table-cell office:value-type="string" office:string-value="A89896" table:formula="of:=&quot;A&quot;&amp;RANDBETWEEN(1; 9)&amp;RANDBETWEEN(1; 9)&amp;RANDBETWEEN(1; 9)&amp;RANDBETWEEN(1; 9)&amp;RANDBETWEEN(1; 9)" table:style-name="ce1">
            <text:p>A89896</text:p>
          </table:table-cell>
          <table:table-cell table:number-columns-repeated="16364"/>
        </table:table-row>
        <table:table-row table:style-name="ro3">
          <table:table-cell office:value-type="string" table:style-name="ce3">
            <text:p>Graig</text:p>
          </table:table-cell>
          <table:table-cell office:value-type="string" table:style-name="ce3">
            <text:p>Lakisha</text:p>
          </table:table-cell>
          <table:table-cell office:value-type="string" office:string-value="Graig Lakisha" table:formula="of:=[.A33]&amp;&quot; &quot;&amp;[.B33]" table:style-name="ce3">
            <text:p>Graig Lakisha</text:p>
          </table:table-cell>
          <table:table-cell office:value-type="string" table:content-validation-name="val8" table:style-name="ce3">
            <text:p>Building critical infrastructures</text:p>
          </table:table-cell>
          <table:table-cell office:value-type="string" table:style-name="ce3">
            <text:p>infra22</text:p>
          </table:table-cell>
          <table:table-cell table:content-validation-name="val9" table:style-name="ce3"/>
          <table:table-cell office:value-type="string" office:string-value="Graig@Lakisha.com" table:formula="of:=[.A33]&amp;&quot;@&quot;&amp;[.B33]&amp;&quot;.com&quot;" table:style-name="ce3">
            <text:p>Graig@Lakisha.com</text:p>
          </table:table-cell>
          <table:table-cell office:value-type="string" table:style-name="ce3">
            <text:p>748-829-6851</text:p>
          </table:table-cell>
          <table:table-cell office:value-type="string" table:style-name="ce3">
            <text:p>Il’ka</text:p>
          </table:table-cell>
          <table:table-cell office:value-type="string" table:style-name="ce3">
            <text:p>Russia</text:p>
          </table:table-cell>
          <table:table-cell office:value-type="string" table:style-name="ce3">
            <text:p>Male</text:p>
          </table:table-cell>
          <table:table-cell office:value-type="string" office:string-value="https://eu.ui-avatars.com/api/?name=Graig+Lakisha&amp;background=A12619&amp;color=fff" table:formula="of:=&quot;https://eu.ui-avatars.com/api/?name=&quot;&amp;[.A33]&amp;&quot;+&quot;&amp;[.B33]&amp;&quot;&amp;background=&quot;&amp;[.T33]&amp;&quot;&amp;color=fff&quot;" table:style-name="ce10">
            <text:p>https://eu.ui-avatars.com/api/?name=Graig+Lakisha&amp;background=A12619&amp;color=fff</text:p>
          </table:table-cell>
          <table:table-cell office:value-type="string" table:style-name="ce3">
            <text:p>Kamba</text:p>
          </table:table-cell>
          <table:table-cell office:value-type="string" table:style-name="ce3">
            <text:p>Account Coordinator</text:p>
          </table:table-cell>
          <table:table-cell office:value-type="string" table:style-name="ce3">
            <text:p>ullamcorper purus sit amet nulla quisque arcu libero rutrum ac lobortis vel dapibus at diam nam tristique tortor eu pede</text:p>
          </table:table-cell>
          <table:table-cell table:style-name="ce3"/>
          <table:table-cell office:value-type="string" table:style-name="ce3">
            <text:p>#iota #micropayments #blockchain #tangle #dlt #m2m</text:p>
          </table:table-cell>
          <table:table-cell office:value-type="string" table:content-validation-name="val11" table:style-name="ce10">
            <text:p><text:a xlink:href="https://www.linkedin.com/company/cherrytwist-foundation">https://www.linkedin.com/company/cherrytwist-foundation</text:a></text:p>
          </table:table-cell>
          <table:table-cell office:value-type="string" table:content-validation-name="val11" table:style-name="ce10">
            <text:p><text:a xlink:href="https://twitter.com/cherrytwist_f">https://twitter.com/cherrytwist_f</text:a></text:p>
          </table:table-cell>
          <table:table-cell office:value-type="string" office:string-value="A12619" table:formula="of:=&quot;A&quot;&amp;RANDBETWEEN(1; 9)&amp;RANDBETWEEN(1; 9)&amp;RANDBETWEEN(1; 9)&amp;RANDBETWEEN(1; 9)&amp;RANDBETWEEN(1; 9)" table:style-name="ce1">
            <text:p>A12619</text:p>
          </table:table-cell>
          <table:table-cell table:number-columns-repeated="16364"/>
        </table:table-row>
        <table:table-row table:style-name="ro3">
          <table:table-cell office:value-type="string" table:style-name="ce3">
            <text:p>Emilee</text:p>
          </table:table-cell>
          <table:table-cell office:value-type="string" table:style-name="ce3">
            <text:p>Hong</text:p>
          </table:table-cell>
          <table:table-cell office:value-type="string" office:string-value="Emilee Hong" table:formula="of:=[.A34]&amp;&quot; &quot;&amp;[.B34]" table:style-name="ce3">
            <text:p>Emilee Hong</text:p>
          </table:table-cell>
          <table:table-cell office:value-type="string" table:content-validation-name="val8" table:style-name="ce3">
            <text:p>Building critical infrastructures</text:p>
          </table:table-cell>
          <table:table-cell office:value-type="string" table:style-name="ce3">
            <text:p>infra22</text:p>
          </table:table-cell>
          <table:table-cell table:content-validation-name="val9" table:style-name="ce3"/>
          <table:table-cell office:value-type="string" office:string-value="Emilee@Hong.com" table:formula="of:=[.A34]&amp;&quot;@&quot;&amp;[.B34]&amp;&quot;.com&quot;" table:style-name="ce3">
            <text:p>Emilee@Hong.com</text:p>
          </table:table-cell>
          <table:table-cell office:value-type="string" table:style-name="ce3">
            <text:p>704-258-4118</text:p>
          </table:table-cell>
          <table:table-cell office:value-type="string" table:style-name="ce3">
            <text:p>Puerto Mayor Otaño</text:p>
          </table:table-cell>
          <table:table-cell office:value-type="string" table:style-name="ce3">
            <text:p>Paraguay</text:p>
          </table:table-cell>
          <table:table-cell office:value-type="string" table:style-name="ce3">
            <text:p>Female</text:p>
          </table:table-cell>
          <table:table-cell office:value-type="string" office:string-value="https://eu.ui-avatars.com/api/?name=Emilee+Hong&amp;background=A35387&amp;color=fff" table:formula="of:=&quot;https://eu.ui-avatars.com/api/?name=&quot;&amp;[.A34]&amp;&quot;+&quot;&amp;[.B34]&amp;&quot;&amp;background=&quot;&amp;[.T34]&amp;&quot;&amp;color=fff&quot;" table:style-name="ce10">
            <text:p>https://eu.ui-avatars.com/api/?name=Emilee+Hong&amp;background=A35387&amp;color=fff</text:p>
          </table:table-cell>
          <table:table-cell office:value-type="string" table:style-name="ce3">
            <text:p>Eabox</text:p>
          </table:table-cell>
          <table:table-cell office:value-type="string" table:style-name="ce3">
            <text:p>Web Designer II</text:p>
          </table:table-cell>
          <table:table-cell office:value-type="string" table:style-name="ce3">
            <text:p>duis ac nibh fusce lacus purus aliquet at feugiat non pretium quis lectus suspendisse potenti in</text:p>
          </table:table-cell>
          <table:table-cell table:style-name="ce3"/>
          <table:table-cell office:value-type="string" table:style-name="ce3">
            <text:p>iota, iot, energy, mobility, marketplace, p2p, digital identity, smart city, autonomous</text:p>
          </table:table-cell>
          <table:table-cell office:value-type="string" table:content-validation-name="val11" table:style-name="ce10">
            <text:p><text:a xlink:href="https://www.linkedin.com/company/cherrytwist-foundation">https://www.linkedin.com/company/cherrytwist-foundation</text:a></text:p>
          </table:table-cell>
          <table:table-cell office:value-type="string" table:content-validation-name="val11" table:style-name="ce10">
            <text:p><text:a xlink:href="https://twitter.com/cherrytwist_f">https://twitter.com/cherrytwist_f</text:a></text:p>
          </table:table-cell>
          <table:table-cell office:value-type="string" office:string-value="A35387" table:formula="of:=&quot;A&quot;&amp;RANDBETWEEN(1; 9)&amp;RANDBETWEEN(1; 9)&amp;RANDBETWEEN(1; 9)&amp;RANDBETWEEN(1; 9)&amp;RANDBETWEEN(1; 9)" table:style-name="ce1">
            <text:p>A35387</text:p>
          </table:table-cell>
          <table:table-cell table:number-columns-repeated="16364"/>
        </table:table-row>
        <table:table-row table:style-name="ro3">
          <table:table-cell office:value-type="string" table:style-name="ce3">
            <text:p>Mickie</text:p>
          </table:table-cell>
          <table:table-cell office:value-type="string" table:style-name="ce3">
            <text:p>Alana</text:p>
          </table:table-cell>
          <table:table-cell office:value-type="string" office:string-value="Mickie Alana" table:formula="of:=[.A35]&amp;&quot; &quot;&amp;[.B35]" table:style-name="ce3">
            <text:p>Mickie Alana</text:p>
          </table:table-cell>
          <table:table-cell office:value-type="string" table:content-validation-name="val8" table:style-name="ce3">
            <text:p>Building critical infrastructures</text:p>
          </table:table-cell>
          <table:table-cell office:value-type="string" table:style-name="ce3">
            <text:p>infra22</text:p>
          </table:table-cell>
          <table:table-cell table:content-validation-name="val9" table:style-name="ce3"/>
          <table:table-cell office:value-type="string" office:string-value="Mickie@Alana.com" table:formula="of:=[.A35]&amp;&quot;@&quot;&amp;[.B35]&amp;&quot;.com&quot;" table:style-name="ce3">
            <text:p>Mickie@Alana.com</text:p>
          </table:table-cell>
          <table:table-cell office:value-type="string" table:style-name="ce3">
            <text:p>696-895-2391</text:p>
          </table:table-cell>
          <table:table-cell office:value-type="string" table:style-name="ce3">
            <text:p>Pereval'noe</text:p>
          </table:table-cell>
          <table:table-cell office:value-type="string" table:style-name="ce3">
            <text:p>Ukraine</text:p>
          </table:table-cell>
          <table:table-cell office:value-type="string" table:style-name="ce3">
            <text:p>Male</text:p>
          </table:table-cell>
          <table:table-cell office:value-type="string" office:string-value="https://eu.ui-avatars.com/api/?name=Mickie+Alana&amp;background=A86794&amp;color=fff" table:formula="of:=&quot;https://eu.ui-avatars.com/api/?name=&quot;&amp;[.A35]&amp;&quot;+&quot;&amp;[.B35]&amp;&quot;&amp;background=&quot;&amp;[.T35]&amp;&quot;&amp;color=fff&quot;" table:style-name="ce10">
            <text:p>https://eu.ui-avatars.com/api/?name=Mickie+Alana&amp;background=A86794&amp;color=fff</text:p>
          </table:table-cell>
          <table:table-cell office:value-type="string" table:style-name="ce3">
            <text:p>Jabbertype</text:p>
          </table:table-cell>
          <table:table-cell office:value-type="string" table:style-name="ce3">
            <text:p>Information Systems Manager</text:p>
          </table:table-cell>
          <table:table-cell office:value-type="string" table:style-name="ce3">
            <text:p>augue a suscipit nulla elit ac nulla sed vel enim sit amet nunc</text:p>
          </table:table-cell>
          <table:table-cell table:style-name="ce3"/>
          <table:table-cell office:value-type="string" table:style-name="ce3">
            <text:p>#IOTA #Funding</text:p>
          </table:table-cell>
          <table:table-cell office:value-type="string" table:content-validation-name="val11" table:style-name="ce10">
            <text:p><text:a xlink:href="https://www.linkedin.com/company/cherrytwist-foundation">https://www.linkedin.com/company/cherrytwist-foundation</text:a></text:p>
          </table:table-cell>
          <table:table-cell office:value-type="string" table:content-validation-name="val11" table:style-name="ce10">
            <text:p><text:a xlink:href="https://twitter.com/cherrytwist_f">https://twitter.com/cherrytwist_f</text:a></text:p>
          </table:table-cell>
          <table:table-cell office:value-type="string" office:string-value="A86794" table:formula="of:=&quot;A&quot;&amp;RANDBETWEEN(1; 9)&amp;RANDBETWEEN(1; 9)&amp;RANDBETWEEN(1; 9)&amp;RANDBETWEEN(1; 9)&amp;RANDBETWEEN(1; 9)" table:style-name="ce1">
            <text:p>A86794</text:p>
          </table:table-cell>
          <table:table-cell table:number-columns-repeated="16364"/>
        </table:table-row>
        <table:table-row table:style-name="ro3">
          <table:table-cell office:value-type="string" table:style-name="ce3">
            <text:p>Sang</text:p>
          </table:table-cell>
          <table:table-cell office:value-type="string" table:style-name="ce3">
            <text:p>Sheryll</text:p>
          </table:table-cell>
          <table:table-cell office:value-type="string" office:string-value="Sang Sheryll" table:formula="of:=[.A36]&amp;&quot; &quot;&amp;[.B36]" table:style-name="ce3">
            <text:p>Sang Sheryll</text:p>
          </table:table-cell>
          <table:table-cell office:value-type="string" table:content-validation-name="val8" table:style-name="ce3">
            <text:p>Building critical infrastructures</text:p>
          </table:table-cell>
          <table:table-cell office:value-type="string" table:style-name="ce3">
            <text:p>infra22</text:p>
          </table:table-cell>
          <table:table-cell table:content-validation-name="val9" table:style-name="ce3"/>
          <table:table-cell office:value-type="string" office:string-value="Sang@Sheryll.com" table:formula="of:=[.A36]&amp;&quot;@&quot;&amp;[.B36]&amp;&quot;.com&quot;" table:style-name="ce3">
            <text:p>Sang@Sheryll.com</text:p>
          </table:table-cell>
          <table:table-cell office:value-type="string" table:style-name="ce3">
            <text:p>673-717-4935</text:p>
          </table:table-cell>
          <table:table-cell office:value-type="string" table:style-name="ce3">
            <text:p>Lab</text:p>
          </table:table-cell>
          <table:table-cell office:value-type="string" table:style-name="ce3">
            <text:p>China</text:p>
          </table:table-cell>
          <table:table-cell office:value-type="string" table:style-name="ce3">
            <text:p>Male</text:p>
          </table:table-cell>
          <table:table-cell office:value-type="string" office:string-value="https://eu.ui-avatars.com/api/?name=Sang+Sheryll&amp;background=A36647&amp;color=fff" table:formula="of:=&quot;https://eu.ui-avatars.com/api/?name=&quot;&amp;[.A36]&amp;&quot;+&quot;&amp;[.B36]&amp;&quot;&amp;background=&quot;&amp;[.T36]&amp;&quot;&amp;color=fff&quot;" table:style-name="ce10">
            <text:p>https://eu.ui-avatars.com/api/?name=Sang+Sheryll&amp;background=A36647&amp;color=fff</text:p>
          </table:table-cell>
          <table:table-cell office:value-type="string" table:style-name="ce3">
            <text:p>Chatterbridge</text:p>
          </table:table-cell>
          <table:table-cell office:value-type="string" table:style-name="ce3">
            <text:p>Community Outreach Specialist</text:p>
          </table:table-cell>
          <table:table-cell office:value-type="string" table:style-name="ce3">
            <text:p>nulla nisl nunc nisl duis bibendum felis sed interdum venenatis turpis enim blandit mi in porttitor</text:p>
          </table:table-cell>
          <table:table-cell table:style-name="ce3"/>
          <table:table-cell office:value-type="string" table:style-name="ce3">
            <text:p>#ocean #jedi #tech</text:p>
          </table:table-cell>
          <table:table-cell office:value-type="string" table:content-validation-name="val11" table:style-name="ce10">
            <text:p><text:a xlink:href="https://www.linkedin.com/company/cherrytwist-foundation">https://www.linkedin.com/company/cherrytwist-foundation</text:a></text:p>
          </table:table-cell>
          <table:table-cell office:value-type="string" table:content-validation-name="val11" table:style-name="ce10">
            <text:p><text:a xlink:href="https://twitter.com/cherrytwist_f">https://twitter.com/cherrytwist_f</text:a></text:p>
          </table:table-cell>
          <table:table-cell office:value-type="string" office:string-value="A36647" table:formula="of:=&quot;A&quot;&amp;RANDBETWEEN(1; 9)&amp;RANDBETWEEN(1; 9)&amp;RANDBETWEEN(1; 9)&amp;RANDBETWEEN(1; 9)&amp;RANDBETWEEN(1; 9)" table:style-name="ce1">
            <text:p>A36647</text:p>
          </table:table-cell>
          <table:table-cell table:number-columns-repeated="16364"/>
        </table:table-row>
        <table:table-row table:style-name="ro3">
          <table:table-cell office:value-type="string" table:style-name="ce3">
            <text:p>Tressie</text:p>
          </table:table-cell>
          <table:table-cell office:value-type="string" table:style-name="ce3">
            <text:p>Cinderella</text:p>
          </table:table-cell>
          <table:table-cell office:value-type="string" office:string-value="Tressie Cinderella" table:formula="of:=[.A37]&amp;&quot; &quot;&amp;[.B37]" table:style-name="ce3">
            <text:p>Tressie Cinderella</text:p>
          </table:table-cell>
          <table:table-cell office:value-type="string" table:content-validation-name="val8" table:style-name="ce3">
            <text:p>Building critical infrastructures</text:p>
          </table:table-cell>
          <table:table-cell office:value-type="string" table:style-name="ce3">
            <text:p>infra22</text:p>
          </table:table-cell>
          <table:table-cell table:content-validation-name="val9" table:style-name="ce3"/>
          <table:table-cell office:value-type="string" office:string-value="Tressie@Cinderella.com" table:formula="of:=[.A37]&amp;&quot;@&quot;&amp;[.B37]&amp;&quot;.com&quot;" table:style-name="ce3">
            <text:p>Tressie@Cinderella.com</text:p>
          </table:table-cell>
          <table:table-cell office:value-type="string" table:style-name="ce3">
            <text:p>793-709-5309</text:p>
          </table:table-cell>
          <table:table-cell office:value-type="string" table:style-name="ce3">
            <text:p>Jingmen</text:p>
          </table:table-cell>
          <table:table-cell office:value-type="string" table:style-name="ce3">
            <text:p>China</text:p>
          </table:table-cell>
          <table:table-cell office:value-type="string" table:style-name="ce3">
            <text:p>Male</text:p>
          </table:table-cell>
          <table:table-cell office:value-type="string" office:string-value="https://eu.ui-avatars.com/api/?name=Tressie+Cinderella&amp;background=A93545&amp;color=fff" table:formula="of:=&quot;https://eu.ui-avatars.com/api/?name=&quot;&amp;[.A37]&amp;&quot;+&quot;&amp;[.B37]&amp;&quot;&amp;background=&quot;&amp;[.T37]&amp;&quot;&amp;color=fff&quot;" table:style-name="ce10">
            <text:p>https://eu.ui-avatars.com/api/?name=Tressie+Cinderella&amp;background=A93545&amp;color=fff</text:p>
          </table:table-cell>
          <table:table-cell office:value-type="string" table:style-name="ce3">
            <text:p>Topicware</text:p>
          </table:table-cell>
          <table:table-cell office:value-type="string" table:style-name="ce3">
            <text:p>Geological Engineer</text:p>
          </table:table-cell>
          <table:table-cell office:value-type="string" table:style-name="ce3">
            <text:p>blandit nam nulla integer pede justo lacinia eget tincidunt eget tempus vel pede morbi porttitor lorem id ligula suspendisse ornare</text:p>
          </table:table-cell>
          <table:table-cell table:style-name="ce3"/>
          <table:table-cell office:value-type="string" table:style-name="ce3">
            <text:p>#datasharing #dataprivacy</text:p>
          </table:table-cell>
          <table:table-cell office:value-type="string" table:content-validation-name="val11" table:style-name="ce10">
            <text:p><text:a xlink:href="https://www.linkedin.com/company/cherrytwist-foundation">https://www.linkedin.com/company/cherrytwist-foundation</text:a></text:p>
          </table:table-cell>
          <table:table-cell office:value-type="string" table:content-validation-name="val11" table:style-name="ce10">
            <text:p><text:a xlink:href="https://twitter.com/cherrytwist_f">https://twitter.com/cherrytwist_f</text:a></text:p>
          </table:table-cell>
          <table:table-cell office:value-type="string" office:string-value="A93545" table:formula="of:=&quot;A&quot;&amp;RANDBETWEEN(1; 9)&amp;RANDBETWEEN(1; 9)&amp;RANDBETWEEN(1; 9)&amp;RANDBETWEEN(1; 9)&amp;RANDBETWEEN(1; 9)" table:style-name="ce1">
            <text:p>A93545</text:p>
          </table:table-cell>
          <table:table-cell table:number-columns-repeated="16364"/>
        </table:table-row>
        <table:table-row table:style-name="ro3">
          <table:table-cell office:value-type="string" table:style-name="ce3">
            <text:p>Georgann</text:p>
          </table:table-cell>
          <table:table-cell office:value-type="string" table:style-name="ce3">
            <text:p>Maudie</text:p>
          </table:table-cell>
          <table:table-cell office:value-type="string" office:string-value="Georgann Maudie" table:formula="of:=[.A38]&amp;&quot; &quot;&amp;[.B38]" table:style-name="ce3">
            <text:p>Georgann Maudie</text:p>
          </table:table-cell>
          <table:table-cell office:value-type="string" table:content-validation-name="val8" table:style-name="ce3">
            <text:p>Building critical infrastructures</text:p>
          </table:table-cell>
          <table:table-cell office:value-type="string" table:style-name="ce3">
            <text:p>infra22</text:p>
          </table:table-cell>
          <table:table-cell table:content-validation-name="val9" table:style-name="ce3"/>
          <table:table-cell office:value-type="string" office:string-value="Georgann@Maudie.com" table:formula="of:=[.A38]&amp;&quot;@&quot;&amp;[.B38]&amp;&quot;.com&quot;" table:style-name="ce3">
            <text:p>Georgann@Maudie.com</text:p>
          </table:table-cell>
          <table:table-cell office:value-type="string" table:style-name="ce3">
            <text:p>555-855-2177</text:p>
          </table:table-cell>
          <table:table-cell office:value-type="string" table:style-name="ce3">
            <text:p>Karangagung Timur</text:p>
          </table:table-cell>
          <table:table-cell office:value-type="string" table:style-name="ce3">
            <text:p>Indonesia</text:p>
          </table:table-cell>
          <table:table-cell office:value-type="string" table:style-name="ce3">
            <text:p>Male</text:p>
          </table:table-cell>
          <table:table-cell office:value-type="string" office:string-value="https://eu.ui-avatars.com/api/?name=Georgann+Maudie&amp;background=A42497&amp;color=fff" table:formula="of:=&quot;https://eu.ui-avatars.com/api/?name=&quot;&amp;[.A38]&amp;&quot;+&quot;&amp;[.B38]&amp;&quot;&amp;background=&quot;&amp;[.T38]&amp;&quot;&amp;color=fff&quot;" table:style-name="ce10">
            <text:p>https://eu.ui-avatars.com/api/?name=Georgann+Maudie&amp;background=A42497&amp;color=fff</text:p>
          </table:table-cell>
          <table:table-cell office:value-type="string" table:style-name="ce3">
            <text:p>Oba</text:p>
          </table:table-cell>
          <table:table-cell office:value-type="string" table:style-name="ce3">
            <text:p>Assistant Professor</text:p>
          </table:table-cell>
          <table:table-cell office:value-type="string" table:style-name="ce3">
            <text:p>lobortis sapien sapien non mi integer ac neque duis bibendum morbi non</text:p>
          </table:table-cell>
          <table:table-cell table:style-name="ce3"/>
          <table:table-cell office:value-type="string" table:style-name="ce3">
            <text:p>#oceanprotocol</text:p>
          </table:table-cell>
          <table:table-cell office:value-type="string" table:content-validation-name="val11" table:style-name="ce10">
            <text:p><text:a xlink:href="https://www.linkedin.com/company/cherrytwist-foundation">https://www.linkedin.com/company/cherrytwist-foundation</text:a></text:p>
          </table:table-cell>
          <table:table-cell office:value-type="string" table:content-validation-name="val11" table:style-name="ce10">
            <text:p><text:a xlink:href="https://twitter.com/cherrytwist_f">https://twitter.com/cherrytwist_f</text:a></text:p>
          </table:table-cell>
          <table:table-cell office:value-type="string" office:string-value="A42497" table:formula="of:=&quot;A&quot;&amp;RANDBETWEEN(1; 9)&amp;RANDBETWEEN(1; 9)&amp;RANDBETWEEN(1; 9)&amp;RANDBETWEEN(1; 9)&amp;RANDBETWEEN(1; 9)" table:style-name="ce1">
            <text:p>A42497</text:p>
          </table:table-cell>
          <table:table-cell table:number-columns-repeated="16364"/>
        </table:table-row>
        <table:table-row table:style-name="ro3">
          <table:table-cell office:value-type="string" table:style-name="ce3">
            <text:p>Coy</text:p>
          </table:table-cell>
          <table:table-cell office:value-type="string" table:style-name="ce3">
            <text:p>Andera</text:p>
          </table:table-cell>
          <table:table-cell office:value-type="string" office:string-value="Coy Andera" table:formula="of:=[.A39]&amp;&quot; &quot;&amp;[.B39]" table:style-name="ce3">
            <text:p>Coy Andera</text:p>
          </table:table-cell>
          <table:table-cell office:value-type="string" table:content-validation-name="val8" table:style-name="ce3">
            <text:p>Building critical infrastructures</text:p>
          </table:table-cell>
          <table:table-cell office:value-type="string" table:style-name="ce3">
            <text:p>infra22</text:p>
          </table:table-cell>
          <table:table-cell table:content-validation-name="val9" table:style-name="ce3"/>
          <table:table-cell office:value-type="string" office:string-value="Coy@Andera.com" table:formula="of:=[.A39]&amp;&quot;@&quot;&amp;[.B39]&amp;&quot;.com&quot;" table:style-name="ce3">
            <text:p>Coy@Andera.com</text:p>
          </table:table-cell>
          <table:table-cell office:value-type="string" table:style-name="ce3">
            <text:p>708-792-7495</text:p>
          </table:table-cell>
          <table:table-cell office:value-type="string" table:style-name="ce3">
            <text:p>Schaumburg</text:p>
          </table:table-cell>
          <table:table-cell office:value-type="string" table:style-name="ce3">
            <text:p>United States</text:p>
          </table:table-cell>
          <table:table-cell office:value-type="string" table:style-name="ce3">
            <text:p>Male</text:p>
          </table:table-cell>
          <table:table-cell office:value-type="string" office:string-value="https://eu.ui-avatars.com/api/?name=Coy+Andera&amp;background=A33738&amp;color=fff" table:formula="of:=&quot;https://eu.ui-avatars.com/api/?name=&quot;&amp;[.A39]&amp;&quot;+&quot;&amp;[.B39]&amp;&quot;&amp;background=&quot;&amp;[.T39]&amp;&quot;&amp;color=fff&quot;" table:style-name="ce10">
            <text:p>https://eu.ui-avatars.com/api/?name=Coy+Andera&amp;background=A33738&amp;color=fff</text:p>
          </table:table-cell>
          <table:table-cell office:value-type="string" table:style-name="ce3">
            <text:p>Browsedrive</text:p>
          </table:table-cell>
          <table:table-cell office:value-type="string" table:style-name="ce3">
            <text:p>Product Engineer</text:p>
          </table:table-cell>
          <table:table-cell office:value-type="string" table:style-name="ce3">
            <text:p>imperdiet sapien urna pretium nisl ut volutpat sapien arcu sed augue aliquam erat volutpat in congue etiam</text:p>
          </table:table-cell>
          <table:table-cell office:value-type="string" table:style-name="ce3">
            <text:p>Help accelerate time to market and support utility companies in the energy transition through data-driven innovation.</text:p>
          </table:table-cell>
          <table:table-cell office:value-type="string" table:style-name="ce3">
            <text:p>#protection <text:s text:c="4"/>#shareviaprotection <text:s text:c="4"/>#intellectualproperty <text:s text:c="4"/>#strongerwithIP <text:s text:c="4"/># cooperationandIP</text:p>
          </table:table-cell>
          <table:table-cell office:value-type="string" table:content-validation-name="val11" table:style-name="ce10">
            <text:p><text:a xlink:href="https://www.linkedin.com/company/cherrytwist-foundation">https://www.linkedin.com/company/cherrytwist-foundation</text:a></text:p>
          </table:table-cell>
          <table:table-cell office:value-type="string" table:content-validation-name="val11" table:style-name="ce10">
            <text:p><text:a xlink:href="https://twitter.com/cherrytwist_f">https://twitter.com/cherrytwist_f</text:a></text:p>
          </table:table-cell>
          <table:table-cell office:value-type="string" office:string-value="A33738" table:formula="of:=&quot;A&quot;&amp;RANDBETWEEN(1; 9)&amp;RANDBETWEEN(1; 9)&amp;RANDBETWEEN(1; 9)&amp;RANDBETWEEN(1; 9)&amp;RANDBETWEEN(1; 9)" table:style-name="ce1">
            <text:p>A33738</text:p>
          </table:table-cell>
          <table:table-cell table:number-columns-repeated="16364"/>
        </table:table-row>
        <table:table-row table:style-name="ro3">
          <table:table-cell office:value-type="string" table:style-name="ce3">
            <text:p>Shaquana</text:p>
          </table:table-cell>
          <table:table-cell office:value-type="string" table:style-name="ce3">
            <text:p>Les</text:p>
          </table:table-cell>
          <table:table-cell office:value-type="string" office:string-value="Shaquana Les" table:formula="of:=[.A40]&amp;&quot; &quot;&amp;[.B40]" table:style-name="ce3">
            <text:p>Shaquana Les</text:p>
          </table:table-cell>
          <table:table-cell office:value-type="string" table:content-validation-name="val8" table:style-name="ce3">
            <text:p>Building critical infrastructures</text:p>
          </table:table-cell>
          <table:table-cell office:value-type="string" table:style-name="ce3">
            <text:p>infra22</text:p>
          </table:table-cell>
          <table:table-cell table:content-validation-name="val9" table:style-name="ce3"/>
          <table:table-cell office:value-type="string" office:string-value="Shaquana@Les.com" table:formula="of:=[.A40]&amp;&quot;@&quot;&amp;[.B40]&amp;&quot;.com&quot;" table:style-name="ce3">
            <text:p>Shaquana@Les.com</text:p>
          </table:table-cell>
          <table:table-cell office:value-type="string" table:style-name="ce3">
            <text:p>618-977-5897</text:p>
          </table:table-cell>
          <table:table-cell office:value-type="string" table:style-name="ce3">
            <text:p>Águas Vermelhas</text:p>
          </table:table-cell>
          <table:table-cell office:value-type="string" table:style-name="ce3">
            <text:p>Brazil</text:p>
          </table:table-cell>
          <table:table-cell office:value-type="string" table:style-name="ce3">
            <text:p>Male</text:p>
          </table:table-cell>
          <table:table-cell office:value-type="string" office:string-value="https://eu.ui-avatars.com/api/?name=Shaquana+Les&amp;background=A16119&amp;color=fff" table:formula="of:=&quot;https://eu.ui-avatars.com/api/?name=&quot;&amp;[.A40]&amp;&quot;+&quot;&amp;[.B40]&amp;&quot;&amp;background=&quot;&amp;[.T40]&amp;&quot;&amp;color=fff&quot;" table:style-name="ce10">
            <text:p>https://eu.ui-avatars.com/api/?name=Shaquana+Les&amp;background=A16119&amp;color=fff</text:p>
          </table:table-cell>
          <table:table-cell office:value-type="string" table:style-name="ce3">
            <text:p>Katz</text:p>
          </table:table-cell>
          <table:table-cell office:value-type="string" table:style-name="ce3">
            <text:p>Structural Engineer</text:p>
          </table:table-cell>
          <table:table-cell office:value-type="string" table:style-name="ce3">
            <text:p>accumsan felis ut at dolor quis odio consequat varius integer ac leo pellentesque ultrices mattis odio donec</text:p>
          </table:table-cell>
          <table:table-cell table:style-name="ce3"/>
          <table:table-cell office:value-type="string" table:style-name="ce3">
            <text:p>#legal #intellectualproperty</text:p>
          </table:table-cell>
          <table:table-cell office:value-type="string" table:content-validation-name="val11" table:style-name="ce10">
            <text:p><text:a xlink:href="https://www.linkedin.com/company/cherrytwist-foundation">https://www.linkedin.com/company/cherrytwist-foundation</text:a></text:p>
          </table:table-cell>
          <table:table-cell office:value-type="string" table:content-validation-name="val11" table:style-name="ce10">
            <text:p><text:a xlink:href="https://twitter.com/cherrytwist_f">https://twitter.com/cherrytwist_f</text:a></text:p>
          </table:table-cell>
          <table:table-cell office:value-type="string" office:string-value="A16119" table:formula="of:=&quot;A&quot;&amp;RANDBETWEEN(1; 9)&amp;RANDBETWEEN(1; 9)&amp;RANDBETWEEN(1; 9)&amp;RANDBETWEEN(1; 9)&amp;RANDBETWEEN(1; 9)" table:style-name="ce1">
            <text:p>A16119</text:p>
          </table:table-cell>
          <table:table-cell table:number-columns-repeated="16364"/>
        </table:table-row>
        <table:table-row table:style-name="ro3">
          <table:table-cell office:value-type="string" table:style-name="ce3">
            <text:p>Qiana</text:p>
          </table:table-cell>
          <table:table-cell office:value-type="string" table:style-name="ce3">
            <text:p>Augustine</text:p>
          </table:table-cell>
          <table:table-cell office:value-type="string" office:string-value="Qiana Augustine" table:formula="of:=[.A41]&amp;&quot; &quot;&amp;[.B41]" table:style-name="ce3">
            <text:p>Qiana Augustine</text:p>
          </table:table-cell>
          <table:table-cell office:value-type="string" table:content-validation-name="val8" table:style-name="ce3">
            <text:p>Digital architecture for peace</text:p>
          </table:table-cell>
          <table:table-cell office:value-type="string" table:style-name="ce3">
            <text:p>peace30</text:p>
          </table:table-cell>
          <table:table-cell table:content-validation-name="val9" table:style-name="ce3"/>
          <table:table-cell office:value-type="string" office:string-value="Qiana@Augustine.com" table:formula="of:=[.A41]&amp;&quot;@&quot;&amp;[.B41]&amp;&quot;.com&quot;" table:style-name="ce3">
            <text:p>Qiana@Augustine.com</text:p>
          </table:table-cell>
          <table:table-cell office:value-type="string" table:style-name="ce3">
            <text:p>833-666-6921</text:p>
          </table:table-cell>
          <table:table-cell office:value-type="string" table:style-name="ce3">
            <text:p>Xiyang</text:p>
          </table:table-cell>
          <table:table-cell office:value-type="string" table:style-name="ce3">
            <text:p>China</text:p>
          </table:table-cell>
          <table:table-cell office:value-type="string" table:style-name="ce3">
            <text:p>Female</text:p>
          </table:table-cell>
          <table:table-cell office:value-type="string" office:string-value="https://eu.ui-avatars.com/api/?name=Qiana+Augustine&amp;background=A33369&amp;color=fff" table:formula="of:=&quot;https://eu.ui-avatars.com/api/?name=&quot;&amp;[.A41]&amp;&quot;+&quot;&amp;[.B41]&amp;&quot;&amp;background=&quot;&amp;[.T41]&amp;&quot;&amp;color=fff&quot;" table:style-name="ce10">
            <text:p>https://eu.ui-avatars.com/api/?name=Qiana+Augustine&amp;background=A33369&amp;color=fff</text:p>
          </table:table-cell>
          <table:table-cell office:value-type="string" table:style-name="ce3">
            <text:p>Skiba</text:p>
          </table:table-cell>
          <table:table-cell office:value-type="string" table:style-name="ce3">
            <text:p>Engineer I</text:p>
          </table:table-cell>
          <table:table-cell office:value-type="string" table:style-name="ce3">
            <text:p>luctus et ultrices posuere cubilia curae donec pharetra magna vestibulum aliquet ultrices</text:p>
          </table:table-cell>
          <table:table-cell office:value-type="string" table:style-name="ce3">
            <text:p>Java Script,Java,C#,CSS/HTML,Node.js,PHP,XML,Scala</text:p>
          </table:table-cell>
          <table:table-cell office:value-type="string" table:style-name="ce3">
            <text:p>#IP, #intellectualproperty #IPprotection #CX #customerexperience</text:p>
          </table:table-cell>
          <table:table-cell office:value-type="string" table:content-validation-name="val11" table:style-name="ce10">
            <text:p><text:a xlink:href="https://www.linkedin.com/company/cherrytwist-foundation">https://www.linkedin.com/company/cherrytwist-foundation</text:a></text:p>
          </table:table-cell>
          <table:table-cell office:value-type="string" table:content-validation-name="val11" table:style-name="ce10">
            <text:p><text:a xlink:href="https://twitter.com/cherrytwist_f">https://twitter.com/cherrytwist_f</text:a></text:p>
          </table:table-cell>
          <table:table-cell office:value-type="string" office:string-value="A33369" table:formula="of:=&quot;A&quot;&amp;RANDBETWEEN(1; 9)&amp;RANDBETWEEN(1; 9)&amp;RANDBETWEEN(1; 9)&amp;RANDBETWEEN(1; 9)&amp;RANDBETWEEN(1; 9)" table:style-name="ce1">
            <text:p>A33369</text:p>
          </table:table-cell>
          <table:table-cell table:number-columns-repeated="16364"/>
        </table:table-row>
        <table:table-row table:style-name="ro3">
          <table:table-cell office:value-type="string" table:style-name="ce3">
            <text:p>Amanda</text:p>
          </table:table-cell>
          <table:table-cell office:value-type="string" table:style-name="ce3">
            <text:p>Jessia</text:p>
          </table:table-cell>
          <table:table-cell office:value-type="string" office:string-value="Amanda Jessia" table:formula="of:=[.A42]&amp;&quot; &quot;&amp;[.B42]" table:style-name="ce3">
            <text:p>Amanda Jessia</text:p>
          </table:table-cell>
          <table:table-cell office:value-type="string" table:content-validation-name="val8" table:style-name="ce3">
            <text:p>Digital architecture for peace</text:p>
          </table:table-cell>
          <table:table-cell office:value-type="string" table:style-name="ce3">
            <text:p>peace30</text:p>
          </table:table-cell>
          <table:table-cell table:content-validation-name="val9" table:style-name="ce3"/>
          <table:table-cell office:value-type="string" office:string-value="Amanda@Jessia.com" table:formula="of:=[.A42]&amp;&quot;@&quot;&amp;[.B42]&amp;&quot;.com&quot;" table:style-name="ce3">
            <text:p>Amanda@Jessia.com</text:p>
          </table:table-cell>
          <table:table-cell office:value-type="string" table:style-name="ce3">
            <text:p>330-286-2926</text:p>
          </table:table-cell>
          <table:table-cell office:value-type="string" table:style-name="ce3">
            <text:p>Canton</text:p>
          </table:table-cell>
          <table:table-cell office:value-type="string" table:style-name="ce3">
            <text:p>United States</text:p>
          </table:table-cell>
          <table:table-cell office:value-type="string" table:style-name="ce3">
            <text:p>Female</text:p>
          </table:table-cell>
          <table:table-cell office:value-type="string" office:string-value="https://eu.ui-avatars.com/api/?name=Amanda+Jessia&amp;background=A31369&amp;color=fff" table:formula="of:=&quot;https://eu.ui-avatars.com/api/?name=&quot;&amp;[.A42]&amp;&quot;+&quot;&amp;[.B42]&amp;&quot;&amp;background=&quot;&amp;[.T42]&amp;&quot;&amp;color=fff&quot;" table:style-name="ce10">
            <text:p>https://eu.ui-avatars.com/api/?name=Amanda+Jessia&amp;background=A31369&amp;color=fff</text:p>
          </table:table-cell>
          <table:table-cell office:value-type="string" table:style-name="ce3">
            <text:p>Vidoo</text:p>
          </table:table-cell>
          <table:table-cell office:value-type="string" table:style-name="ce3">
            <text:p>Account Executive</text:p>
          </table:table-cell>
          <table:table-cell office:value-type="string" table:style-name="ce3">
            <text:p>ac nibh fusce lacus purus aliquet at feugiat non pretium quis lectus suspendisse potenti in eleifend quam</text:p>
          </table:table-cell>
          <table:table-cell office:value-type="string" table:style-name="ce3">
            <text:p>Java Script,CSS/HTML</text:p>
          </table:table-cell>
          <table:table-cell office:value-type="string" table:style-name="ce3">
            <text:p>IP specialist</text:p>
          </table:table-cell>
          <table:table-cell table:content-validation-name="val11" table:style-name="ce1"/>
          <table:table-cell office:value-type="string" table:content-validation-name="val11" table:style-name="ce10">
            <text:p><text:a xlink:href="https://twitter.com/cherrytwist_f">https://twitter.com/cherrytwist_f</text:a></text:p>
          </table:table-cell>
          <table:table-cell office:value-type="string" office:string-value="A31369" table:formula="of:=&quot;A&quot;&amp;RANDBETWEEN(1; 9)&amp;RANDBETWEEN(1; 9)&amp;RANDBETWEEN(1; 9)&amp;RANDBETWEEN(1; 9)&amp;RANDBETWEEN(1; 9)" table:style-name="ce1">
            <text:p>A31369</text:p>
          </table:table-cell>
          <table:table-cell table:number-columns-repeated="16364"/>
        </table:table-row>
        <table:table-row table:style-name="ro3">
          <table:table-cell office:value-type="string" table:style-name="ce3">
            <text:p>Mack</text:p>
          </table:table-cell>
          <table:table-cell office:value-type="string" table:style-name="ce3">
            <text:p>Kerstin</text:p>
          </table:table-cell>
          <table:table-cell office:value-type="string" office:string-value="Mack Kerstin" table:formula="of:=[.A43]&amp;&quot; &quot;&amp;[.B43]" table:style-name="ce3">
            <text:p>Mack Kerstin</text:p>
          </table:table-cell>
          <table:table-cell office:value-type="string" table:content-validation-name="val8" table:style-name="ce3">
            <text:p>Digital architecture for peace</text:p>
          </table:table-cell>
          <table:table-cell office:value-type="string" table:style-name="ce3">
            <text:p>peace30</text:p>
          </table:table-cell>
          <table:table-cell table:content-validation-name="val9" table:style-name="ce3"/>
          <table:table-cell office:value-type="string" office:string-value="Mack@Kerstin.com" table:formula="of:=[.A43]&amp;&quot;@&quot;&amp;[.B43]&amp;&quot;.com&quot;" table:style-name="ce3">
            <text:p>Mack@Kerstin.com</text:p>
          </table:table-cell>
          <table:table-cell office:value-type="string" table:style-name="ce3">
            <text:p>406-852-2757</text:p>
          </table:table-cell>
          <table:table-cell office:value-type="string" table:style-name="ce3">
            <text:p>Qilong</text:p>
          </table:table-cell>
          <table:table-cell office:value-type="string" table:style-name="ce3">
            <text:p>China</text:p>
          </table:table-cell>
          <table:table-cell office:value-type="string" table:style-name="ce3">
            <text:p>Male</text:p>
          </table:table-cell>
          <table:table-cell office:value-type="string" office:string-value="https://eu.ui-avatars.com/api/?name=Mack+Kerstin&amp;background=A51482&amp;color=fff" table:formula="of:=&quot;https://eu.ui-avatars.com/api/?name=&quot;&amp;[.A43]&amp;&quot;+&quot;&amp;[.B43]&amp;&quot;&amp;background=&quot;&amp;[.T43]&amp;&quot;&amp;color=fff&quot;" table:style-name="ce10">
            <text:p>https://eu.ui-avatars.com/api/?name=Mack+Kerstin&amp;background=A51482&amp;color=fff</text:p>
          </table:table-cell>
          <table:table-cell office:value-type="string" table:style-name="ce3">
            <text:p>Gevee</text:p>
          </table:table-cell>
          <table:table-cell office:value-type="string" table:style-name="ce3">
            <text:p>Chemical Engineer</text:p>
          </table:table-cell>
          <table:table-cell office:value-type="string" table:style-name="ce3">
            <text:p>ultrices posuere cubilia curae donec pharetra magna vestibulum aliquet ultrices erat tortor sollicitudin</text:p>
          </table:table-cell>
          <table:table-cell table:style-name="ce3"/>
          <table:table-cell office:value-type="string" table:style-name="ce3">
            <text:p>IP</text:p>
          </table:table-cell>
          <table:table-cell table:content-validation-name="val11" table:style-name="ce1"/>
          <table:table-cell office:value-type="string" table:content-validation-name="val11" table:style-name="ce10">
            <text:p><text:a xlink:href="https://twitter.com/cherrytwist_f">https://twitter.com/cherrytwist_f</text:a></text:p>
          </table:table-cell>
          <table:table-cell office:value-type="string" office:string-value="A51482" table:formula="of:=&quot;A&quot;&amp;RANDBETWEEN(1; 9)&amp;RANDBETWEEN(1; 9)&amp;RANDBETWEEN(1; 9)&amp;RANDBETWEEN(1; 9)&amp;RANDBETWEEN(1; 9)" table:style-name="ce1">
            <text:p>A51482</text:p>
          </table:table-cell>
          <table:table-cell table:number-columns-repeated="16364"/>
        </table:table-row>
        <table:table-row table:style-name="ro3">
          <table:table-cell office:value-type="string" table:style-name="ce3">
            <text:p>Ezra</text:p>
          </table:table-cell>
          <table:table-cell office:value-type="string" table:style-name="ce3">
            <text:p>Chester</text:p>
          </table:table-cell>
          <table:table-cell office:value-type="string" office:string-value="Ezra Chester" table:formula="of:=[.A44]&amp;&quot; &quot;&amp;[.B44]" table:style-name="ce3">
            <text:p>Ezra Chester</text:p>
          </table:table-cell>
          <table:table-cell office:value-type="string" table:content-validation-name="val8" table:style-name="ce3">
            <text:p>Digital architecture for peace</text:p>
          </table:table-cell>
          <table:table-cell office:value-type="string" table:style-name="ce3">
            <text:p>peace30</text:p>
          </table:table-cell>
          <table:table-cell table:content-validation-name="val9" table:style-name="ce3"/>
          <table:table-cell office:value-type="string" office:string-value="Ezra@Chester.com" table:formula="of:=[.A44]&amp;&quot;@&quot;&amp;[.B44]&amp;&quot;.com&quot;" table:style-name="ce3">
            <text:p>Ezra@Chester.com</text:p>
          </table:table-cell>
          <table:table-cell office:value-type="string" table:style-name="ce3">
            <text:p>452-433-6542</text:p>
          </table:table-cell>
          <table:table-cell office:value-type="string" table:style-name="ce3">
            <text:p>Bornu Yassu</text:p>
          </table:table-cell>
          <table:table-cell office:value-type="string" table:style-name="ce3">
            <text:p>Nigeria</text:p>
          </table:table-cell>
          <table:table-cell office:value-type="string" table:style-name="ce3">
            <text:p>Female</text:p>
          </table:table-cell>
          <table:table-cell office:value-type="string" office:string-value="https://eu.ui-avatars.com/api/?name=Ezra+Chester&amp;background=A66325&amp;color=fff" table:formula="of:=&quot;https://eu.ui-avatars.com/api/?name=&quot;&amp;[.A44]&amp;&quot;+&quot;&amp;[.B44]&amp;&quot;&amp;background=&quot;&amp;[.T44]&amp;&quot;&amp;color=fff&quot;" table:style-name="ce10">
            <text:p>https://eu.ui-avatars.com/api/?name=Ezra+Chester&amp;background=A66325&amp;color=fff</text:p>
          </table:table-cell>
          <table:table-cell office:value-type="string" table:style-name="ce3">
            <text:p>Jayo</text:p>
          </table:table-cell>
          <table:table-cell office:value-type="string" table:style-name="ce3">
            <text:p>Biostatistician IV</text:p>
          </table:table-cell>
          <table:table-cell office:value-type="string" table:style-name="ce3">
            <text:p>suscipit a feugiat et eros vestibulum ac est lacinia nisi venenatis tristique fusce congue</text:p>
          </table:table-cell>
          <table:table-cell table:style-name="ce3"/>
          <table:table-cell office:value-type="string" table:style-name="ce3">
            <text:p>#customs #trade regulations</text:p>
          </table:table-cell>
          <table:table-cell table:content-validation-name="val11" table:style-name="ce1"/>
          <table:table-cell office:value-type="string" table:content-validation-name="val11" table:style-name="ce10">
            <text:p><text:a xlink:href="https://twitter.com/cherrytwist_f">https://twitter.com/cherrytwist_f</text:a></text:p>
          </table:table-cell>
          <table:table-cell office:value-type="string" office:string-value="A66325" table:formula="of:=&quot;A&quot;&amp;RANDBETWEEN(1; 9)&amp;RANDBETWEEN(1; 9)&amp;RANDBETWEEN(1; 9)&amp;RANDBETWEEN(1; 9)&amp;RANDBETWEEN(1; 9)" table:style-name="ce1">
            <text:p>A66325</text:p>
          </table:table-cell>
          <table:table-cell table:number-columns-repeated="16364"/>
        </table:table-row>
        <table:table-row table:style-name="ro3">
          <table:table-cell office:value-type="string" table:style-name="ce3">
            <text:p>Carmelita</text:p>
          </table:table-cell>
          <table:table-cell office:value-type="string" table:style-name="ce3">
            <text:p>Alvina</text:p>
          </table:table-cell>
          <table:table-cell office:value-type="string" office:string-value="Carmelita Alvina" table:formula="of:=[.A45]&amp;&quot; &quot;&amp;[.B45]" table:style-name="ce3">
            <text:p>Carmelita Alvina</text:p>
          </table:table-cell>
          <table:table-cell office:value-type="string" table:content-validation-name="val8" table:style-name="ce3">
            <text:p>Digital architecture for peace</text:p>
          </table:table-cell>
          <table:table-cell office:value-type="string" table:style-name="ce3">
            <text:p>peace30</text:p>
          </table:table-cell>
          <table:table-cell table:content-validation-name="val9" table:style-name="ce3"/>
          <table:table-cell office:value-type="string" office:string-value="Carmelita@Alvina.com" table:formula="of:=[.A45]&amp;&quot;@&quot;&amp;[.B45]&amp;&quot;.com&quot;" table:style-name="ce3">
            <text:p>Carmelita@Alvina.com</text:p>
          </table:table-cell>
          <table:table-cell office:value-type="string" table:style-name="ce3">
            <text:p>135-372-1441</text:p>
          </table:table-cell>
          <table:table-cell office:value-type="string" table:style-name="ce3">
            <text:p>Winong</text:p>
          </table:table-cell>
          <table:table-cell office:value-type="string" table:style-name="ce3">
            <text:p>Indonesia</text:p>
          </table:table-cell>
          <table:table-cell office:value-type="string" table:style-name="ce3">
            <text:p>Female</text:p>
          </table:table-cell>
          <table:table-cell office:value-type="string" office:string-value="https://eu.ui-avatars.com/api/?name=Carmelita+Alvina&amp;background=A34814&amp;color=fff" table:formula="of:=&quot;https://eu.ui-avatars.com/api/?name=&quot;&amp;[.A45]&amp;&quot;+&quot;&amp;[.B45]&amp;&quot;&amp;background=&quot;&amp;[.T45]&amp;&quot;&amp;color=fff&quot;" table:style-name="ce10">
            <text:p>https://eu.ui-avatars.com/api/?name=Carmelita+Alvina&amp;background=A34814&amp;color=fff</text:p>
          </table:table-cell>
          <table:table-cell office:value-type="string" table:style-name="ce3">
            <text:p>Shufflebeat</text:p>
          </table:table-cell>
          <table:table-cell office:value-type="string" table:style-name="ce3">
            <text:p>Physical Therapy Assistant</text:p>
          </table:table-cell>
          <table:table-cell office:value-type="string" table:style-name="ce3">
            <text:p>fermentum donec ut mauris eget massa tempor convallis nulla neque libero convallis eget eleifend luctus ultricies eu nibh</text:p>
          </table:table-cell>
          <table:table-cell table:style-name="ce3"/>
          <table:table-cell office:value-type="string" table:style-name="ce3">
            <text:p>#internationaltradelaw #tradefinance</text:p>
          </table:table-cell>
          <table:table-cell table:content-validation-name="val11" table:style-name="ce1"/>
          <table:table-cell office:value-type="string" table:content-validation-name="val11" table:style-name="ce10">
            <text:p><text:a xlink:href="https://twitter.com/cherrytwist_f">https://twitter.com/cherrytwist_f</text:a></text:p>
          </table:table-cell>
          <table:table-cell office:value-type="string" office:string-value="A34814" table:formula="of:=&quot;A&quot;&amp;RANDBETWEEN(1; 9)&amp;RANDBETWEEN(1; 9)&amp;RANDBETWEEN(1; 9)&amp;RANDBETWEEN(1; 9)&amp;RANDBETWEEN(1; 9)" table:style-name="ce1">
            <text:p>A34814</text:p>
          </table:table-cell>
          <table:table-cell table:number-columns-repeated="16364"/>
        </table:table-row>
        <table:table-row table:style-name="ro3">
          <table:table-cell office:value-type="string" table:style-name="ce3">
            <text:p>Kena</text:p>
          </table:table-cell>
          <table:table-cell office:value-type="string" table:style-name="ce3">
            <text:p>Penny</text:p>
          </table:table-cell>
          <table:table-cell office:value-type="string" office:string-value="Kena Penny" table:formula="of:=[.A46]&amp;&quot; &quot;&amp;[.B46]" table:style-name="ce3">
            <text:p>Kena Penny</text:p>
          </table:table-cell>
          <table:table-cell office:value-type="string" table:content-validation-name="val8" table:style-name="ce3">
            <text:p>Digital architecture for peace</text:p>
          </table:table-cell>
          <table:table-cell office:value-type="string" table:style-name="ce3">
            <text:p>peace30</text:p>
          </table:table-cell>
          <table:table-cell table:content-validation-name="val9" table:style-name="ce3"/>
          <table:table-cell office:value-type="string" office:string-value="Kena@Penny.com" table:formula="of:=[.A46]&amp;&quot;@&quot;&amp;[.B46]&amp;&quot;.com&quot;" table:style-name="ce3">
            <text:p>Kena@Penny.com</text:p>
          </table:table-cell>
          <table:table-cell office:value-type="string" table:style-name="ce3">
            <text:p>589-639-9241</text:p>
          </table:table-cell>
          <table:table-cell office:value-type="string" table:style-name="ce3">
            <text:p>Uppsala</text:p>
          </table:table-cell>
          <table:table-cell office:value-type="string" table:style-name="ce3">
            <text:p>Sweden</text:p>
          </table:table-cell>
          <table:table-cell office:value-type="string" table:style-name="ce3">
            <text:p>Female</text:p>
          </table:table-cell>
          <table:table-cell office:value-type="string" office:string-value="https://eu.ui-avatars.com/api/?name=Kena+Penny&amp;background=A37449&amp;color=fff" table:formula="of:=&quot;https://eu.ui-avatars.com/api/?name=&quot;&amp;[.A46]&amp;&quot;+&quot;&amp;[.B46]&amp;&quot;&amp;background=&quot;&amp;[.T46]&amp;&quot;&amp;color=fff&quot;" table:style-name="ce10">
            <text:p>https://eu.ui-avatars.com/api/?name=Kena+Penny&amp;background=A37449&amp;color=fff</text:p>
          </table:table-cell>
          <table:table-cell office:value-type="string" table:style-name="ce3">
            <text:p>Skibox</text:p>
          </table:table-cell>
          <table:table-cell office:value-type="string" table:style-name="ce3">
            <text:p>Senior Editor</text:p>
          </table:table-cell>
          <table:table-cell office:value-type="string" table:style-name="ce3">
            <text:p>posuere cubilia curae nulla dapibus dolor vel est donec odio justo sollicitudin ut suscipit a feugiat</text:p>
          </table:table-cell>
          <table:table-cell office:value-type="string" table:style-name="ce3">
            <text:p>Java Script,Java,CSS/HTML,Node.js,Solidity</text:p>
          </table:table-cell>
          <table:table-cell office:value-type="string" table:style-name="ce3">
            <text:p>#legal #lawyer #competition # regulatory</text:p>
          </table:table-cell>
          <table:table-cell table:content-validation-name="val11" table:style-name="ce1"/>
          <table:table-cell office:value-type="string" table:content-validation-name="val11" table:style-name="ce10">
            <text:p><text:a xlink:href="https://twitter.com/cherrytwist_f">https://twitter.com/cherrytwist_f</text:a></text:p>
          </table:table-cell>
          <table:table-cell office:value-type="string" office:string-value="A37449" table:formula="of:=&quot;A&quot;&amp;RANDBETWEEN(1; 9)&amp;RANDBETWEEN(1; 9)&amp;RANDBETWEEN(1; 9)&amp;RANDBETWEEN(1; 9)&amp;RANDBETWEEN(1; 9)" table:style-name="ce1">
            <text:p>A37449</text:p>
          </table:table-cell>
          <table:table-cell table:number-columns-repeated="16364"/>
        </table:table-row>
        <table:table-row table:style-name="ro3">
          <table:table-cell office:value-type="string" table:style-name="ce3">
            <text:p>Jerold</text:p>
          </table:table-cell>
          <table:table-cell office:value-type="string" table:style-name="ce3">
            <text:p>Reda</text:p>
          </table:table-cell>
          <table:table-cell office:value-type="string" office:string-value="Jerold Reda" table:formula="of:=[.A47]&amp;&quot; &quot;&amp;[.B47]" table:style-name="ce3">
            <text:p>Jerold Reda</text:p>
          </table:table-cell>
          <table:table-cell office:value-type="string" table:content-validation-name="val8" table:style-name="ce3">
            <text:p>Digital architecture for peace</text:p>
          </table:table-cell>
          <table:table-cell office:value-type="string" table:style-name="ce3">
            <text:p>peace30</text:p>
          </table:table-cell>
          <table:table-cell table:content-validation-name="val9" table:style-name="ce3"/>
          <table:table-cell office:value-type="string" office:string-value="Jerold@Reda.com" table:formula="of:=[.A47]&amp;&quot;@&quot;&amp;[.B47]&amp;&quot;.com&quot;" table:style-name="ce3">
            <text:p>Jerold@Reda.com</text:p>
          </table:table-cell>
          <table:table-cell office:value-type="string" table:style-name="ce3">
            <text:p>223-377-6809</text:p>
          </table:table-cell>
          <table:table-cell office:value-type="string" table:style-name="ce3">
            <text:p>Palaiomonástiron</text:p>
          </table:table-cell>
          <table:table-cell office:value-type="string" table:style-name="ce3">
            <text:p>Greece</text:p>
          </table:table-cell>
          <table:table-cell office:value-type="string" table:style-name="ce3">
            <text:p>Male</text:p>
          </table:table-cell>
          <table:table-cell office:value-type="string" office:string-value="https://eu.ui-avatars.com/api/?name=Jerold+Reda&amp;background=A47644&amp;color=fff" table:formula="of:=&quot;https://eu.ui-avatars.com/api/?name=&quot;&amp;[.A47]&amp;&quot;+&quot;&amp;[.B47]&amp;&quot;&amp;background=&quot;&amp;[.T47]&amp;&quot;&amp;color=fff&quot;" table:style-name="ce10">
            <text:p>https://eu.ui-avatars.com/api/?name=Jerold+Reda&amp;background=A47644&amp;color=fff</text:p>
          </table:table-cell>
          <table:table-cell office:value-type="string" table:style-name="ce3">
            <text:p>Twitterbeat</text:p>
          </table:table-cell>
          <table:table-cell office:value-type="string" table:style-name="ce3">
            <text:p>Administrative Officer</text:p>
          </table:table-cell>
          <table:table-cell office:value-type="string" table:style-name="ce3">
            <text:p>viverra dapibus nulla suscipit ligula in lacus curabitur at ipsum ac tellus semper interdum mauris ullamcorper</text:p>
          </table:table-cell>
          <table:table-cell office:value-type="string" table:style-name="ce3">
            <text:p>C/C++,Python,Scala,Perl,R Programming</text:p>
          </table:table-cell>
          <table:table-cell office:value-type="string" table:style-name="ce3">
            <text:p>#legal #loyens</text:p>
          </table:table-cell>
          <table:table-cell table:content-validation-name="val11" table:style-name="ce1"/>
          <table:table-cell table:content-validation-name="val11" table:style-name="ce1"/>
          <table:table-cell office:value-type="string" office:string-value="A47644" table:formula="of:=&quot;A&quot;&amp;RANDBETWEEN(1; 9)&amp;RANDBETWEEN(1; 9)&amp;RANDBETWEEN(1; 9)&amp;RANDBETWEEN(1; 9)&amp;RANDBETWEEN(1; 9)" table:style-name="ce1">
            <text:p>A47644</text:p>
          </table:table-cell>
          <table:table-cell table:number-columns-repeated="16364"/>
        </table:table-row>
        <table:table-row table:style-name="ro3">
          <table:table-cell office:value-type="string" table:style-name="ce3">
            <text:p>Rutha</text:p>
          </table:table-cell>
          <table:table-cell office:value-type="string" table:style-name="ce3">
            <text:p>Francie</text:p>
          </table:table-cell>
          <table:table-cell office:value-type="string" office:string-value="Rutha Francie" table:formula="of:=[.A48]&amp;&quot; &quot;&amp;[.B48]" table:style-name="ce3">
            <text:p>Rutha Francie</text:p>
          </table:table-cell>
          <table:table-cell office:value-type="string" table:content-validation-name="val8" table:style-name="ce3">
            <text:p>Digital architecture for peace</text:p>
          </table:table-cell>
          <table:table-cell office:value-type="string" table:style-name="ce3">
            <text:p>peace30</text:p>
          </table:table-cell>
          <table:table-cell table:content-validation-name="val9" table:style-name="ce3"/>
          <table:table-cell office:value-type="string" office:string-value="Rutha@Francie.com" table:formula="of:=[.A48]&amp;&quot;@&quot;&amp;[.B48]&amp;&quot;.com&quot;" table:style-name="ce3">
            <text:p>Rutha@Francie.com</text:p>
          </table:table-cell>
          <table:table-cell office:value-type="string" table:style-name="ce3">
            <text:p>947-940-4070</text:p>
          </table:table-cell>
          <table:table-cell office:value-type="string" table:style-name="ce3">
            <text:p>Luodian</text:p>
          </table:table-cell>
          <table:table-cell office:value-type="string" table:style-name="ce3">
            <text:p>China</text:p>
          </table:table-cell>
          <table:table-cell office:value-type="string" table:style-name="ce3">
            <text:p>Female</text:p>
          </table:table-cell>
          <table:table-cell office:value-type="string" office:string-value="https://eu.ui-avatars.com/api/?name=Rutha+Francie&amp;background=A35623&amp;color=fff" table:formula="of:=&quot;https://eu.ui-avatars.com/api/?name=&quot;&amp;[.A48]&amp;&quot;+&quot;&amp;[.B48]&amp;&quot;&amp;background=&quot;&amp;[.T48]&amp;&quot;&amp;color=fff&quot;" table:style-name="ce10">
            <text:p>https://eu.ui-avatars.com/api/?name=Rutha+Francie&amp;background=A35623&amp;color=fff</text:p>
          </table:table-cell>
          <table:table-cell office:value-type="string" table:style-name="ce3">
            <text:p>Jazzy</text:p>
          </table:table-cell>
          <table:table-cell office:value-type="string" table:style-name="ce3">
            <text:p>Pharmacist</text:p>
          </table:table-cell>
          <table:table-cell office:value-type="string" table:style-name="ce3">
            <text:p>odio porttitor id consequat in consequat ut nulla sed accumsan felis ut at dolor quis odio consequat</text:p>
          </table:table-cell>
          <table:table-cell table:style-name="ce3"/>
          <table:table-cell office:value-type="string" table:style-name="ce3">
            <text:p>#legal #intellectualproperty #ITlaw #lawyer #law</text:p>
          </table:table-cell>
          <table:table-cell table:content-validation-name="val11" table:style-name="ce1"/>
          <table:table-cell table:content-validation-name="val11" table:style-name="ce1"/>
          <table:table-cell office:value-type="string" office:string-value="A35623" table:formula="of:=&quot;A&quot;&amp;RANDBETWEEN(1; 9)&amp;RANDBETWEEN(1; 9)&amp;RANDBETWEEN(1; 9)&amp;RANDBETWEEN(1; 9)&amp;RANDBETWEEN(1; 9)" table:style-name="ce1">
            <text:p>A35623</text:p>
          </table:table-cell>
          <table:table-cell table:number-columns-repeated="16364"/>
        </table:table-row>
        <table:table-row table:style-name="ro3">
          <table:table-cell office:value-type="string" table:style-name="ce3">
            <text:p>Kena</text:p>
          </table:table-cell>
          <table:table-cell office:value-type="string" table:style-name="ce3">
            <text:p>Edris</text:p>
          </table:table-cell>
          <table:table-cell office:value-type="string" office:string-value="Kena Edris" table:formula="of:=[.A49]&amp;&quot; &quot;&amp;[.B49]" table:style-name="ce3">
            <text:p>Kena Edris</text:p>
          </table:table-cell>
          <table:table-cell office:value-type="string" table:content-validation-name="val8" table:style-name="ce3">
            <text:p>Digital architecture for peace</text:p>
          </table:table-cell>
          <table:table-cell office:value-type="string" table:style-name="ce3">
            <text:p>peace30</text:p>
          </table:table-cell>
          <table:table-cell table:content-validation-name="val9" table:style-name="ce3"/>
          <table:table-cell office:value-type="string" office:string-value="Kena@Edris.com" table:formula="of:=[.A49]&amp;&quot;@&quot;&amp;[.B49]&amp;&quot;.com&quot;" table:style-name="ce3">
            <text:p>Kena@Edris.com</text:p>
          </table:table-cell>
          <table:table-cell office:value-type="string" table:style-name="ce3">
            <text:p>867-297-0083</text:p>
          </table:table-cell>
          <table:table-cell office:value-type="string" table:style-name="ce3">
            <text:p>Xingfu</text:p>
          </table:table-cell>
          <table:table-cell office:value-type="string" table:style-name="ce3">
            <text:p>China</text:p>
          </table:table-cell>
          <table:table-cell office:value-type="string" table:style-name="ce3">
            <text:p>Male</text:p>
          </table:table-cell>
          <table:table-cell office:value-type="string" office:string-value="https://eu.ui-avatars.com/api/?name=Kena+Edris&amp;background=A69738&amp;color=fff" table:formula="of:=&quot;https://eu.ui-avatars.com/api/?name=&quot;&amp;[.A49]&amp;&quot;+&quot;&amp;[.B49]&amp;&quot;&amp;background=&quot;&amp;[.T49]&amp;&quot;&amp;color=fff&quot;" table:style-name="ce10">
            <text:p>https://eu.ui-avatars.com/api/?name=Kena+Edris&amp;background=A69738&amp;color=fff</text:p>
          </table:table-cell>
          <table:table-cell office:value-type="string" table:style-name="ce3">
            <text:p>Browsecat</text:p>
          </table:table-cell>
          <table:table-cell office:value-type="string" table:style-name="ce3">
            <text:p>Media Manager II</text:p>
          </table:table-cell>
          <table:table-cell office:value-type="string" table:style-name="ce3">
            <text:p>proin interdum mauris non ligula pellentesque ultrices phasellus id sapien in sapien iaculis congue vivamus metus</text:p>
          </table:table-cell>
          <table:table-cell table:style-name="ce3"/>
          <table:table-cell office:value-type="string" table:style-name="ce3">
            <text:p>#GDPR #dataprotection #privacy #law #terms #legal #contract #regulatory #regulations #permits #jedi #legaladvice #EUlaw</text:p>
          </table:table-cell>
          <table:table-cell table:content-validation-name="val11" table:style-name="ce1"/>
          <table:table-cell table:content-validation-name="val11" table:style-name="ce1"/>
          <table:table-cell office:value-type="string" office:string-value="A69738" table:formula="of:=&quot;A&quot;&amp;RANDBETWEEN(1; 9)&amp;RANDBETWEEN(1; 9)&amp;RANDBETWEEN(1; 9)&amp;RANDBETWEEN(1; 9)&amp;RANDBETWEEN(1; 9)" table:style-name="ce1">
            <text:p>A69738</text:p>
          </table:table-cell>
          <table:table-cell table:number-columns-repeated="16364"/>
        </table:table-row>
        <table:table-row table:style-name="ro3">
          <table:table-cell office:value-type="string" table:style-name="ce3">
            <text:p>Kenton</text:p>
          </table:table-cell>
          <table:table-cell office:value-type="string" table:style-name="ce3">
            <text:p>Chrystal</text:p>
          </table:table-cell>
          <table:table-cell office:value-type="string" office:string-value="Kenton Chrystal" table:formula="of:=[.A50]&amp;&quot; &quot;&amp;[.B50]" table:style-name="ce3">
            <text:p>Kenton Chrystal</text:p>
          </table:table-cell>
          <table:table-cell office:value-type="string" table:content-validation-name="val8" table:style-name="ce3">
            <text:p>Digital architecture for peace</text:p>
          </table:table-cell>
          <table:table-cell office:value-type="string" table:style-name="ce3">
            <text:p>peace30</text:p>
          </table:table-cell>
          <table:table-cell table:content-validation-name="val9" table:style-name="ce3"/>
          <table:table-cell office:value-type="string" office:string-value="Kenton@Chrystal.com" table:formula="of:=[.A50]&amp;&quot;@&quot;&amp;[.B50]&amp;&quot;.com&quot;" table:style-name="ce3">
            <text:p>Kenton@Chrystal.com</text:p>
          </table:table-cell>
          <table:table-cell office:value-type="string" table:style-name="ce3">
            <text:p>867-964-2807</text:p>
          </table:table-cell>
          <table:table-cell office:value-type="string" table:style-name="ce3">
            <text:p>Dahu</text:p>
          </table:table-cell>
          <table:table-cell office:value-type="string" table:style-name="ce3">
            <text:p>China</text:p>
          </table:table-cell>
          <table:table-cell office:value-type="string" table:style-name="ce3">
            <text:p>Male</text:p>
          </table:table-cell>
          <table:table-cell office:value-type="string" office:string-value="https://eu.ui-avatars.com/api/?name=Kenton+Chrystal&amp;background=A66311&amp;color=fff" table:formula="of:=&quot;https://eu.ui-avatars.com/api/?name=&quot;&amp;[.A50]&amp;&quot;+&quot;&amp;[.B50]&amp;&quot;&amp;background=&quot;&amp;[.T50]&amp;&quot;&amp;color=fff&quot;" table:style-name="ce10">
            <text:p>https://eu.ui-avatars.com/api/?name=Kenton+Chrystal&amp;background=A66311&amp;color=fff</text:p>
          </table:table-cell>
          <table:table-cell office:value-type="string" table:style-name="ce3">
            <text:p>Dynazzy</text:p>
          </table:table-cell>
          <table:table-cell office:value-type="string" table:style-name="ce3">
            <text:p>Teacher</text:p>
          </table:table-cell>
          <table:table-cell office:value-type="string" table:style-name="ce3">
            <text:p>curae donec pharetra magna vestibulum aliquet ultrices erat tortor sollicitudin mi sit amet lobortis</text:p>
          </table:table-cell>
          <table:table-cell table:style-name="ce3"/>
          <table:table-cell office:value-type="string" table:style-name="ce3">
            <text:p>legal/regulatory expertise, some economics expertise, advise on fintech/blockchain matters affecting the financial industry, interest in strategy</text:p>
          </table:table-cell>
          <table:table-cell table:content-validation-name="val11" table:style-name="ce1"/>
          <table:table-cell table:content-validation-name="val11" table:style-name="ce1"/>
          <table:table-cell office:value-type="string" office:string-value="A66311" table:formula="of:=&quot;A&quot;&amp;RANDBETWEEN(1; 9)&amp;RANDBETWEEN(1; 9)&amp;RANDBETWEEN(1; 9)&amp;RANDBETWEEN(1; 9)&amp;RANDBETWEEN(1; 9)" table:style-name="ce1">
            <text:p>A66311</text:p>
          </table:table-cell>
          <table:table-cell table:number-columns-repeated="16364"/>
        </table:table-row>
        <table:table-row table:style-name="ro3">
          <table:table-cell office:value-type="string" table:style-name="ce3">
            <text:p>Golda</text:p>
          </table:table-cell>
          <table:table-cell office:value-type="string" table:style-name="ce3">
            <text:p>Donette</text:p>
          </table:table-cell>
          <table:table-cell office:value-type="string" office:string-value="Golda Donette" table:formula="of:=[.A51]&amp;&quot; &quot;&amp;[.B51]" table:style-name="ce3">
            <text:p>Golda Donette</text:p>
          </table:table-cell>
          <table:table-cell office:value-type="string" table:content-validation-name="val8" table:style-name="ce3">
            <text:p>Digital architecture for peace</text:p>
          </table:table-cell>
          <table:table-cell office:value-type="string" table:style-name="ce3">
            <text:p>peace29</text:p>
          </table:table-cell>
          <table:table-cell table:content-validation-name="val9" table:style-name="ce3"/>
          <table:table-cell office:value-type="string" office:string-value="Golda@Donette.com" table:formula="of:=[.A51]&amp;&quot;@&quot;&amp;[.B51]&amp;&quot;.com&quot;" table:style-name="ce3">
            <text:p>Golda@Donette.com</text:p>
          </table:table-cell>
          <table:table-cell office:value-type="string" table:style-name="ce3">
            <text:p>602-483-3694</text:p>
          </table:table-cell>
          <table:table-cell office:value-type="string" table:style-name="ce3">
            <text:p>Guarapari</text:p>
          </table:table-cell>
          <table:table-cell office:value-type="string" table:style-name="ce3">
            <text:p>Brazil</text:p>
          </table:table-cell>
          <table:table-cell office:value-type="string" table:style-name="ce3">
            <text:p>Male</text:p>
          </table:table-cell>
          <table:table-cell office:value-type="string" office:string-value="https://eu.ui-avatars.com/api/?name=Golda+Donette&amp;background=A84446&amp;color=fff" table:formula="of:=&quot;https://eu.ui-avatars.com/api/?name=&quot;&amp;[.A51]&amp;&quot;+&quot;&amp;[.B51]&amp;&quot;&amp;background=&quot;&amp;[.T51]&amp;&quot;&amp;color=fff&quot;" table:style-name="ce10">
            <text:p>https://eu.ui-avatars.com/api/?name=Golda+Donette&amp;background=A84446&amp;color=fff</text:p>
          </table:table-cell>
          <table:table-cell office:value-type="string" table:style-name="ce3">
            <text:p>Jaloo</text:p>
          </table:table-cell>
          <table:table-cell office:value-type="string" table:style-name="ce3">
            <text:p>Marketing Manager</text:p>
          </table:table-cell>
          <table:table-cell office:value-type="string" table:style-name="ce3">
            <text:p>dapibus dolor vel est donec odio justo sollicitudin ut suscipit a feugiat et eros vestibulum ac est lacinia</text:p>
          </table:table-cell>
          <table:table-cell office:value-type="string" table:style-name="ce3">
            <text:p>Java,Python,Ruby,Solidity,Scala,R Programming</text:p>
          </table:table-cell>
          <table:table-cell office:value-type="string" table:style-name="ce3">
            <text:p>#legal #finance #humanitarianlaw #citizenship #privacy # personaldata #europeanlaw</text:p>
          </table:table-cell>
          <table:table-cell table:content-validation-name="val11" table:style-name="ce1"/>
          <table:table-cell table:content-validation-name="val11" table:style-name="ce1"/>
          <table:table-cell office:value-type="string" office:string-value="A84446" table:formula="of:=&quot;A&quot;&amp;RANDBETWEEN(1; 9)&amp;RANDBETWEEN(1; 9)&amp;RANDBETWEEN(1; 9)&amp;RANDBETWEEN(1; 9)&amp;RANDBETWEEN(1; 9)" table:style-name="ce1">
            <text:p>A84446</text:p>
          </table:table-cell>
          <table:table-cell table:number-columns-repeated="16364"/>
        </table:table-row>
        <table:table-row table:style-name="ro3">
          <table:table-cell office:value-type="string" table:style-name="ce3">
            <text:p>Claudia</text:p>
          </table:table-cell>
          <table:table-cell office:value-type="string" table:style-name="ce3">
            <text:p>Lourdes</text:p>
          </table:table-cell>
          <table:table-cell office:value-type="string" office:string-value="Claudia Lourdes" table:formula="of:=[.A52]&amp;&quot; &quot;&amp;[.B52]" table:style-name="ce3">
            <text:p>Claudia Lourdes</text:p>
          </table:table-cell>
          <table:table-cell office:value-type="string" table:content-validation-name="val8" table:style-name="ce3">
            <text:p>Digital architecture for peace</text:p>
          </table:table-cell>
          <table:table-cell office:value-type="string" table:style-name="ce3">
            <text:p>peace29</text:p>
          </table:table-cell>
          <table:table-cell table:content-validation-name="val9" table:style-name="ce3"/>
          <table:table-cell office:value-type="string" office:string-value="Claudia@Lourdes.com" table:formula="of:=[.A52]&amp;&quot;@&quot;&amp;[.B52]&amp;&quot;.com&quot;" table:style-name="ce3">
            <text:p>Claudia@Lourdes.com</text:p>
          </table:table-cell>
          <table:table-cell office:value-type="string" table:style-name="ce3">
            <text:p>934-274-0381</text:p>
          </table:table-cell>
          <table:table-cell office:value-type="string" table:style-name="ce3">
            <text:p>Metsovo</text:p>
          </table:table-cell>
          <table:table-cell office:value-type="string" table:style-name="ce3">
            <text:p>Greece</text:p>
          </table:table-cell>
          <table:table-cell office:value-type="string" table:style-name="ce3">
            <text:p>Female</text:p>
          </table:table-cell>
          <table:table-cell office:value-type="string" office:string-value="https://eu.ui-avatars.com/api/?name=Claudia+Lourdes&amp;background=A64989&amp;color=fff" table:formula="of:=&quot;https://eu.ui-avatars.com/api/?name=&quot;&amp;[.A52]&amp;&quot;+&quot;&amp;[.B52]&amp;&quot;&amp;background=&quot;&amp;[.T52]&amp;&quot;&amp;color=fff&quot;" table:style-name="ce10">
            <text:p>https://eu.ui-avatars.com/api/?name=Claudia+Lourdes&amp;background=A64989&amp;color=fff</text:p>
          </table:table-cell>
          <table:table-cell office:value-type="string" table:style-name="ce3">
            <text:p>Zoomlounge</text:p>
          </table:table-cell>
          <table:table-cell office:value-type="string" table:style-name="ce3">
            <text:p>Technical Writer</text:p>
          </table:table-cell>
          <table:table-cell office:value-type="string" table:style-name="ce3">
            <text:p>sapien arcu sed augue aliquam erat volutpat in congue etiam justo etiam pretium iaculis</text:p>
          </table:table-cell>
          <table:table-cell office:value-type="string" table:style-name="ce3">
            <text:p>Python</text:p>
          </table:table-cell>
          <table:table-cell office:value-type="string" table:style-name="ce3">
            <text:p>#legal #contractlaw #commerciallaw #realestate #disputeresolution #contracting #legalinfrastructure</text:p>
          </table:table-cell>
          <table:table-cell table:content-validation-name="val11" table:style-name="ce1"/>
          <table:table-cell table:content-validation-name="val11" table:style-name="ce1"/>
          <table:table-cell office:value-type="string" office:string-value="A64989" table:formula="of:=&quot;A&quot;&amp;RANDBETWEEN(1; 9)&amp;RANDBETWEEN(1; 9)&amp;RANDBETWEEN(1; 9)&amp;RANDBETWEEN(1; 9)&amp;RANDBETWEEN(1; 9)" table:style-name="ce1">
            <text:p>A64989</text:p>
          </table:table-cell>
          <table:table-cell table:number-columns-repeated="16364"/>
        </table:table-row>
        <table:table-row table:style-name="ro3">
          <table:table-cell office:value-type="string" table:style-name="ce3">
            <text:p>Lilia</text:p>
          </table:table-cell>
          <table:table-cell office:value-type="string" table:style-name="ce3">
            <text:p>Jennette</text:p>
          </table:table-cell>
          <table:table-cell office:value-type="string" office:string-value="Lilia Jennette" table:formula="of:=[.A53]&amp;&quot; &quot;&amp;[.B53]" table:style-name="ce3">
            <text:p>Lilia Jennette</text:p>
          </table:table-cell>
          <table:table-cell office:value-type="string" table:content-validation-name="val8" table:style-name="ce3">
            <text:p>Digital architecture for peace</text:p>
          </table:table-cell>
          <table:table-cell office:value-type="string" table:style-name="ce3">
            <text:p>peace29</text:p>
          </table:table-cell>
          <table:table-cell table:content-validation-name="val9" table:style-name="ce3"/>
          <table:table-cell office:value-type="string" office:string-value="Lilia@Jennette.com" table:formula="of:=[.A53]&amp;&quot;@&quot;&amp;[.B53]&amp;&quot;.com&quot;" table:style-name="ce3">
            <text:p>Lilia@Jennette.com</text:p>
          </table:table-cell>
          <table:table-cell office:value-type="string" table:style-name="ce3">
            <text:p>440-129-2176</text:p>
          </table:table-cell>
          <table:table-cell office:value-type="string" table:style-name="ce3">
            <text:p>Fuyu</text:p>
          </table:table-cell>
          <table:table-cell office:value-type="string" table:style-name="ce3">
            <text:p>China</text:p>
          </table:table-cell>
          <table:table-cell office:value-type="string" table:style-name="ce3">
            <text:p>Male</text:p>
          </table:table-cell>
          <table:table-cell office:value-type="string" office:string-value="https://eu.ui-avatars.com/api/?name=Lilia+Jennette&amp;background=A41618&amp;color=fff" table:formula="of:=&quot;https://eu.ui-avatars.com/api/?name=&quot;&amp;[.A53]&amp;&quot;+&quot;&amp;[.B53]&amp;&quot;&amp;background=&quot;&amp;[.T53]&amp;&quot;&amp;color=fff&quot;" table:style-name="ce10">
            <text:p>https://eu.ui-avatars.com/api/?name=Lilia+Jennette&amp;background=A41618&amp;color=fff</text:p>
          </table:table-cell>
          <table:table-cell office:value-type="string" table:style-name="ce3">
            <text:p>Innojam</text:p>
          </table:table-cell>
          <table:table-cell office:value-type="string" table:style-name="ce3">
            <text:p>Editor</text:p>
          </table:table-cell>
          <table:table-cell office:value-type="string" table:style-name="ce3">
            <text:p>pellentesque quisque porta volutpat erat quisque erat eros viverra eget congue eget semper rutrum nulla nunc purus phasellus</text:p>
          </table:table-cell>
          <table:table-cell office:value-type="string" table:style-name="ce3">
            <text:p>R Programming</text:p>
          </table:table-cell>
          <table:table-cell office:value-type="string" table:style-name="ce3">
            <text:p>#energy</text:p>
          </table:table-cell>
          <table:table-cell table:content-validation-name="val11" table:style-name="ce1"/>
          <table:table-cell table:content-validation-name="val11" table:style-name="ce1"/>
          <table:table-cell office:value-type="string" office:string-value="A41618" table:formula="of:=&quot;A&quot;&amp;RANDBETWEEN(1; 9)&amp;RANDBETWEEN(1; 9)&amp;RANDBETWEEN(1; 9)&amp;RANDBETWEEN(1; 9)&amp;RANDBETWEEN(1; 9)" table:style-name="ce1">
            <text:p>A41618</text:p>
          </table:table-cell>
          <table:table-cell table:number-columns-repeated="16364"/>
        </table:table-row>
        <table:table-row table:style-name="ro3">
          <table:table-cell office:value-type="string" table:style-name="ce3">
            <text:p>Roselyn</text:p>
          </table:table-cell>
          <table:table-cell office:value-type="string" table:style-name="ce3">
            <text:p>Beatrice</text:p>
          </table:table-cell>
          <table:table-cell office:value-type="string" office:string-value="Roselyn Beatrice" table:formula="of:=[.A54]&amp;&quot; &quot;&amp;[.B54]" table:style-name="ce3">
            <text:p>Roselyn Beatrice</text:p>
          </table:table-cell>
          <table:table-cell office:value-type="string" table:content-validation-name="val8" table:style-name="ce3">
            <text:p>Digital architecture for peace</text:p>
          </table:table-cell>
          <table:table-cell office:value-type="string" table:style-name="ce3">
            <text:p>peace29</text:p>
          </table:table-cell>
          <table:table-cell table:content-validation-name="val9" table:style-name="ce3"/>
          <table:table-cell office:value-type="string" office:string-value="Roselyn@Beatrice.com" table:formula="of:=[.A54]&amp;&quot;@&quot;&amp;[.B54]&amp;&quot;.com&quot;" table:style-name="ce3">
            <text:p>Roselyn@Beatrice.com</text:p>
          </table:table-cell>
          <table:table-cell office:value-type="string" table:style-name="ce3">
            <text:p>385-259-2093</text:p>
          </table:table-cell>
          <table:table-cell office:value-type="string" table:style-name="ce3">
            <text:p>Jatake</text:p>
          </table:table-cell>
          <table:table-cell office:value-type="string" table:style-name="ce3">
            <text:p>Indonesia</text:p>
          </table:table-cell>
          <table:table-cell office:value-type="string" table:style-name="ce3">
            <text:p>Male</text:p>
          </table:table-cell>
          <table:table-cell office:value-type="string" office:string-value="https://eu.ui-avatars.com/api/?name=Roselyn+Beatrice&amp;background=A86973&amp;color=fff" table:formula="of:=&quot;https://eu.ui-avatars.com/api/?name=&quot;&amp;[.A54]&amp;&quot;+&quot;&amp;[.B54]&amp;&quot;&amp;background=&quot;&amp;[.T54]&amp;&quot;&amp;color=fff&quot;" table:style-name="ce10">
            <text:p>https://eu.ui-avatars.com/api/?name=Roselyn+Beatrice&amp;background=A86973&amp;color=fff</text:p>
          </table:table-cell>
          <table:table-cell office:value-type="string" table:style-name="ce3">
            <text:p>Bubbletube</text:p>
          </table:table-cell>
          <table:table-cell office:value-type="string" table:style-name="ce3">
            <text:p>Professor</text:p>
          </table:table-cell>
          <table:table-cell office:value-type="string" table:style-name="ce3">
            <text:p>integer aliquet massa id lobortis convallis tortor risus dapibus augue vel accumsan tellus nisi eu orci mauris lacinia sapien</text:p>
          </table:table-cell>
          <table:table-cell office:value-type="string" table:style-name="ce3">
            <text:p>R Programming</text:p>
          </table:table-cell>
          <table:table-cell office:value-type="string" table:style-name="ce3">
            <text:p>Real Estate and renewable energy</text:p>
          </table:table-cell>
          <table:table-cell table:content-validation-name="val11" table:style-name="ce1"/>
          <table:table-cell table:content-validation-name="val11" table:style-name="ce1"/>
          <table:table-cell office:value-type="string" office:string-value="A86973" table:formula="of:=&quot;A&quot;&amp;RANDBETWEEN(1; 9)&amp;RANDBETWEEN(1; 9)&amp;RANDBETWEEN(1; 9)&amp;RANDBETWEEN(1; 9)&amp;RANDBETWEEN(1; 9)" table:style-name="ce1">
            <text:p>A86973</text:p>
          </table:table-cell>
          <table:table-cell table:number-columns-repeated="16364"/>
        </table:table-row>
        <table:table-row table:style-name="ro3">
          <table:table-cell office:value-type="string" table:style-name="ce3">
            <text:p>Arnoldo</text:p>
          </table:table-cell>
          <table:table-cell office:value-type="string" table:style-name="ce3">
            <text:p>Joanne</text:p>
          </table:table-cell>
          <table:table-cell office:value-type="string" office:string-value="Arnoldo Joanne" table:formula="of:=[.A55]&amp;&quot; &quot;&amp;[.B55]" table:style-name="ce3">
            <text:p>Arnoldo Joanne</text:p>
          </table:table-cell>
          <table:table-cell office:value-type="string" table:content-validation-name="val8" table:style-name="ce3">
            <text:p>Digital architecture for peace</text:p>
          </table:table-cell>
          <table:table-cell office:value-type="string" table:style-name="ce3">
            <text:p>peace29</text:p>
          </table:table-cell>
          <table:table-cell table:content-validation-name="val9" table:style-name="ce3"/>
          <table:table-cell office:value-type="string" office:string-value="Arnoldo@Joanne.com" table:formula="of:=[.A55]&amp;&quot;@&quot;&amp;[.B55]&amp;&quot;.com&quot;" table:style-name="ce3">
            <text:p>Arnoldo@Joanne.com</text:p>
          </table:table-cell>
          <table:table-cell office:value-type="string" table:style-name="ce3">
            <text:p>952-636-8341</text:p>
          </table:table-cell>
          <table:table-cell office:value-type="string" table:style-name="ce3">
            <text:p>Trat</text:p>
          </table:table-cell>
          <table:table-cell office:value-type="string" table:style-name="ce3">
            <text:p>Thailand</text:p>
          </table:table-cell>
          <table:table-cell office:value-type="string" table:style-name="ce3">
            <text:p>Female</text:p>
          </table:table-cell>
          <table:table-cell office:value-type="string" office:string-value="https://eu.ui-avatars.com/api/?name=Arnoldo+Joanne&amp;background=A15634&amp;color=fff" table:formula="of:=&quot;https://eu.ui-avatars.com/api/?name=&quot;&amp;[.A55]&amp;&quot;+&quot;&amp;[.B55]&amp;&quot;&amp;background=&quot;&amp;[.T55]&amp;&quot;&amp;color=fff&quot;" table:style-name="ce10">
            <text:p>https://eu.ui-avatars.com/api/?name=Arnoldo+Joanne&amp;background=A15634&amp;color=fff</text:p>
          </table:table-cell>
          <table:table-cell office:value-type="string" table:style-name="ce3">
            <text:p>Lazzy</text:p>
          </table:table-cell>
          <table:table-cell office:value-type="string" table:style-name="ce3">
            <text:p>Director of Sales</text:p>
          </table:table-cell>
          <table:table-cell office:value-type="string" table:style-name="ce3">
            <text:p>morbi vel lectus in quam fringilla rhoncus mauris enim leo rhoncus</text:p>
          </table:table-cell>
          <table:table-cell office:value-type="string" table:style-name="ce3">
            <text:p>Java,C/C++,Python,R Programming</text:p>
          </table:table-cell>
          <table:table-cell office:value-type="string" table:style-name="ce3">
            <text:p>#IntellectualProperty #DataProtection #IP #Privacy #PersonalData</text:p>
          </table:table-cell>
          <table:table-cell table:content-validation-name="val11" table:style-name="ce1"/>
          <table:table-cell table:content-validation-name="val11" table:style-name="ce1"/>
          <table:table-cell office:value-type="string" office:string-value="A15634" table:formula="of:=&quot;A&quot;&amp;RANDBETWEEN(1; 9)&amp;RANDBETWEEN(1; 9)&amp;RANDBETWEEN(1; 9)&amp;RANDBETWEEN(1; 9)&amp;RANDBETWEEN(1; 9)" table:style-name="ce1">
            <text:p>A15634</text:p>
          </table:table-cell>
          <table:table-cell table:number-columns-repeated="16364"/>
        </table:table-row>
        <table:table-row table:style-name="ro3">
          <table:table-cell office:value-type="string" table:style-name="ce3">
            <text:p>Chance</text:p>
          </table:table-cell>
          <table:table-cell office:value-type="string" table:style-name="ce3">
            <text:p>Melaine</text:p>
          </table:table-cell>
          <table:table-cell office:value-type="string" office:string-value="Chance Melaine" table:formula="of:=[.A56]&amp;&quot; &quot;&amp;[.B56]" table:style-name="ce3">
            <text:p>Chance Melaine</text:p>
          </table:table-cell>
          <table:table-cell office:value-type="string" table:content-validation-name="val8" table:style-name="ce3">
            <text:p>Digital architecture for peace</text:p>
          </table:table-cell>
          <table:table-cell office:value-type="string" table:style-name="ce3">
            <text:p>peace29</text:p>
          </table:table-cell>
          <table:table-cell table:content-validation-name="val9" table:style-name="ce3"/>
          <table:table-cell office:value-type="string" office:string-value="Chance@Melaine.com" table:formula="of:=[.A56]&amp;&quot;@&quot;&amp;[.B56]&amp;&quot;.com&quot;" table:style-name="ce3">
            <text:p>Chance@Melaine.com</text:p>
          </table:table-cell>
          <table:table-cell office:value-type="string" table:style-name="ce3">
            <text:p>771-261-2110</text:p>
          </table:table-cell>
          <table:table-cell office:value-type="string" table:style-name="ce3">
            <text:p>Stara Kiszewa</text:p>
          </table:table-cell>
          <table:table-cell office:value-type="string" table:style-name="ce3">
            <text:p>Poland</text:p>
          </table:table-cell>
          <table:table-cell office:value-type="string" table:style-name="ce3">
            <text:p>Male</text:p>
          </table:table-cell>
          <table:table-cell office:value-type="string" office:string-value="https://eu.ui-avatars.com/api/?name=Chance+Melaine&amp;background=A39313&amp;color=fff" table:formula="of:=&quot;https://eu.ui-avatars.com/api/?name=&quot;&amp;[.A56]&amp;&quot;+&quot;&amp;[.B56]&amp;&quot;&amp;background=&quot;&amp;[.T56]&amp;&quot;&amp;color=fff&quot;" table:style-name="ce10">
            <text:p>https://eu.ui-avatars.com/api/?name=Chance+Melaine&amp;background=A39313&amp;color=fff</text:p>
          </table:table-cell>
          <table:table-cell office:value-type="string" table:style-name="ce3">
            <text:p>Brainlounge</text:p>
          </table:table-cell>
          <table:table-cell office:value-type="string" table:style-name="ce3">
            <text:p>Marketing Assistant</text:p>
          </table:table-cell>
          <table:table-cell office:value-type="string" table:style-name="ce3">
            <text:p>curae mauris viverra diam vitae quam suspendisse potenti nullam porttitor lacus at turpis donec posuere metus</text:p>
          </table:table-cell>
          <table:table-cell office:value-type="string" table:style-name="ce3">
            <text:p>Java Script,Python,Node.js,PHP,Scala,R Programming</text:p>
          </table:table-cell>
          <table:table-cell office:value-type="string" table:style-name="ce3">
            <text:p>GDPR, data protection, legal advice, personal data, privacy</text:p>
          </table:table-cell>
          <table:table-cell table:content-validation-name="val11" table:style-name="ce1"/>
          <table:table-cell table:content-validation-name="val11" table:style-name="ce1"/>
          <table:table-cell office:value-type="string" office:string-value="A39313" table:formula="of:=&quot;A&quot;&amp;RANDBETWEEN(1; 9)&amp;RANDBETWEEN(1; 9)&amp;RANDBETWEEN(1; 9)&amp;RANDBETWEEN(1; 9)&amp;RANDBETWEEN(1; 9)" table:style-name="ce1">
            <text:p>A39313</text:p>
          </table:table-cell>
          <table:table-cell table:number-columns-repeated="16364"/>
        </table:table-row>
        <table:table-row table:style-name="ro3">
          <table:table-cell office:value-type="string" table:style-name="ce3">
            <text:p>Wendy</text:p>
          </table:table-cell>
          <table:table-cell office:value-type="string" table:style-name="ce3">
            <text:p>Ghislaine</text:p>
          </table:table-cell>
          <table:table-cell office:value-type="string" office:string-value="Wendy Ghislaine" table:formula="of:=[.A57]&amp;&quot; &quot;&amp;[.B57]" table:style-name="ce3">
            <text:p>Wendy Ghislaine</text:p>
          </table:table-cell>
          <table:table-cell office:value-type="string" table:content-validation-name="val8" table:style-name="ce3">
            <text:p>Digital architecture for peace</text:p>
          </table:table-cell>
          <table:table-cell office:value-type="string" table:style-name="ce3">
            <text:p>peace29</text:p>
          </table:table-cell>
          <table:table-cell table:content-validation-name="val9" table:style-name="ce3"/>
          <table:table-cell office:value-type="string" office:string-value="Wendy@Ghislaine.com" table:formula="of:=[.A57]&amp;&quot;@&quot;&amp;[.B57]&amp;&quot;.com&quot;" table:style-name="ce3">
            <text:p>Wendy@Ghislaine.com</text:p>
          </table:table-cell>
          <table:table-cell office:value-type="string" table:style-name="ce3">
            <text:p>540-725-0357</text:p>
          </table:table-cell>
          <table:table-cell office:value-type="string" table:style-name="ce3">
            <text:p>Jāti</text:p>
          </table:table-cell>
          <table:table-cell office:value-type="string" table:style-name="ce3">
            <text:p>Pakistan</text:p>
          </table:table-cell>
          <table:table-cell office:value-type="string" table:style-name="ce3">
            <text:p>Female</text:p>
          </table:table-cell>
          <table:table-cell office:value-type="string" office:string-value="https://eu.ui-avatars.com/api/?name=Wendy+Ghislaine&amp;background=A53753&amp;color=fff" table:formula="of:=&quot;https://eu.ui-avatars.com/api/?name=&quot;&amp;[.A57]&amp;&quot;+&quot;&amp;[.B57]&amp;&quot;&amp;background=&quot;&amp;[.T57]&amp;&quot;&amp;color=fff&quot;" table:style-name="ce10">
            <text:p>https://eu.ui-avatars.com/api/?name=Wendy+Ghislaine&amp;background=A53753&amp;color=fff</text:p>
          </table:table-cell>
          <table:table-cell office:value-type="string" table:style-name="ce3">
            <text:p>Zazio</text:p>
          </table:table-cell>
          <table:table-cell office:value-type="string" table:style-name="ce3">
            <text:p>VP Product Management</text:p>
          </table:table-cell>
          <table:table-cell office:value-type="string" table:style-name="ce3">
            <text:p>metus arcu adipiscing molestie hendrerit at vulputate vitae nisl aenean lectus pellentesque eget nunc donec quis orci eget</text:p>
          </table:table-cell>
          <table:table-cell office:value-type="string" table:style-name="ce3">
            <text:p>Java Script,Java,Swift,C/C++,C#,CSS/HTML,Python,Node.js,PHP,Rust,Solidity,Go (Golang)</text:p>
          </table:table-cell>
          <table:table-cell office:value-type="string" table:style-name="ce3">
            <text:p>Legal, open source, licensing, copyright</text:p>
          </table:table-cell>
          <table:table-cell table:content-validation-name="val11" table:style-name="ce1"/>
          <table:table-cell table:content-validation-name="val11" table:style-name="ce1"/>
          <table:table-cell office:value-type="string" office:string-value="A53753" table:formula="of:=&quot;A&quot;&amp;RANDBETWEEN(1; 9)&amp;RANDBETWEEN(1; 9)&amp;RANDBETWEEN(1; 9)&amp;RANDBETWEEN(1; 9)&amp;RANDBETWEEN(1; 9)" table:style-name="ce1">
            <text:p>A53753</text:p>
          </table:table-cell>
          <table:table-cell table:number-columns-repeated="16364"/>
        </table:table-row>
        <table:table-row table:style-name="ro3">
          <table:table-cell office:value-type="string" table:style-name="ce3">
            <text:p>Lovetta</text:p>
          </table:table-cell>
          <table:table-cell office:value-type="string" table:style-name="ce3">
            <text:p>Florida</text:p>
          </table:table-cell>
          <table:table-cell office:value-type="string" office:string-value="Lovetta Florida" table:formula="of:=[.A58]&amp;&quot; &quot;&amp;[.B58]" table:style-name="ce3">
            <text:p>Lovetta Florida</text:p>
          </table:table-cell>
          <table:table-cell office:value-type="string" table:content-validation-name="val8" table:style-name="ce3">
            <text:p>Digital architecture for peace</text:p>
          </table:table-cell>
          <table:table-cell office:value-type="string" table:style-name="ce3">
            <text:p>peace29</text:p>
          </table:table-cell>
          <table:table-cell table:content-validation-name="val9" table:style-name="ce3"/>
          <table:table-cell office:value-type="string" office:string-value="Lovetta@Florida.com" table:formula="of:=[.A58]&amp;&quot;@&quot;&amp;[.B58]&amp;&quot;.com&quot;" table:style-name="ce3">
            <text:p>Lovetta@Florida.com</text:p>
          </table:table-cell>
          <table:table-cell office:value-type="string" table:style-name="ce3">
            <text:p>659-548-5056</text:p>
          </table:table-cell>
          <table:table-cell office:value-type="string" table:style-name="ce3">
            <text:p>Madan</text:p>
          </table:table-cell>
          <table:table-cell office:value-type="string" table:style-name="ce3">
            <text:p>Indonesia</text:p>
          </table:table-cell>
          <table:table-cell office:value-type="string" table:style-name="ce3">
            <text:p>Male</text:p>
          </table:table-cell>
          <table:table-cell office:value-type="string" office:string-value="https://eu.ui-avatars.com/api/?name=Lovetta+Florida&amp;background=A58359&amp;color=fff" table:formula="of:=&quot;https://eu.ui-avatars.com/api/?name=&quot;&amp;[.A58]&amp;&quot;+&quot;&amp;[.B58]&amp;&quot;&amp;background=&quot;&amp;[.T58]&amp;&quot;&amp;color=fff&quot;" table:style-name="ce10">
            <text:p>https://eu.ui-avatars.com/api/?name=Lovetta+Florida&amp;background=A58359&amp;color=fff</text:p>
          </table:table-cell>
          <table:table-cell office:value-type="string" table:style-name="ce3">
            <text:p>Buzzshare</text:p>
          </table:table-cell>
          <table:table-cell office:value-type="string" table:style-name="ce3">
            <text:p>Food Chemist</text:p>
          </table:table-cell>
          <table:table-cell office:value-type="string" table:style-name="ce3">
            <text:p>justo sollicitudin ut suscipit a feugiat et eros vestibulum ac est</text:p>
          </table:table-cell>
          <table:table-cell office:value-type="string" table:style-name="ce3">
            <text:p>Java Script,C/C++,C#,CSS/HTML,Python,Node.js,PHP,XML,json</text:p>
          </table:table-cell>
          <table:table-cell office:value-type="string" table:style-name="ce3">
            <text:p>Legal, contracts, Fintech, corporate, finance, capital markets, crowdfunding</text:p>
          </table:table-cell>
          <table:table-cell table:content-validation-name="val11" table:style-name="ce1"/>
          <table:table-cell table:content-validation-name="val11" table:style-name="ce1"/>
          <table:table-cell office:value-type="string" office:string-value="A58359" table:formula="of:=&quot;A&quot;&amp;RANDBETWEEN(1; 9)&amp;RANDBETWEEN(1; 9)&amp;RANDBETWEEN(1; 9)&amp;RANDBETWEEN(1; 9)&amp;RANDBETWEEN(1; 9)" table:style-name="ce1">
            <text:p>A58359</text:p>
          </table:table-cell>
          <table:table-cell table:number-columns-repeated="16364"/>
        </table:table-row>
        <table:table-row table:style-name="ro3">
          <table:table-cell office:value-type="string" table:style-name="ce3">
            <text:p>Augustus</text:p>
          </table:table-cell>
          <table:table-cell office:value-type="string" table:style-name="ce3">
            <text:p>Heathe</text:p>
          </table:table-cell>
          <table:table-cell office:value-type="string" office:string-value="Augustus Heathe" table:formula="of:=[.A59]&amp;&quot; &quot;&amp;[.B59]" table:style-name="ce3">
            <text:p>Augustus Heathe</text:p>
          </table:table-cell>
          <table:table-cell office:value-type="string" table:content-validation-name="val8" table:style-name="ce3">
            <text:p>Digital architecture for peace</text:p>
          </table:table-cell>
          <table:table-cell office:value-type="string" table:style-name="ce3">
            <text:p>peace31</text:p>
          </table:table-cell>
          <table:table-cell table:content-validation-name="val9" table:style-name="ce3"/>
          <table:table-cell office:value-type="string" office:string-value="Augustus@Heathe.com" table:formula="of:=[.A59]&amp;&quot;@&quot;&amp;[.B59]&amp;&quot;.com&quot;" table:style-name="ce3">
            <text:p>Augustus@Heathe.com</text:p>
          </table:table-cell>
          <table:table-cell office:value-type="string" table:style-name="ce3">
            <text:p>499-547-7216</text:p>
          </table:table-cell>
          <table:table-cell office:value-type="string" table:style-name="ce3">
            <text:p>Xiaoqi</text:p>
          </table:table-cell>
          <table:table-cell office:value-type="string" table:style-name="ce3">
            <text:p>China</text:p>
          </table:table-cell>
          <table:table-cell office:value-type="string" table:style-name="ce3">
            <text:p>Male</text:p>
          </table:table-cell>
          <table:table-cell office:value-type="string" office:string-value="https://eu.ui-avatars.com/api/?name=Augustus+Heathe&amp;background=A62463&amp;color=fff" table:formula="of:=&quot;https://eu.ui-avatars.com/api/?name=&quot;&amp;[.A59]&amp;&quot;+&quot;&amp;[.B59]&amp;&quot;&amp;background=&quot;&amp;[.T59]&amp;&quot;&amp;color=fff&quot;" table:style-name="ce10">
            <text:p>https://eu.ui-avatars.com/api/?name=Augustus+Heathe&amp;background=A62463&amp;color=fff</text:p>
          </table:table-cell>
          <table:table-cell office:value-type="string" table:style-name="ce3">
            <text:p>Meejo</text:p>
          </table:table-cell>
          <table:table-cell office:value-type="string" table:style-name="ce3">
            <text:p>Technical Writer</text:p>
          </table:table-cell>
          <table:table-cell office:value-type="string" table:style-name="ce3">
            <text:p>dolor morbi vel lectus in quam fringilla rhoncus mauris enim leo rhoncus sed vestibulum sit</text:p>
          </table:table-cell>
          <table:table-cell office:value-type="string" table:style-name="ce3">
            <text:p>Java Script,C#,Python,CSS/HTML,Java</text:p>
          </table:table-cell>
          <table:table-cell office:value-type="string" table:style-name="ce3">
            <text:p>#RealEstate #Law</text:p>
          </table:table-cell>
          <table:table-cell table:content-validation-name="val11" table:style-name="ce1"/>
          <table:table-cell table:content-validation-name="val11" table:style-name="ce1"/>
          <table:table-cell office:value-type="string" office:string-value="A62463" table:formula="of:=&quot;A&quot;&amp;RANDBETWEEN(1; 9)&amp;RANDBETWEEN(1; 9)&amp;RANDBETWEEN(1; 9)&amp;RANDBETWEEN(1; 9)&amp;RANDBETWEEN(1; 9)" table:style-name="ce1">
            <text:p>A62463</text:p>
          </table:table-cell>
          <table:table-cell table:number-columns-repeated="16364"/>
        </table:table-row>
        <table:table-row table:style-name="ro3">
          <table:table-cell office:value-type="string" table:style-name="ce3">
            <text:p>Jospeh</text:p>
          </table:table-cell>
          <table:table-cell office:value-type="string" table:style-name="ce3">
            <text:p>Svetlana</text:p>
          </table:table-cell>
          <table:table-cell office:value-type="string" office:string-value="Jospeh Svetlana" table:formula="of:=[.A60]&amp;&quot; &quot;&amp;[.B60]" table:style-name="ce3">
            <text:p>Jospeh Svetlana</text:p>
          </table:table-cell>
          <table:table-cell office:value-type="string" table:content-validation-name="val8" table:style-name="ce3">
            <text:p>Digital architecture for peace</text:p>
          </table:table-cell>
          <table:table-cell office:value-type="string" table:style-name="ce3">
            <text:p>peace31</text:p>
          </table:table-cell>
          <table:table-cell table:content-validation-name="val9" table:style-name="ce3"/>
          <table:table-cell office:value-type="string" office:string-value="Jospeh@Svetlana.com" table:formula="of:=[.A60]&amp;&quot;@&quot;&amp;[.B60]&amp;&quot;.com&quot;" table:style-name="ce3">
            <text:p>Jospeh@Svetlana.com</text:p>
          </table:table-cell>
          <table:table-cell office:value-type="string" table:style-name="ce3">
            <text:p>786-699-9050</text:p>
          </table:table-cell>
          <table:table-cell office:value-type="string" table:style-name="ce3">
            <text:p>Guruafin</text:p>
          </table:table-cell>
          <table:table-cell office:value-type="string" table:style-name="ce3">
            <text:p>Indonesia</text:p>
          </table:table-cell>
          <table:table-cell office:value-type="string" table:style-name="ce3">
            <text:p>Female</text:p>
          </table:table-cell>
          <table:table-cell office:value-type="string" office:string-value="https://eu.ui-avatars.com/api/?name=Jospeh+Svetlana&amp;background=A65263&amp;color=fff" table:formula="of:=&quot;https://eu.ui-avatars.com/api/?name=&quot;&amp;[.A60]&amp;&quot;+&quot;&amp;[.B60]&amp;&quot;&amp;background=&quot;&amp;[.T60]&amp;&quot;&amp;color=fff&quot;" table:style-name="ce10">
            <text:p>https://eu.ui-avatars.com/api/?name=Jospeh+Svetlana&amp;background=A65263&amp;color=fff</text:p>
          </table:table-cell>
          <table:table-cell office:value-type="string" table:style-name="ce3">
            <text:p>Babbleopia</text:p>
          </table:table-cell>
          <table:table-cell office:value-type="string" table:style-name="ce3">
            <text:p>Account Executive</text:p>
          </table:table-cell>
          <table:table-cell office:value-type="string" table:style-name="ce3">
            <text:p>amet cursus id turpis integer aliquet massa id lobortis convallis tortor risus dapibus augue vel</text:p>
          </table:table-cell>
          <table:table-cell office:value-type="string" table:style-name="ce3">
            <text:p>Java Script,Java,Swift,C/C++,C#,CSS/HTML,Node.js,PHP,Ruby,Solidity,XML</text:p>
          </table:table-cell>
          <table:table-cell office:value-type="string" table:style-name="ce3">
            <text:p>#healthcare</text:p>
          </table:table-cell>
          <table:table-cell table:content-validation-name="val11" table:style-name="ce1"/>
          <table:table-cell table:content-validation-name="val11" table:style-name="ce1"/>
          <table:table-cell office:value-type="string" office:string-value="A65263" table:formula="of:=&quot;A&quot;&amp;RANDBETWEEN(1; 9)&amp;RANDBETWEEN(1; 9)&amp;RANDBETWEEN(1; 9)&amp;RANDBETWEEN(1; 9)&amp;RANDBETWEEN(1; 9)" table:style-name="ce1">
            <text:p>A65263</text:p>
          </table:table-cell>
          <table:table-cell table:number-columns-repeated="16364"/>
        </table:table-row>
        <table:table-row table:style-name="ro3">
          <table:table-cell office:value-type="string" table:style-name="ce3">
            <text:p>Jeffrey</text:p>
          </table:table-cell>
          <table:table-cell office:value-type="string" table:style-name="ce3">
            <text:p>Edison</text:p>
          </table:table-cell>
          <table:table-cell office:value-type="string" office:string-value="Jeffrey Edison" table:formula="of:=[.A61]&amp;&quot; &quot;&amp;[.B61]" table:style-name="ce3">
            <text:p>Jeffrey Edison</text:p>
          </table:table-cell>
          <table:table-cell office:value-type="string" table:content-validation-name="val8" table:style-name="ce3">
            <text:p>Digital architecture for peace</text:p>
          </table:table-cell>
          <table:table-cell office:value-type="string" table:style-name="ce3">
            <text:p>peace31</text:p>
          </table:table-cell>
          <table:table-cell table:content-validation-name="val9" table:style-name="ce3"/>
          <table:table-cell office:value-type="string" office:string-value="Jeffrey@Edison.com" table:formula="of:=[.A61]&amp;&quot;@&quot;&amp;[.B61]&amp;&quot;.com&quot;" table:style-name="ce3">
            <text:p>Jeffrey@Edison.com</text:p>
          </table:table-cell>
          <table:table-cell office:value-type="string" table:style-name="ce3">
            <text:p>361-739-5032</text:p>
          </table:table-cell>
          <table:table-cell office:value-type="string" table:style-name="ce3">
            <text:p>Yanzhou</text:p>
          </table:table-cell>
          <table:table-cell office:value-type="string" table:style-name="ce3">
            <text:p>China</text:p>
          </table:table-cell>
          <table:table-cell office:value-type="string" table:style-name="ce3">
            <text:p>Female</text:p>
          </table:table-cell>
          <table:table-cell office:value-type="string" office:string-value="https://eu.ui-avatars.com/api/?name=Jeffrey+Edison&amp;background=A61843&amp;color=fff" table:formula="of:=&quot;https://eu.ui-avatars.com/api/?name=&quot;&amp;[.A61]&amp;&quot;+&quot;&amp;[.B61]&amp;&quot;&amp;background=&quot;&amp;[.T61]&amp;&quot;&amp;color=fff&quot;" table:style-name="ce10">
            <text:p>https://eu.ui-avatars.com/api/?name=Jeffrey+Edison&amp;background=A61843&amp;color=fff</text:p>
          </table:table-cell>
          <table:table-cell office:value-type="string" table:style-name="ce3">
            <text:p>Skidoo</text:p>
          </table:table-cell>
          <table:table-cell office:value-type="string" table:style-name="ce3">
            <text:p>Graphic Designer</text:p>
          </table:table-cell>
          <table:table-cell office:value-type="string" table:style-name="ce3">
            <text:p>velit nec nisi vulputate nonummy maecenas tincidunt lacus at velit vivamus vel</text:p>
          </table:table-cell>
          <table:table-cell office:value-type="string" table:style-name="ce3">
            <text:p>CSS/HTML,PHP</text:p>
          </table:table-cell>
          <table:table-cell office:value-type="string" table:style-name="ce3">
            <text:p>dispute resolution / litigation / arbitration</text:p>
          </table:table-cell>
          <table:table-cell table:content-validation-name="val11" table:style-name="ce1"/>
          <table:table-cell table:content-validation-name="val11" table:style-name="ce1"/>
          <table:table-cell office:value-type="string" office:string-value="A61843" table:formula="of:=&quot;A&quot;&amp;RANDBETWEEN(1; 9)&amp;RANDBETWEEN(1; 9)&amp;RANDBETWEEN(1; 9)&amp;RANDBETWEEN(1; 9)&amp;RANDBETWEEN(1; 9)" table:style-name="ce1">
            <text:p>A61843</text:p>
          </table:table-cell>
          <table:table-cell table:number-columns-repeated="16364"/>
        </table:table-row>
        <table:table-row table:style-name="ro3">
          <table:table-cell office:value-type="string" table:style-name="ce3">
            <text:p>Fidelia</text:p>
          </table:table-cell>
          <table:table-cell office:value-type="string" table:style-name="ce3">
            <text:p>Jolene</text:p>
          </table:table-cell>
          <table:table-cell office:value-type="string" office:string-value="Fidelia Jolene" table:formula="of:=[.A62]&amp;&quot; &quot;&amp;[.B62]" table:style-name="ce3">
            <text:p>Fidelia Jolene</text:p>
          </table:table-cell>
          <table:table-cell office:value-type="string" table:content-validation-name="val8" table:style-name="ce3">
            <text:p>Digital architecture for peace</text:p>
          </table:table-cell>
          <table:table-cell office:value-type="string" table:style-name="ce3">
            <text:p>peace31</text:p>
          </table:table-cell>
          <table:table-cell table:content-validation-name="val9" table:style-name="ce3"/>
          <table:table-cell office:value-type="string" office:string-value="Fidelia@Jolene.com" table:formula="of:=[.A62]&amp;&quot;@&quot;&amp;[.B62]&amp;&quot;.com&quot;" table:style-name="ce3">
            <text:p>Fidelia@Jolene.com</text:p>
          </table:table-cell>
          <table:table-cell office:value-type="string" table:style-name="ce3">
            <text:p>616-905-1068</text:p>
          </table:table-cell>
          <table:table-cell office:value-type="string" table:style-name="ce3">
            <text:p>Grand Rapids</text:p>
          </table:table-cell>
          <table:table-cell office:value-type="string" table:style-name="ce3">
            <text:p>United States</text:p>
          </table:table-cell>
          <table:table-cell office:value-type="string" table:style-name="ce3">
            <text:p>Male</text:p>
          </table:table-cell>
          <table:table-cell office:value-type="string" office:string-value="https://eu.ui-avatars.com/api/?name=Fidelia+Jolene&amp;background=A85359&amp;color=fff" table:formula="of:=&quot;https://eu.ui-avatars.com/api/?name=&quot;&amp;[.A62]&amp;&quot;+&quot;&amp;[.B62]&amp;&quot;&amp;background=&quot;&amp;[.T62]&amp;&quot;&amp;color=fff&quot;" table:style-name="ce10">
            <text:p>https://eu.ui-avatars.com/api/?name=Fidelia+Jolene&amp;background=A85359&amp;color=fff</text:p>
          </table:table-cell>
          <table:table-cell office:value-type="string" table:style-name="ce3">
            <text:p>Eire</text:p>
          </table:table-cell>
          <table:table-cell office:value-type="string" table:style-name="ce3">
            <text:p>Research Assistant III</text:p>
          </table:table-cell>
          <table:table-cell office:value-type="string" table:style-name="ce3">
            <text:p>vestibulum vestibulum ante ipsum primis in faucibus orci luctus et ultrices posuere cubilia</text:p>
          </table:table-cell>
          <table:table-cell office:value-type="string" table:style-name="ce3">
            <text:p>Java Script,Java,C/C++,CSS/HTML,Python,Node.js,PHP,R Programming</text:p>
          </table:table-cell>
          <table:table-cell office:value-type="string" table:style-name="ce3">
            <text:p>internal investigations, ediscovery</text:p>
          </table:table-cell>
          <table:table-cell table:content-validation-name="val11" table:style-name="ce1"/>
          <table:table-cell table:content-validation-name="val11" table:style-name="ce1"/>
          <table:table-cell office:value-type="string" office:string-value="A85359" table:formula="of:=&quot;A&quot;&amp;RANDBETWEEN(1; 9)&amp;RANDBETWEEN(1; 9)&amp;RANDBETWEEN(1; 9)&amp;RANDBETWEEN(1; 9)&amp;RANDBETWEEN(1; 9)" table:style-name="ce1">
            <text:p>A85359</text:p>
          </table:table-cell>
          <table:table-cell table:number-columns-repeated="16364"/>
        </table:table-row>
        <table:table-row table:style-name="ro3">
          <table:table-cell office:value-type="string" table:style-name="ce3">
            <text:p>Chin</text:p>
          </table:table-cell>
          <table:table-cell office:value-type="string" table:style-name="ce3">
            <text:p>Qiana</text:p>
          </table:table-cell>
          <table:table-cell office:value-type="string" office:string-value="Chin Qiana" table:formula="of:=[.A63]&amp;&quot; &quot;&amp;[.B63]" table:style-name="ce3">
            <text:p>Chin Qiana</text:p>
          </table:table-cell>
          <table:table-cell office:value-type="string" table:content-validation-name="val8" table:style-name="ce3">
            <text:p>Digital architecture for peace</text:p>
          </table:table-cell>
          <table:table-cell office:value-type="string" table:style-name="ce3">
            <text:p>peace31</text:p>
          </table:table-cell>
          <table:table-cell table:content-validation-name="val9" table:style-name="ce3"/>
          <table:table-cell office:value-type="string" office:string-value="Chin@Qiana.com" table:formula="of:=[.A63]&amp;&quot;@&quot;&amp;[.B63]&amp;&quot;.com&quot;" table:style-name="ce3">
            <text:p>Chin@Qiana.com</text:p>
          </table:table-cell>
          <table:table-cell office:value-type="string" table:style-name="ce3">
            <text:p>911-727-2965</text:p>
          </table:table-cell>
          <table:table-cell office:value-type="string" table:style-name="ce3">
            <text:p>Yinjiang</text:p>
          </table:table-cell>
          <table:table-cell office:value-type="string" table:style-name="ce3">
            <text:p>China</text:p>
          </table:table-cell>
          <table:table-cell office:value-type="string" table:style-name="ce3">
            <text:p>Male</text:p>
          </table:table-cell>
          <table:table-cell office:value-type="string" office:string-value="https://eu.ui-avatars.com/api/?name=Chin+Qiana&amp;background=A26176&amp;color=fff" table:formula="of:=&quot;https://eu.ui-avatars.com/api/?name=&quot;&amp;[.A63]&amp;&quot;+&quot;&amp;[.B63]&amp;&quot;&amp;background=&quot;&amp;[.T63]&amp;&quot;&amp;color=fff&quot;" table:style-name="ce10">
            <text:p>https://eu.ui-avatars.com/api/?name=Chin+Qiana&amp;background=A26176&amp;color=fff</text:p>
          </table:table-cell>
          <table:table-cell office:value-type="string" table:style-name="ce3">
            <text:p>Zoonoodle</text:p>
          </table:table-cell>
          <table:table-cell office:value-type="string" table:style-name="ce3">
            <text:p>Geologist IV</text:p>
          </table:table-cell>
          <table:table-cell office:value-type="string" table:style-name="ce3">
            <text:p>mauris ullamcorper purus sit amet nulla quisque arcu libero rutrum ac</text:p>
          </table:table-cell>
          <table:table-cell office:value-type="string" table:style-name="ce3">
            <text:p>CSS/HTML,PHP</text:p>
          </table:table-cell>
          <table:table-cell office:value-type="string" table:style-name="ce3">
            <text:p>#innovation</text:p>
          </table:table-cell>
          <table:table-cell table:content-validation-name="val11" table:style-name="ce1"/>
          <table:table-cell table:content-validation-name="val11" table:style-name="ce1"/>
          <table:table-cell office:value-type="string" office:string-value="A26176" table:formula="of:=&quot;A&quot;&amp;RANDBETWEEN(1; 9)&amp;RANDBETWEEN(1; 9)&amp;RANDBETWEEN(1; 9)&amp;RANDBETWEEN(1; 9)&amp;RANDBETWEEN(1; 9)" table:style-name="ce1">
            <text:p>A26176</text:p>
          </table:table-cell>
          <table:table-cell table:number-columns-repeated="16364"/>
        </table:table-row>
        <table:table-row table:style-name="ro3">
          <table:table-cell office:value-type="string" table:style-name="ce3">
            <text:p>Ardell</text:p>
          </table:table-cell>
          <table:table-cell office:value-type="string" table:style-name="ce3">
            <text:p>Svetlana</text:p>
          </table:table-cell>
          <table:table-cell office:value-type="string" office:string-value="Ardell Svetlana" table:formula="of:=[.A64]&amp;&quot; &quot;&amp;[.B64]" table:style-name="ce3">
            <text:p>Ardell Svetlana</text:p>
          </table:table-cell>
          <table:table-cell office:value-type="string" table:content-validation-name="val8" table:style-name="ce3">
            <text:p>Digital architecture for peace</text:p>
          </table:table-cell>
          <table:table-cell office:value-type="string" table:style-name="ce3">
            <text:p>peace31</text:p>
          </table:table-cell>
          <table:table-cell table:content-validation-name="val9" table:style-name="ce3"/>
          <table:table-cell office:value-type="string" office:string-value="Ardell@Svetlana.com" table:formula="of:=[.A64]&amp;&quot;@&quot;&amp;[.B64]&amp;&quot;.com&quot;" table:style-name="ce3">
            <text:p>Ardell@Svetlana.com</text:p>
          </table:table-cell>
          <table:table-cell office:value-type="string" table:style-name="ce3">
            <text:p>184-269-0941</text:p>
          </table:table-cell>
          <table:table-cell office:value-type="string" table:style-name="ce3">
            <text:p>Sopron</text:p>
          </table:table-cell>
          <table:table-cell office:value-type="string" table:style-name="ce3">
            <text:p>Hungary</text:p>
          </table:table-cell>
          <table:table-cell office:value-type="string" table:style-name="ce3">
            <text:p>Male</text:p>
          </table:table-cell>
          <table:table-cell office:value-type="string" office:string-value="https://eu.ui-avatars.com/api/?name=Ardell+Svetlana&amp;background=A13322&amp;color=fff" table:formula="of:=&quot;https://eu.ui-avatars.com/api/?name=&quot;&amp;[.A64]&amp;&quot;+&quot;&amp;[.B64]&amp;&quot;&amp;background=&quot;&amp;[.T64]&amp;&quot;&amp;color=fff&quot;" table:style-name="ce10">
            <text:p>https://eu.ui-avatars.com/api/?name=Ardell+Svetlana&amp;background=A13322&amp;color=fff</text:p>
          </table:table-cell>
          <table:table-cell office:value-type="string" table:style-name="ce3">
            <text:p>Brainsphere</text:p>
          </table:table-cell>
          <table:table-cell office:value-type="string" table:style-name="ce3">
            <text:p>Assistant Media Planner</text:p>
          </table:table-cell>
          <table:table-cell office:value-type="string" table:style-name="ce3">
            <text:p>eget nunc donec quis orci eget orci vehicula condimentum curabitur in libero ut massa volutpat convallis morbi odio odio elementum</text:p>
          </table:table-cell>
          <table:table-cell office:value-type="string" table:style-name="ce3">
            <text:p>Java Script,CSS/HTML,PHP,XML,react</text:p>
          </table:table-cell>
          <table:table-cell office:value-type="string" table:style-name="ce3">
            <text:p>#Criminallaw #investigations #ediscovery</text:p>
          </table:table-cell>
          <table:table-cell table:content-validation-name="val11" table:style-name="ce1"/>
          <table:table-cell table:content-validation-name="val11" table:style-name="ce1"/>
          <table:table-cell office:value-type="string" office:string-value="A13322" table:formula="of:=&quot;A&quot;&amp;RANDBETWEEN(1; 9)&amp;RANDBETWEEN(1; 9)&amp;RANDBETWEEN(1; 9)&amp;RANDBETWEEN(1; 9)&amp;RANDBETWEEN(1; 9)" table:style-name="ce1">
            <text:p>A13322</text:p>
          </table:table-cell>
          <table:table-cell table:number-columns-repeated="16364"/>
        </table:table-row>
        <table:table-row table:style-name="ro3">
          <table:table-cell office:value-type="string" table:style-name="ce3">
            <text:p>Maryalice</text:p>
          </table:table-cell>
          <table:table-cell office:value-type="string" table:style-name="ce3">
            <text:p>Piper</text:p>
          </table:table-cell>
          <table:table-cell office:value-type="string" office:string-value="Maryalice Piper" table:formula="of:=[.A65]&amp;&quot; &quot;&amp;[.B65]" table:style-name="ce3">
            <text:p>Maryalice Piper</text:p>
          </table:table-cell>
          <table:table-cell office:value-type="string" table:content-validation-name="val8" table:style-name="ce3">
            <text:p>Digital architecture for peace</text:p>
          </table:table-cell>
          <table:table-cell office:value-type="string" table:style-name="ce3">
            <text:p>peace31</text:p>
          </table:table-cell>
          <table:table-cell table:content-validation-name="val9" table:style-name="ce3"/>
          <table:table-cell office:value-type="string" office:string-value="Maryalice@Piper.com" table:formula="of:=[.A65]&amp;&quot;@&quot;&amp;[.B65]&amp;&quot;.com&quot;" table:style-name="ce3">
            <text:p>Maryalice@Piper.com</text:p>
          </table:table-cell>
          <table:table-cell office:value-type="string" table:style-name="ce3">
            <text:p>590-511-7731</text:p>
          </table:table-cell>
          <table:table-cell office:value-type="string" table:style-name="ce3">
            <text:p>Nové Sedlo</text:p>
          </table:table-cell>
          <table:table-cell office:value-type="string" table:style-name="ce3">
            <text:p>Czech Republic</text:p>
          </table:table-cell>
          <table:table-cell office:value-type="string" table:style-name="ce3">
            <text:p>Female</text:p>
          </table:table-cell>
          <table:table-cell office:value-type="string" office:string-value="https://eu.ui-avatars.com/api/?name=Maryalice+Piper&amp;background=A79688&amp;color=fff" table:formula="of:=&quot;https://eu.ui-avatars.com/api/?name=&quot;&amp;[.A65]&amp;&quot;+&quot;&amp;[.B65]&amp;&quot;&amp;background=&quot;&amp;[.T65]&amp;&quot;&amp;color=fff&quot;" table:style-name="ce10">
            <text:p>https://eu.ui-avatars.com/api/?name=Maryalice+Piper&amp;background=A79688&amp;color=fff</text:p>
          </table:table-cell>
          <table:table-cell office:value-type="string" table:style-name="ce3">
            <text:p>Meevee</text:p>
          </table:table-cell>
          <table:table-cell office:value-type="string" table:style-name="ce3">
            <text:p>Human Resources Assistant II</text:p>
          </table:table-cell>
          <table:table-cell office:value-type="string" table:style-name="ce3">
            <text:p>nisi venenatis tristique fusce congue diam id ornare imperdiet sapien urna pretium nisl ut volutpat sapien</text:p>
          </table:table-cell>
          <table:table-cell office:value-type="string" table:style-name="ce3">
            <text:p>Java</text:p>
          </table:table-cell>
          <table:table-cell office:value-type="string" table:style-name="ce3">
            <text:p>finance, law, loyensloeff</text:p>
          </table:table-cell>
          <table:table-cell table:content-validation-name="val11" table:style-name="ce1"/>
          <table:table-cell table:content-validation-name="val11" table:style-name="ce1"/>
          <table:table-cell office:value-type="string" office:string-value="A79688" table:formula="of:=&quot;A&quot;&amp;RANDBETWEEN(1; 9)&amp;RANDBETWEEN(1; 9)&amp;RANDBETWEEN(1; 9)&amp;RANDBETWEEN(1; 9)&amp;RANDBETWEEN(1; 9)" table:style-name="ce1">
            <text:p>A79688</text:p>
          </table:table-cell>
          <table:table-cell table:number-columns-repeated="16364"/>
        </table:table-row>
        <table:table-row table:style-name="ro3">
          <table:table-cell office:value-type="string" table:style-name="ce3">
            <text:p>Jeanette</text:p>
          </table:table-cell>
          <table:table-cell office:value-type="string" table:style-name="ce3">
            <text:p>Jacinto</text:p>
          </table:table-cell>
          <table:table-cell office:value-type="string" office:string-value="Jeanette Jacinto" table:formula="of:=[.A66]&amp;&quot; &quot;&amp;[.B66]" table:style-name="ce3">
            <text:p>Jeanette Jacinto</text:p>
          </table:table-cell>
          <table:table-cell office:value-type="string" table:content-validation-name="val8" table:style-name="ce3">
            <text:p>Digital architecture for peace</text:p>
          </table:table-cell>
          <table:table-cell office:value-type="string" table:style-name="ce3">
            <text:p>peace31</text:p>
          </table:table-cell>
          <table:table-cell table:content-validation-name="val9" table:style-name="ce3"/>
          <table:table-cell office:value-type="string" office:string-value="Jeanette@Jacinto.com" table:formula="of:=[.A66]&amp;&quot;@&quot;&amp;[.B66]&amp;&quot;.com&quot;" table:style-name="ce3">
            <text:p>Jeanette@Jacinto.com</text:p>
          </table:table-cell>
          <table:table-cell office:value-type="string" table:style-name="ce3">
            <text:p>228-700-0878</text:p>
          </table:table-cell>
          <table:table-cell office:value-type="string" table:style-name="ce3">
            <text:p>Dolní Rychnov</text:p>
          </table:table-cell>
          <table:table-cell office:value-type="string" table:style-name="ce3">
            <text:p>Czech Republic</text:p>
          </table:table-cell>
          <table:table-cell office:value-type="string" table:style-name="ce3">
            <text:p>Female</text:p>
          </table:table-cell>
          <table:table-cell office:value-type="string" office:string-value="https://eu.ui-avatars.com/api/?name=Jeanette+Jacinto&amp;background=A16975&amp;color=fff" table:formula="of:=&quot;https://eu.ui-avatars.com/api/?name=&quot;&amp;[.A66]&amp;&quot;+&quot;&amp;[.B66]&amp;&quot;&amp;background=&quot;&amp;[.T66]&amp;&quot;&amp;color=fff&quot;" table:style-name="ce10">
            <text:p>https://eu.ui-avatars.com/api/?name=Jeanette+Jacinto&amp;background=A16975&amp;color=fff</text:p>
          </table:table-cell>
          <table:table-cell office:value-type="string" table:style-name="ce3">
            <text:p>Voonder</text:p>
          </table:table-cell>
          <table:table-cell office:value-type="string" table:style-name="ce3">
            <text:p>Recruiter</text:p>
          </table:table-cell>
          <table:table-cell office:value-type="string" table:style-name="ce3">
            <text:p>ac est lacinia nisi venenatis tristique fusce congue diam id ornare imperdiet sapien urna pretium nisl</text:p>
          </table:table-cell>
          <table:table-cell office:value-type="string" table:style-name="ce3">
            <text:p>Java,C#,CSS/HTML,Python,Solidity</text:p>
          </table:table-cell>
          <table:table-cell office:value-type="string" table:style-name="ce3">
            <text:p>Zorg , ICT, EGIZ, normalisatie, NEN, normen, schemabeheer</text:p>
          </table:table-cell>
          <table:table-cell table:content-validation-name="val11" table:style-name="ce1"/>
          <table:table-cell table:content-validation-name="val11" table:style-name="ce1"/>
          <table:table-cell office:value-type="string" office:string-value="A16975" table:formula="of:=&quot;A&quot;&amp;RANDBETWEEN(1; 9)&amp;RANDBETWEEN(1; 9)&amp;RANDBETWEEN(1; 9)&amp;RANDBETWEEN(1; 9)&amp;RANDBETWEEN(1; 9)" table:style-name="ce1">
            <text:p>A16975</text:p>
          </table:table-cell>
          <table:table-cell table:number-columns-repeated="16364"/>
        </table:table-row>
        <table:table-row table:style-name="ro3">
          <table:table-cell office:value-type="string" table:style-name="ce3">
            <text:p>Santa</text:p>
          </table:table-cell>
          <table:table-cell office:value-type="string" table:style-name="ce3">
            <text:p>Drew</text:p>
          </table:table-cell>
          <table:table-cell office:value-type="string" office:string-value="Santa Drew" table:formula="of:=[.A67]&amp;&quot; &quot;&amp;[.B67]" table:style-name="ce3">
            <text:p>Santa Drew</text:p>
          </table:table-cell>
          <table:table-cell office:value-type="string" table:content-validation-name="val8" table:style-name="ce3">
            <text:p>Digital architecture for peace</text:p>
          </table:table-cell>
          <table:table-cell office:value-type="string" table:style-name="ce3">
            <text:p>peace31</text:p>
          </table:table-cell>
          <table:table-cell table:content-validation-name="val9" table:style-name="ce3"/>
          <table:table-cell office:value-type="string" office:string-value="Santa@Drew.com" table:formula="of:=[.A67]&amp;&quot;@&quot;&amp;[.B67]&amp;&quot;.com&quot;" table:style-name="ce3">
            <text:p>Santa@Drew.com</text:p>
          </table:table-cell>
          <table:table-cell office:value-type="string" table:style-name="ce3">
            <text:p>332-828-2717</text:p>
          </table:table-cell>
          <table:table-cell office:value-type="string" table:style-name="ce3">
            <text:p>Sipocot</text:p>
          </table:table-cell>
          <table:table-cell office:value-type="string" table:style-name="ce3">
            <text:p>Philippines</text:p>
          </table:table-cell>
          <table:table-cell office:value-type="string" table:style-name="ce3">
            <text:p>Female</text:p>
          </table:table-cell>
          <table:table-cell office:value-type="string" office:string-value="https://eu.ui-avatars.com/api/?name=Santa+Drew&amp;background=A79933&amp;color=fff" table:formula="of:=&quot;https://eu.ui-avatars.com/api/?name=&quot;&amp;[.A67]&amp;&quot;+&quot;&amp;[.B67]&amp;&quot;&amp;background=&quot;&amp;[.T67]&amp;&quot;&amp;color=fff&quot;" table:style-name="ce10">
            <text:p>https://eu.ui-avatars.com/api/?name=Santa+Drew&amp;background=A79933&amp;color=fff</text:p>
          </table:table-cell>
          <table:table-cell office:value-type="string" table:style-name="ce3">
            <text:p>Kazio</text:p>
          </table:table-cell>
          <table:table-cell office:value-type="string" table:style-name="ce3">
            <text:p>Office Assistant IV</text:p>
          </table:table-cell>
          <table:table-cell office:value-type="string" table:style-name="ce3">
            <text:p>augue aliquam erat volutpat in congue etiam justo etiam pretium iaculis justo in hac</text:p>
          </table:table-cell>
          <table:table-cell office:value-type="string" table:style-name="ce3">
            <text:p>Java,C/C++,Solidity</text:p>
          </table:table-cell>
          <table:table-cell office:value-type="string" table:style-name="ce3">
            <text:p>standardization</text:p>
          </table:table-cell>
          <table:table-cell table:content-validation-name="val11" table:style-name="ce1"/>
          <table:table-cell table:content-validation-name="val11" table:style-name="ce1"/>
          <table:table-cell office:value-type="string" office:string-value="A79933" table:formula="of:=&quot;A&quot;&amp;RANDBETWEEN(1; 9)&amp;RANDBETWEEN(1; 9)&amp;RANDBETWEEN(1; 9)&amp;RANDBETWEEN(1; 9)&amp;RANDBETWEEN(1; 9)" table:style-name="ce1">
            <text:p>A79933</text:p>
          </table:table-cell>
          <table:table-cell table:number-columns-repeated="16364"/>
        </table:table-row>
        <table:table-row table:style-name="ro3">
          <table:table-cell office:value-type="string" table:style-name="ce3">
            <text:p>Delana</text:p>
          </table:table-cell>
          <table:table-cell office:value-type="string" table:style-name="ce3">
            <text:p>Merissa</text:p>
          </table:table-cell>
          <table:table-cell office:value-type="string" office:string-value="Delana Merissa" table:formula="of:=[.A68]&amp;&quot; &quot;&amp;[.B68]" table:style-name="ce3">
            <text:p>Delana Merissa</text:p>
          </table:table-cell>
          <table:table-cell office:value-type="string" table:content-validation-name="val8" table:style-name="ce3">
            <text:p>Digital architecture for peace</text:p>
          </table:table-cell>
          <table:table-cell office:value-type="string" table:style-name="ce3">
            <text:p>peace31</text:p>
          </table:table-cell>
          <table:table-cell table:content-validation-name="val9" table:style-name="ce3"/>
          <table:table-cell office:value-type="string" office:string-value="Delana@Merissa.com" table:formula="of:=[.A68]&amp;&quot;@&quot;&amp;[.B68]&amp;&quot;.com&quot;" table:style-name="ce3">
            <text:p>Delana@Merissa.com</text:p>
          </table:table-cell>
          <table:table-cell office:value-type="string" table:style-name="ce3">
            <text:p>106-150-7750</text:p>
          </table:table-cell>
          <table:table-cell office:value-type="string" table:style-name="ce3">
            <text:p>Xinzhou</text:p>
          </table:table-cell>
          <table:table-cell office:value-type="string" table:style-name="ce3">
            <text:p>China</text:p>
          </table:table-cell>
          <table:table-cell office:value-type="string" table:style-name="ce3">
            <text:p>Female</text:p>
          </table:table-cell>
          <table:table-cell office:value-type="string" office:string-value="https://eu.ui-avatars.com/api/?name=Delana+Merissa&amp;background=A84129&amp;color=fff" table:formula="of:=&quot;https://eu.ui-avatars.com/api/?name=&quot;&amp;[.A68]&amp;&quot;+&quot;&amp;[.B68]&amp;&quot;&amp;background=&quot;&amp;[.T68]&amp;&quot;&amp;color=fff&quot;" table:style-name="ce10">
            <text:p>https://eu.ui-avatars.com/api/?name=Delana+Merissa&amp;background=A84129&amp;color=fff</text:p>
          </table:table-cell>
          <table:table-cell office:value-type="string" table:style-name="ce3">
            <text:p>Yakidoo</text:p>
          </table:table-cell>
          <table:table-cell office:value-type="string" table:style-name="ce3">
            <text:p>Staff Accountant II</text:p>
          </table:table-cell>
          <table:table-cell office:value-type="string" table:style-name="ce3">
            <text:p>vitae mattis nibh ligula nec sem duis aliquam convallis nunc proin at turpis a pede posuere nonummy</text:p>
          </table:table-cell>
          <table:table-cell office:value-type="string" table:style-name="ce3">
            <text:p>Java Script,Java,C/C++,C#,CSS/HTML,Python,Node.js,PHP,Ruby,Solidity,Go (Golang),XML,Scala,R Programming,Kotlin</text:p>
          </table:table-cell>
          <table:table-cell office:value-type="string" table:style-name="ce3">
            <text:p>construction, digital, regulation, standards</text:p>
          </table:table-cell>
          <table:table-cell table:content-validation-name="val11" table:style-name="ce1"/>
          <table:table-cell table:content-validation-name="val11" table:style-name="ce1"/>
          <table:table-cell office:value-type="string" office:string-value="A84129" table:formula="of:=&quot;A&quot;&amp;RANDBETWEEN(1; 9)&amp;RANDBETWEEN(1; 9)&amp;RANDBETWEEN(1; 9)&amp;RANDBETWEEN(1; 9)&amp;RANDBETWEEN(1; 9)" table:style-name="ce1">
            <text:p>A84129</text:p>
          </table:table-cell>
          <table:table-cell table:number-columns-repeated="16364"/>
        </table:table-row>
        <table:table-row table:style-name="ro3">
          <table:table-cell office:value-type="string" table:style-name="ce3">
            <text:p>Donny</text:p>
          </table:table-cell>
          <table:table-cell office:value-type="string" table:style-name="ce3">
            <text:p>Betsey</text:p>
          </table:table-cell>
          <table:table-cell office:value-type="string" office:string-value="Donny Betsey" table:formula="of:=[.A69]&amp;&quot; &quot;&amp;[.B69]" table:style-name="ce3">
            <text:p>Donny Betsey</text:p>
          </table:table-cell>
          <table:table-cell office:value-type="string" table:content-validation-name="val8" table:style-name="ce3">
            <text:p>Digital architecture for peace</text:p>
          </table:table-cell>
          <table:table-cell office:value-type="string" table:style-name="ce3">
            <text:p>peace31</text:p>
          </table:table-cell>
          <table:table-cell table:content-validation-name="val9" table:style-name="ce3"/>
          <table:table-cell office:value-type="string" office:string-value="Donny@Betsey.com" table:formula="of:=[.A69]&amp;&quot;@&quot;&amp;[.B69]&amp;&quot;.com&quot;" table:style-name="ce3">
            <text:p>Donny@Betsey.com</text:p>
          </table:table-cell>
          <table:table-cell office:value-type="string" table:style-name="ce3">
            <text:p>185-812-3201</text:p>
          </table:table-cell>
          <table:table-cell office:value-type="string" table:style-name="ce3">
            <text:p>Songzhuang</text:p>
          </table:table-cell>
          <table:table-cell office:value-type="string" table:style-name="ce3">
            <text:p>China</text:p>
          </table:table-cell>
          <table:table-cell office:value-type="string" table:style-name="ce3">
            <text:p>Female</text:p>
          </table:table-cell>
          <table:table-cell office:value-type="string" office:string-value="https://eu.ui-avatars.com/api/?name=Donny+Betsey&amp;background=A32816&amp;color=fff" table:formula="of:=&quot;https://eu.ui-avatars.com/api/?name=&quot;&amp;[.A69]&amp;&quot;+&quot;&amp;[.B69]&amp;&quot;&amp;background=&quot;&amp;[.T69]&amp;&quot;&amp;color=fff&quot;" table:style-name="ce10">
            <text:p>https://eu.ui-avatars.com/api/?name=Donny+Betsey&amp;background=A32816&amp;color=fff</text:p>
          </table:table-cell>
          <table:table-cell office:value-type="string" table:style-name="ce3">
            <text:p>Dazzlesphere</text:p>
          </table:table-cell>
          <table:table-cell office:value-type="string" table:style-name="ce3">
            <text:p>Systems Administrator III</text:p>
          </table:table-cell>
          <table:table-cell office:value-type="string" table:style-name="ce3">
            <text:p>dui luctus rutrum nulla tellus in sagittis dui vel nisl duis ac nibh</text:p>
          </table:table-cell>
          <table:table-cell table:style-name="ce3"/>
          <table:table-cell office:value-type="string" table:style-name="ce3">
            <text:p>NEN, Standards, ISO, Certification, Government</text:p>
          </table:table-cell>
          <table:table-cell table:content-validation-name="val11" table:style-name="ce1"/>
          <table:table-cell table:content-validation-name="val11" table:style-name="ce1"/>
          <table:table-cell office:value-type="string" office:string-value="A32816" table:formula="of:=&quot;A&quot;&amp;RANDBETWEEN(1; 9)&amp;RANDBETWEEN(1; 9)&amp;RANDBETWEEN(1; 9)&amp;RANDBETWEEN(1; 9)&amp;RANDBETWEEN(1; 9)" table:style-name="ce1">
            <text:p>A32816</text:p>
          </table:table-cell>
          <table:table-cell table:number-columns-repeated="16364"/>
        </table:table-row>
        <table:table-row table:style-name="ro3">
          <table:table-cell office:value-type="string" table:style-name="ce3">
            <text:p>Yulanda</text:p>
          </table:table-cell>
          <table:table-cell office:value-type="string" table:style-name="ce3">
            <text:p>Versie</text:p>
          </table:table-cell>
          <table:table-cell office:value-type="string" office:string-value="Yulanda Versie" table:formula="of:=[.A70]&amp;&quot; &quot;&amp;[.B70]" table:style-name="ce3">
            <text:p>Yulanda Versie</text:p>
          </table:table-cell>
          <table:table-cell office:value-type="string" table:content-validation-name="val8" table:style-name="ce3">
            <text:p>Digital architecture for peace</text:p>
          </table:table-cell>
          <table:table-cell office:value-type="string" table:style-name="ce3">
            <text:p>peace31</text:p>
          </table:table-cell>
          <table:table-cell table:content-validation-name="val9" table:style-name="ce3"/>
          <table:table-cell office:value-type="string" office:string-value="Yulanda@Versie.com" table:formula="of:=[.A70]&amp;&quot;@&quot;&amp;[.B70]&amp;&quot;.com&quot;" table:style-name="ce3">
            <text:p>Yulanda@Versie.com</text:p>
          </table:table-cell>
          <table:table-cell office:value-type="string" table:style-name="ce3">
            <text:p>695-207-6883</text:p>
          </table:table-cell>
          <table:table-cell office:value-type="string" table:style-name="ce3">
            <text:p>Dowlatyār</text:p>
          </table:table-cell>
          <table:table-cell office:value-type="string" table:style-name="ce3">
            <text:p>Afghanistan</text:p>
          </table:table-cell>
          <table:table-cell office:value-type="string" table:style-name="ce3">
            <text:p>Female</text:p>
          </table:table-cell>
          <table:table-cell office:value-type="string" office:string-value="https://eu.ui-avatars.com/api/?name=Yulanda+Versie&amp;background=A34683&amp;color=fff" table:formula="of:=&quot;https://eu.ui-avatars.com/api/?name=&quot;&amp;[.A70]&amp;&quot;+&quot;&amp;[.B70]&amp;&quot;&amp;background=&quot;&amp;[.T70]&amp;&quot;&amp;color=fff&quot;" table:style-name="ce10">
            <text:p>https://eu.ui-avatars.com/api/?name=Yulanda+Versie&amp;background=A34683&amp;color=fff</text:p>
          </table:table-cell>
          <table:table-cell office:value-type="string" table:style-name="ce3">
            <text:p>Rhynyx</text:p>
          </table:table-cell>
          <table:table-cell office:value-type="string" table:style-name="ce3">
            <text:p>Cost Accountant</text:p>
          </table:table-cell>
          <table:table-cell office:value-type="string" table:style-name="ce3">
            <text:p>risus praesent lectus vestibulum quam sapien varius ut blandit non interdum in ante vestibulum ante ipsum</text:p>
          </table:table-cell>
          <table:table-cell table:style-name="ce3"/>
          <table:table-cell office:value-type="string" table:style-name="ce3">
            <text:p>#environmentalpsychology #systemsthinking #moderater #sustainability</text:p>
          </table:table-cell>
          <table:table-cell table:content-validation-name="val11" table:style-name="ce1"/>
          <table:table-cell table:content-validation-name="val11" table:style-name="ce1"/>
          <table:table-cell office:value-type="string" office:string-value="A34683" table:formula="of:=&quot;A&quot;&amp;RANDBETWEEN(1; 9)&amp;RANDBETWEEN(1; 9)&amp;RANDBETWEEN(1; 9)&amp;RANDBETWEEN(1; 9)&amp;RANDBETWEEN(1; 9)" table:style-name="ce1">
            <text:p>A34683</text:p>
          </table:table-cell>
          <table:table-cell table:number-columns-repeated="16364"/>
        </table:table-row>
        <table:table-row table:style-name="ro3">
          <table:table-cell office:value-type="string" table:style-name="ce3">
            <text:p>Alysia</text:p>
          </table:table-cell>
          <table:table-cell office:value-type="string" table:style-name="ce3">
            <text:p>Janina</text:p>
          </table:table-cell>
          <table:table-cell office:value-type="string" office:string-value="Alysia Janina" table:formula="of:=[.A71]&amp;&quot; &quot;&amp;[.B71]" table:style-name="ce3">
            <text:p>Alysia Janina</text:p>
          </table:table-cell>
          <table:table-cell office:value-type="string" table:content-validation-name="val8" table:style-name="ce3">
            <text:p>Digital architecture for peace</text:p>
          </table:table-cell>
          <table:table-cell office:value-type="string" table:style-name="ce3">
            <text:p>peace31</text:p>
          </table:table-cell>
          <table:table-cell table:content-validation-name="val9" table:style-name="ce3"/>
          <table:table-cell office:value-type="string" office:string-value="Alysia@Janina.com" table:formula="of:=[.A71]&amp;&quot;@&quot;&amp;[.B71]&amp;&quot;.com&quot;" table:style-name="ce3">
            <text:p>Alysia@Janina.com</text:p>
          </table:table-cell>
          <table:table-cell office:value-type="string" table:style-name="ce3">
            <text:p>919-556-1140</text:p>
          </table:table-cell>
          <table:table-cell office:value-type="string" table:style-name="ce3">
            <text:p>Roldanillo</text:p>
          </table:table-cell>
          <table:table-cell office:value-type="string" table:style-name="ce3">
            <text:p>Colombia</text:p>
          </table:table-cell>
          <table:table-cell office:value-type="string" table:style-name="ce3">
            <text:p>Female</text:p>
          </table:table-cell>
          <table:table-cell office:value-type="string" office:string-value="https://eu.ui-avatars.com/api/?name=Alysia+Janina&amp;background=A79627&amp;color=fff" table:formula="of:=&quot;https://eu.ui-avatars.com/api/?name=&quot;&amp;[.A71]&amp;&quot;+&quot;&amp;[.B71]&amp;&quot;&amp;background=&quot;&amp;[.T71]&amp;&quot;&amp;color=fff&quot;" table:style-name="ce10">
            <text:p>https://eu.ui-avatars.com/api/?name=Alysia+Janina&amp;background=A79627&amp;color=fff</text:p>
          </table:table-cell>
          <table:table-cell office:value-type="string" table:style-name="ce3">
            <text:p>InnoZ</text:p>
          </table:table-cell>
          <table:table-cell office:value-type="string" table:style-name="ce3">
            <text:p>Software Engineer III</text:p>
          </table:table-cell>
          <table:table-cell office:value-type="string" table:style-name="ce3">
            <text:p>porta volutpat erat quisque erat eros viverra eget congue eget semper</text:p>
          </table:table-cell>
          <table:table-cell office:value-type="string" table:style-name="ce3">
            <text:p>Java</text:p>
          </table:table-cell>
          <table:table-cell office:value-type="string" table:style-name="ce3">
            <text:p>#standards #interoperability #trust #market uptake #stakeholder management</text:p>
          </table:table-cell>
          <table:table-cell table:content-validation-name="val11" table:style-name="ce1"/>
          <table:table-cell table:content-validation-name="val11" table:style-name="ce1"/>
          <table:table-cell office:value-type="string" office:string-value="A79627" table:formula="of:=&quot;A&quot;&amp;RANDBETWEEN(1; 9)&amp;RANDBETWEEN(1; 9)&amp;RANDBETWEEN(1; 9)&amp;RANDBETWEEN(1; 9)&amp;RANDBETWEEN(1; 9)" table:style-name="ce1">
            <text:p>A79627</text:p>
          </table:table-cell>
          <table:table-cell table:number-columns-repeated="16364"/>
        </table:table-row>
        <table:table-row table:style-name="ro3">
          <table:table-cell office:value-type="string" table:style-name="ce3">
            <text:p>Lakisha</text:p>
          </table:table-cell>
          <table:table-cell office:value-type="string" table:style-name="ce3">
            <text:p>Kathline</text:p>
          </table:table-cell>
          <table:table-cell office:value-type="string" office:string-value="Lakisha Kathline" table:formula="of:=[.A72]&amp;&quot; &quot;&amp;[.B72]" table:style-name="ce3">
            <text:p>Lakisha Kathline</text:p>
          </table:table-cell>
          <table:table-cell office:value-type="string" table:content-validation-name="val8" table:style-name="ce3">
            <text:p>Driving the adoption of living labs</text:p>
          </table:table-cell>
          <table:table-cell table:style-name="ce3"/>
          <table:table-cell table:content-validation-name="val9" table:style-name="ce3"/>
          <table:table-cell office:value-type="string" office:string-value="Lakisha@Kathline.com" table:formula="of:=[.A72]&amp;&quot;@&quot;&amp;[.B72]&amp;&quot;.com&quot;" table:style-name="ce3">
            <text:p>Lakisha@Kathline.com</text:p>
          </table:table-cell>
          <table:table-cell office:value-type="string" table:style-name="ce3">
            <text:p>762-373-8835</text:p>
          </table:table-cell>
          <table:table-cell office:value-type="string" table:style-name="ce3">
            <text:p>Gangmei</text:p>
          </table:table-cell>
          <table:table-cell office:value-type="string" table:style-name="ce3">
            <text:p>China</text:p>
          </table:table-cell>
          <table:table-cell office:value-type="string" table:style-name="ce3">
            <text:p>Male</text:p>
          </table:table-cell>
          <table:table-cell office:value-type="string" office:string-value="https://eu.ui-avatars.com/api/?name=Lakisha+Kathline&amp;background=A79162&amp;color=fff" table:formula="of:=&quot;https://eu.ui-avatars.com/api/?name=&quot;&amp;[.A72]&amp;&quot;+&quot;&amp;[.B72]&amp;&quot;&amp;background=&quot;&amp;[.T72]&amp;&quot;&amp;color=fff&quot;" table:style-name="ce10">
            <text:p>https://eu.ui-avatars.com/api/?name=Lakisha+Kathline&amp;background=A79162&amp;color=fff</text:p>
          </table:table-cell>
          <table:table-cell office:value-type="string" table:style-name="ce3">
            <text:p>Fiveclub</text:p>
          </table:table-cell>
          <table:table-cell office:value-type="string" table:style-name="ce3">
            <text:p>Quality Engineer</text:p>
          </table:table-cell>
          <table:table-cell office:value-type="string" table:style-name="ce3">
            <text:p>blandit mi in porttitor pede justo eu massa donec dapibus duis at velit eu est congue elementum in hac habitasse</text:p>
          </table:table-cell>
          <table:table-cell table:style-name="ce3"/>
          <table:table-cell office:value-type="string" table:style-name="ce3">
            <text:p>#businesmodelling #Leanstartupcoach #teamcoaching</text:p>
          </table:table-cell>
          <table:table-cell table:content-validation-name="val11" table:style-name="ce1"/>
          <table:table-cell table:content-validation-name="val11" table:style-name="ce1"/>
          <table:table-cell office:value-type="string" office:string-value="A79162" table:formula="of:=&quot;A&quot;&amp;RANDBETWEEN(1; 9)&amp;RANDBETWEEN(1; 9)&amp;RANDBETWEEN(1; 9)&amp;RANDBETWEEN(1; 9)&amp;RANDBETWEEN(1; 9)" table:style-name="ce1">
            <text:p>A79162</text:p>
          </table:table-cell>
          <table:table-cell table:number-columns-repeated="16364"/>
        </table:table-row>
        <table:table-row table:style-name="ro3">
          <table:table-cell office:value-type="string" table:style-name="ce3">
            <text:p>Hong</text:p>
          </table:table-cell>
          <table:table-cell office:value-type="string" table:style-name="ce3">
            <text:p>Dudley</text:p>
          </table:table-cell>
          <table:table-cell office:value-type="string" office:string-value="Hong Dudley" table:formula="of:=[.A73]&amp;&quot; &quot;&amp;[.B73]" table:style-name="ce3">
            <text:p>Hong Dudley</text:p>
          </table:table-cell>
          <table:table-cell office:value-type="string" table:content-validation-name="val8" table:style-name="ce3">
            <text:p>Driving the adoption of living labs</text:p>
          </table:table-cell>
          <table:table-cell table:style-name="ce3"/>
          <table:table-cell table:content-validation-name="val9" table:style-name="ce3"/>
          <table:table-cell office:value-type="string" office:string-value="Hong@Dudley.com" table:formula="of:=[.A73]&amp;&quot;@&quot;&amp;[.B73]&amp;&quot;.com&quot;" table:style-name="ce3">
            <text:p>Hong@Dudley.com</text:p>
          </table:table-cell>
          <table:table-cell office:value-type="string" table:style-name="ce3">
            <text:p>390-702-8057</text:p>
          </table:table-cell>
          <table:table-cell office:value-type="string" table:style-name="ce3">
            <text:p>Mahendranagar</text:p>
          </table:table-cell>
          <table:table-cell office:value-type="string" table:style-name="ce3">
            <text:p>Nepal</text:p>
          </table:table-cell>
          <table:table-cell office:value-type="string" table:style-name="ce3">
            <text:p>Female</text:p>
          </table:table-cell>
          <table:table-cell office:value-type="string" office:string-value="https://eu.ui-avatars.com/api/?name=Hong+Dudley&amp;background=A48382&amp;color=fff" table:formula="of:=&quot;https://eu.ui-avatars.com/api/?name=&quot;&amp;[.A73]&amp;&quot;+&quot;&amp;[.B73]&amp;&quot;&amp;background=&quot;&amp;[.T73]&amp;&quot;&amp;color=fff&quot;" table:style-name="ce10">
            <text:p>https://eu.ui-avatars.com/api/?name=Hong+Dudley&amp;background=A48382&amp;color=fff</text:p>
          </table:table-cell>
          <table:table-cell office:value-type="string" table:style-name="ce3">
            <text:p>Oyondu</text:p>
          </table:table-cell>
          <table:table-cell office:value-type="string" table:style-name="ce3">
            <text:p>Engineer IV</text:p>
          </table:table-cell>
          <table:table-cell office:value-type="string" table:style-name="ce3">
            <text:p>lobortis est phasellus sit amet erat nulla tempus vivamus in felis</text:p>
          </table:table-cell>
          <table:table-cell table:style-name="ce3"/>
          <table:table-cell office:value-type="string" table:style-name="ce3">
            <text:p>#standardization #certification #quality #safety #standards</text:p>
          </table:table-cell>
          <table:table-cell table:content-validation-name="val11" table:style-name="ce1"/>
          <table:table-cell table:content-validation-name="val11" table:style-name="ce1"/>
          <table:table-cell office:value-type="string" office:string-value="A48382" table:formula="of:=&quot;A&quot;&amp;RANDBETWEEN(1; 9)&amp;RANDBETWEEN(1; 9)&amp;RANDBETWEEN(1; 9)&amp;RANDBETWEEN(1; 9)&amp;RANDBETWEEN(1; 9)" table:style-name="ce1">
            <text:p>A48382</text:p>
          </table:table-cell>
          <table:table-cell table:number-columns-repeated="16364"/>
        </table:table-row>
        <table:table-row table:style-name="ro3">
          <table:table-cell office:value-type="string" table:style-name="ce3">
            <text:p>Alana</text:p>
          </table:table-cell>
          <table:table-cell office:value-type="string" table:style-name="ce3">
            <text:p>Burl</text:p>
          </table:table-cell>
          <table:table-cell office:value-type="string" office:string-value="Alana Burl" table:formula="of:=[.A74]&amp;&quot; &quot;&amp;[.B74]" table:style-name="ce3">
            <text:p>Alana Burl</text:p>
          </table:table-cell>
          <table:table-cell office:value-type="string" table:content-validation-name="val8" table:style-name="ce3">
            <text:p>Driving the adoption of living labs</text:p>
          </table:table-cell>
          <table:table-cell table:style-name="ce3"/>
          <table:table-cell table:content-validation-name="val9" table:style-name="ce3"/>
          <table:table-cell office:value-type="string" office:string-value="Alana@Burl.com" table:formula="of:=[.A74]&amp;&quot;@&quot;&amp;[.B74]&amp;&quot;.com&quot;" table:style-name="ce3">
            <text:p>Alana@Burl.com</text:p>
          </table:table-cell>
          <table:table-cell office:value-type="string" table:style-name="ce3">
            <text:p>141-309-9389</text:p>
          </table:table-cell>
          <table:table-cell office:value-type="string" table:style-name="ce3">
            <text:p>Arhust</text:p>
          </table:table-cell>
          <table:table-cell office:value-type="string" table:style-name="ce3">
            <text:p>Mongolia</text:p>
          </table:table-cell>
          <table:table-cell office:value-type="string" table:style-name="ce3">
            <text:p>Female</text:p>
          </table:table-cell>
          <table:table-cell office:value-type="string" office:string-value="https://eu.ui-avatars.com/api/?name=Alana+Burl&amp;background=A79697&amp;color=fff" table:formula="of:=&quot;https://eu.ui-avatars.com/api/?name=&quot;&amp;[.A74]&amp;&quot;+&quot;&amp;[.B74]&amp;&quot;&amp;background=&quot;&amp;[.T74]&amp;&quot;&amp;color=fff&quot;" table:style-name="ce10">
            <text:p>https://eu.ui-avatars.com/api/?name=Alana+Burl&amp;background=A79697&amp;color=fff</text:p>
          </table:table-cell>
          <table:table-cell office:value-type="string" table:style-name="ce3">
            <text:p>Ntag</text:p>
          </table:table-cell>
          <table:table-cell office:value-type="string" table:style-name="ce3">
            <text:p>Analog Circuit Design manager</text:p>
          </table:table-cell>
          <table:table-cell office:value-type="string" table:style-name="ce3">
            <text:p>sollicitudin vitae consectetuer eget rutrum at lorem integer tincidunt ante vel ipsum praesent blandit lacinia erat</text:p>
          </table:table-cell>
          <table:table-cell table:style-name="ce3"/>
          <table:table-cell office:value-type="string" table:style-name="ce3">
            <text:p>#standards #EPB #energy #buildings #healthybuildings #buildingphysics #noise #light #daylight #ISO52000 #bouw #NEN #consensus #CEN</text:p>
          </table:table-cell>
          <table:table-cell table:content-validation-name="val11" table:style-name="ce1"/>
          <table:table-cell table:content-validation-name="val11" table:style-name="ce1"/>
          <table:table-cell office:value-type="string" office:string-value="A79697" table:formula="of:=&quot;A&quot;&amp;RANDBETWEEN(1; 9)&amp;RANDBETWEEN(1; 9)&amp;RANDBETWEEN(1; 9)&amp;RANDBETWEEN(1; 9)&amp;RANDBETWEEN(1; 9)" table:style-name="ce1">
            <text:p>A79697</text:p>
          </table:table-cell>
          <table:table-cell table:number-columns-repeated="16364"/>
        </table:table-row>
        <table:table-row table:style-name="ro3">
          <table:table-cell office:value-type="string" table:style-name="ce3">
            <text:p>Sheryll</text:p>
          </table:table-cell>
          <table:table-cell office:value-type="string" table:style-name="ce3">
            <text:p>Renita</text:p>
          </table:table-cell>
          <table:table-cell office:value-type="string" office:string-value="Sheryll Renita" table:formula="of:=[.A75]&amp;&quot; &quot;&amp;[.B75]" table:style-name="ce3">
            <text:p>Sheryll Renita</text:p>
          </table:table-cell>
          <table:table-cell office:value-type="string" table:content-validation-name="val8" table:style-name="ce3">
            <text:p>Driving the adoption of living labs</text:p>
          </table:table-cell>
          <table:table-cell table:style-name="ce3"/>
          <table:table-cell table:content-validation-name="val9" table:style-name="ce3"/>
          <table:table-cell office:value-type="string" office:string-value="Sheryll@Renita.com" table:formula="of:=[.A75]&amp;&quot;@&quot;&amp;[.B75]&amp;&quot;.com&quot;" table:style-name="ce3">
            <text:p>Sheryll@Renita.com</text:p>
          </table:table-cell>
          <table:table-cell office:value-type="string" table:style-name="ce3">
            <text:p>148-350-4576</text:p>
          </table:table-cell>
          <table:table-cell office:value-type="string" table:style-name="ce3">
            <text:p>Capanema</text:p>
          </table:table-cell>
          <table:table-cell office:value-type="string" table:style-name="ce3">
            <text:p>Brazil</text:p>
          </table:table-cell>
          <table:table-cell office:value-type="string" table:style-name="ce3">
            <text:p>Male</text:p>
          </table:table-cell>
          <table:table-cell office:value-type="string" office:string-value="https://eu.ui-avatars.com/api/?name=Sheryll+Renita&amp;background=A38127&amp;color=fff" table:formula="of:=&quot;https://eu.ui-avatars.com/api/?name=&quot;&amp;[.A75]&amp;&quot;+&quot;&amp;[.B75]&amp;&quot;&amp;background=&quot;&amp;[.T75]&amp;&quot;&amp;color=fff&quot;" table:style-name="ce10">
            <text:p>https://eu.ui-avatars.com/api/?name=Sheryll+Renita&amp;background=A38127&amp;color=fff</text:p>
          </table:table-cell>
          <table:table-cell office:value-type="string" table:style-name="ce3">
            <text:p>Jabbertype</text:p>
          </table:table-cell>
          <table:table-cell office:value-type="string" table:style-name="ce3">
            <text:p>Senior Quality Engineer</text:p>
          </table:table-cell>
          <table:table-cell office:value-type="string" table:style-name="ce3">
            <text:p>cras pellentesque volutpat dui maecenas tristique est et tempus semper est</text:p>
          </table:table-cell>
          <table:table-cell table:style-name="ce3"/>
          <table:table-cell office:value-type="string" table:style-name="ce3">
            <text:p>#marketing #communication</text:p>
          </table:table-cell>
          <table:table-cell table:content-validation-name="val11" table:style-name="ce1"/>
          <table:table-cell table:content-validation-name="val11" table:style-name="ce1"/>
          <table:table-cell office:value-type="string" office:string-value="A38127" table:formula="of:=&quot;A&quot;&amp;RANDBETWEEN(1; 9)&amp;RANDBETWEEN(1; 9)&amp;RANDBETWEEN(1; 9)&amp;RANDBETWEEN(1; 9)&amp;RANDBETWEEN(1; 9)" table:style-name="ce1">
            <text:p>A38127</text:p>
          </table:table-cell>
          <table:table-cell table:number-columns-repeated="16364"/>
        </table:table-row>
        <table:table-row table:style-name="ro3">
          <table:table-cell office:value-type="string" table:style-name="ce3">
            <text:p>Cinderella</text:p>
          </table:table-cell>
          <table:table-cell office:value-type="string" table:style-name="ce3">
            <text:p>Janine</text:p>
          </table:table-cell>
          <table:table-cell office:value-type="string" office:string-value="Cinderella Janine" table:formula="of:=[.A76]&amp;&quot; &quot;&amp;[.B76]" table:style-name="ce3">
            <text:p>Cinderella Janine</text:p>
          </table:table-cell>
          <table:table-cell office:value-type="string" table:content-validation-name="val8" table:style-name="ce3">
            <text:p>Driving the adoption of living labs</text:p>
          </table:table-cell>
          <table:table-cell table:style-name="ce3"/>
          <table:table-cell table:content-validation-name="val9" table:style-name="ce3"/>
          <table:table-cell office:value-type="string" office:string-value="Cinderella@Janine.com" table:formula="of:=[.A76]&amp;&quot;@&quot;&amp;[.B76]&amp;&quot;.com&quot;" table:style-name="ce3">
            <text:p>Cinderella@Janine.com</text:p>
          </table:table-cell>
          <table:table-cell office:value-type="string" table:style-name="ce3">
            <text:p>842-449-5393</text:p>
          </table:table-cell>
          <table:table-cell office:value-type="string" table:style-name="ce3">
            <text:p>Lanat</text:p>
          </table:table-cell>
          <table:table-cell office:value-type="string" table:style-name="ce3">
            <text:p>Philippines</text:p>
          </table:table-cell>
          <table:table-cell office:value-type="string" table:style-name="ce3">
            <text:p>Male</text:p>
          </table:table-cell>
          <table:table-cell office:value-type="string" office:string-value="https://eu.ui-avatars.com/api/?name=Cinderella+Janine&amp;background=A94111&amp;color=fff" table:formula="of:=&quot;https://eu.ui-avatars.com/api/?name=&quot;&amp;[.A76]&amp;&quot;+&quot;&amp;[.B76]&amp;&quot;&amp;background=&quot;&amp;[.T76]&amp;&quot;&amp;color=fff&quot;" table:style-name="ce10">
            <text:p>https://eu.ui-avatars.com/api/?name=Cinderella+Janine&amp;background=A94111&amp;color=fff</text:p>
          </table:table-cell>
          <table:table-cell office:value-type="string" table:style-name="ce3">
            <text:p>Tanoodle</text:p>
          </table:table-cell>
          <table:table-cell office:value-type="string" table:style-name="ce3">
            <text:p>Design Engineer</text:p>
          </table:table-cell>
          <table:table-cell office:value-type="string" table:style-name="ce3">
            <text:p>massa donec dapibus duis at velit eu est congue elementum in</text:p>
          </table:table-cell>
          <table:table-cell table:style-name="ce3"/>
          <table:table-cell office:value-type="string" table:style-name="ce3">
            <text:p>innovatie</text:p>
          </table:table-cell>
          <table:table-cell table:content-validation-name="val11" table:style-name="ce1"/>
          <table:table-cell table:content-validation-name="val11" table:style-name="ce1"/>
          <table:table-cell office:value-type="string" office:string-value="A94111" table:formula="of:=&quot;A&quot;&amp;RANDBETWEEN(1; 9)&amp;RANDBETWEEN(1; 9)&amp;RANDBETWEEN(1; 9)&amp;RANDBETWEEN(1; 9)&amp;RANDBETWEEN(1; 9)" table:style-name="ce1">
            <text:p>A94111</text:p>
          </table:table-cell>
          <table:table-cell table:number-columns-repeated="16364"/>
        </table:table-row>
        <table:table-row table:style-name="ro3">
          <table:table-cell office:value-type="string" table:style-name="ce3">
            <text:p>Maudie</text:p>
          </table:table-cell>
          <table:table-cell office:value-type="string" table:style-name="ce3">
            <text:p>Shavonda</text:p>
          </table:table-cell>
          <table:table-cell office:value-type="string" office:string-value="Maudie Shavonda" table:formula="of:=[.A77]&amp;&quot; &quot;&amp;[.B77]" table:style-name="ce3">
            <text:p>Maudie Shavonda</text:p>
          </table:table-cell>
          <table:table-cell office:value-type="string" table:content-validation-name="val8" table:style-name="ce3">
            <text:p>Driving the adoption of living labs</text:p>
          </table:table-cell>
          <table:table-cell table:style-name="ce3"/>
          <table:table-cell table:content-validation-name="val9" table:style-name="ce3"/>
          <table:table-cell office:value-type="string" office:string-value="Maudie@Shavonda.com" table:formula="of:=[.A77]&amp;&quot;@&quot;&amp;[.B77]&amp;&quot;.com&quot;" table:style-name="ce3">
            <text:p>Maudie@Shavonda.com</text:p>
          </table:table-cell>
          <table:table-cell office:value-type="string" table:style-name="ce3">
            <text:p>559-922-7502</text:p>
          </table:table-cell>
          <table:table-cell office:value-type="string" table:style-name="ce3">
            <text:p>Il’ya</text:p>
          </table:table-cell>
          <table:table-cell office:value-type="string" table:style-name="ce3">
            <text:p>Belarus</text:p>
          </table:table-cell>
          <table:table-cell office:value-type="string" table:style-name="ce3">
            <text:p>Male</text:p>
          </table:table-cell>
          <table:table-cell office:value-type="string" office:string-value="https://eu.ui-avatars.com/api/?name=Maudie+Shavonda&amp;background=A87268&amp;color=fff" table:formula="of:=&quot;https://eu.ui-avatars.com/api/?name=&quot;&amp;[.A77]&amp;&quot;+&quot;&amp;[.B77]&amp;&quot;&amp;background=&quot;&amp;[.T77]&amp;&quot;&amp;color=fff&quot;" table:style-name="ce10">
            <text:p>https://eu.ui-avatars.com/api/?name=Maudie+Shavonda&amp;background=A87268&amp;color=fff</text:p>
          </table:table-cell>
          <table:table-cell office:value-type="string" table:style-name="ce3">
            <text:p>LiveZ</text:p>
          </table:table-cell>
          <table:table-cell office:value-type="string" table:style-name="ce3">
            <text:p>Statistician II</text:p>
          </table:table-cell>
          <table:table-cell office:value-type="string" table:style-name="ce3">
            <text:p>et ultrices posuere cubilia curae duis faucibus accumsan odio curabitur convallis duis</text:p>
          </table:table-cell>
          <table:table-cell office:value-type="string" table:style-name="ce3">
            <text:p>Java Script,CSS/HTML,Node.js,PHP</text:p>
          </table:table-cell>
          <table:table-cell office:value-type="string" table:style-name="ce3">
            <text:p>standardization documentation document distribution</text:p>
          </table:table-cell>
          <table:table-cell table:content-validation-name="val11" table:style-name="ce1"/>
          <table:table-cell table:content-validation-name="val11" table:style-name="ce1"/>
          <table:table-cell office:value-type="string" office:string-value="A87268" table:formula="of:=&quot;A&quot;&amp;RANDBETWEEN(1; 9)&amp;RANDBETWEEN(1; 9)&amp;RANDBETWEEN(1; 9)&amp;RANDBETWEEN(1; 9)&amp;RANDBETWEEN(1; 9)" table:style-name="ce1">
            <text:p>A87268</text:p>
          </table:table-cell>
          <table:table-cell table:number-columns-repeated="16364"/>
        </table:table-row>
        <table:table-row table:style-name="ro3">
          <table:table-cell office:value-type="string" table:style-name="ce3">
            <text:p>Andera</text:p>
          </table:table-cell>
          <table:table-cell office:value-type="string" table:style-name="ce3">
            <text:p>Veda</text:p>
          </table:table-cell>
          <table:table-cell office:value-type="string" office:string-value="Andera Veda" table:formula="of:=[.A78]&amp;&quot; &quot;&amp;[.B78]" table:style-name="ce3">
            <text:p>Andera Veda</text:p>
          </table:table-cell>
          <table:table-cell office:value-type="string" table:content-validation-name="val8" table:style-name="ce3">
            <text:p>Driving the adoption of living labs</text:p>
          </table:table-cell>
          <table:table-cell table:style-name="ce3"/>
          <table:table-cell table:content-validation-name="val9" table:style-name="ce3"/>
          <table:table-cell office:value-type="string" office:string-value="Andera@Veda.com" table:formula="of:=[.A78]&amp;&quot;@&quot;&amp;[.B78]&amp;&quot;.com&quot;" table:style-name="ce3">
            <text:p>Andera@Veda.com</text:p>
          </table:table-cell>
          <table:table-cell office:value-type="string" table:style-name="ce3">
            <text:p>848-125-9395</text:p>
          </table:table-cell>
          <table:table-cell office:value-type="string" table:style-name="ce3">
            <text:p>P’yŏngsŏng</text:p>
          </table:table-cell>
          <table:table-cell office:value-type="string" table:style-name="ce3">
            <text:p>North Korea</text:p>
          </table:table-cell>
          <table:table-cell office:value-type="string" table:style-name="ce3">
            <text:p>Male</text:p>
          </table:table-cell>
          <table:table-cell office:value-type="string" office:string-value="https://eu.ui-avatars.com/api/?name=Andera+Veda&amp;background=A99455&amp;color=fff" table:formula="of:=&quot;https://eu.ui-avatars.com/api/?name=&quot;&amp;[.A78]&amp;&quot;+&quot;&amp;[.B78]&amp;&quot;&amp;background=&quot;&amp;[.T78]&amp;&quot;&amp;color=fff&quot;" table:style-name="ce10">
            <text:p>https://eu.ui-avatars.com/api/?name=Andera+Veda&amp;background=A99455&amp;color=fff</text:p>
          </table:table-cell>
          <table:table-cell office:value-type="string" table:style-name="ce3">
            <text:p>Eire</text:p>
          </table:table-cell>
          <table:table-cell office:value-type="string" table:style-name="ce3">
            <text:p>Accounting Assistant IV</text:p>
          </table:table-cell>
          <table:table-cell office:value-type="string" table:style-name="ce3">
            <text:p>amet lobortis sapien sapien non mi integer ac neque duis bibendum morbi non quam nec dui luctus rutrum</text:p>
          </table:table-cell>
          <table:table-cell office:value-type="string" table:style-name="ce3">
            <text:p>CSS/HTML,Python,Node.js,Rust,Solidity</text:p>
          </table:table-cell>
          <table:table-cell office:value-type="string" table:style-name="ce3">
            <text:p>marketing, circular economy, energytransition, innovation, research</text:p>
          </table:table-cell>
          <table:table-cell table:content-validation-name="val11" table:style-name="ce1"/>
          <table:table-cell table:content-validation-name="val11" table:style-name="ce1"/>
          <table:table-cell office:value-type="string" office:string-value="A99455" table:formula="of:=&quot;A&quot;&amp;RANDBETWEEN(1; 9)&amp;RANDBETWEEN(1; 9)&amp;RANDBETWEEN(1; 9)&amp;RANDBETWEEN(1; 9)&amp;RANDBETWEEN(1; 9)" table:style-name="ce1">
            <text:p>A99455</text:p>
          </table:table-cell>
          <table:table-cell table:number-columns-repeated="16364"/>
        </table:table-row>
        <table:table-row table:style-name="ro3">
          <table:table-cell office:value-type="string" table:style-name="ce3">
            <text:p>Les</text:p>
          </table:table-cell>
          <table:table-cell office:value-type="string" table:style-name="ce3">
            <text:p>Bobbi</text:p>
          </table:table-cell>
          <table:table-cell office:value-type="string" office:string-value="Les Bobbi" table:formula="of:=[.A79]&amp;&quot; &quot;&amp;[.B79]" table:style-name="ce3">
            <text:p>Les Bobbi</text:p>
          </table:table-cell>
          <table:table-cell office:value-type="string" table:content-validation-name="val8" table:style-name="ce3">
            <text:p>Driving the adoption of living labs</text:p>
          </table:table-cell>
          <table:table-cell table:style-name="ce3"/>
          <table:table-cell table:content-validation-name="val9" table:style-name="ce3"/>
          <table:table-cell office:value-type="string" office:string-value="Les@Bobbi.com" table:formula="of:=[.A79]&amp;&quot;@&quot;&amp;[.B79]&amp;&quot;.com&quot;" table:style-name="ce3">
            <text:p>Les@Bobbi.com</text:p>
          </table:table-cell>
          <table:table-cell office:value-type="string" table:style-name="ce3">
            <text:p>533-889-8852</text:p>
          </table:table-cell>
          <table:table-cell office:value-type="string" table:style-name="ce3">
            <text:p>Penggakrajeng</text:p>
          </table:table-cell>
          <table:table-cell office:value-type="string" table:style-name="ce3">
            <text:p>Indonesia</text:p>
          </table:table-cell>
          <table:table-cell office:value-type="string" table:style-name="ce3">
            <text:p>Male</text:p>
          </table:table-cell>
          <table:table-cell office:value-type="string" office:string-value="https://eu.ui-avatars.com/api/?name=Les+Bobbi&amp;background=A56679&amp;color=fff" table:formula="of:=&quot;https://eu.ui-avatars.com/api/?name=&quot;&amp;[.A79]&amp;&quot;+&quot;&amp;[.B79]&amp;&quot;&amp;background=&quot;&amp;[.T79]&amp;&quot;&amp;color=fff&quot;" table:style-name="ce10">
            <text:p>https://eu.ui-avatars.com/api/?name=Les+Bobbi&amp;background=A56679&amp;color=fff</text:p>
          </table:table-cell>
          <table:table-cell office:value-type="string" table:style-name="ce3">
            <text:p>Zoomzone</text:p>
          </table:table-cell>
          <table:table-cell office:value-type="string" table:style-name="ce3">
            <text:p>Senior Financial Analyst</text:p>
          </table:table-cell>
          <table:table-cell office:value-type="string" table:style-name="ce3">
            <text:p>ultrices posuere cubilia curae duis faucibus accumsan odio curabitur convallis duis consequat dui nec nisi volutpat eleifend donec</text:p>
          </table:table-cell>
          <table:table-cell office:value-type="string" table:style-name="ce3">
            <text:p>Java Script,CSS/HTML,Elm</text:p>
          </table:table-cell>
          <table:table-cell office:value-type="string" table:style-name="ce3">
            <text:p>#nen</text:p>
          </table:table-cell>
          <table:table-cell table:content-validation-name="val11" table:style-name="ce1"/>
          <table:table-cell table:content-validation-name="val11" table:style-name="ce1"/>
          <table:table-cell office:value-type="string" office:string-value="A56679" table:formula="of:=&quot;A&quot;&amp;RANDBETWEEN(1; 9)&amp;RANDBETWEEN(1; 9)&amp;RANDBETWEEN(1; 9)&amp;RANDBETWEEN(1; 9)&amp;RANDBETWEEN(1; 9)" table:style-name="ce1">
            <text:p>A56679</text:p>
          </table:table-cell>
          <table:table-cell table:number-columns-repeated="16364"/>
        </table:table-row>
        <table:table-row table:style-name="ro3">
          <table:table-cell office:value-type="string" table:style-name="ce3">
            <text:p>Augustine</text:p>
          </table:table-cell>
          <table:table-cell office:value-type="string" table:style-name="ce3">
            <text:p>Tia</text:p>
          </table:table-cell>
          <table:table-cell office:value-type="string" office:string-value="Augustine Tia" table:formula="of:=[.A80]&amp;&quot; &quot;&amp;[.B80]" table:style-name="ce3">
            <text:p>Augustine Tia</text:p>
          </table:table-cell>
          <table:table-cell office:value-type="string" table:content-validation-name="val8" table:style-name="ce3">
            <text:p>Driving the adoption of living labs</text:p>
          </table:table-cell>
          <table:table-cell table:style-name="ce3"/>
          <table:table-cell office:value-type="string" table:content-validation-name="val9" table:style-name="ce3">
            <text:p>Jedis</text:p>
          </table:table-cell>
          <table:table-cell office:value-type="string" office:string-value="Augustine@Tia.com" table:formula="of:=[.A80]&amp;&quot;@&quot;&amp;[.B80]&amp;&quot;.com&quot;" table:style-name="ce3">
            <text:p>Augustine@Tia.com</text:p>
          </table:table-cell>
          <table:table-cell office:value-type="string" table:style-name="ce3">
            <text:p>583-122-1541</text:p>
          </table:table-cell>
          <table:table-cell office:value-type="string" table:style-name="ce3">
            <text:p>Panenggoede</text:p>
          </table:table-cell>
          <table:table-cell office:value-type="string" table:style-name="ce3">
            <text:p>Indonesia</text:p>
          </table:table-cell>
          <table:table-cell office:value-type="string" table:style-name="ce3">
            <text:p>Male</text:p>
          </table:table-cell>
          <table:table-cell office:value-type="string" office:string-value="https://eu.ui-avatars.com/api/?name=Augustine+Tia&amp;background=A75924&amp;color=fff" table:formula="of:=&quot;https://eu.ui-avatars.com/api/?name=&quot;&amp;[.A80]&amp;&quot;+&quot;&amp;[.B80]&amp;&quot;&amp;background=&quot;&amp;[.T80]&amp;&quot;&amp;color=fff&quot;" table:style-name="ce10">
            <text:p>https://eu.ui-avatars.com/api/?name=Augustine+Tia&amp;background=A75924&amp;color=fff</text:p>
          </table:table-cell>
          <table:table-cell office:value-type="string" table:style-name="ce3">
            <text:p>Quamba</text:p>
          </table:table-cell>
          <table:table-cell office:value-type="string" table:style-name="ce3">
            <text:p>Research Associate</text:p>
          </table:table-cell>
          <table:table-cell office:value-type="string" table:style-name="ce3">
            <text:p>suscipit nulla elit ac nulla sed vel enim sit amet nunc viverra dapibus nulla suscipit ligula in lacus curabitur</text:p>
          </table:table-cell>
          <table:table-cell office:value-type="string" table:style-name="ce3">
            <text:p>Java Script,Swift,CSS/HTML,Node.js,GraphQL</text:p>
          </table:table-cell>
          <table:table-cell office:value-type="string" table:style-name="ce3">
            <text:p>x</text:p>
          </table:table-cell>
          <table:table-cell table:content-validation-name="val11" table:style-name="ce1"/>
          <table:table-cell table:content-validation-name="val11" table:style-name="ce1"/>
          <table:table-cell office:value-type="string" office:string-value="A75924" table:formula="of:=&quot;A&quot;&amp;RANDBETWEEN(1; 9)&amp;RANDBETWEEN(1; 9)&amp;RANDBETWEEN(1; 9)&amp;RANDBETWEEN(1; 9)&amp;RANDBETWEEN(1; 9)" table:style-name="ce1">
            <text:p>A75924</text:p>
          </table:table-cell>
          <table:table-cell table:number-columns-repeated="16364"/>
        </table:table-row>
        <table:table-row table:style-name="ro3">
          <table:table-cell office:value-type="string" table:style-name="ce3">
            <text:p>Jessia</text:p>
          </table:table-cell>
          <table:table-cell office:value-type="string" table:style-name="ce3">
            <text:p>Leonida</text:p>
          </table:table-cell>
          <table:table-cell office:value-type="string" office:string-value="Jessia Leonida" table:formula="of:=[.A81]&amp;&quot; &quot;&amp;[.B81]" table:style-name="ce3">
            <text:p>Jessia Leonida</text:p>
          </table:table-cell>
          <table:table-cell office:value-type="string" table:content-validation-name="val8" table:style-name="ce3">
            <text:p>Driving the adoption of living labs</text:p>
          </table:table-cell>
          <table:table-cell table:style-name="ce3"/>
          <table:table-cell office:value-type="string" table:content-validation-name="val9" table:style-name="ce3">
            <text:p>Jedis</text:p>
          </table:table-cell>
          <table:table-cell office:value-type="string" office:string-value="Jessia@Leonida.com" table:formula="of:=[.A81]&amp;&quot;@&quot;&amp;[.B81]&amp;&quot;.com&quot;" table:style-name="ce3">
            <text:p>Jessia@Leonida.com</text:p>
          </table:table-cell>
          <table:table-cell office:value-type="string" table:style-name="ce3">
            <text:p>486-699-1969</text:p>
          </table:table-cell>
          <table:table-cell office:value-type="string" table:style-name="ce3">
            <text:p>Yinkeng</text:p>
          </table:table-cell>
          <table:table-cell office:value-type="string" table:style-name="ce3">
            <text:p>China</text:p>
          </table:table-cell>
          <table:table-cell office:value-type="string" table:style-name="ce3">
            <text:p>Female</text:p>
          </table:table-cell>
          <table:table-cell office:value-type="string" office:string-value="https://eu.ui-avatars.com/api/?name=Jessia+Leonida&amp;background=A33724&amp;color=fff" table:formula="of:=&quot;https://eu.ui-avatars.com/api/?name=&quot;&amp;[.A81]&amp;&quot;+&quot;&amp;[.B81]&amp;&quot;&amp;background=&quot;&amp;[.T81]&amp;&quot;&amp;color=fff&quot;" table:style-name="ce10">
            <text:p>https://eu.ui-avatars.com/api/?name=Jessia+Leonida&amp;background=A33724&amp;color=fff</text:p>
          </table:table-cell>
          <table:table-cell office:value-type="string" table:style-name="ce3">
            <text:p>Eire</text:p>
          </table:table-cell>
          <table:table-cell office:value-type="string" table:style-name="ce3">
            <text:p>Health Coach II</text:p>
          </table:table-cell>
          <table:table-cell office:value-type="string" table:style-name="ce3">
            <text:p>tellus nisi eu orci mauris lacinia sapien quis libero nullam</text:p>
          </table:table-cell>
          <table:table-cell office:value-type="string" table:style-name="ce3">
            <text:p>lunarpunklabs</text:p>
          </table:table-cell>
          <table:table-cell office:value-type="string" table:style-name="ce3">
            <text:p>NEN</text:p>
          </table:table-cell>
          <table:table-cell table:content-validation-name="val11" table:style-name="ce1"/>
          <table:table-cell table:content-validation-name="val11" table:style-name="ce1"/>
          <table:table-cell office:value-type="string" office:string-value="A33724" table:formula="of:=&quot;A&quot;&amp;RANDBETWEEN(1; 9)&amp;RANDBETWEEN(1; 9)&amp;RANDBETWEEN(1; 9)&amp;RANDBETWEEN(1; 9)&amp;RANDBETWEEN(1; 9)" table:style-name="ce1">
            <text:p>A33724</text:p>
          </table:table-cell>
          <table:table-cell table:number-columns-repeated="16364"/>
        </table:table-row>
        <table:table-row table:style-name="ro3">
          <table:table-cell office:value-type="string" table:style-name="ce3">
            <text:p>Kerstin</text:p>
          </table:table-cell>
          <table:table-cell office:value-type="string" table:style-name="ce3">
            <text:p>Barney</text:p>
          </table:table-cell>
          <table:table-cell office:value-type="string" office:string-value="Kerstin Barney" table:formula="of:=[.A82]&amp;&quot; &quot;&amp;[.B82]" table:style-name="ce3">
            <text:p>Kerstin Barney</text:p>
          </table:table-cell>
          <table:table-cell office:value-type="string" table:content-validation-name="val8" table:style-name="ce3">
            <text:p>Driving the adoption of living labs</text:p>
          </table:table-cell>
          <table:table-cell table:style-name="ce3"/>
          <table:table-cell office:value-type="string" table:content-validation-name="val9" table:style-name="ce3">
            <text:p>Jedis</text:p>
          </table:table-cell>
          <table:table-cell office:value-type="string" office:string-value="Kerstin@Barney.com" table:formula="of:=[.A82]&amp;&quot;@&quot;&amp;[.B82]&amp;&quot;.com&quot;" table:style-name="ce3">
            <text:p>Kerstin@Barney.com</text:p>
          </table:table-cell>
          <table:table-cell office:value-type="string" table:style-name="ce3">
            <text:p>997-871-3231</text:p>
          </table:table-cell>
          <table:table-cell office:value-type="string" table:style-name="ce3">
            <text:p>Jambubol</text:p>
          </table:table-cell>
          <table:table-cell office:value-type="string" table:style-name="ce3">
            <text:p>Indonesia</text:p>
          </table:table-cell>
          <table:table-cell office:value-type="string" table:style-name="ce3">
            <text:p>Male</text:p>
          </table:table-cell>
          <table:table-cell office:value-type="string" office:string-value="https://eu.ui-avatars.com/api/?name=Kerstin+Barney&amp;background=A76381&amp;color=fff" table:formula="of:=&quot;https://eu.ui-avatars.com/api/?name=&quot;&amp;[.A82]&amp;&quot;+&quot;&amp;[.B82]&amp;&quot;&amp;background=&quot;&amp;[.T82]&amp;&quot;&amp;color=fff&quot;" table:style-name="ce10">
            <text:p>https://eu.ui-avatars.com/api/?name=Kerstin+Barney&amp;background=A76381&amp;color=fff</text:p>
          </table:table-cell>
          <table:table-cell office:value-type="string" table:style-name="ce3">
            <text:p>Brainlounge</text:p>
          </table:table-cell>
          <table:table-cell office:value-type="string" table:style-name="ce3">
            <text:p>VP Accounting</text:p>
          </table:table-cell>
          <table:table-cell office:value-type="string" table:style-name="ce3">
            <text:p>luctus et ultrices posuere cubilia curae duis faucibus accumsan odio curabitur convallis</text:p>
          </table:table-cell>
          <table:table-cell office:value-type="string" table:style-name="ce3">
            <text:p>Java Script,CSS/HTML,Node.js,PHP,XML</text:p>
          </table:table-cell>
          <table:table-cell office:value-type="string" table:style-name="ce3">
            <text:p>#Health #SSI #Business Developer #Product Owner</text:p>
          </table:table-cell>
          <table:table-cell table:content-validation-name="val11" table:style-name="ce1"/>
          <table:table-cell table:content-validation-name="val11" table:style-name="ce1"/>
          <table:table-cell office:value-type="string" office:string-value="A76381" table:formula="of:=&quot;A&quot;&amp;RANDBETWEEN(1; 9)&amp;RANDBETWEEN(1; 9)&amp;RANDBETWEEN(1; 9)&amp;RANDBETWEEN(1; 9)&amp;RANDBETWEEN(1; 9)" table:style-name="ce1">
            <text:p>A76381</text:p>
          </table:table-cell>
          <table:table-cell table:number-columns-repeated="16364"/>
        </table:table-row>
        <table:table-row table:style-name="ro3">
          <table:table-cell office:value-type="string" table:style-name="ce3">
            <text:p>Chester</text:p>
          </table:table-cell>
          <table:table-cell office:value-type="string" table:style-name="ce3">
            <text:p>Isiah</text:p>
          </table:table-cell>
          <table:table-cell office:value-type="string" office:string-value="Chester Isiah" table:formula="of:=[.A83]&amp;&quot; &quot;&amp;[.B83]" table:style-name="ce3">
            <text:p>Chester Isiah</text:p>
          </table:table-cell>
          <table:table-cell office:value-type="string" table:content-validation-name="val8" table:style-name="ce3">
            <text:p>Driving the adoption of living labs</text:p>
          </table:table-cell>
          <table:table-cell table:style-name="ce3"/>
          <table:table-cell office:value-type="string" table:content-validation-name="val9" table:style-name="ce3">
            <text:p>Jedis</text:p>
          </table:table-cell>
          <table:table-cell office:value-type="string" office:string-value="Chester@Isiah.com" table:formula="of:=[.A83]&amp;&quot;@&quot;&amp;[.B83]&amp;&quot;.com&quot;" table:style-name="ce3">
            <text:p>Chester@Isiah.com</text:p>
          </table:table-cell>
          <table:table-cell office:value-type="string" table:style-name="ce3">
            <text:p>287-549-7116</text:p>
          </table:table-cell>
          <table:table-cell office:value-type="string" table:style-name="ce3">
            <text:p>Skibbereen</text:p>
          </table:table-cell>
          <table:table-cell office:value-type="string" table:style-name="ce3">
            <text:p>Ireland</text:p>
          </table:table-cell>
          <table:table-cell office:value-type="string" table:style-name="ce3">
            <text:p>Female</text:p>
          </table:table-cell>
          <table:table-cell office:value-type="string" office:string-value="https://eu.ui-avatars.com/api/?name=Chester+Isiah&amp;background=A43555&amp;color=fff" table:formula="of:=&quot;https://eu.ui-avatars.com/api/?name=&quot;&amp;[.A83]&amp;&quot;+&quot;&amp;[.B83]&amp;&quot;&amp;background=&quot;&amp;[.T83]&amp;&quot;&amp;color=fff&quot;" table:style-name="ce10">
            <text:p>https://eu.ui-avatars.com/api/?name=Chester+Isiah&amp;background=A43555&amp;color=fff</text:p>
          </table:table-cell>
          <table:table-cell office:value-type="string" table:style-name="ce3">
            <text:p>Quimm</text:p>
          </table:table-cell>
          <table:table-cell office:value-type="string" table:style-name="ce3">
            <text:p>Editor</text:p>
          </table:table-cell>
          <table:table-cell office:value-type="string" table:style-name="ce3">
            <text:p>rhoncus sed vestibulum sit amet cursus id turpis integer aliquet massa id lobortis convallis</text:p>
          </table:table-cell>
          <table:table-cell table:style-name="ce3"/>
          <table:table-cell office:value-type="string" table:style-name="ce3">
            <text:p>sustainability, humanitarian, circular, food systems, forests, partnerships</text:p>
          </table:table-cell>
          <table:table-cell table:content-validation-name="val11" table:style-name="ce1"/>
          <table:table-cell table:content-validation-name="val11" table:style-name="ce1"/>
          <table:table-cell office:value-type="string" office:string-value="A43555" table:formula="of:=&quot;A&quot;&amp;RANDBETWEEN(1; 9)&amp;RANDBETWEEN(1; 9)&amp;RANDBETWEEN(1; 9)&amp;RANDBETWEEN(1; 9)&amp;RANDBETWEEN(1; 9)" table:style-name="ce1">
            <text:p>A43555</text:p>
          </table:table-cell>
          <table:table-cell table:number-columns-repeated="16364"/>
        </table:table-row>
        <table:table-row table:style-name="ro3">
          <table:table-cell office:value-type="string" table:style-name="ce3">
            <text:p>Alvina</text:p>
          </table:table-cell>
          <table:table-cell office:value-type="string" table:style-name="ce3">
            <text:p>Eloisa</text:p>
          </table:table-cell>
          <table:table-cell office:value-type="string" office:string-value="Alvina Eloisa" table:formula="of:=[.A84]&amp;&quot; &quot;&amp;[.B84]" table:style-name="ce3">
            <text:p>Alvina Eloisa</text:p>
          </table:table-cell>
          <table:table-cell office:value-type="string" table:content-validation-name="val8" table:style-name="ce3">
            <text:p>Driving the adoption of living labs</text:p>
          </table:table-cell>
          <table:table-cell table:style-name="ce3"/>
          <table:table-cell office:value-type="string" table:content-validation-name="val9" table:style-name="ce3">
            <text:p>Jedis</text:p>
          </table:table-cell>
          <table:table-cell office:value-type="string" office:string-value="Alvina@Eloisa.com" table:formula="of:=[.A84]&amp;&quot;@&quot;&amp;[.B84]&amp;&quot;.com&quot;" table:style-name="ce3">
            <text:p>Alvina@Eloisa.com</text:p>
          </table:table-cell>
          <table:table-cell office:value-type="string" table:style-name="ce3">
            <text:p>906-886-7818</text:p>
          </table:table-cell>
          <table:table-cell office:value-type="string" table:style-name="ce3">
            <text:p>Langue</text:p>
          </table:table-cell>
          <table:table-cell office:value-type="string" table:style-name="ce3">
            <text:p>Honduras</text:p>
          </table:table-cell>
          <table:table-cell office:value-type="string" table:style-name="ce3">
            <text:p>Male</text:p>
          </table:table-cell>
          <table:table-cell office:value-type="string" office:string-value="https://eu.ui-avatars.com/api/?name=Alvina+Eloisa&amp;background=A89927&amp;color=fff" table:formula="of:=&quot;https://eu.ui-avatars.com/api/?name=&quot;&amp;[.A84]&amp;&quot;+&quot;&amp;[.B84]&amp;&quot;&amp;background=&quot;&amp;[.T84]&amp;&quot;&amp;color=fff&quot;" table:style-name="ce10">
            <text:p>https://eu.ui-avatars.com/api/?name=Alvina+Eloisa&amp;background=A89927&amp;color=fff</text:p>
          </table:table-cell>
          <table:table-cell office:value-type="string" table:style-name="ce3">
            <text:p>Katz</text:p>
          </table:table-cell>
          <table:table-cell office:value-type="string" table:style-name="ce3">
            <text:p>Recruiter</text:p>
          </table:table-cell>
          <table:table-cell office:value-type="string" table:style-name="ce3">
            <text:p>lacinia sapien quis libero nullam sit amet turpis elementum ligula vehicula consequat morbi</text:p>
          </table:table-cell>
          <table:table-cell table:style-name="ce3"/>
          <table:table-cell office:value-type="string" table:style-name="ce3">
            <text:p>listener, questioner, connector</text:p>
          </table:table-cell>
          <table:table-cell table:content-validation-name="val11" table:style-name="ce1"/>
          <table:table-cell table:content-validation-name="val11" table:style-name="ce1"/>
          <table:table-cell office:value-type="string" office:string-value="A89927" table:formula="of:=&quot;A&quot;&amp;RANDBETWEEN(1; 9)&amp;RANDBETWEEN(1; 9)&amp;RANDBETWEEN(1; 9)&amp;RANDBETWEEN(1; 9)&amp;RANDBETWEEN(1; 9)" table:style-name="ce1">
            <text:p>A89927</text:p>
          </table:table-cell>
          <table:table-cell table:number-columns-repeated="16364"/>
        </table:table-row>
        <table:table-row table:style-name="ro3">
          <table:table-cell office:value-type="string" table:style-name="ce3">
            <text:p>Penny</text:p>
          </table:table-cell>
          <table:table-cell office:value-type="string" table:style-name="ce3">
            <text:p>Gracie</text:p>
          </table:table-cell>
          <table:table-cell office:value-type="string" office:string-value="Penny Gracie" table:formula="of:=[.A85]&amp;&quot; &quot;&amp;[.B85]" table:style-name="ce3">
            <text:p>Penny Gracie</text:p>
          </table:table-cell>
          <table:table-cell office:value-type="string" table:content-validation-name="val8" table:style-name="ce3">
            <text:p>Driving the adoption of living labs</text:p>
          </table:table-cell>
          <table:table-cell table:style-name="ce3"/>
          <table:table-cell office:value-type="string" table:content-validation-name="val9" table:style-name="ce3">
            <text:p>Jedis</text:p>
          </table:table-cell>
          <table:table-cell office:value-type="string" office:string-value="Penny@Gracie.com" table:formula="of:=[.A85]&amp;&quot;@&quot;&amp;[.B85]&amp;&quot;.com&quot;" table:style-name="ce3">
            <text:p>Penny@Gracie.com</text:p>
          </table:table-cell>
          <table:table-cell office:value-type="string" table:style-name="ce3">
            <text:p>589-316-0828</text:p>
          </table:table-cell>
          <table:table-cell office:value-type="string" table:style-name="ce3">
            <text:p>Zhengguo</text:p>
          </table:table-cell>
          <table:table-cell office:value-type="string" table:style-name="ce3">
            <text:p>China</text:p>
          </table:table-cell>
          <table:table-cell office:value-type="string" table:style-name="ce3">
            <text:p>Female</text:p>
          </table:table-cell>
          <table:table-cell office:value-type="string" office:string-value="https://eu.ui-avatars.com/api/?name=Penny+Gracie&amp;background=A53839&amp;color=fff" table:formula="of:=&quot;https://eu.ui-avatars.com/api/?name=&quot;&amp;[.A85]&amp;&quot;+&quot;&amp;[.B85]&amp;&quot;&amp;background=&quot;&amp;[.T85]&amp;&quot;&amp;color=fff&quot;" table:style-name="ce10">
            <text:p>https://eu.ui-avatars.com/api/?name=Penny+Gracie&amp;background=A53839&amp;color=fff</text:p>
          </table:table-cell>
          <table:table-cell office:value-type="string" table:style-name="ce3">
            <text:p>Gigaclub</text:p>
          </table:table-cell>
          <table:table-cell office:value-type="string" table:style-name="ce3">
            <text:p>VP Marketing</text:p>
          </table:table-cell>
          <table:table-cell office:value-type="string" table:style-name="ce3">
            <text:p>eu orci mauris lacinia sapien quis libero nullam sit amet turpis elementum</text:p>
          </table:table-cell>
          <table:table-cell table:style-name="ce3"/>
          <table:table-cell office:value-type="string" table:style-name="ce3">
            <text:p>#biotechnology #lifesciences #marketing #digitalstrategy #innovation</text:p>
          </table:table-cell>
          <table:table-cell table:content-validation-name="val11" table:style-name="ce1"/>
          <table:table-cell table:content-validation-name="val11" table:style-name="ce1"/>
          <table:table-cell office:value-type="string" office:string-value="A53839" table:formula="of:=&quot;A&quot;&amp;RANDBETWEEN(1; 9)&amp;RANDBETWEEN(1; 9)&amp;RANDBETWEEN(1; 9)&amp;RANDBETWEEN(1; 9)&amp;RANDBETWEEN(1; 9)" table:style-name="ce1">
            <text:p>A53839</text:p>
          </table:table-cell>
          <table:table-cell table:number-columns-repeated="16364"/>
        </table:table-row>
        <table:table-row table:style-name="ro3">
          <table:table-cell office:value-type="string" table:style-name="ce3">
            <text:p>Reda</text:p>
          </table:table-cell>
          <table:table-cell office:value-type="string" table:style-name="ce3">
            <text:p>Edelmira</text:p>
          </table:table-cell>
          <table:table-cell office:value-type="string" office:string-value="Reda Edelmira" table:formula="of:=[.A86]&amp;&quot; &quot;&amp;[.B86]" table:style-name="ce3">
            <text:p>Reda Edelmira</text:p>
          </table:table-cell>
          <table:table-cell office:value-type="string" table:content-validation-name="val8" table:style-name="ce3">
            <text:p>Driving the adoption of living labs</text:p>
          </table:table-cell>
          <table:table-cell table:style-name="ce3"/>
          <table:table-cell office:value-type="string" table:content-validation-name="val9" table:style-name="ce3">
            <text:p>Jedis</text:p>
          </table:table-cell>
          <table:table-cell office:value-type="string" office:string-value="Reda@Edelmira.com" table:formula="of:=[.A86]&amp;&quot;@&quot;&amp;[.B86]&amp;&quot;.com&quot;" table:style-name="ce3">
            <text:p>Reda@Edelmira.com</text:p>
          </table:table-cell>
          <table:table-cell office:value-type="string" table:style-name="ce3">
            <text:p>779-519-3746</text:p>
          </table:table-cell>
          <table:table-cell office:value-type="string" table:style-name="ce3">
            <text:p>Renxian</text:p>
          </table:table-cell>
          <table:table-cell office:value-type="string" table:style-name="ce3">
            <text:p>China</text:p>
          </table:table-cell>
          <table:table-cell office:value-type="string" table:style-name="ce3">
            <text:p>Female</text:p>
          </table:table-cell>
          <table:table-cell office:value-type="string" office:string-value="https://eu.ui-avatars.com/api/?name=Reda+Edelmira&amp;background=A17828&amp;color=fff" table:formula="of:=&quot;https://eu.ui-avatars.com/api/?name=&quot;&amp;[.A86]&amp;&quot;+&quot;&amp;[.B86]&amp;&quot;&amp;background=&quot;&amp;[.T86]&amp;&quot;&amp;color=fff&quot;" table:style-name="ce10">
            <text:p>https://eu.ui-avatars.com/api/?name=Reda+Edelmira&amp;background=A17828&amp;color=fff</text:p>
          </table:table-cell>
          <table:table-cell office:value-type="string" table:style-name="ce3">
            <text:p>Thoughtmix</text:p>
          </table:table-cell>
          <table:table-cell office:value-type="string" table:style-name="ce3">
            <text:p>VP Product Management</text:p>
          </table:table-cell>
          <table:table-cell office:value-type="string" table:style-name="ce3">
            <text:p>nisi nam ultrices libero non mattis pulvinar nulla pede ullamcorper augue a suscipit nulla elit ac nulla</text:p>
          </table:table-cell>
          <table:table-cell table:style-name="ce3"/>
          <table:table-cell office:value-type="string" table:style-name="ce3">
            <text:p>#opensource #licensing #businessmodel #stragegy</text:p>
          </table:table-cell>
          <table:table-cell table:content-validation-name="val11" table:style-name="ce1"/>
          <table:table-cell table:content-validation-name="val11" table:style-name="ce1"/>
          <table:table-cell office:value-type="string" office:string-value="A17828" table:formula="of:=&quot;A&quot;&amp;RANDBETWEEN(1; 9)&amp;RANDBETWEEN(1; 9)&amp;RANDBETWEEN(1; 9)&amp;RANDBETWEEN(1; 9)&amp;RANDBETWEEN(1; 9)" table:style-name="ce1">
            <text:p>A17828</text:p>
          </table:table-cell>
          <table:table-cell table:number-columns-repeated="16364"/>
        </table:table-row>
        <table:table-row table:style-name="ro3">
          <table:table-cell office:value-type="string" table:style-name="ce3">
            <text:p>Francie</text:p>
          </table:table-cell>
          <table:table-cell office:value-type="string" table:style-name="ce3">
            <text:p>Jaymie</text:p>
          </table:table-cell>
          <table:table-cell office:value-type="string" office:string-value="Francie Jaymie" table:formula="of:=[.A87]&amp;&quot; &quot;&amp;[.B87]" table:style-name="ce3">
            <text:p>Francie Jaymie</text:p>
          </table:table-cell>
          <table:table-cell office:value-type="string" table:content-validation-name="val8" table:style-name="ce3">
            <text:p>Driving the adoption of living labs</text:p>
          </table:table-cell>
          <table:table-cell table:style-name="ce3"/>
          <table:table-cell office:value-type="string" table:content-validation-name="val9" table:style-name="ce3">
            <text:p>Jedis</text:p>
          </table:table-cell>
          <table:table-cell office:value-type="string" office:string-value="Francie@Jaymie.com" table:formula="of:=[.A87]&amp;&quot;@&quot;&amp;[.B87]&amp;&quot;.com&quot;" table:style-name="ce3">
            <text:p>Francie@Jaymie.com</text:p>
          </table:table-cell>
          <table:table-cell office:value-type="string" table:style-name="ce3">
            <text:p>992-564-1784</text:p>
          </table:table-cell>
          <table:table-cell office:value-type="string" table:style-name="ce3">
            <text:p>Dangchang Chengguanzhen</text:p>
          </table:table-cell>
          <table:table-cell office:value-type="string" table:style-name="ce3">
            <text:p>China</text:p>
          </table:table-cell>
          <table:table-cell office:value-type="string" table:style-name="ce3">
            <text:p>Male</text:p>
          </table:table-cell>
          <table:table-cell office:value-type="string" office:string-value="https://eu.ui-avatars.com/api/?name=Francie+Jaymie&amp;background=A21561&amp;color=fff" table:formula="of:=&quot;https://eu.ui-avatars.com/api/?name=&quot;&amp;[.A87]&amp;&quot;+&quot;&amp;[.B87]&amp;&quot;&amp;background=&quot;&amp;[.T87]&amp;&quot;&amp;color=fff&quot;" table:style-name="ce10">
            <text:p>https://eu.ui-avatars.com/api/?name=Francie+Jaymie&amp;background=A21561&amp;color=fff</text:p>
          </table:table-cell>
          <table:table-cell office:value-type="string" table:style-name="ce3">
            <text:p>Oyope</text:p>
          </table:table-cell>
          <table:table-cell office:value-type="string" table:style-name="ce3">
            <text:p>Chemical Engineer</text:p>
          </table:table-cell>
          <table:table-cell office:value-type="string" table:style-name="ce3">
            <text:p>vitae consectetuer eget rutrum at lorem integer tincidunt ante vel</text:p>
          </table:table-cell>
          <table:table-cell office:value-type="string" table:style-name="ce3">
            <text:p>Java Script,Java,C#,CSS/HTML,Node.js,PHP,Solidity</text:p>
          </table:table-cell>
          <table:table-cell office:value-type="string" table:style-name="ce3">
            <text:p>#tokens #tokendesigns, #tokeneconomics, #gamification</text:p>
          </table:table-cell>
          <table:table-cell table:content-validation-name="val11" table:style-name="ce1"/>
          <table:table-cell table:content-validation-name="val11" table:style-name="ce1"/>
          <table:table-cell office:value-type="string" office:string-value="A21561" table:formula="of:=&quot;A&quot;&amp;RANDBETWEEN(1; 9)&amp;RANDBETWEEN(1; 9)&amp;RANDBETWEEN(1; 9)&amp;RANDBETWEEN(1; 9)&amp;RANDBETWEEN(1; 9)" table:style-name="ce1">
            <text:p>A21561</text:p>
          </table:table-cell>
          <table:table-cell table:number-columns-repeated="16364"/>
        </table:table-row>
        <table:table-row table:style-name="ro3">
          <table:table-cell office:value-type="string" table:style-name="ce3">
            <text:p>Edris</text:p>
          </table:table-cell>
          <table:table-cell office:value-type="string" table:style-name="ce3">
            <text:p>Pearline</text:p>
          </table:table-cell>
          <table:table-cell office:value-type="string" office:string-value="Edris Pearline" table:formula="of:=[.A88]&amp;&quot; &quot;&amp;[.B88]" table:style-name="ce3">
            <text:p>Edris Pearline</text:p>
          </table:table-cell>
          <table:table-cell office:value-type="string" table:content-validation-name="val8" table:style-name="ce3">
            <text:p>Driving the adoption of living labs</text:p>
          </table:table-cell>
          <table:table-cell table:style-name="ce3"/>
          <table:table-cell office:value-type="string" table:content-validation-name="val9" table:style-name="ce3">
            <text:p>Stakeholders</text:p>
          </table:table-cell>
          <table:table-cell office:value-type="string" office:string-value="Edris@Pearline.com" table:formula="of:=[.A88]&amp;&quot;@&quot;&amp;[.B88]&amp;&quot;.com&quot;" table:style-name="ce3">
            <text:p>Edris@Pearline.com</text:p>
          </table:table-cell>
          <table:table-cell office:value-type="string" table:style-name="ce3">
            <text:p>386-730-1549</text:p>
          </table:table-cell>
          <table:table-cell office:value-type="string" table:style-name="ce3">
            <text:p>Dschang</text:p>
          </table:table-cell>
          <table:table-cell office:value-type="string" table:style-name="ce3">
            <text:p>Cameroon</text:p>
          </table:table-cell>
          <table:table-cell office:value-type="string" table:style-name="ce3">
            <text:p>Male</text:p>
          </table:table-cell>
          <table:table-cell office:value-type="string" office:string-value="https://eu.ui-avatars.com/api/?name=Edris+Pearline&amp;background=A35599&amp;color=fff" table:formula="of:=&quot;https://eu.ui-avatars.com/api/?name=&quot;&amp;[.A88]&amp;&quot;+&quot;&amp;[.B88]&amp;&quot;&amp;background=&quot;&amp;[.T88]&amp;&quot;&amp;color=fff&quot;" table:style-name="ce10">
            <text:p>https://eu.ui-avatars.com/api/?name=Edris+Pearline&amp;background=A35599&amp;color=fff</text:p>
          </table:table-cell>
          <table:table-cell office:value-type="string" table:style-name="ce3">
            <text:p>Tagpad</text:p>
          </table:table-cell>
          <table:table-cell office:value-type="string" table:style-name="ce3">
            <text:p>Director of Sales</text:p>
          </table:table-cell>
          <table:table-cell office:value-type="string" table:style-name="ce3">
            <text:p>sagittis dui vel nisl duis ac nibh fusce lacus purus</text:p>
          </table:table-cell>
          <table:table-cell office:value-type="string" table:style-name="ce3">
            <text:p>Solidity</text:p>
          </table:table-cell>
          <table:table-cell office:value-type="string" table:style-name="ce3">
            <text:p>#Cloud #Data #AI #DevOps #Scala #Golang #Python</text:p>
          </table:table-cell>
          <table:table-cell table:content-validation-name="val11" table:style-name="ce1"/>
          <table:table-cell table:content-validation-name="val11" table:style-name="ce1"/>
          <table:table-cell office:value-type="string" office:string-value="A35599" table:formula="of:=&quot;A&quot;&amp;RANDBETWEEN(1; 9)&amp;RANDBETWEEN(1; 9)&amp;RANDBETWEEN(1; 9)&amp;RANDBETWEEN(1; 9)&amp;RANDBETWEEN(1; 9)" table:style-name="ce1">
            <text:p>A35599</text:p>
          </table:table-cell>
          <table:table-cell table:number-columns-repeated="16364"/>
        </table:table-row>
        <table:table-row table:style-name="ro3">
          <table:table-cell office:value-type="string" table:style-name="ce3">
            <text:p>Chrystal</text:p>
          </table:table-cell>
          <table:table-cell office:value-type="string" table:style-name="ce3">
            <text:p>Shirlee</text:p>
          </table:table-cell>
          <table:table-cell office:value-type="string" office:string-value="Chrystal Shirlee" table:formula="of:=[.A89]&amp;&quot; &quot;&amp;[.B89]" table:style-name="ce3">
            <text:p>Chrystal Shirlee</text:p>
          </table:table-cell>
          <table:table-cell office:value-type="string" table:content-validation-name="val8" table:style-name="ce3">
            <text:p>Driving the adoption of living labs</text:p>
          </table:table-cell>
          <table:table-cell table:style-name="ce3"/>
          <table:table-cell office:value-type="string" table:content-validation-name="val9" table:style-name="ce3">
            <text:p>Stakeholders</text:p>
          </table:table-cell>
          <table:table-cell office:value-type="string" office:string-value="Chrystal@Shirlee.com" table:formula="of:=[.A89]&amp;&quot;@&quot;&amp;[.B89]&amp;&quot;.com&quot;" table:style-name="ce3">
            <text:p>Chrystal@Shirlee.com</text:p>
          </table:table-cell>
          <table:table-cell office:value-type="string" table:style-name="ce3">
            <text:p>694-400-7013</text:p>
          </table:table-cell>
          <table:table-cell office:value-type="string" table:style-name="ce3">
            <text:p>Shijing</text:p>
          </table:table-cell>
          <table:table-cell office:value-type="string" table:style-name="ce3">
            <text:p>China</text:p>
          </table:table-cell>
          <table:table-cell office:value-type="string" table:style-name="ce3">
            <text:p>Male</text:p>
          </table:table-cell>
          <table:table-cell office:value-type="string" office:string-value="https://eu.ui-avatars.com/api/?name=Chrystal+Shirlee&amp;background=A49762&amp;color=fff" table:formula="of:=&quot;https://eu.ui-avatars.com/api/?name=&quot;&amp;[.A89]&amp;&quot;+&quot;&amp;[.B89]&amp;&quot;&amp;background=&quot;&amp;[.T89]&amp;&quot;&amp;color=fff&quot;" table:style-name="ce10">
            <text:p>https://eu.ui-avatars.com/api/?name=Chrystal+Shirlee&amp;background=A49762&amp;color=fff</text:p>
          </table:table-cell>
          <table:table-cell office:value-type="string" table:style-name="ce3">
            <text:p>Youtags</text:p>
          </table:table-cell>
          <table:table-cell office:value-type="string" table:style-name="ce3">
            <text:p>Senior Quality Engineer</text:p>
          </table:table-cell>
          <table:table-cell office:value-type="string" table:style-name="ce3">
            <text:p>sapien iaculis congue vivamus metus arcu adipiscing molestie hendrerit at vulputate vitae</text:p>
          </table:table-cell>
          <table:table-cell office:value-type="string" table:style-name="ce3">
            <text:p>Ruby</text:p>
          </table:table-cell>
          <table:table-cell office:value-type="string" table:style-name="ce3">
            <text:p>#digitalstrategy #processmining #celonis</text:p>
          </table:table-cell>
          <table:table-cell table:content-validation-name="val11" table:style-name="ce1"/>
          <table:table-cell table:content-validation-name="val11" table:style-name="ce1"/>
          <table:table-cell office:value-type="string" office:string-value="A49762" table:formula="of:=&quot;A&quot;&amp;RANDBETWEEN(1; 9)&amp;RANDBETWEEN(1; 9)&amp;RANDBETWEEN(1; 9)&amp;RANDBETWEEN(1; 9)&amp;RANDBETWEEN(1; 9)" table:style-name="ce1">
            <text:p>A49762</text:p>
          </table:table-cell>
          <table:table-cell table:number-columns-repeated="16364"/>
        </table:table-row>
        <table:table-row table:style-name="ro3">
          <table:table-cell office:value-type="string" table:style-name="ce3">
            <text:p>Donette</text:p>
          </table:table-cell>
          <table:table-cell office:value-type="string" table:style-name="ce3">
            <text:p>Belen</text:p>
          </table:table-cell>
          <table:table-cell office:value-type="string" office:string-value="Donette Belen" table:formula="of:=[.A90]&amp;&quot; &quot;&amp;[.B90]" table:style-name="ce3">
            <text:p>Donette Belen</text:p>
          </table:table-cell>
          <table:table-cell office:value-type="string" table:content-validation-name="val8" table:style-name="ce3">
            <text:p>Driving the adoption of living labs</text:p>
          </table:table-cell>
          <table:table-cell table:style-name="ce3"/>
          <table:table-cell office:value-type="string" table:content-validation-name="val9" table:style-name="ce3">
            <text:p>Stakeholders</text:p>
          </table:table-cell>
          <table:table-cell office:value-type="string" office:string-value="Donette@Belen.com" table:formula="of:=[.A90]&amp;&quot;@&quot;&amp;[.B90]&amp;&quot;.com&quot;" table:style-name="ce3">
            <text:p>Donette@Belen.com</text:p>
          </table:table-cell>
          <table:table-cell office:value-type="string" table:style-name="ce3">
            <text:p>678-433-8246</text:p>
          </table:table-cell>
          <table:table-cell office:value-type="string" table:style-name="ce3">
            <text:p>Kamyshevka Vtoraya</text:p>
          </table:table-cell>
          <table:table-cell office:value-type="string" table:style-name="ce3">
            <text:p>Ukraine</text:p>
          </table:table-cell>
          <table:table-cell office:value-type="string" table:style-name="ce3">
            <text:p>Male</text:p>
          </table:table-cell>
          <table:table-cell office:value-type="string" office:string-value="https://eu.ui-avatars.com/api/?name=Donette+Belen&amp;background=A99827&amp;color=fff" table:formula="of:=&quot;https://eu.ui-avatars.com/api/?name=&quot;&amp;[.A90]&amp;&quot;+&quot;&amp;[.B90]&amp;&quot;&amp;background=&quot;&amp;[.T90]&amp;&quot;&amp;color=fff&quot;" table:style-name="ce10">
            <text:p>https://eu.ui-avatars.com/api/?name=Donette+Belen&amp;background=A99827&amp;color=fff</text:p>
          </table:table-cell>
          <table:table-cell office:value-type="string" table:style-name="ce3">
            <text:p>Camido</text:p>
          </table:table-cell>
          <table:table-cell office:value-type="string" table:style-name="ce3">
            <text:p>Staff Accountant I</text:p>
          </table:table-cell>
          <table:table-cell office:value-type="string" table:style-name="ce3">
            <text:p>scelerisque mauris sit amet eros suspendisse accumsan tortor quis turpis sed</text:p>
          </table:table-cell>
          <table:table-cell office:value-type="string" table:style-name="ce3">
            <text:p>Java Script,CSS/HTML,Node.js,Solidity</text:p>
          </table:table-cell>
          <table:table-cell office:value-type="string" table:style-name="ce3">
            <text:p>New business development, business plan, pitch, new markets, medtech, energy, oil&amp;gas</text:p>
          </table:table-cell>
          <table:table-cell table:content-validation-name="val11" table:style-name="ce1"/>
          <table:table-cell table:content-validation-name="val11" table:style-name="ce1"/>
          <table:table-cell office:value-type="string" office:string-value="A99827" table:formula="of:=&quot;A&quot;&amp;RANDBETWEEN(1; 9)&amp;RANDBETWEEN(1; 9)&amp;RANDBETWEEN(1; 9)&amp;RANDBETWEEN(1; 9)&amp;RANDBETWEEN(1; 9)" table:style-name="ce1">
            <text:p>A99827</text:p>
          </table:table-cell>
          <table:table-cell table:number-columns-repeated="16364"/>
        </table:table-row>
        <table:table-row table:style-name="ro3">
          <table:table-cell office:value-type="string" table:style-name="ce3">
            <text:p>Lourdes</text:p>
          </table:table-cell>
          <table:table-cell office:value-type="string" table:style-name="ce3">
            <text:p>Caroline</text:p>
          </table:table-cell>
          <table:table-cell office:value-type="string" office:string-value="Lourdes Caroline" table:formula="of:=[.A91]&amp;&quot; &quot;&amp;[.B91]" table:style-name="ce3">
            <text:p>Lourdes Caroline</text:p>
          </table:table-cell>
          <table:table-cell office:value-type="string" table:content-validation-name="val8" table:style-name="ce3">
            <text:p>Driving the adoption of living labs</text:p>
          </table:table-cell>
          <table:table-cell table:style-name="ce3"/>
          <table:table-cell office:value-type="string" table:content-validation-name="val9" table:style-name="ce3">
            <text:p>Stakeholders</text:p>
          </table:table-cell>
          <table:table-cell office:value-type="string" office:string-value="Lourdes@Caroline.com" table:formula="of:=[.A91]&amp;&quot;@&quot;&amp;[.B91]&amp;&quot;.com&quot;" table:style-name="ce3">
            <text:p>Lourdes@Caroline.com</text:p>
          </table:table-cell>
          <table:table-cell office:value-type="string" table:style-name="ce3">
            <text:p>818-826-0199</text:p>
          </table:table-cell>
          <table:table-cell office:value-type="string" table:style-name="ce3">
            <text:p>Yongtai</text:p>
          </table:table-cell>
          <table:table-cell office:value-type="string" table:style-name="ce3">
            <text:p>China</text:p>
          </table:table-cell>
          <table:table-cell office:value-type="string" table:style-name="ce3">
            <text:p>Male</text:p>
          </table:table-cell>
          <table:table-cell office:value-type="string" office:string-value="https://eu.ui-avatars.com/api/?name=Lourdes+Caroline&amp;background=A79766&amp;color=fff" table:formula="of:=&quot;https://eu.ui-avatars.com/api/?name=&quot;&amp;[.A91]&amp;&quot;+&quot;&amp;[.B91]&amp;&quot;&amp;background=&quot;&amp;[.T91]&amp;&quot;&amp;color=fff&quot;" table:style-name="ce10">
            <text:p>https://eu.ui-avatars.com/api/?name=Lourdes+Caroline&amp;background=A79766&amp;color=fff</text:p>
          </table:table-cell>
          <table:table-cell office:value-type="string" table:style-name="ce3">
            <text:p>Gabtype</text:p>
          </table:table-cell>
          <table:table-cell office:value-type="string" table:style-name="ce3">
            <text:p>Sales Representative</text:p>
          </table:table-cell>
          <table:table-cell office:value-type="string" table:style-name="ce3">
            <text:p>dictumst etiam faucibus cursus urna ut tellus nulla ut erat id mauris vulputate elementum nullam varius nulla facilisi cras</text:p>
          </table:table-cell>
          <table:table-cell table:style-name="ce3"/>
          <table:table-cell office:value-type="string" table:style-name="ce3">
            <text:p>#marketing #bitcoin #hardware #international #business</text:p>
          </table:table-cell>
          <table:table-cell table:content-validation-name="val11" table:style-name="ce1"/>
          <table:table-cell table:content-validation-name="val11" table:style-name="ce1"/>
          <table:table-cell office:value-type="string" office:string-value="A79766" table:formula="of:=&quot;A&quot;&amp;RANDBETWEEN(1; 9)&amp;RANDBETWEEN(1; 9)&amp;RANDBETWEEN(1; 9)&amp;RANDBETWEEN(1; 9)&amp;RANDBETWEEN(1; 9)" table:style-name="ce1">
            <text:p>A79766</text:p>
          </table:table-cell>
          <table:table-cell table:number-columns-repeated="16364"/>
        </table:table-row>
        <table:table-row table:style-name="ro3">
          <table:table-cell office:value-type="string" table:style-name="ce3">
            <text:p>Jennette</text:p>
          </table:table-cell>
          <table:table-cell office:value-type="string" table:style-name="ce3">
            <text:p>Yajaira</text:p>
          </table:table-cell>
          <table:table-cell office:value-type="string" office:string-value="Jennette Yajaira" table:formula="of:=[.A92]&amp;&quot; &quot;&amp;[.B92]" table:style-name="ce3">
            <text:p>Jennette Yajaira</text:p>
          </table:table-cell>
          <table:table-cell office:value-type="string" table:content-validation-name="val8" table:style-name="ce3">
            <text:p>Driving the adoption of living labs</text:p>
          </table:table-cell>
          <table:table-cell table:style-name="ce3"/>
          <table:table-cell office:value-type="string" table:content-validation-name="val9" table:style-name="ce3">
            <text:p>Stakeholders</text:p>
          </table:table-cell>
          <table:table-cell office:value-type="string" office:string-value="Jennette@Yajaira.com" table:formula="of:=[.A92]&amp;&quot;@&quot;&amp;[.B92]&amp;&quot;.com&quot;" table:style-name="ce3">
            <text:p>Jennette@Yajaira.com</text:p>
          </table:table-cell>
          <table:table-cell office:value-type="string" table:style-name="ce3">
            <text:p>163-748-1192</text:p>
          </table:table-cell>
          <table:table-cell office:value-type="string" table:style-name="ce3">
            <text:p>Hallstahammar</text:p>
          </table:table-cell>
          <table:table-cell office:value-type="string" table:style-name="ce3">
            <text:p>Sweden</text:p>
          </table:table-cell>
          <table:table-cell office:value-type="string" table:style-name="ce3">
            <text:p>Female</text:p>
          </table:table-cell>
          <table:table-cell office:value-type="string" office:string-value="https://eu.ui-avatars.com/api/?name=Jennette+Yajaira&amp;background=A53916&amp;color=fff" table:formula="of:=&quot;https://eu.ui-avatars.com/api/?name=&quot;&amp;[.A92]&amp;&quot;+&quot;&amp;[.B92]&amp;&quot;&amp;background=&quot;&amp;[.T92]&amp;&quot;&amp;color=fff&quot;" table:style-name="ce10">
            <text:p>https://eu.ui-avatars.com/api/?name=Jennette+Yajaira&amp;background=A53916&amp;color=fff</text:p>
          </table:table-cell>
          <table:table-cell office:value-type="string" table:style-name="ce3">
            <text:p>Twimm</text:p>
          </table:table-cell>
          <table:table-cell office:value-type="string" table:style-name="ce3">
            <text:p>VP Accounting</text:p>
          </table:table-cell>
          <table:table-cell office:value-type="string" table:style-name="ce3">
            <text:p>tellus nisi eu orci mauris lacinia sapien quis libero nullam sit amet turpis elementum ligula vehicula consequat morbi</text:p>
          </table:table-cell>
          <table:table-cell table:style-name="ce3"/>
          <table:table-cell office:value-type="string" table:style-name="ce3">
            <text:p>IOTA, DLT, Javascript, Rust</text:p>
          </table:table-cell>
          <table:table-cell table:content-validation-name="val11" table:style-name="ce1"/>
          <table:table-cell table:content-validation-name="val11" table:style-name="ce1"/>
          <table:table-cell office:value-type="string" office:string-value="A53916" table:formula="of:=&quot;A&quot;&amp;RANDBETWEEN(1; 9)&amp;RANDBETWEEN(1; 9)&amp;RANDBETWEEN(1; 9)&amp;RANDBETWEEN(1; 9)&amp;RANDBETWEEN(1; 9)" table:style-name="ce1">
            <text:p>A53916</text:p>
          </table:table-cell>
          <table:table-cell table:number-columns-repeated="16364"/>
        </table:table-row>
        <table:table-row table:style-name="ro3">
          <table:table-cell office:value-type="string" table:style-name="ce3">
            <text:p>Beatrice</text:p>
          </table:table-cell>
          <table:table-cell office:value-type="string" table:style-name="ce3">
            <text:p>Vicki</text:p>
          </table:table-cell>
          <table:table-cell office:value-type="string" office:string-value="Beatrice Vicki" table:formula="of:=[.A93]&amp;&quot; &quot;&amp;[.B93]" table:style-name="ce3">
            <text:p>Beatrice Vicki</text:p>
          </table:table-cell>
          <table:table-cell office:value-type="string" table:content-validation-name="val8" table:style-name="ce3">
            <text:p>Driving the adoption of living labs</text:p>
          </table:table-cell>
          <table:table-cell table:style-name="ce3"/>
          <table:table-cell office:value-type="string" table:content-validation-name="val9" table:style-name="ce3">
            <text:p>Stakeholders</text:p>
          </table:table-cell>
          <table:table-cell office:value-type="string" office:string-value="Beatrice@Vicki.com" table:formula="of:=[.A93]&amp;&quot;@&quot;&amp;[.B93]&amp;&quot;.com&quot;" table:style-name="ce3">
            <text:p>Beatrice@Vicki.com</text:p>
          </table:table-cell>
          <table:table-cell office:value-type="string" table:style-name="ce3">
            <text:p>944-550-4813</text:p>
          </table:table-cell>
          <table:table-cell office:value-type="string" table:style-name="ce3">
            <text:p>Cheqiao</text:p>
          </table:table-cell>
          <table:table-cell office:value-type="string" table:style-name="ce3">
            <text:p>China</text:p>
          </table:table-cell>
          <table:table-cell office:value-type="string" table:style-name="ce3">
            <text:p>Male</text:p>
          </table:table-cell>
          <table:table-cell office:value-type="string" office:string-value="https://eu.ui-avatars.com/api/?name=Beatrice+Vicki&amp;background=A76757&amp;color=fff" table:formula="of:=&quot;https://eu.ui-avatars.com/api/?name=&quot;&amp;[.A93]&amp;&quot;+&quot;&amp;[.B93]&amp;&quot;&amp;background=&quot;&amp;[.T93]&amp;&quot;&amp;color=fff&quot;" table:style-name="ce10">
            <text:p>https://eu.ui-avatars.com/api/?name=Beatrice+Vicki&amp;background=A76757&amp;color=fff</text:p>
          </table:table-cell>
          <table:table-cell office:value-type="string" table:style-name="ce3">
            <text:p>Browsebug</text:p>
          </table:table-cell>
          <table:table-cell office:value-type="string" table:style-name="ce3">
            <text:p>Information Systems Manager</text:p>
          </table:table-cell>
          <table:table-cell office:value-type="string" table:style-name="ce3">
            <text:p>turpis sed ante vivamus tortor duis mattis egestas metus aenean fermentum donec ut mauris eget massa</text:p>
          </table:table-cell>
          <table:table-cell office:value-type="string" table:style-name="ce3">
            <text:p>Python</text:p>
          </table:table-cell>
          <table:table-cell office:value-type="string" table:style-name="ce3">
            <text:p>#energy #storytelling #businessdevelopment #launchingcustomers #B2B #fundraising #go-to-market #marketing #pricing</text:p>
          </table:table-cell>
          <table:table-cell table:content-validation-name="val11" table:style-name="ce1"/>
          <table:table-cell table:content-validation-name="val11" table:style-name="ce1"/>
          <table:table-cell office:value-type="string" office:string-value="A76757" table:formula="of:=&quot;A&quot;&amp;RANDBETWEEN(1; 9)&amp;RANDBETWEEN(1; 9)&amp;RANDBETWEEN(1; 9)&amp;RANDBETWEEN(1; 9)&amp;RANDBETWEEN(1; 9)" table:style-name="ce1">
            <text:p>A76757</text:p>
          </table:table-cell>
          <table:table-cell table:number-columns-repeated="16364"/>
        </table:table-row>
        <table:table-row table:number-rows-repeated="3" table:style-name="ro3">
          <table:table-cell table:number-columns-repeated="3" table:style-name="ce3"/>
          <table:table-cell table:style-name="ce1"/>
          <table:table-cell table:style-name="ce3"/>
          <table:table-cell table:content-validation-name="val9" table:style-name="ce3"/>
          <table:table-cell table:number-columns-repeated="5" table:style-name="ce3"/>
          <table:table-cell table:style-name="ce10"/>
          <table:table-cell table:number-columns-repeated="5" table:style-name="ce3"/>
          <table:table-cell table:content-validation-name="val11" table:style-name="ce1"/>
          <table:table-cell table:content-validation-name="val11" table:style-name="ce1"/>
          <table:table-cell table:number-columns-repeated="16365" table:style-name="ce1"/>
        </table:table-row>
        <table:table-row table:number-rows-repeated="5" table:style-name="ro3">
          <table:table-cell table:number-columns-repeated="3" table:style-name="ce3"/>
          <table:table-cell table:style-name="ce1"/>
          <table:table-cell table:style-name="ce3"/>
          <table:table-cell table:content-validation-name="val9" table:style-name="ce3"/>
          <table:table-cell table:number-columns-repeated="5" table:style-name="ce3"/>
          <table:table-cell table:style-name="ce10"/>
          <table:table-cell table:number-columns-repeated="5" table:style-name="ce3"/>
          <table:table-cell table:content-validation-name="val11" table:style-name="ce1"/>
          <table:table-cell table:content-validation-name="val11" table:style-name="ce1"/>
          <table:table-cell table:number-columns-repeated="16365"/>
        </table:table-row>
        <table:table-row table:number-rows-repeated="14" table:style-name="ro3">
          <table:table-cell table:number-columns-repeated="3" table:style-name="ce3"/>
          <table:table-cell table:style-name="ce1"/>
          <table:table-cell table:style-name="ce3"/>
          <table:table-cell table:content-validation-name="val9" table:style-name="ce3"/>
          <table:table-cell table:number-columns-repeated="5" table:style-name="ce3"/>
          <table:table-cell table:style-name="ce10"/>
          <table:table-cell table:number-columns-repeated="5" table:style-name="ce3"/>
          <table:table-cell table:content-validation-name="val11" table:style-name="ce3"/>
          <table:table-cell table:content-validation-name="val11" table:style-name="ce3"/>
          <table:table-cell table:number-columns-repeated="16365"/>
        </table:table-row>
        <table:table-row table:number-rows-repeated="83" table:style-name="ro3">
          <table:table-cell table:number-columns-repeated="3" table:style-name="ce3"/>
          <table:table-cell table:content-validation-name="val8" table:style-name="ce3"/>
          <table:table-cell table:style-name="ce3"/>
          <table:table-cell table:content-validation-name="val9" table:style-name="ce3"/>
          <table:table-cell table:number-columns-repeated="5" table:style-name="ce3"/>
          <table:table-cell table:style-name="ce10"/>
          <table:table-cell table:number-columns-repeated="5" table:style-name="ce3"/>
          <table:table-cell table:content-validation-name="val11" table:style-name="ce3"/>
          <table:table-cell table:content-validation-name="val11" table:style-name="ce3"/>
          <table:table-cell table:number-columns-repeated="16365"/>
        </table:table-row>
        <table:table-row table:style-name="ro3">
          <table:table-cell table:number-columns-repeated="3" table:style-name="ce3"/>
          <table:table-cell table:content-validation-name="val8" table:style-name="ce3"/>
          <table:table-cell table:style-name="ce3"/>
          <table:table-cell table:content-validation-name="val9" table:style-name="ce3"/>
          <table:table-cell table:number-columns-repeated="11" table:style-name="ce3"/>
          <table:table-cell table:content-validation-name="val11" table:style-name="ce3"/>
          <table:table-cell table:content-validation-name="val11" table:style-name="ce3"/>
          <table:table-cell table:number-columns-repeated="16365"/>
        </table:table-row>
        <table:table-row table:number-rows-repeated="59" table:style-name="ro3">
          <table:table-cell table:number-columns-repeated="3" table:style-name="ce3"/>
          <table:table-cell table:content-validation-name="val8" table:style-name="ce3"/>
          <table:table-cell table:style-name="ce3"/>
          <table:table-cell table:content-validation-name="val9" table:style-name="ce3"/>
          <table:table-cell table:number-columns-repeated="5" table:style-name="ce3"/>
          <table:table-cell table:style-name="ce10"/>
          <table:table-cell table:number-columns-repeated="5" table:style-name="ce3"/>
          <table:table-cell table:content-validation-name="val11" table:style-name="ce3"/>
          <table:table-cell table:content-validation-name="val11" table:style-name="ce3"/>
          <table:table-cell table:number-columns-repeated="16365"/>
        </table:table-row>
        <table:table-row table:style-name="ro3">
          <table:table-cell table:number-columns-repeated="3" table:style-name="ce3"/>
          <table:table-cell table:content-validation-name="val8" table:style-name="ce3"/>
          <table:table-cell table:style-name="ce3"/>
          <table:table-cell table:content-validation-name="val9" table:style-name="ce3"/>
          <table:table-cell table:number-columns-repeated="11" table:style-name="ce3"/>
          <table:table-cell table:content-validation-name="val11" table:style-name="ce3"/>
          <table:table-cell table:content-validation-name="val11" table:style-name="ce3"/>
          <table:table-cell table:number-columns-repeated="16365"/>
        </table:table-row>
        <table:table-row table:number-rows-repeated="38" table:style-name="ro3">
          <table:table-cell table:number-columns-repeated="3" table:style-name="ce3"/>
          <table:table-cell table:content-validation-name="val8" table:style-name="ce3"/>
          <table:table-cell table:style-name="ce3"/>
          <table:table-cell table:content-validation-name="val9" table:style-name="ce3"/>
          <table:table-cell table:number-columns-repeated="5" table:style-name="ce3"/>
          <table:table-cell table:style-name="ce10"/>
          <table:table-cell table:number-columns-repeated="5" table:style-name="ce3"/>
          <table:table-cell table:content-validation-name="val11" table:style-name="ce3"/>
          <table:table-cell table:content-validation-name="val11" table:style-name="ce3"/>
          <table:table-cell table:number-columns-repeated="16365"/>
        </table:table-row>
        <table:table-row table:style-name="ro3">
          <table:table-cell table:number-columns-repeated="3" table:style-name="ce3"/>
          <table:table-cell table:content-validation-name="val8" table:style-name="ce3"/>
          <table:table-cell table:style-name="ce3"/>
          <table:table-cell table:content-validation-name="val9" table:style-name="ce3"/>
          <table:table-cell table:number-columns-repeated="11" table:style-name="ce3"/>
          <table:table-cell table:content-validation-name="val11" table:style-name="ce3"/>
          <table:table-cell table:content-validation-name="val11" table:style-name="ce3"/>
          <table:table-cell table:number-columns-repeated="16365"/>
        </table:table-row>
        <table:table-row table:style-name="ro3">
          <table:table-cell table:number-columns-repeated="3" table:style-name="ce3"/>
          <table:table-cell table:content-validation-name="val8" table:style-name="ce3"/>
          <table:table-cell table:style-name="ce3"/>
          <table:table-cell table:content-validation-name="val9" table:style-name="ce3"/>
          <table:table-cell table:number-columns-repeated="5" table:style-name="ce3"/>
          <table:table-cell table:style-name="ce10"/>
          <table:table-cell table:number-columns-repeated="5" table:style-name="ce3"/>
          <table:table-cell table:content-validation-name="val11" table:style-name="ce3"/>
          <table:table-cell table:content-validation-name="val11" table:style-name="ce3"/>
          <table:table-cell table:number-columns-repeated="16365"/>
        </table:table-row>
        <table:table-row table:number-rows-repeated="59" table:style-name="ro3">
          <table:table-cell table:number-columns-repeated="3" table:style-name="ce3"/>
          <table:table-cell table:content-validation-name="val8" table:style-name="ce3"/>
          <table:table-cell table:style-name="ce3"/>
          <table:table-cell table:content-validation-name="val9" table:style-name="ce3"/>
          <table:table-cell table:number-columns-repeated="5" table:style-name="ce3"/>
          <table:table-cell table:style-name="ce10"/>
          <table:table-cell table:number-columns-repeated="5" table:style-name="ce3"/>
          <table:table-cell table:content-validation-name="val11" table:style-name="ce1"/>
          <table:table-cell table:content-validation-name="val11" table:style-name="ce1"/>
          <table:table-cell table:number-columns-repeated="16365"/>
        </table:table-row>
        <table:table-row table:number-rows-repeated="2" table:style-name="ro3">
          <table:table-cell table:number-columns-repeated="3" table:style-name="ce3"/>
          <table:table-cell table:content-validation-name="val8" table:style-name="ce3"/>
          <table:table-cell table:style-name="ce3"/>
          <table:table-cell table:content-validation-name="val9" table:style-name="ce3"/>
          <table:table-cell table:number-columns-repeated="11" table:style-name="ce3"/>
          <table:table-cell table:content-validation-name="val11" table:style-name="ce1"/>
          <table:table-cell table:content-validation-name="val11" table:style-name="ce1"/>
          <table:table-cell table:number-columns-repeated="16365"/>
        </table:table-row>
        <table:table-row table:number-rows-repeated="37" table:style-name="ro3">
          <table:table-cell table:number-columns-repeated="3" table:style-name="ce3"/>
          <table:table-cell table:content-validation-name="val8" table:style-name="ce3"/>
          <table:table-cell table:style-name="ce3"/>
          <table:table-cell table:content-validation-name="val9" table:style-name="ce3"/>
          <table:table-cell table:number-columns-repeated="5" table:style-name="ce3"/>
          <table:table-cell table:style-name="ce10"/>
          <table:table-cell table:number-columns-repeated="5" table:style-name="ce3"/>
          <table:table-cell table:content-validation-name="val11" table:style-name="ce1"/>
          <table:table-cell table:content-validation-name="val11" table:style-name="ce1"/>
          <table:table-cell table:number-columns-repeated="16365"/>
        </table:table-row>
        <table:table-row table:number-rows-repeated="2" table:style-name="ro3">
          <table:table-cell table:number-columns-repeated="3" table:style-name="ce3"/>
          <table:table-cell table:content-validation-name="val8" table:style-name="ce3"/>
          <table:table-cell table:style-name="ce3"/>
          <table:table-cell table:content-validation-name="val9" table:style-name="ce3"/>
          <table:table-cell table:number-columns-repeated="11" table:style-name="ce3"/>
          <table:table-cell table:content-validation-name="val11" table:style-name="ce1"/>
          <table:table-cell table:content-validation-name="val11" table:style-name="ce1"/>
          <table:table-cell table:number-columns-repeated="16365"/>
        </table:table-row>
        <table:table-row table:number-rows-repeated="2" table:style-name="ro3">
          <table:table-cell table:style-name="ce3"/>
          <table:table-cell table:style-name="ce1"/>
          <table:table-cell table:style-name="ce3"/>
          <table:table-cell table:content-validation-name="val8" table:style-name="ce3"/>
          <table:table-cell table:style-name="ce3"/>
          <table:table-cell table:content-validation-name="val10" table:style-name="ce3"/>
          <table:table-cell table:number-columns-repeated="11" table:style-name="ce3"/>
          <table:table-cell table:content-validation-name="val11" table:style-name="ce1"/>
          <table:table-cell table:content-validation-name="val11" table:style-name="ce1"/>
          <table:table-cell table:number-columns-repeated="16365"/>
        </table:table-row>
        <table:table-row table:number-rows-repeated="9" table:style-name="ro3">
          <table:table-cell table:style-name="ce3"/>
          <table:table-cell table:style-name="ce1"/>
          <table:table-cell table:number-columns-repeated="3" table:style-name="ce3"/>
          <table:table-cell table:content-validation-name="val10" table:style-name="ce3"/>
          <table:table-cell table:number-columns-repeated="11" table:style-name="ce3"/>
          <table:table-cell table:content-validation-name="val11" table:style-name="ce1"/>
          <table:table-cell table:content-validation-name="val11" table:style-name="ce1"/>
          <table:table-cell table:number-columns-repeated="16365"/>
        </table:table-row>
        <table:table-row table:number-rows-repeated="1048166" table:style-name="ro1">
          <table:table-cell table:number-columns-repeated="16384"/>
        </table:table-row>
      </table:table>
      <table:table table:name="Host" table:style-name="ta3">
        <table:table-column table:style-name="co51" table:default-cell-style-name="ce1"/>
        <table:table-column table:style-name="co52" table:default-cell-style-name="ce1"/>
        <table:table-column table:style-name="co53" table:default-cell-style-name="ce1"/>
        <table:table-column table:style-name="co54" table:default-cell-style-name="ce1"/>
        <table:table-column table:style-name="co55" table:default-cell-style-name="ce1"/>
        <table:table-column table:style-name="co3" table:default-cell-style-name="ce1"/>
        <table:table-column table:style-name="co56" table:default-cell-style-name="ce1"/>
        <table:table-column table:style-name="co5" table:number-columns-repeated="16377" table:default-cell-style-name="ce1"/>
        <table:table-row table:style-name="ro4">
          <table:table-cell office:value-type="string" table:style-name="ce6">
            <text:p>NAME</text:p>
          </table:table-cell>
          <table:table-cell office:value-type="string" table:style-name="ce6">
            <text:p>TEXT_ID</text:p>
          </table:table-cell>
          <table:table-cell office:value-type="string" table:style-name="ce6">
            <text:p>LEADING</text:p>
          </table:table-cell>
          <table:table-cell office:value-type="string" table:style-name="ce6">
            <text:p>DESCRIPTION</text:p>
          </table:table-cell>
          <table:table-cell office:value-type="string" table:style-name="ce6">
            <text:p>KEYWORDS</text:p>
          </table:table-cell>
          <table:table-cell office:value-type="string" table:style-name="ce6">
            <text:p>LOGO_FILE</text:p>
          </table:table-cell>
          <table:table-cell office:value-type="string" table:style-name="ce6">
            <text:p>LOGO</text:p>
          </table:table-cell>
          <table:table-cell table:number-columns-repeated="14" table:style-name="ce7"/>
          <table:table-cell table:number-columns-repeated="16363"/>
        </table:table-row>
        <table:table-row table:style-name="ro3">
          <table:table-cell office:value-type="string" table:style-name="ce3">
            <text:p>Cherrytwist</text:p>
          </table:table-cell>
          <table:table-cell office:value-type="string" table:style-name="ce3">
            <text:p>cherrytwist</text:p>
          </table:table-cell>
          <table:table-cell table:style-name="ce3"/>
          <table:table-cell office:value-type="string" table:style-name="ce3">
            <text:p>Open source Challenge Management Platform</text:p>
          </table:table-cell>
          <table:table-cell office:value-type="string" table:style-name="ce3">
            <text:p>Collaboration, OpenSource, Context</text:p>
          </table:table-cell>
          <table:table-cell office:value-type="string" table:style-name="ce3">
            <text:p>cherrytwist.png</text:p>
          </table:table-cell>
          <table:table-cell office:value-type="string" office:string-value="https://prod-v3.odyssey.ninja/backend/storage/organisation_logos/cherrytwist.png" table:formula="of:=$$CONTENT_BASE_URL&amp;&quot;organisation_logos/&quot;&amp;[.F2]" table:style-name="ce15">
            <text:p>https://prod-v3.odyssey.ninja/backend/storage/organisation_logos/cherrytwist.png</text:p>
          </table:table-cell>
          <table:table-cell table:number-columns-repeated="16377" table:style-name="ce1"/>
        </table:table-row>
        <table:table-row table:number-rows-repeated="1048574" table:style-name="ro6">
          <table:table-cell table:number-columns-repeated="16384"/>
        </table:table-row>
      </table:table>
      <table:table table:name="Lookups" table:style-name="ta4">
        <table:table-column table:style-name="co57" table:default-cell-style-name="ce1"/>
        <table:table-column table:style-name="co5" table:number-columns-repeated="16383" table:default-cell-style-name="ce1"/>
        <table:table-row table:style-name="ro4">
          <table:table-cell office:value-type="string" table:style-name="ce7">
            <text:p>Relation types</text:p>
          </table:table-cell>
          <table:table-cell table:number-columns-repeated="16383"/>
        </table:table-row>
        <table:table-row table:style-name="ro3">
          <table:table-cell office:value-type="string" table:style-name="ce1">
            <text:p>incoming</text:p>
          </table:table-cell>
          <table:table-cell table:number-columns-repeated="16383"/>
        </table:table-row>
        <table:table-row table:style-name="ro3">
          <table:table-cell office:value-type="string" table:style-name="ce1">
            <text:p>outgoing</text:p>
          </table:table-cell>
          <table:table-cell table:number-columns-repeated="16383"/>
        </table:table-row>
        <table:table-row table:number-rows-repeated="1048573" table:style-name="ro6">
          <table:table-cell table:number-columns-repeated="16384"/>
        </table:table-row>
      </table:table>
      <table:named-expressions>
        <table:named-range table:name="ActorGroups" table:cell-range-address="ActorGroups.$A$2:ActorGroups.$A$1000" table:base-cell-address="ActorGroups.$A$1"/>
        <table:named-range table:name="CHALLENGES" table:cell-range-address="Challenges.$A$2:Challenges.$A$1000" table:base-cell-address="Challenges.$A$1"/>
        <table:named-range table:name="CONTENT_BASE_URL" table:cell-range-address="Information.$B$13" table:base-cell-address="Information.$A$1"/>
        <table:named-range table:name="GROUPS" table:cell-range-address="Groups.$A$2:Groups.$A$1000" table:base-cell-address="Groups.$A$1"/>
        <table:named-range table:name="OPPORTUNITIES" table:cell-range-address="Opportunities.$B$2:Opportunities.$B$1000" table:base-cell-address="Opportunities.$A$1"/>
        <table:named-range table:name="RelationTypes" table:cell-range-address="Relations.$A$2:Relations.$A$1000" table:base-cell-address="Relations.$A$1"/>
      </table:named-expression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Oswald" svg:font-family="Oswald"/>
    <style:font-face style:name="Cambria" svg:font-family="Cambria"/>
    <style:font-face style:name="Liberation Sans" svg:font-family="&quot;Liberation Sans&quot;"/>
    <style:font-face style:name="Roboto" svg:font-family="Roboto"/>
  </office:font-face-decls>
  <office:styles>
    <number:number-style style:name="N0">
      <number:number number:min-integer-digits="1"/>
    </number:number-style>
    <style:style style:name="Accent" style:family="table-cell" style:data-style-name="N0">
      <style:table-cell-properties style:vertical-align="automatic" fo:background-color="transparent"/>
      <style:text-properties fo:font-size="10pt" style:font-size-asian="10pt" style:font-size-complex="10pt"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fo:font-size="10pt" style:font-size-asian="10pt" style:font-size-complex="10pt"/>
    </style:style>
    <style:style style:name="Accent_32_2" style:display-name="Accent 2" style:family="table-cell" style:data-style-name="N0">
      <style:table-cell-properties style:vertical-align="automatic" fo:background-color="#808080"/>
      <style:text-properties fo:color="#FFFFFF" fo:font-size="10pt" style:font-size-asian="10pt" style:font-size-complex="10pt"/>
    </style:style>
    <style:style style:name="Accent_32_3" style:display-name="Accent 3" style:family="table-cell" style:data-style-name="N0">
      <style:table-cell-properties style:vertical-align="automatic" fo:background-color="#DDDDDD"/>
      <style:text-properties fo:font-size="10pt" style:font-size-asian="10pt" style:font-size-complex="10pt" fo:font-weight="bold" style:font-weight-asian="bold" style:font-weight-complex="bold"/>
    </style:style>
    <style:style style:name="Bad" style:family="table-cell" style:data-style-name="N0">
      <style:table-cell-properties style:vertical-align="automatic" fo:background-color="#FFCCCC"/>
      <style:text-properties fo:color="#CC0000" fo:font-size="10pt" style:font-size-asian="10pt" style:font-size-complex="10pt"/>
    </style:style>
    <style:style style:name="Error" style:family="table-cell" style:data-style-name="N0">
      <style:table-cell-properties style:vertical-align="automatic" fo:background-color="#CC0000"/>
      <style:text-properties fo:color="#FFFFFF" fo:font-size="10pt" style:font-size-asian="10pt" style:font-size-complex="10pt" fo:font-weight="bold" style:font-weight-asian="bold" style:font-weight-complex="bold"/>
    </style:style>
    <style:style style:name="Footnote" style:family="table-cell" style:data-style-name="N0">
      <style:table-cell-properties style:vertical-align="automatic" fo:background-color="transparent"/>
      <style:text-properties fo:color="#808080" fo:font-size="10pt" style:font-size-asian="10pt" style:font-size-complex="10pt" fo:font-style="italic" style:font-style-asian="italic" style:font-style-complex="italic"/>
    </style:style>
    <style:style style:name="Good" style:family="table-cell" style:data-style-name="N0">
      <style:table-cell-properties style:vertical-align="automatic" fo:background-color="#CCFFCC"/>
      <style:text-properties fo:color="#006600" fo:font-size="10pt" style:font-size-asian="10pt" style:font-size-complex="10pt"/>
    </style:style>
    <style:style style:name="Heading" style:family="table-cell" style:data-style-name="N0">
      <style:table-cell-properties style:vertical-align="automatic" fo:background-color="transparent"/>
      <style:text-properties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font-size="18pt" style:font-size-asian="18pt" style:font-size-complex="18pt"/>
    </style:style>
    <style:style style:name="Heading_32_2" style:display-name="Heading 2" style:family="table-cell" style:data-style-name="N0">
      <style:table-cell-properties style:vertical-align="automatic" fo:background-color="transparent"/>
      <style:text-properties fo:font-size="12pt" style:font-size-asian="12pt" style:font-size-complex="12pt"/>
    </style:style>
    <style:style style:name="Hyperlink" style:family="table-cell" style:data-style-name="N0">
      <style:table-cell-properties style:vertical-align="automatic" fo:background-color="transparent"/>
      <style:text-properties fo:color="#0000EE" fo:font-size="10pt" style:font-size-asian="10pt" style:font-size-complex="10pt" style:text-underline-style="solid" style:text-underline-type="single"/>
    </style:style>
    <style:style style:name="Neutral" style:family="table-cell" style:data-style-name="N0">
      <style:table-cell-properties style:vertical-align="automatic" fo:background-color="#FFFFCC"/>
      <style:text-properties fo:color="#996600" fo:font-size="10pt" style:font-size-asian="10pt" style:font-size-complex="10pt"/>
    </style:style>
    <style:style style:name="Default" style:family="table-cell" style:data-style-name="N0">
      <style:table-cell-properties style:vertical-align="automatic" fo:background-color="transparent"/>
      <style:text-properties fo:color="#000000" style:font-name="Arial" style:font-name-asian="Arial" style:font-name-complex="Arial" fo:font-size="11pt" style:font-size-asian="11pt" style:font-size-complex="11pt"/>
    </style:style>
    <style:style style:name="Note" style:family="table-cell" style:data-style-name="N0">
      <style:table-cell-properties fo:border="thin solid #808080" style:vertical-align="automatic" fo:background-color="#FFFFCC"/>
      <style:text-properties fo:color="#333333" fo:font-size="10pt" style:font-size-asian="10pt" style:font-size-complex="10pt"/>
    </style:style>
    <style:style style:name="Result" style:family="table-cell" style:data-style-name="N0">
      <style:table-cell-properties style:vertical-align="automatic" fo:background-color="transparent"/>
      <style:text-properties fo:font-size="10pt" style:font-size-asian="10pt" style:font-size-complex="10pt" fo:font-style="italic" style:font-style-asian="italic" style:font-style-complex="italic" style:text-underline-style="solid" style:text-underline-type="single" fo:font-weight="bold" style:font-weight-asian="bold" style:font-weight-complex="bold"/>
    </style:style>
    <style:style style:name="Status"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fo:font-size="10pt" style:font-size-asian="10pt" style:font-size-complex="10pt"/>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9839in" fo:margin-bottom="0.9839in" fo:margin-left="0.748in" fo:margin-right="0.748in" style:print-orientation="portrait" style:print-page-order="ttb" style:first-page-number="continue" style:scale-to="100%" style:table-centering="none" style:print="objects charts drawing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pm2">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3">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style:master-page style:name="mp3" style:page-layout-name="pm3">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23628</meta:generator>
    <dc:creator>drako</dc:creator>
    <meta:creation-date>2020-12-03T10:15:07Z</meta:creation-date>
    <dc:date>2021-02-05T10:47:03Z</dc:date>
    <meta:editing-cycles>13</meta:editing-cycles>
    <meta:editing-duration>PT3752S</meta:editing-duration>
  </office:meta>
</office:document-meta>
</file>